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5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7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background-color="#33ff99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38.584cm" svg:height="8.999cm" svg:x="0cm" svg:y="12.643cm">
            <draw:object draw:notify-on-update-of-ranges="Hoja1.C23:Hoja1.I23 Hoja1.C24:Hoja1.I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0.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9</text:p>
          </table:table-cell>
          <table:table-cell office:value-type="float" office:value="995" calcext:value-type="float">
            <text:p>99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0.999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=2</text:p>
          </table:table-cell>
          <table:table-cell office:value-type="string" calcext:value-type="string">
            <text:p>0-2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-1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-2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-1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ños: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-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ias vv</text:p>
          </table:table-cell>
          <table:table-cell office:value-type="string" calcext:value-type="string">
            <text:p>MTTRv/MTTF&gt;</text:p>
          </table:table-cell>
          <table:table-cell table:formula="of:=365*24*[.O8]" office:value-type="float" office:value="8760" calcext:value-type="float">
            <text:p>8760</text:p>
          </table:table-cell>
          <table:table-cell table:formula="of:=365*24*[.P8]" office:value-type="float" office:value="13140" calcext:value-type="float">
            <text:p>13140</text:p>
          </table:table-cell>
          <table:table-cell table:formula="of:=365*24*[.Q8]" office:value-type="float" office:value="17520" calcext:value-type="float">
            <text:p>17520</text:p>
          </table:table-cell>
          <table:table-cell table:formula="of:=365*24*[.R8]" office:value-type="float" office:value="21900" calcext:value-type="float">
            <text:p>21900</text:p>
          </table:table-cell>
          <table:table-cell table:formula="of:=365*24*[.S8]" office:value-type="float" office:value="26280" calcext:value-type="float">
            <text:p>26280</text:p>
          </table:table-cell>
          <table:table-cell table:formula="of:=365*24*[.T8]" office:value-type="float" office:value="43800" calcext:value-type="float">
            <text:p>43800</text:p>
          </table:table-cell>
          <table:table-cell table:formula="of:=365*24*[.U8]" office:value-type="float" office:value="87600" calcext:value-type="float">
            <text:p>876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-2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10]*24" office:value-type="float" office:value="24" calcext:value-type="float">
            <text:p>24</text:p>
          </table:table-cell>
          <table:table-cell table:formula="of:=[.O$9]/([.O$9]+[.$N10])" office:value-type="float" office:value="0.997267759562842" calcext:value-type="float">
            <text:p>0,9972677596</text:p>
          </table:table-cell>
          <table:table-cell table:formula="of:=[.P$9]/([.P$9]+[.$N10])" office:value-type="float" office:value="0.998176845943482" calcext:value-type="float">
            <text:p>0,9981768459</text:p>
          </table:table-cell>
          <table:table-cell table:formula="of:=[.Q$9]/([.Q$9]+[.$N10])" office:value-type="float" office:value="0.998632010943912" calcext:value-type="float">
            <text:p>0,9986320109</text:p>
          </table:table-cell>
          <table:table-cell table:formula="of:=[.R$9]/([.R$9]+[.$N10])" office:value-type="float" office:value="0.998905309250137" calcext:value-type="float">
            <text:p>0,9989053093</text:p>
          </table:table-cell>
          <table:table-cell table:formula="of:=[.S$9]/([.S$9]+[.$N10])" office:value-type="float" office:value="0.999087591240876" calcext:value-type="float">
            <text:p>0,9990875912</text:p>
          </table:table-cell>
          <table:table-cell table:formula="of:=[.T$9]/([.T$9]+[.$N10])" office:value-type="float" office:value="0.999452354874042" calcext:value-type="float">
            <text:p>0,9994523549</text:p>
          </table:table-cell>
          <table:table-cell table:formula="of:=[.U$9]/([.U$9]+[.$N10])" office:value-type="float" office:value="0.999726102437688" calcext:value-type="float">
            <text:p>0,99972610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-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formula="of:=[.M11]*24" office:value-type="float" office:value="36" calcext:value-type="float">
            <text:p>36</text:p>
          </table:table-cell>
          <table:table-cell table:formula="of:=[.O$9]/([.O$9]+[.$N11])" office:value-type="float" office:value="0.995907230559345" calcext:value-type="float">
            <text:p>0,9959072306</text:p>
          </table:table-cell>
          <table:table-cell table:formula="of:=[.P$9]/([.P$9]+[.$N11])" office:value-type="float" office:value="0.997267759562842" calcext:value-type="float">
            <text:p>0,9972677596</text:p>
          </table:table-cell>
          <table:table-cell table:formula="of:=[.Q$9]/([.Q$9]+[.$N11])" office:value-type="float" office:value="0.997949419002051" calcext:value-type="float">
            <text:p>0,997949419</text:p>
          </table:table-cell>
          <table:table-cell table:formula="of:=[.R$9]/([.R$9]+[.$N11])" office:value-type="float" office:value="0.99835886214442" calcext:value-type="float">
            <text:p>0,9983588621</text:p>
          </table:table-cell>
          <table:table-cell table:formula="of:=[.S$9]/([.S$9]+[.$N11])" office:value-type="float" office:value="0.998632010943912" calcext:value-type="float">
            <text:p>0,9986320109</text:p>
          </table:table-cell>
          <table:table-cell table:formula="of:=[.T$9]/([.T$9]+[.$N11])" office:value-type="float" office:value="0.999178757185875" calcext:value-type="float">
            <text:p>0,9991787572</text:p>
          </table:table-cell>
          <table:table-cell table:formula="of:=[.U$9]/([.U$9]+[.$N11])" office:value-type="float" office:value="0.999589209913734" calcext:value-type="float">
            <text:p>0,9995892099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formula="of:=[.M12]*24" office:value-type="float" office:value="48" calcext:value-type="float">
            <text:p>48</text:p>
          </table:table-cell>
          <table:table-cell table:formula="of:=[.O$9]/([.O$9]+[.$N12])" office:value-type="float" office:value="0.994550408719346" calcext:value-type="float">
            <text:p>0,9945504087</text:p>
          </table:table-cell>
          <table:table-cell table:formula="of:=[.P$9]/([.P$9]+[.$N12])" office:value-type="float" office:value="0.996360327570519" calcext:value-type="float">
            <text:p>0,9963603276</text:p>
          </table:table-cell>
          <table:table-cell table:formula="of:=[.Q$9]/([.Q$9]+[.$N12])" office:value-type="float" office:value="0.997267759562842" calcext:value-type="float">
            <text:p>0,9972677596</text:p>
          </table:table-cell>
          <table:table-cell table:formula="of:=[.R$9]/([.R$9]+[.$N12])" office:value-type="float" office:value="0.997813012575178" calcext:value-type="float">
            <text:p>0,9978130126</text:p>
          </table:table-cell>
          <table:table-cell table:formula="of:=[.S$9]/([.S$9]+[.$N12])" office:value-type="float" office:value="0.998176845943482" calcext:value-type="float">
            <text:p>0,9981768459</text:p>
          </table:table-cell>
          <table:table-cell table:formula="of:=[.T$9]/([.T$9]+[.$N12])" office:value-type="float" office:value="0.998905309250137" calcext:value-type="float">
            <text:p>0,9989053093</text:p>
          </table:table-cell>
          <table:table-cell table:formula="of:=[.U$9]/([.U$9]+[.$N12])" office:value-type="float" office:value="0.999452354874042" calcext:value-type="float">
            <text:p>0,99945235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.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9</text:p>
          </table:table-cell>
          <table:table-cell office:value-type="float" office:value="995" calcext:value-type="float">
            <text:p>99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0.9999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formula="of:=[.M13]*24" office:value-type="float" office:value="60" calcext:value-type="float">
            <text:p>60</text:p>
          </table:table-cell>
          <table:table-cell table:formula="of:=[.O$9]/([.O$9]+[.$N13])" office:value-type="float" office:value="0.993197278911565" calcext:value-type="float">
            <text:p>0,9931972789</text:p>
          </table:table-cell>
          <table:table-cell table:formula="of:=[.P$9]/([.P$9]+[.$N13])" office:value-type="float" office:value="0.995454545454546" calcext:value-type="float">
            <text:p>0,9954545455</text:p>
          </table:table-cell>
          <table:table-cell table:formula="of:=[.Q$9]/([.Q$9]+[.$N13])" office:value-type="float" office:value="0.996587030716723" calcext:value-type="float">
            <text:p>0,9965870307</text:p>
          </table:table-cell>
          <table:table-cell table:formula="of:=[.R$9]/([.R$9]+[.$N13])" office:value-type="float" office:value="0.997267759562842" calcext:value-type="float">
            <text:p>0,9972677596</text:p>
          </table:table-cell>
          <table:table-cell table:formula="of:=[.S$9]/([.S$9]+[.$N13])" office:value-type="float" office:value="0.997722095671982" calcext:value-type="float">
            <text:p>0,9977220957</text:p>
          </table:table-cell>
          <table:table-cell table:formula="of:=[.T$9]/([.T$9]+[.$N13])" office:value-type="float" office:value="0.998632010943912" calcext:value-type="float">
            <text:p>0,9986320109</text:p>
          </table:table-cell>
          <table:table-cell table:formula="of:=[.U$9]/([.U$9]+[.$N13])" office:value-type="float" office:value="0.999315537303217" calcext:value-type="float">
            <text:p>0,999315537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C4]/[.$C4]" office:value-type="float" office:value="1" calcext:value-type="float">
            <text:p>1,0</text:p>
          </table:table-cell>
          <table:table-cell table:style-name="ce1" table:formula="of:=[.D4]/[.$C4]" office:value-type="float" office:value="1" calcext:value-type="float">
            <text:p>1,0</text:p>
          </table:table-cell>
          <table:table-cell table:style-name="ce1" table:formula="of:=[.E4]/[.$C4]" office:value-type="float" office:value="1" calcext:value-type="float">
            <text:p>1,0</text:p>
          </table:table-cell>
          <table:table-cell table:style-name="ce1" table:formula="of:=[.F4]/[.$C4]" office:value-type="float" office:value="1.33333333333333" calcext:value-type="float">
            <text:p>1,3</text:p>
          </table:table-cell>
          <table:table-cell table:style-name="ce1" table:formula="of:=[.G4]/[.$C4]" office:value-type="float" office:value="1.83333333333333" calcext:value-type="float">
            <text:p>1,8</text:p>
          </table:table-cell>
          <table:table-cell table:style-name="ce1" table:formula="of:=[.H4]/[.$C4]" office:value-type="float" office:value="1.83333333333333" calcext:value-type="float">
            <text:p>1,8</text:p>
          </table:table-cell>
          <table:table-cell table:style-name="ce1" table:formula="of:=[.I4]/[.$C4]" office:value-type="float" office:value="2" calcext:value-type="float">
            <text:p>2,0</text:p>
          </table:table-cell>
          <table:table-cell table:style-name="ce1" table:formula="of:=[.J4]/[.$C4]" office:value-type="float" office:value="0" calcext:value-type="float">
            <text:p>0,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14]*24" office:value-type="float" office:value="72" calcext:value-type="float">
            <text:p>72</text:p>
          </table:table-cell>
          <table:table-cell table:formula="of:=[.O$9]/([.O$9]+[.$N14])" office:value-type="float" office:value="0.991847826086956" calcext:value-type="float">
            <text:p>0,9918478261</text:p>
          </table:table-cell>
          <table:table-cell table:formula="of:=[.P$9]/([.P$9]+[.$N14])" office:value-type="float" office:value="0.994550408719346" calcext:value-type="float">
            <text:p>0,9945504087</text:p>
          </table:table-cell>
          <table:table-cell table:formula="of:=[.Q$9]/([.Q$9]+[.$N14])" office:value-type="float" office:value="0.995907230559345" calcext:value-type="float">
            <text:p>0,9959072306</text:p>
          </table:table-cell>
          <table:table-cell table:formula="of:=[.R$9]/([.R$9]+[.$N14])" office:value-type="float" office:value="0.996723102129984" calcext:value-type="float">
            <text:p>0,9967231021</text:p>
          </table:table-cell>
          <table:table-cell table:formula="of:=[.S$9]/([.S$9]+[.$N14])" office:value-type="float" office:value="0.997267759562842" calcext:value-type="float">
            <text:p>0,9972677596</text:p>
          </table:table-cell>
          <table:table-cell table:formula="of:=[.T$9]/([.T$9]+[.$N14])" office:value-type="float" office:value="0.99835886214442" calcext:value-type="float">
            <text:p>0,9983588621</text:p>
          </table:table-cell>
          <table:table-cell table:formula="of:=[.U$9]/([.U$9]+[.$N14])" office:value-type="float" office:value="0.999178757185875" calcext:value-type="float">
            <text:p>0,999178757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C5]/[.$C5]" office:value-type="float" office:value="1" calcext:value-type="float">
            <text:p>1,0</text:p>
          </table:table-cell>
          <table:table-cell table:style-name="ce1" table:formula="of:=[.D5]/[.$C5]" office:value-type="float" office:value="1" calcext:value-type="float">
            <text:p>1,0</text:p>
          </table:table-cell>
          <table:table-cell table:style-name="ce1" table:formula="of:=[.E5]/[.$C5]" office:value-type="float" office:value="1" calcext:value-type="float">
            <text:p>1,0</text:p>
          </table:table-cell>
          <table:table-cell table:style-name="ce1" table:formula="of:=[.F5]/[.$C5]" office:value-type="float" office:value="1" calcext:value-type="float">
            <text:p>1,0</text:p>
          </table:table-cell>
          <table:table-cell table:style-name="ce1" table:formula="of:=[.G5]/[.$C5]" office:value-type="float" office:value="1" calcext:value-type="float">
            <text:p>1,0</text:p>
          </table:table-cell>
          <table:table-cell table:style-name="ce1" table:formula="of:=[.H5]/[.$C5]" office:value-type="float" office:value="1" calcext:value-type="float">
            <text:p>1,0</text:p>
          </table:table-cell>
          <table:table-cell table:style-name="ce1" table:formula="of:=[.I5]/[.$C5]" office:value-type="float" office:value="5" calcext:value-type="float">
            <text:p>5,0</text:p>
          </table:table-cell>
          <table:table-cell table:style-name="ce1" table:formula="of:=[.J5]/[.$C5]" office:value-type="float" office:value="0" calcext:value-type="float">
            <text:p>0,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M15]*24" office:value-type="float" office:value="96" calcext:value-type="float">
            <text:p>96</text:p>
          </table:table-cell>
          <table:table-cell table:formula="of:=[.O$9]/([.O$9]+[.$N15])" office:value-type="float" office:value="0.989159891598916" calcext:value-type="float">
            <text:p>0,9891598916</text:p>
          </table:table-cell>
          <table:table-cell table:formula="of:=[.P$9]/([.P$9]+[.$N15])" office:value-type="float" office:value="0.99274705349048" calcext:value-type="float">
            <text:p>0,9927470535</text:p>
          </table:table-cell>
          <table:table-cell table:formula="of:=[.Q$9]/([.Q$9]+[.$N15])" office:value-type="float" office:value="0.994550408719346" calcext:value-type="float">
            <text:p>0,9945504087</text:p>
          </table:table-cell>
          <table:table-cell table:formula="of:=[.R$9]/([.R$9]+[.$N15])" office:value-type="float" office:value="0.995635570103655" calcext:value-type="float">
            <text:p>0,9956355701</text:p>
          </table:table-cell>
          <table:table-cell table:formula="of:=[.S$9]/([.S$9]+[.$N15])" office:value-type="float" office:value="0.996360327570519" calcext:value-type="float">
            <text:p>0,9963603276</text:p>
          </table:table-cell>
          <table:table-cell table:formula="of:=[.T$9]/([.T$9]+[.$N15])" office:value-type="float" office:value="0.997813012575178" calcext:value-type="float">
            <text:p>0,9978130126</text:p>
          </table:table-cell>
          <table:table-cell table:formula="of:=[.U$9]/([.U$9]+[.$N15])" office:value-type="float" office:value="0.998905309250137" calcext:value-type="float">
            <text:p>0,998905309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C6]/[.$C6]" office:value-type="float" office:value="1" calcext:value-type="float">
            <text:p>1,0</text:p>
          </table:table-cell>
          <table:table-cell table:style-name="ce1" table:formula="of:=[.D6]/[.$C6]" office:value-type="float" office:value="1" calcext:value-type="float">
            <text:p>1,0</text:p>
          </table:table-cell>
          <table:table-cell table:style-name="ce1" table:formula="of:=[.E6]/[.$C6]" office:value-type="float" office:value="1" calcext:value-type="float">
            <text:p>1,0</text:p>
          </table:table-cell>
          <table:table-cell table:style-name="ce1" table:formula="of:=[.F6]/[.$C6]" office:value-type="float" office:value="1" calcext:value-type="float">
            <text:p>1,0</text:p>
          </table:table-cell>
          <table:table-cell table:style-name="ce1" table:formula="of:=[.G6]/[.$C6]" office:value-type="float" office:value="1" calcext:value-type="float">
            <text:p>1,0</text:p>
          </table:table-cell>
          <table:table-cell table:style-name="ce1" table:formula="of:=[.H6]/[.$C6]" office:value-type="float" office:value="1" calcext:value-type="float">
            <text:p>1,0</text:p>
          </table:table-cell>
          <table:table-cell table:style-name="ce1" table:formula="of:=[.I6]/[.$C6]" office:value-type="float" office:value="2" calcext:value-type="float">
            <text:p>2,0</text:p>
          </table:table-cell>
          <table:table-cell table:style-name="ce1" table:formula="of:=[.J6]/[.$C6]" office:value-type="float" office:value="2.25" calcext:value-type="float">
            <text:p>2,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7]/[.$C7]" office:value-type="float" office:value="1" calcext:value-type="float">
            <text:p>1,0</text:p>
          </table:table-cell>
          <table:table-cell table:style-name="ce1" table:formula="of:=[.D7]/[.$C7]" office:value-type="float" office:value="1" calcext:value-type="float">
            <text:p>1,0</text:p>
          </table:table-cell>
          <table:table-cell table:style-name="ce1" table:formula="of:=[.E7]/[.$C7]" office:value-type="float" office:value="1" calcext:value-type="float">
            <text:p>1,0</text:p>
          </table:table-cell>
          <table:table-cell table:style-name="ce1" table:formula="of:=[.F7]/[.$C7]" office:value-type="float" office:value="1.2" calcext:value-type="float">
            <text:p>1,2</text:p>
          </table:table-cell>
          <table:table-cell table:style-name="ce1" table:formula="of:=[.G7]/[.$C7]" office:value-type="float" office:value="1.6" calcext:value-type="float">
            <text:p>1,6</text:p>
          </table:table-cell>
          <table:table-cell table:style-name="ce1" table:formula="of:=[.H7]/[.$C7]" office:value-type="float" office:value="1.6" calcext:value-type="float">
            <text:p>1,6</text:p>
          </table:table-cell>
          <table:table-cell table:style-name="ce1" table:formula="of:=[.I7]/[.$C7]" office:value-type="float" office:value="2" calcext:value-type="float">
            <text:p>2,0</text:p>
          </table:table-cell>
          <table:table-cell table:style-name="ce1" table:formula="of:=[.J7]/[.$C7]" office:value-type="float" office:value="2.6" calcext:value-type="float">
            <text:p>2,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8]/[.$C8]" office:value-type="float" office:value="1" calcext:value-type="float">
            <text:p>1,0</text:p>
          </table:table-cell>
          <table:table-cell table:style-name="ce1" table:formula="of:=[.D8]/[.$C8]" office:value-type="float" office:value="1" calcext:value-type="float">
            <text:p>1,0</text:p>
          </table:table-cell>
          <table:table-cell table:style-name="ce1" table:formula="of:=[.E8]/[.$C8]" office:value-type="float" office:value="1" calcext:value-type="float">
            <text:p>1,0</text:p>
          </table:table-cell>
          <table:table-cell table:style-name="ce1" table:formula="of:=[.F8]/[.$C8]" office:value-type="float" office:value="1.2" calcext:value-type="float">
            <text:p>1,2</text:p>
          </table:table-cell>
          <table:table-cell table:style-name="ce1" table:formula="of:=[.G8]/[.$C8]" office:value-type="float" office:value="1.6" calcext:value-type="float">
            <text:p>1,6</text:p>
          </table:table-cell>
          <table:table-cell table:style-name="ce1" table:formula="of:=[.H8]/[.$C8]" office:value-type="float" office:value="1.6" calcext:value-type="float">
            <text:p>1,6</text:p>
          </table:table-cell>
          <table:table-cell table:style-name="ce1" table:formula="of:=[.I8]/[.$C8]" office:value-type="float" office:value="2.2" calcext:value-type="float">
            <text:p>2,2</text:p>
          </table:table-cell>
          <table:table-cell table:style-name="ce1" table:formula="of:=[.J8]/[.$C8]" office:value-type="float" office:value="0" calcext:value-type="float">
            <text:p>0,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9]/[.$C9]" office:value-type="float" office:value="1" calcext:value-type="float">
            <text:p>1,0</text:p>
          </table:table-cell>
          <table:table-cell table:style-name="ce1" table:formula="of:=[.D9]/[.$C9]" office:value-type="float" office:value="1" calcext:value-type="float">
            <text:p>1,0</text:p>
          </table:table-cell>
          <table:table-cell table:style-name="ce1" table:formula="of:=[.E9]/[.$C9]" office:value-type="float" office:value="1" calcext:value-type="float">
            <text:p>1,0</text:p>
          </table:table-cell>
          <table:table-cell table:style-name="ce1" table:formula="of:=[.F9]/[.$C9]" office:value-type="float" office:value="2" calcext:value-type="float">
            <text:p>2,0</text:p>
          </table:table-cell>
          <table:table-cell table:style-name="ce1" table:formula="of:=[.G9]/[.$C9]" office:value-type="float" office:value="3" calcext:value-type="float">
            <text:p>3,0</text:p>
          </table:table-cell>
          <table:table-cell table:style-name="ce1" table:formula="of:=[.H9]/[.$C9]" office:value-type="float" office:value="3" calcext:value-type="float">
            <text:p>3,0</text:p>
          </table:table-cell>
          <table:table-cell table:style-name="ce1" table:formula="of:=[.I9]/[.$C9]" office:value-type="float" office:value="3.5" calcext:value-type="float">
            <text:p>3,5</text:p>
          </table:table-cell>
          <table:table-cell table:style-name="ce1" table:formula="of:=[.J9]/[.$C9]" office:value-type="float" office:value="3.5" calcext:value-type="float">
            <text:p>3,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10]/[.$C10]" office:value-type="float" office:value="1" calcext:value-type="float">
            <text:p>1,0</text:p>
          </table:table-cell>
          <table:table-cell table:style-name="ce1" table:formula="of:=[.D10]/[.$C10]" office:value-type="float" office:value="1" calcext:value-type="float">
            <text:p>1,0</text:p>
          </table:table-cell>
          <table:table-cell table:style-name="ce1" table:formula="of:=[.E10]/[.$C10]" office:value-type="float" office:value="1" calcext:value-type="float">
            <text:p>1,0</text:p>
          </table:table-cell>
          <table:table-cell table:style-name="ce1" table:formula="of:=[.F10]/[.$C10]" office:value-type="float" office:value="1" calcext:value-type="float">
            <text:p>1,0</text:p>
          </table:table-cell>
          <table:table-cell table:style-name="ce1" table:formula="of:=[.G10]/[.$C10]" office:value-type="float" office:value="1.5" calcext:value-type="float">
            <text:p>1,5</text:p>
          </table:table-cell>
          <table:table-cell table:style-name="ce1" table:formula="of:=[.H10]/[.$C10]" office:value-type="float" office:value="1.5" calcext:value-type="float">
            <text:p>1,5</text:p>
          </table:table-cell>
          <table:table-cell table:style-name="ce1" table:formula="of:=[.I10]/[.$C10]" office:value-type="float" office:value="2" calcext:value-type="float">
            <text:p>2,0</text:p>
          </table:table-cell>
          <table:table-cell table:style-name="ce1" table:formula="of:=[.J10]/[.$C10]" office:value-type="float" office:value="2.25" calcext:value-type="float">
            <text:p>2,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11]/[.$C11]" office:value-type="float" office:value="1" calcext:value-type="float">
            <text:p>1,0</text:p>
          </table:table-cell>
          <table:table-cell table:style-name="ce1" table:formula="of:=[.D11]/[.$C11]" office:value-type="float" office:value="1" calcext:value-type="float">
            <text:p>1,0</text:p>
          </table:table-cell>
          <table:table-cell table:style-name="ce1" table:formula="of:=[.E11]/[.$C11]" office:value-type="float" office:value="1" calcext:value-type="float">
            <text:p>1,0</text:p>
          </table:table-cell>
          <table:table-cell table:style-name="ce1" table:formula="of:=[.F11]/[.$C11]" office:value-type="float" office:value="1.25" calcext:value-type="float">
            <text:p>1,3</text:p>
          </table:table-cell>
          <table:table-cell table:style-name="ce1" table:formula="of:=[.G11]/[.$C11]" office:value-type="float" office:value="1.75" calcext:value-type="float">
            <text:p>1,8</text:p>
          </table:table-cell>
          <table:table-cell table:style-name="ce1" table:formula="of:=[.H11]/[.$C11]" office:value-type="float" office:value="1.75" calcext:value-type="float">
            <text:p>1,8</text:p>
          </table:table-cell>
          <table:table-cell table:style-name="ce1" table:formula="of:=[.I11]/[.$C11]" office:value-type="float" office:value="2.25" calcext:value-type="float">
            <text:p>2,3</text:p>
          </table:table-cell>
          <table:table-cell table:style-name="ce1" table:formula="of:=[.J11]/[.$C11]" office:value-type="float" office:value="2.75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0.99999</text:p>
          </table:table-cell>
          <table:table-cell table:number-columns-repeated="2"/>
          <table:table-cell table:style-name="ce3" office:value-type="string" calcext:value-type="string" table:number-columns-spanned="11" table:number-rows-spanned="1">
            <text:p>MTTF de servicio</text:p>
          </table:table-cell>
          <table:covered-table-cell table:number-columns-repeated="10"/>
          <table:table-cell table:number-columns-repeated="3"/>
        </table:table-row>
        <table:table-row table:style-name="ro1">
          <table:table-cell table:number-columns-repeated="2"/>
          <table:table-cell table:formula="of:=AVERAGE([.C14:.C21])" office:value-type="float" office:value="1" calcext:value-type="float">
            <text:p>1</text:p>
          </table:table-cell>
          <table:table-cell table:formula="of:=AVERAGE([.D14:.D21])" office:value-type="float" office:value="1" calcext:value-type="float">
            <text:p>1</text:p>
          </table:table-cell>
          <table:table-cell table:formula="of:=AVERAGE([.E14:.E21])" office:value-type="float" office:value="1" calcext:value-type="float">
            <text:p>1</text:p>
          </table:table-cell>
          <table:table-cell table:formula="of:=AVERAGE([.F14:.F21])" office:value-type="float" office:value="1.24791666666667" calcext:value-type="float">
            <text:p>1,2479166667</text:p>
          </table:table-cell>
          <table:table-cell table:formula="of:=AVERAGE([.G14:.G21])" office:value-type="float" office:value="1.66041666666667" calcext:value-type="float">
            <text:p>1,6604166667</text:p>
          </table:table-cell>
          <table:table-cell table:formula="of:=AVERAGE([.H14:.H21])" office:value-type="float" office:value="1.66041666666667" calcext:value-type="float">
            <text:p>1,6604166667</text:p>
          </table:table-cell>
          <table:table-cell table:formula="of:=AVERAGE([.I14:.I21])" office:value-type="float" office:value="2.61875" calcext:value-type="float">
            <text:p>2,61875</text:p>
          </table:table-cell>
          <table:table-cell table:formula="of:=SUM([.J14:.J21])/5" office:value-type="float" office:value="2.67" calcext:value-type="float">
            <text:p>2,67</text:p>
          </table:table-cell>
          <table:table-cell table:number-columns-repeated="3"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[.M25]*24" office:value-type="float" office:value="24" calcext:value-type="float">
            <text:p>24</text:p>
          </table:table-cell>
          <table:table-cell table:formula="of:=([.$N25]*([.O$24]))/(1-[.O$24])" office:value-type="float" office:value="216" calcext:value-type="float">
            <text:p>216</text:p>
          </table:table-cell>
          <table:table-cell table:formula="of:=([.$N25]*([.P$24]))/(1-[.P$24])" office:value-type="float" office:value="456.000000000001" calcext:value-type="float">
            <text:p>456</text:p>
          </table:table-cell>
          <table:table-cell table:formula="of:=([.$N25]*([.Q$24]))/(1-[.Q$24])" office:value-type="float" office:value="2376" calcext:value-type="float">
            <text:p>2376</text:p>
          </table:table-cell>
          <table:table-cell table:formula="of:=([.$N25]*([.R$24]))/(1-[.R$24])" office:value-type="float" office:value="4776" calcext:value-type="float">
            <text:p>4776</text:p>
          </table:table-cell>
          <table:table-cell table:formula="of:=([.$N25]*([.S$24]))/(1-[.S$24])" office:value-type="float" office:value="23976" calcext:value-type="float">
            <text:p>23976</text:p>
          </table:table-cell>
          <table:table-cell table:formula="of:=([.$N25]*([.T$24]))/(1-[.T$24])" office:value-type="float" office:value="47976.0000000053" calcext:value-type="float">
            <text:p>47976,0000000053</text:p>
          </table:table-cell>
          <table:table-cell table:formula="of:=([.$N25]*([.U$24]))/(1-[.U$24])" office:value-type="float" office:value="239976.000000026" calcext:value-type="float">
            <text:p>239976,000000026</text:p>
          </table:table-cell>
          <table:table-cell table:formula="of:=([.$N25]*([.V$24]))/(1-[.V$24])" office:value-type="float" office:value="479976.000001119" calcext:value-type="float">
            <text:p>479976,000001119</text:p>
          </table:table-cell>
          <table:table-cell table:formula="of:=([.$N25]*([.W$24]))/(1-[.W$24])" office:value-type="float" office:value="2399976.00001092" calcext:value-type="float">
            <text:p>2399976,0000109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.5" calcext:value-type="float">
            <text:p>1,5</text:p>
          </table:table-cell>
          <table:table-cell table:formula="of:=[.M26]*24" office:value-type="float" office:value="36" calcext:value-type="float">
            <text:p>36</text:p>
          </table:table-cell>
          <table:table-cell table:formula="of:=([.$N26]*([.O$24]))/(1-[.O$24])" office:value-type="float" office:value="324" calcext:value-type="float">
            <text:p>324</text:p>
          </table:table-cell>
          <table:table-cell table:formula="of:=([.$N26]*([.P$24]))/(1-[.P$24])" office:value-type="float" office:value="684.000000000001" calcext:value-type="float">
            <text:p>684</text:p>
          </table:table-cell>
          <table:table-cell table:formula="of:=([.$N26]*([.Q$24]))/(1-[.Q$24])" office:value-type="float" office:value="3564" calcext:value-type="float">
            <text:p>3564</text:p>
          </table:table-cell>
          <table:table-cell table:formula="of:=([.$N26]*([.R$24]))/(1-[.R$24])" office:value-type="float" office:value="7163.99999999999" calcext:value-type="float">
            <text:p>7164</text:p>
          </table:table-cell>
          <table:table-cell table:formula="of:=([.$N26]*([.S$24]))/(1-[.S$24])" office:value-type="float" office:value="35964" calcext:value-type="float">
            <text:p>35964</text:p>
          </table:table-cell>
          <table:table-cell table:formula="of:=([.$N26]*([.T$24]))/(1-[.T$24])" office:value-type="float" office:value="71964.0000000079" calcext:value-type="float">
            <text:p>71964,0000000079</text:p>
          </table:table-cell>
          <table:table-cell table:formula="of:=([.$N26]*([.U$24]))/(1-[.U$24])" office:value-type="float" office:value="359964.00000004" calcext:value-type="float">
            <text:p>359964,00000004</text:p>
          </table:table-cell>
          <table:table-cell table:formula="of:=([.$N26]*([.V$24]))/(1-[.V$24])" office:value-type="float" office:value="719964.000001678" calcext:value-type="float">
            <text:p>719964,000001678</text:p>
          </table:table-cell>
          <table:table-cell table:formula="of:=([.$N26]*([.W$24]))/(1-[.W$24])" office:value-type="float" office:value="3599964.00001638" calcext:value-type="float">
            <text:p>3599964,0000163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formula="of:=[.M27]*24" office:value-type="float" office:value="48" calcext:value-type="float">
            <text:p>48</text:p>
          </table:table-cell>
          <table:table-cell table:formula="of:=([.$N27]*([.O$24]))/(1-[.O$24])" office:value-type="float" office:value="432" calcext:value-type="float">
            <text:p>432</text:p>
          </table:table-cell>
          <table:table-cell table:formula="of:=([.$N27]*([.P$24]))/(1-[.P$24])" office:value-type="float" office:value="912.000000000001" calcext:value-type="float">
            <text:p>912</text:p>
          </table:table-cell>
          <table:table-cell table:formula="of:=([.$N27]*([.Q$24]))/(1-[.Q$24])" office:value-type="float" office:value="4752" calcext:value-type="float">
            <text:p>4752</text:p>
          </table:table-cell>
          <table:table-cell table:formula="of:=([.$N27]*([.R$24]))/(1-[.R$24])" office:value-type="float" office:value="9551.99999999999" calcext:value-type="float">
            <text:p>9552</text:p>
          </table:table-cell>
          <table:table-cell table:formula="of:=([.$N27]*([.S$24]))/(1-[.S$24])" office:value-type="float" office:value="47952" calcext:value-type="float">
            <text:p>47952</text:p>
          </table:table-cell>
          <table:table-cell table:formula="of:=([.$N27]*([.T$24]))/(1-[.T$24])" office:value-type="float" office:value="95952.0000000106" calcext:value-type="float">
            <text:p>95952,0000000106</text:p>
          </table:table-cell>
          <table:table-cell table:formula="of:=([.$N27]*([.U$24]))/(1-[.U$24])" office:value-type="float" office:value="479952.000000053" calcext:value-type="float">
            <text:p>479952,000000053</text:p>
          </table:table-cell>
          <table:table-cell table:formula="of:=([.$N27]*([.V$24]))/(1-[.V$24])" office:value-type="float" office:value="959952.000002237" calcext:value-type="float">
            <text:p>959952,000002237</text:p>
          </table:table-cell>
          <table:table-cell table:formula="of:=([.$N27]*([.W$24]))/(1-[.W$24])" office:value-type="float" office:value="4799952.00002185" calcext:value-type="float">
            <text:p>4799952,00002185</text:p>
          </table:table-cell>
          <table:table-cell/>
          <table:table-cell office:value-type="string" calcext:value-type="string">
            <text:p>1 año</text:p>
          </table:table-cell>
          <table:table-cell table:formula="of:=365*24" office:value-type="float" office:value="8760" calcext:value-type="float">
            <text:p>8760</text:p>
          </table:table-cell>
        </table:table-row>
        <table:table-row table:style-name="ro1">
          <table:table-cell table:number-columns-repeated="12"/>
          <table:table-cell office:value-type="float" office:value="2.5" calcext:value-type="float">
            <text:p>2,5</text:p>
          </table:table-cell>
          <table:table-cell table:formula="of:=[.M28]*24" office:value-type="float" office:value="60" calcext:value-type="float">
            <text:p>60</text:p>
          </table:table-cell>
          <table:table-cell table:formula="of:=([.$N28]*([.O$24]))/(1-[.O$24])" office:value-type="float" office:value="540" calcext:value-type="float">
            <text:p>540</text:p>
          </table:table-cell>
          <table:table-cell table:formula="of:=([.$N28]*([.P$24]))/(1-[.P$24])" office:value-type="float" office:value="1140" calcext:value-type="float">
            <text:p>1140</text:p>
          </table:table-cell>
          <table:table-cell table:formula="of:=([.$N28]*([.Q$24]))/(1-[.Q$24])" office:value-type="float" office:value="5939.99999999999" calcext:value-type="float">
            <text:p>5940</text:p>
          </table:table-cell>
          <table:table-cell table:formula="of:=([.$N28]*([.R$24]))/(1-[.R$24])" office:value-type="float" office:value="11940" calcext:value-type="float">
            <text:p>11940</text:p>
          </table:table-cell>
          <table:table-cell table:formula="of:=([.$N28]*([.S$24]))/(1-[.S$24])" office:value-type="float" office:value="59939.9999999999" calcext:value-type="float">
            <text:p>59939,9999999999</text:p>
          </table:table-cell>
          <table:table-cell table:formula="of:=([.$N28]*([.T$24]))/(1-[.T$24])" office:value-type="float" office:value="119940.000000013" calcext:value-type="float">
            <text:p>119940,000000013</text:p>
          </table:table-cell>
          <table:table-cell table:formula="of:=([.$N28]*([.U$24]))/(1-[.U$24])" office:value-type="float" office:value="599940.000000066" calcext:value-type="float">
            <text:p>599940,000000066</text:p>
          </table:table-cell>
          <table:table-cell table:formula="of:=([.$N28]*([.V$24]))/(1-[.V$24])" office:value-type="float" office:value="1199940.0000028" calcext:value-type="float">
            <text:p>1199940,0000028</text:p>
          </table:table-cell>
          <table:table-cell table:formula="of:=([.$N28]*([.W$24]))/(1-[.W$24])" office:value-type="float" office:value="5999940.00002731" calcext:value-type="float">
            <text:p>5999940,0000273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formula="of:=[.M29]*24" office:value-type="float" office:value="72" calcext:value-type="float">
            <text:p>72</text:p>
          </table:table-cell>
          <table:table-cell table:formula="of:=([.$N29]*([.O$24]))/(1-[.O$24])" office:value-type="float" office:value="648" calcext:value-type="float">
            <text:p>648</text:p>
          </table:table-cell>
          <table:table-cell table:formula="of:=([.$N29]*([.P$24]))/(1-[.P$24])" office:value-type="float" office:value="1368" calcext:value-type="float">
            <text:p>1368</text:p>
          </table:table-cell>
          <table:table-cell table:formula="of:=([.$N29]*([.Q$24]))/(1-[.Q$24])" office:value-type="float" office:value="7127.99999999999" calcext:value-type="float">
            <text:p>7128</text:p>
          </table:table-cell>
          <table:table-cell table:formula="of:=([.$N29]*([.R$24]))/(1-[.R$24])" office:value-type="float" office:value="14328" calcext:value-type="float">
            <text:p>14328</text:p>
          </table:table-cell>
          <table:table-cell table:formula="of:=([.$N29]*([.S$24]))/(1-[.S$24])" office:value-type="float" office:value="71927.9999999999" calcext:value-type="float">
            <text:p>71927,9999999999</text:p>
          </table:table-cell>
          <table:table-cell table:formula="of:=([.$N29]*([.T$24]))/(1-[.T$24])" office:value-type="float" office:value="143928.000000016" calcext:value-type="float">
            <text:p>143928,000000016</text:p>
          </table:table-cell>
          <table:table-cell table:formula="of:=([.$N29]*([.U$24]))/(1-[.U$24])" office:value-type="float" office:value="719928.000000079" calcext:value-type="float">
            <text:p>719928,000000079</text:p>
          </table:table-cell>
          <table:table-cell table:formula="of:=([.$N29]*([.V$24]))/(1-[.V$24])" office:value-type="float" office:value="1439928.00000336" calcext:value-type="float">
            <text:p>1439928,00000336</text:p>
          </table:table-cell>
          <table:table-cell table:formula="of:=([.$N29]*([.W$24]))/(1-[.W$24])" office:value-type="float" office:value="7199928.00003277" calcext:value-type="float">
            <text:p>7199928,0000327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formula="of:=[.M30]*24" office:value-type="float" office:value="96" calcext:value-type="float">
            <text:p>96</text:p>
          </table:table-cell>
          <table:table-cell table:formula="of:=([.$N30]*([.O$24]))/(1-[.O$24])" office:value-type="float" office:value="864" calcext:value-type="float">
            <text:p>864</text:p>
          </table:table-cell>
          <table:table-cell table:formula="of:=([.$N30]*([.P$24]))/(1-[.P$24])" office:value-type="float" office:value="1824" calcext:value-type="float">
            <text:p>1824</text:p>
          </table:table-cell>
          <table:table-cell table:formula="of:=([.$N30]*([.Q$24]))/(1-[.Q$24])" office:value-type="float" office:value="9503.99999999999" calcext:value-type="float">
            <text:p>9504</text:p>
          </table:table-cell>
          <table:table-cell table:formula="of:=([.$N30]*([.R$24]))/(1-[.R$24])" office:value-type="float" office:value="19104" calcext:value-type="float">
            <text:p>19104</text:p>
          </table:table-cell>
          <table:table-cell table:formula="of:=([.$N30]*([.S$24]))/(1-[.S$24])" office:value-type="float" office:value="95903.9999999999" calcext:value-type="float">
            <text:p>95903,9999999999</text:p>
          </table:table-cell>
          <table:table-cell table:formula="of:=([.$N30]*([.T$24]))/(1-[.T$24])" office:value-type="float" office:value="191904.000000021" calcext:value-type="float">
            <text:p>191904,000000021</text:p>
          </table:table-cell>
          <table:table-cell table:formula="of:=([.$N30]*([.U$24]))/(1-[.U$24])" office:value-type="float" office:value="959904.000000106" calcext:value-type="float">
            <text:p>959904,000000106</text:p>
          </table:table-cell>
          <table:table-cell table:formula="of:=([.$N30]*([.V$24]))/(1-[.V$24])" office:value-type="float" office:value="1919904.00000447" calcext:value-type="float">
            <text:p>1919904,00000447</text:p>
          </table:table-cell>
          <table:table-cell table:formula="of:=([.$N30]*([.W$24]))/(1-[.W$24])" office:value-type="float" office:value="9599904.00004369" calcext:value-type="float">
            <text:p>9599904,00004369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 table:style-name="ce3" office:value-type="string" calcext:value-type="string" table:number-columns-spanned="10" table:number-rows-spanned="1">
            <text:p>gamma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4]" office:value-type="float" office:value="0.0416666666666667" calcext:value-type="float">
            <text:p>0,0416666667</text:p>
          </table:table-cell>
          <table:table-cell office:value-type="float" office:value="1" calcext:value-type="float">
            <text:p>1</text:p>
          </table:table-cell>
          <table:table-cell table:formula="of:=[.M34]*24" office:value-type="float" office:value="24" calcext:value-type="float">
            <text:p>24</text:p>
          </table:table-cell>
          <table:table-cell table:style-name="ce2" table:formula="of:=1/[.O25]" office:value-type="float" office:value="0.00462962962962963" calcext:value-type="float">
            <text:p>0,0046296296</text:p>
          </table:table-cell>
          <table:table-cell table:style-name="ce2" table:formula="of:=1/[.P25]" office:value-type="float" office:value="0.00219298245614035" calcext:value-type="float">
            <text:p>0,0021929825</text:p>
          </table:table-cell>
          <table:table-cell table:style-name="ce2" table:formula="of:=1/[.Q25]" office:value-type="float" office:value="0.000420875420875421" calcext:value-type="float">
            <text:p>0,0004208754</text:p>
          </table:table-cell>
          <table:table-cell table:style-name="ce2" table:formula="of:=1/[.R25]" office:value-type="float" office:value="0.000209380234505863" calcext:value-type="float">
            <text:p>0,0002093802</text:p>
          </table:table-cell>
          <table:table-cell table:style-name="ce2" table:formula="of:=1/[.S25]" office:value-type="float" office:value="0.0000417083750417084" calcext:value-type="float">
            <text:p>4,17083750417084E-005</text:p>
          </table:table-cell>
          <table:table-cell table:style-name="ce2" table:formula="of:=1/[.T25]" office:value-type="float" office:value="0.0000208437552109365" calcext:value-type="float">
            <text:p>2,08437552109365E-005</text:p>
          </table:table-cell>
          <table:table-cell table:style-name="ce2" table:formula="of:=1/[.U25]" office:value-type="float" office:value="0.00000416708337500371" calcext:value-type="float">
            <text:p>4,16708337500371E-006</text:p>
          </table:table-cell>
          <table:table-cell table:style-name="ce2" table:formula="of:=1/[.V25]" office:value-type="float" office:value="0.00000208343750520374" calcext:value-type="float">
            <text:p>2,08343750520374E-006</text:p>
          </table:table-cell>
          <table:table-cell table:style-name="ce2" table:formula="of:=1/[.W25]" office:value-type="float" office:value="0.000000416670833373104" calcext:value-type="float">
            <text:p>4,16670833373104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5]" office:value-type="float" office:value="0.0277777777777778" calcext:value-type="float">
            <text:p>0,0277777778</text:p>
          </table:table-cell>
          <table:table-cell office:value-type="float" office:value="1.5" calcext:value-type="float">
            <text:p>1,5</text:p>
          </table:table-cell>
          <table:table-cell table:formula="of:=[.M35]*24" office:value-type="float" office:value="36" calcext:value-type="float">
            <text:p>36</text:p>
          </table:table-cell>
          <table:table-cell table:style-name="ce2" table:formula="of:=1/[.O26]" office:value-type="float" office:value="0.00308641975308642" calcext:value-type="float">
            <text:p>0,0030864198</text:p>
          </table:table-cell>
          <table:table-cell table:style-name="ce2" table:formula="of:=1/[.P26]" office:value-type="float" office:value="0.00146198830409357" calcext:value-type="float">
            <text:p>0,0014619883</text:p>
          </table:table-cell>
          <table:table-cell table:style-name="ce2" table:formula="of:=1/[.Q26]" office:value-type="float" office:value="0.000280583613916947" calcext:value-type="float">
            <text:p>0,0002805836</text:p>
          </table:table-cell>
          <table:table-cell table:style-name="ce2" table:formula="of:=1/[.R26]" office:value-type="float" office:value="0.000139586823003909" calcext:value-type="float">
            <text:p>0,0001395868</text:p>
          </table:table-cell>
          <table:table-cell table:style-name="ce2" table:formula="of:=1/[.S26]" office:value-type="float" office:value="0.0000278055833611389" calcext:value-type="float">
            <text:p>2,78055833611389E-005</text:p>
          </table:table-cell>
          <table:table-cell table:style-name="ce2" table:formula="of:=1/[.T26]" office:value-type="float" office:value="0.000013895836807291" calcext:value-type="float">
            <text:p>1,3895836807291E-005</text:p>
          </table:table-cell>
          <table:table-cell table:style-name="ce2" table:formula="of:=1/[.U26]" office:value-type="float" office:value="0.00000277805558333581" calcext:value-type="float">
            <text:p>2,77805558333581E-006</text:p>
          </table:table-cell>
          <table:table-cell table:style-name="ce2" table:formula="of:=1/[.V26]" office:value-type="float" office:value="0.00000138895833680249" calcext:value-type="float">
            <text:p>0,000001389</text:p>
          </table:table-cell>
          <table:table-cell table:style-name="ce2" table:formula="of:=1/[.W26]" office:value-type="float" office:value="0.000000277780555582069" calcext:value-type="float">
            <text:p>2,77780555582069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6]" office:value-type="float" office:value="0.0208333333333333" calcext:value-type="float">
            <text:p>0,0208333333</text:p>
          </table:table-cell>
          <table:table-cell office:value-type="float" office:value="2" calcext:value-type="float">
            <text:p>2</text:p>
          </table:table-cell>
          <table:table-cell table:formula="of:=[.M36]*24" office:value-type="float" office:value="48" calcext:value-type="float">
            <text:p>48</text:p>
          </table:table-cell>
          <table:table-cell table:style-name="ce2" table:formula="of:=1/[.O27]" office:value-type="float" office:value="0.00231481481481481" calcext:value-type="float">
            <text:p>0,0023148148</text:p>
          </table:table-cell>
          <table:table-cell table:style-name="ce2" table:formula="of:=1/[.P27]" office:value-type="float" office:value="0.00109649122807017" calcext:value-type="float">
            <text:p>0,0010964912</text:p>
          </table:table-cell>
          <table:table-cell table:style-name="ce2" table:formula="of:=1/[.Q27]" office:value-type="float" office:value="0.000210437710437711" calcext:value-type="float">
            <text:p>0,0002104377</text:p>
          </table:table-cell>
          <table:table-cell table:style-name="ce2" table:formula="of:=1/[.R27]" office:value-type="float" office:value="0.000104690117252931" calcext:value-type="float">
            <text:p>0,0001046901</text:p>
          </table:table-cell>
          <table:table-cell table:style-name="ce2" table:formula="of:=1/[.S27]" office:value-type="float" office:value="0.0000208541875208542" calcext:value-type="float">
            <text:p>2,08541875208542E-005</text:p>
          </table:table-cell>
          <table:table-cell table:style-name="ce2" table:formula="of:=1/[.T27]" office:value-type="float" office:value="0.0000104218776054683" calcext:value-type="float">
            <text:p>1,04218776054683E-005</text:p>
          </table:table-cell>
          <table:table-cell table:style-name="ce2" table:formula="of:=1/[.U27]" office:value-type="float" office:value="0.00000208354168750185" calcext:value-type="float">
            <text:p>2,08354168750185E-006</text:p>
          </table:table-cell>
          <table:table-cell table:style-name="ce2" table:formula="of:=1/[.V27]" office:value-type="float" office:value="0.00000104171875260187" calcext:value-type="float">
            <text:p>1,04171875260187E-006</text:p>
          </table:table-cell>
          <table:table-cell table:style-name="ce2" table:formula="of:=1/[.W27]" office:value-type="float" office:value="0.000000208335416686552" calcext:value-type="float">
            <text:p>2,08335416686552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7]" office:value-type="float" office:value="0.0166666666666667" calcext:value-type="float">
            <text:p>0,0166666667</text:p>
          </table:table-cell>
          <table:table-cell office:value-type="float" office:value="2.5" calcext:value-type="float">
            <text:p>2,5</text:p>
          </table:table-cell>
          <table:table-cell table:formula="of:=[.M37]*24" office:value-type="float" office:value="60" calcext:value-type="float">
            <text:p>60</text:p>
          </table:table-cell>
          <table:table-cell table:style-name="ce2" table:formula="of:=1/[.O28]" office:value-type="float" office:value="0.00185185185185185" calcext:value-type="float">
            <text:p>0,0018518519</text:p>
          </table:table-cell>
          <table:table-cell table:style-name="ce2" table:formula="of:=1/[.P28]" office:value-type="float" office:value="0.000877192982456139" calcext:value-type="float">
            <text:p>0,000877193</text:p>
          </table:table-cell>
          <table:table-cell table:style-name="ce2" table:formula="of:=1/[.Q28]" office:value-type="float" office:value="0.000168350168350169" calcext:value-type="float">
            <text:p>0,0001683502</text:p>
          </table:table-cell>
          <table:table-cell table:style-name="ce2" table:formula="of:=1/[.R28]" office:value-type="float" office:value="0.0000837520938023451" calcext:value-type="float">
            <text:p>8,37520938023451E-005</text:p>
          </table:table-cell>
          <table:table-cell table:style-name="ce2" table:formula="of:=1/[.S28]" office:value-type="float" office:value="0.0000166833500166834" calcext:value-type="float">
            <text:p>1,66833500166834E-005</text:p>
          </table:table-cell>
          <table:table-cell table:style-name="ce2" table:formula="of:=1/[.T28]" office:value-type="float" office:value="0.0000083375020843746" calcext:value-type="float">
            <text:p>8,3375020843746E-006</text:p>
          </table:table-cell>
          <table:table-cell table:style-name="ce2" table:formula="of:=1/[.U28]" office:value-type="float" office:value="0.00000166683335000148" calcext:value-type="float">
            <text:p>1,66683335000148E-006</text:p>
          </table:table-cell>
          <table:table-cell table:style-name="ce2" table:formula="of:=1/[.V28]" office:value-type="float" office:value="0.000000833375002081495" calcext:value-type="float">
            <text:p>8,33375002081495E-007</text:p>
          </table:table-cell>
          <table:table-cell table:style-name="ce2" table:formula="of:=1/[.W28]" office:value-type="float" office:value="0.000000166668333349242" calcext:value-type="float">
            <text:p>1,66668333349242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8]" office:value-type="float" office:value="0.0138888888888889" calcext:value-type="float">
            <text:p>0,0138888889</text:p>
          </table:table-cell>
          <table:table-cell office:value-type="float" office:value="3" calcext:value-type="float">
            <text:p>3</text:p>
          </table:table-cell>
          <table:table-cell table:formula="of:=[.M38]*24" office:value-type="float" office:value="72" calcext:value-type="float">
            <text:p>72</text:p>
          </table:table-cell>
          <table:table-cell table:style-name="ce2" table:formula="of:=1/[.O29]" office:value-type="float" office:value="0.00154320987654321" calcext:value-type="float">
            <text:p>0,0015432099</text:p>
          </table:table-cell>
          <table:table-cell table:style-name="ce2" table:formula="of:=1/[.P29]" office:value-type="float" office:value="0.000730994152046782" calcext:value-type="float">
            <text:p>0,0007309942</text:p>
          </table:table-cell>
          <table:table-cell table:style-name="ce2" table:formula="of:=1/[.Q29]" office:value-type="float" office:value="0.000140291806958474" calcext:value-type="float">
            <text:p>0,0001402918</text:p>
          </table:table-cell>
          <table:table-cell table:style-name="ce2" table:formula="of:=1/[.R29]" office:value-type="float" office:value="0.0000697934115019543" calcext:value-type="float">
            <text:p>6,97934115019543E-005</text:p>
          </table:table-cell>
          <table:table-cell table:style-name="ce2" table:formula="of:=1/[.S29]" office:value-type="float" office:value="0.0000139027916805695" calcext:value-type="float">
            <text:p>1,39027916805695E-005</text:p>
          </table:table-cell>
          <table:table-cell table:style-name="ce2" table:formula="of:=1/[.T29]" office:value-type="float" office:value="0.0000069479184036455" calcext:value-type="float">
            <text:p>6,9479184036455E-006</text:p>
          </table:table-cell>
          <table:table-cell table:style-name="ce2" table:formula="of:=1/[.U29]" office:value-type="float" office:value="0.0000013890277916679" calcext:value-type="float">
            <text:p>0,000001389</text:p>
          </table:table-cell>
          <table:table-cell table:style-name="ce2" table:formula="of:=1/[.V29]" office:value-type="float" office:value="0.000000694479168401246" calcext:value-type="float">
            <text:p>6,94479168401246E-007</text:p>
          </table:table-cell>
          <table:table-cell table:style-name="ce2" table:formula="of:=1/[.W29]" office:value-type="float" office:value="0.000000138890277791035" calcext:value-type="float">
            <text:p>1,38890277791035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9]" office:value-type="float" office:value="0.0104166666666667" calcext:value-type="float">
            <text:p>0,0104166667</text:p>
          </table:table-cell>
          <table:table-cell office:value-type="float" office:value="4" calcext:value-type="float">
            <text:p>4</text:p>
          </table:table-cell>
          <table:table-cell table:formula="of:=[.M39]*24" office:value-type="float" office:value="96" calcext:value-type="float">
            <text:p>96</text:p>
          </table:table-cell>
          <table:table-cell table:style-name="ce2" table:formula="of:=1/[.O30]" office:value-type="float" office:value="0.00115740740740741" calcext:value-type="float">
            <text:p>0,0011574074</text:p>
          </table:table-cell>
          <table:table-cell table:style-name="ce2" table:formula="of:=1/[.P30]" office:value-type="float" office:value="0.000548245614035087" calcext:value-type="float">
            <text:p>0,0005482456</text:p>
          </table:table-cell>
          <table:table-cell table:style-name="ce2" table:formula="of:=1/[.Q30]" office:value-type="float" office:value="0.000105218855218855" calcext:value-type="float">
            <text:p>0,0001052189</text:p>
          </table:table-cell>
          <table:table-cell table:style-name="ce2" table:formula="of:=1/[.R30]" office:value-type="float" office:value="0.0000523450586264657" calcext:value-type="float">
            <text:p>5,23450586264657E-005</text:p>
          </table:table-cell>
          <table:table-cell table:style-name="ce2" table:formula="of:=1/[.S30]" office:value-type="float" office:value="0.0000104270937604271" calcext:value-type="float">
            <text:p>1,04270937604271E-005</text:p>
          </table:table-cell>
          <table:table-cell table:style-name="ce2" table:formula="of:=1/[.T30]" office:value-type="float" office:value="0.00000521093880273413" calcext:value-type="float">
            <text:p>5,21093880273413E-006</text:p>
          </table:table-cell>
          <table:table-cell table:style-name="ce2" table:formula="of:=1/[.U30]" office:value-type="float" office:value="0.00000104177084375093" calcext:value-type="float">
            <text:p>1,04177084375093E-006</text:p>
          </table:table-cell>
          <table:table-cell table:style-name="ce2" table:formula="of:=1/[.V30]" office:value-type="float" office:value="0.000000520859376300935" calcext:value-type="float">
            <text:p>5,20859376300935E-007</text:p>
          </table:table-cell>
          <table:table-cell table:style-name="ce2" table:formula="of:=1/[.W30]" office:value-type="float" office:value="0.000000104167708343276" calcext:value-type="float">
            <text:p>1,04167708343276E-007</text:p>
          </table:table-cell>
          <table:table-cell table:number-columns-repeated="3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13"/>
          <table:table-cell table:style-name="ce3" office:value-type="string" calcext:value-type="string" table:number-columns-spanned="10" table:number-rows-spanned="1">
            <text:p>Probabilidad de que haiga una falla a lo largo de un año comercial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[.M48]*24" office:value-type="float" office:value="24" calcext:value-type="float">
            <text:p>24</text:p>
          </table:table-cell>
          <table:table-cell table:style-name="ce4" table:formula="of:=1 - EXP(-1 * [.O34] * 365 * 24)" office:value-type="float" office:value="1" calcext:value-type="float">
            <text:p>1</text:p>
          </table:table-cell>
          <table:table-cell table:style-name="ce4" table:formula="of:=1 - EXP(-1 * [.P34] * 365 * 24)" office:value-type="float" office:value="0.999999995460851" calcext:value-type="float">
            <text:p>0,9999999955</text:p>
          </table:table-cell>
          <table:table-cell table:style-name="ce4" table:formula="of:=1 - EXP(-1 * [.Q34] * 365 * 24)" office:value-type="float" office:value="0.974949680245166" calcext:value-type="float">
            <text:p>0,9749496802</text:p>
          </table:table-cell>
          <table:table-cell table:style-name="ce4" table:formula="of:=1 - EXP(-1 * [.R34] * 365 * 24)" office:value-type="float" office:value="0.840254100497735" calcext:value-type="float">
            <text:p>0,8402541005</text:p>
          </table:table-cell>
          <table:table-cell table:style-name="ce4" table:formula="of:=1 - EXP(-1 * [.S34] * 365 * 24)" office:value-type="float" office:value="0.30605693820585" calcext:value-type="float">
            <text:p>0,3060569382</text:p>
          </table:table-cell>
          <table:table-cell table:style-name="ce2" table:formula="of:=1 - EXP(-1 * [.T34] * 365 * 24)" office:value-type="float" office:value="0.166891418731329" calcext:value-type="float">
            <text:p>0,1668914187</text:p>
          </table:table-cell>
          <table:table-cell table:style-name="ce2" table:formula="of:=1 - EXP(-1 * [.U34] * 365 * 24)" office:value-type="float" office:value="0.0358454256262439" calcext:value-type="float">
            <text:p>0,0358454256</text:p>
          </table:table-cell>
          <table:table-cell table:style-name="ce2" table:formula="of:=1 - EXP(-1 * [.V34] * 365 * 24)" office:value-type="float" office:value="0.0180853732520803" calcext:value-type="float">
            <text:p>0,0180853733</text:p>
          </table:table-cell>
          <table:table-cell table:style-name="ce2" table:formula="of:=1 - EXP(-1 * [.W34] * 365 * 24)" office:value-type="float" office:value="0.0036433832144952" calcext:value-type="float">
            <text:p>0,003643383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.5" calcext:value-type="float">
            <text:p>1,5</text:p>
          </table:table-cell>
          <table:table-cell table:formula="of:=[.M49]*24" office:value-type="float" office:value="36" calcext:value-type="float">
            <text:p>36</text:p>
          </table:table-cell>
          <table:table-cell table:style-name="ce4" table:formula="of:=1 - EXP(-1 * [.O35] * 365 * 24)" office:value-type="float" office:value="0.999999999998189" calcext:value-type="float">
            <text:p>1</text:p>
          </table:table-cell>
          <table:table-cell table:style-name="ce4" table:formula="of:=1 - EXP(-1 * [.P35] * 365 * 24)" office:value-type="float" office:value="0.999997258533451" calcext:value-type="float">
            <text:p>0,9999972585</text:p>
          </table:table-cell>
          <table:table-cell table:style-name="ce4" table:formula="of:=1 - EXP(-1 * [.Q35] * 365 * 24)" office:value-type="float" office:value="0.914386513691604" calcext:value-type="float">
            <text:p>0,9143865137</text:p>
          </table:table-cell>
          <table:table-cell table:style-name="ce4" table:formula="of:=1 - EXP(-1 * [.R35] * 365 * 24)" office:value-type="float" office:value="0.705589600839019" calcext:value-type="float">
            <text:p>0,7055896008</text:p>
          </table:table-cell>
          <table:table-cell table:style-name="ce4" table:formula="of:=1 - EXP(-1 * [.S35] * 365 * 24)" office:value-type="float" office:value="0.216180810010827" calcext:value-type="float">
            <text:p>0,21618081</text:p>
          </table:table-cell>
          <table:table-cell table:style-name="ce2" table:formula="of:=1 - EXP(-1 * [.T35] * 365 * 24)" office:value-type="float" office:value="0.114610422644132" calcext:value-type="float">
            <text:p>0,1146104226</text:p>
          </table:table-cell>
          <table:table-cell table:style-name="ce2" table:formula="of:=1 - EXP(-1 * [.U35] * 365 * 24)" office:value-type="float" office:value="0.024042039651372" calcext:value-type="float">
            <text:p>0,0240420397</text:p>
          </table:table-cell>
          <table:table-cell table:style-name="ce2" table:formula="of:=1 - EXP(-1 * [.V35] * 365 * 24)" office:value-type="float" office:value="0.012093553041051" calcext:value-type="float">
            <text:p>0,012093553</text:p>
          </table:table-cell>
          <table:table-cell table:style-name="ce2" table:formula="of:=1 - EXP(-1 * [.W35] * 365 * 24)" office:value-type="float" office:value="0.00243039945208279" calcext:value-type="float">
            <text:p>0,002430399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formula="of:=[.M50]*24" office:value-type="float" office:value="48" calcext:value-type="float">
            <text:p>48</text:p>
          </table:table-cell>
          <table:table-cell table:style-name="ce4" table:formula="of:=1 - EXP(-1 * [.O36] * 365 * 24)" office:value-type="float" office:value="0.999999998438748" calcext:value-type="float">
            <text:p>0,9999999984</text:p>
          </table:table-cell>
          <table:table-cell table:style-name="ce4" table:formula="of:=1 - EXP(-1 * [.P36] * 365 * 24)" office:value-type="float" office:value="0.999932626794116" calcext:value-type="float">
            <text:p>0,9999326268</text:p>
          </table:table-cell>
          <table:table-cell table:style-name="ce4" table:formula="of:=1 - EXP(-1 * [.Q36] * 365 * 24)" office:value-type="float" office:value="0.84172707194585" calcext:value-type="float">
            <text:p>0,8417270719</text:p>
          </table:table-cell>
          <table:table-cell table:style-name="ce4" table:formula="of:=1 - EXP(-1 * [.R36] * 365 * 24)" office:value-type="float" office:value="0.60031775182995" calcext:value-type="float">
            <text:p>0,6003177518</text:p>
          </table:table-cell>
          <table:table-cell table:style-name="ce2" table:formula="of:=1 - EXP(-1 * [.S36] * 365 * 24)" office:value-type="float" office:value="0.166967550575519" calcext:value-type="float">
            <text:p>0,1669675506</text:p>
          </table:table-cell>
          <table:table-cell table:style-name="ce2" table:formula="of:=1 - EXP(-1 * [.T36] * 365 * 24)" office:value-type="float" office:value="0.0872521809017177" calcext:value-type="float">
            <text:p>0,0872521809</text:p>
          </table:table-cell>
          <table:table-cell table:style-name="ce2" table:formula="of:=1 - EXP(-1 * [.U36] * 365 * 24)" office:value-type="float" office:value="0.0180862693832232" calcext:value-type="float">
            <text:p>0,0180862694</text:p>
          </table:table-cell>
          <table:table-cell table:style-name="ce2" table:formula="of:=1 - EXP(-1 * [.V36] * 365 * 24)" office:value-type="float" office:value="0.00908394566042081" calcext:value-type="float">
            <text:p>0,0090839457</text:p>
          </table:table-cell>
          <table:table-cell table:style-name="ce2" table:formula="of:=1 - EXP(-1 * [.W36] * 365 * 24)" office:value-type="float" office:value="0.00182335391700095" calcext:value-type="float">
            <text:p>0,001823353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.5" calcext:value-type="float">
            <text:p>2,5</text:p>
          </table:table-cell>
          <table:table-cell table:formula="of:=[.M51]*24" office:value-type="float" office:value="60" calcext:value-type="float">
            <text:p>60</text:p>
          </table:table-cell>
          <table:table-cell table:style-name="ce4" table:formula="of:=1 - EXP(-1 * [.O37] * 365 * 24)" office:value-type="float" office:value="0.999999909888876" calcext:value-type="float">
            <text:p>0,9999999099</text:p>
          </table:table-cell>
          <table:table-cell table:style-name="ce4" table:formula="of:=1 - EXP(-1 * [.P37] * 365 * 24)" office:value-type="float" office:value="0.99953996616936" calcext:value-type="float">
            <text:p>0,9995399662</text:p>
          </table:table-cell>
          <table:table-cell table:style-name="ce4" table:formula="of:=1 - EXP(-1 * [.Q37] * 365 * 24)" office:value-type="float" office:value="0.771163493253849" calcext:value-type="float">
            <text:p>0,7711634933</text:p>
          </table:table-cell>
          <table:table-cell table:style-name="ce4" table:formula="of:=1 - EXP(-1 * [.R37] * 365 * 24)" office:value-type="float" office:value="0.519855578259254" calcext:value-type="float">
            <text:p>0,5198555783</text:p>
          </table:table-cell>
          <table:table-cell table:style-name="ce2" table:formula="of:=1 - EXP(-1 * [.S37] * 365 * 24)" office:value-type="float" office:value="0.135968580905149" calcext:value-type="float">
            <text:p>0,1359685809</text:p>
          </table:table-cell>
          <table:table-cell table:style-name="ce2" table:formula="of:=1 - EXP(-1 * [.T37] * 365 * 24)" office:value-type="float" office:value="0.0704331167583553" calcext:value-type="float">
            <text:p>0,0704331168</text:p>
          </table:table-cell>
          <table:table-cell table:style-name="ce2" table:formula="of:=1 - EXP(-1 * [.U37] * 365 * 24)" office:value-type="float" office:value="0.0144953757833304" calcext:value-type="float">
            <text:p>0,0144953758</text:p>
          </table:table-cell>
          <table:table-cell table:style-name="ce2" table:formula="of:=1 - EXP(-1 * [.V37] * 365 * 24)" office:value-type="float" office:value="0.00727378208125018" calcext:value-type="float">
            <text:p>0,0072737821</text:p>
          </table:table-cell>
          <table:table-cell table:style-name="ce2" table:formula="of:=1 - EXP(-1 * [.W37] * 365 * 24)" office:value-type="float" office:value="0.0014589492973387" calcext:value-type="float">
            <text:p>0,001458949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formula="of:=[.M52]*24" office:value-type="float" office:value="72" calcext:value-type="float">
            <text:p>72</text:p>
          </table:table-cell>
          <table:table-cell table:style-name="ce4" table:formula="of:=1 - EXP(-1 * [.O38] * 365 * 24)" office:value-type="float" office:value="0.999998654195414" calcext:value-type="float">
            <text:p>0,9999986542</text:p>
          </table:table-cell>
          <table:table-cell table:style-name="ce4" table:formula="of:=1 - EXP(-1 * [.P38] * 365 * 24)" office:value-type="float" office:value="0.998344262536183" calcext:value-type="float">
            <text:p>0,9983442625</text:p>
          </table:table-cell>
          <table:table-cell table:style-name="ce4" table:formula="of:=1 - EXP(-1 * [.Q38] * 365 * 24)" office:value-type="float" office:value="0.707402176514595" calcext:value-type="float">
            <text:p>0,7074021765</text:p>
          </table:table-cell>
          <table:table-cell table:style-name="ce4" table:formula="of:=1 - EXP(-1 * [.R38] * 365 * 24)" office:value-type="float" office:value="0.457404018480619" calcext:value-type="float">
            <text:p>0,4574040185</text:p>
          </table:table-cell>
          <table:table-cell table:style-name="ce2" table:formula="of:=1 - EXP(-1 * [.S38] * 365 * 24)" office:value-type="float" office:value="0.114664363086421" calcext:value-type="float">
            <text:p>0,1146643631</text:p>
          </table:table-cell>
          <table:table-cell table:style-name="ce2" table:formula="of:=1 - EXP(-1 * [.T38] * 365 * 24)" office:value-type="float" office:value="0.0590485786418788" calcext:value-type="float">
            <text:p>0,0590485786</text:p>
          </table:table-cell>
          <table:table-cell table:style-name="ce2" table:formula="of:=1 - EXP(-1 * [.U38] * 365 * 24)" office:value-type="float" office:value="0.0120941541074736" calcext:value-type="float">
            <text:p>0,0120941541</text:p>
          </table:table-cell>
          <table:table-cell table:style-name="ce2" table:formula="of:=1 - EXP(-1 * [.V38] * 365 * 24)" office:value-type="float" office:value="0.00606516966204018" calcext:value-type="float">
            <text:p>0,0060651697</text:p>
          </table:table-cell>
          <table:table-cell table:style-name="ce2" table:formula="of:=1 - EXP(-1 * [.W38] * 365 * 24)" office:value-type="float" office:value="0.00121593897984273" calcext:value-type="float">
            <text:p>0,00121593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formula="of:=[.M53]*24" office:value-type="float" office:value="96" calcext:value-type="float">
            <text:p>96</text:p>
          </table:table-cell>
          <table:table-cell table:style-name="ce4" table:formula="of:=1 - EXP(-1 * [.O39] * 365 * 24)" office:value-type="float" office:value="0.999960487318577" calcext:value-type="float">
            <text:p>0,9999604873</text:p>
          </table:table-cell>
          <table:table-cell table:style-name="ce4" table:formula="of:=1 - EXP(-1 * [.P39] * 365 * 24)" office:value-type="float" office:value="0.991791881708683" calcext:value-type="float">
            <text:p>0,9917918817</text:p>
          </table:table-cell>
          <table:table-cell table:style-name="ce4" table:formula="of:=1 - EXP(-1 * [.Q39] * 365 * 24)" office:value-type="float" office:value="0.602164697325451" calcext:value-type="float">
            <text:p>0,6021646973</text:p>
          </table:table-cell>
          <table:table-cell table:style-name="ce4" table:formula="of:=1 - EXP(-1 * [.R39] * 365 * 24)" office:value-type="float" office:value="0.367795722752487" calcext:value-type="float">
            <text:p>0,3677957228</text:p>
          </table:table-cell>
          <table:table-cell table:style-name="ce2" table:formula="of:=1 - EXP(-1 * [.S39] * 365 * 24)" office:value-type="float" office:value="0.0872938866072601" calcext:value-type="float">
            <text:p>0,0872938866</text:p>
          </table:table-cell>
          <table:table-cell table:style-name="ce2" table:formula="of:=1 - EXP(-1 * [.T39] * 365 * 24)" office:value-type="float" office:value="0.0446216356341943" calcext:value-type="float">
            <text:p>0,0446216356</text:p>
          </table:table-cell>
          <table:table-cell table:style-name="ce2" table:formula="of:=1 - EXP(-1 * [.U39] * 365 * 24)" office:value-type="float" office:value="0.00908439783361126" calcext:value-type="float">
            <text:p>0,0090843978</text:p>
          </table:table-cell>
          <table:table-cell table:style-name="ce2" table:formula="of:=1 - EXP(-1 * [.V39] * 365 * 24)" office:value-type="float" office:value="0.00455233470584748" calcext:value-type="float">
            <text:p>0,0045523347</text:p>
          </table:table-cell>
          <table:table-cell table:style-name="ce2" table:formula="of:=1 - EXP(-1 * [.W39] * 365 * 24)" office:value-type="float" office:value="0.000912092915243412" calcext:value-type="float">
            <text:p>0,0009120929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13"/>
          <table:table-cell table:style-name="ce3" office:value-type="string" calcext:value-type="string" table:number-columns-spanned="10" table:number-rows-spanned="1">
            <text:p>Maximo tiempo fuera de servico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[.M58]*24" office:value-type="float" office:value="24" calcext:value-type="float">
            <text:p>24</text:p>
          </table:table-cell>
          <table:table-cell table:style-name="ce2" table:formula="of:=(1-[.O$57])*365*24" office:value-type="float" office:value="876" calcext:value-type="float">
            <text:p>876</text:p>
          </table:table-cell>
          <table:table-cell table:style-name="ce2" table:formula="of:=(1-[.P$57])*365*24" office:value-type="float" office:value="437.999999999999" calcext:value-type="float">
            <text:p>438</text:p>
          </table:table-cell>
          <table:table-cell table:style-name="ce2" table:formula="of:=(1-[.Q$57])*365*24" office:value-type="float" office:value="87.6000000000001" calcext:value-type="float">
            <text:p>87,6</text:p>
          </table:table-cell>
          <table:table-cell table:style-name="ce2" table:formula="of:=(1-[.R$57])*365*24" office:value-type="float" office:value="43.8" calcext:value-type="float">
            <text:p>43,8</text:p>
          </table:table-cell>
          <table:table-cell table:style-name="ce2" table:formula="of:=(1-[.S$57])*365*24" office:value-type="float" office:value="8.76000000000001" calcext:value-type="float">
            <text:p>8,76</text:p>
          </table:table-cell>
          <table:table-cell table:style-name="ce2" table:formula="of:=(1-[.T$57])*365*24" office:value-type="float" office:value="4.37999999999952" calcext:value-type="float">
            <text:p>4,38</text:p>
          </table:table-cell>
          <table:table-cell table:style-name="ce2" table:formula="of:=(1-[.U$57])*365*24" office:value-type="float" office:value="0.875999999999904" calcext:value-type="float">
            <text:p>0,876</text:p>
          </table:table-cell>
          <table:table-cell table:style-name="ce2" table:formula="of:=(1-[.V$57])*365*24" office:value-type="float" office:value="0.437999999998979" calcext:value-type="float">
            <text:p>0,438</text:p>
          </table:table-cell>
          <table:table-cell table:style-name="ce2" table:formula="of:=(1-[.W$57])*365*24" office:value-type="float" office:value="0.0875999999996013" calcext:value-type="float">
            <text:p>0,08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len</text:p>
          </table:table-cell>
          <table:table-cell table:number-columns-repeated="10"/>
          <table:table-cell table:style-name="ce5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0-22</text:p>
          </table:table-cell>
          <table:table-cell office:value-type="float" office:value="0.9976816" calcext:value-type="float">
            <text:p>0,9976816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5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3" office:value-type="string" calcext:value-type="string" table:number-columns-spanned="10" table:number-rows-spanned="1">
            <text:p>Probabilidad de superar el tiempo máximo de falla SLA si la falla ya ocurrió</text:p>
          </table:table-cell>
          <table:covered-table-cell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1-12</text:p>
          </table:table-cell>
          <table:table-cell office:value-type="float" office:value="0.989718" calcext:value-type="float">
            <text:p>0,9897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-21</text:p>
          </table:table-cell>
          <table:table-cell office:value-type="float" office:value="0.984759" calcext:value-type="float">
            <text:p>0,98475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 table:formula="of:=1/[.N63]" office:value-type="float" office:value="0.0416666666666667" calcext:value-type="float">
            <text:p>0,0416666667</text:p>
          </table:table-cell>
          <table:table-cell office:value-type="float" office:value="1" calcext:value-type="float">
            <text:p>1</text:p>
          </table:table-cell>
          <table:table-cell table:formula="of:=[.M63]*24" office:value-type="float" office:value="24" calcext:value-type="float">
            <text:p>24</text:p>
          </table:table-cell>
          <table:table-cell table:style-name="ce2" table:formula="of:= 1 - (1 -EXP(-1 *[.$L63]*[.O$58]))" office:value-type="float" office:value="0" calcext:value-type="float">
            <text:p>0</text:p>
          </table:table-cell>
          <table:table-cell table:style-name="ce2" table:formula="of:= 1 - (1 -EXP(-1 *[.$L63]*[.P$58]))" office:value-type="float" office:value="0.0000000118611201971319" calcext:value-type="float">
            <text:p>1,18611201971319E-008</text:p>
          </table:table-cell>
          <table:table-cell table:style-name="ce2" table:formula="of:= 1 - (1 -EXP(-1 *[.$L63]*[.Q$58]))" office:value-type="float" office:value="0.0259911287787553" calcext:value-type="float">
            <text:p>0,0259911288</text:p>
          </table:table-cell>
          <table:table-cell table:style-name="ce2" table:formula="of:= 1 - (1 -EXP(-1 *[.$L63]*[.R$58]))" office:value-type="float" office:value="0.161217644129777" calcext:value-type="float">
            <text:p>0,1612176441</text:p>
          </table:table-cell>
          <table:table-cell table:style-name="ce2" table:formula="of:= 1 - (1 -EXP(-1 *[.$L63]*[.S$58]))" office:value-type="float" office:value="0.694196650877979" calcext:value-type="float">
            <text:p>0,6941966509</text:p>
          </table:table-cell>
          <table:table-cell table:style-name="ce2" table:formula="of:= 1 - (1 -EXP(-1 *[.$L63]*[.T$58]))" office:value-type="float" office:value="0.833184643928347" calcext:value-type="float">
            <text:p>0,8331846439</text:p>
          </table:table-cell>
          <table:table-cell table:style-name="ce2" table:formula="of:= 1 - (1 -EXP(-1 *[.$L63]*[.U$58]))" office:value-type="float" office:value="0.964158093896328" calcext:value-type="float">
            <text:p>0,9641580939</text:p>
          </table:table-cell>
          <table:table-cell table:style-name="ce2" table:formula="of:= 1 - (1 -EXP(-1 *[.$L63]*[.V$58]))" office:value-type="float" office:value="0.981915522790228" calcext:value-type="float">
            <text:p>0,9819155228</text:p>
          </table:table-cell>
          <table:table-cell table:style-name="ce2" table:formula="of:= 1 - (1 -EXP(-1 *[.$L63]*[.W$58]))" office:value-type="float" office:value="0.996356653152886" calcext:value-type="float">
            <text:p>0,99635665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-19</text:p>
          </table:table-cell>
          <table:table-cell table:number-columns-repeated="9"/>
          <table:table-cell table:style-name="ce2" table:formula="of:=1/[.N64]" office:value-type="float" office:value="0.0277777777777778" calcext:value-type="float">
            <text:p>0,0277777778</text:p>
          </table:table-cell>
          <table:table-cell office:value-type="float" office:value="1.5" calcext:value-type="float">
            <text:p>1,5</text:p>
          </table:table-cell>
          <table:table-cell table:formula="of:=[.M64]*24" office:value-type="float" office:value="36" calcext:value-type="float">
            <text:p>36</text:p>
          </table:table-cell>
          <table:table-cell table:style-name="ce2" table:formula="of:= 1 - (1 -EXP(-1 *[.$L64]*[.O$58]))" office:value-type="float" office:value="0.0000000000270500288834796" calcext:value-type="float">
            <text:p>2,70500288834796E-011</text:p>
          </table:table-cell>
          <table:table-cell table:style-name="ce2" table:formula="of:= 1 - (1 -EXP(-1 *[.$L64]*[.P$58]))" office:value-type="float" office:value="0.00000520096347089716" calcext:value-type="float">
            <text:p>0,000005201</text:p>
          </table:table-cell>
          <table:table-cell table:style-name="ce2" table:formula="of:= 1 - (1 -EXP(-1 *[.$L64]*[.Q$58]))" office:value-type="float" office:value="0.0877438650242941" calcext:value-type="float">
            <text:p>0,087743865</text:p>
          </table:table-cell>
          <table:table-cell table:style-name="ce2" table:formula="of:= 1 - (1 -EXP(-1 *[.$L64]*[.R$58]))" office:value-type="float" office:value="0.296215909471949" calcext:value-type="float">
            <text:p>0,2962159095</text:p>
          </table:table-cell>
          <table:table-cell table:style-name="ce2" table:formula="of:= 1 - (1 -EXP(-1 *[.$L64]*[.S$58]))" office:value-type="float" office:value="0.784010133499431" calcext:value-type="float">
            <text:p>0,7840101335</text:p>
          </table:table-cell>
          <table:table-cell table:style-name="ce2" table:formula="of:= 1 - (1 -EXP(-1 *[.$L64]*[.T$58]))" office:value-type="float" office:value="0.88544346713918" calcext:value-type="float">
            <text:p>0,8854434671</text:p>
          </table:table-cell>
          <table:table-cell table:style-name="ce2" table:formula="of:= 1 - (1 -EXP(-1 *[.$L64]*[.U$58]))" office:value-type="float" office:value="0.975960335420062" calcext:value-type="float">
            <text:p>0,9759603354</text:p>
          </table:table-cell>
          <table:table-cell table:style-name="ce2" table:formula="of:= 1 - (1 -EXP(-1 *[.$L64]*[.V$58]))" office:value-type="float" office:value="0.987907047965604" calcext:value-type="float">
            <text:p>0,987907048</text:p>
          </table:table-cell>
          <table:table-cell table:style-name="ce2" table:formula="of:= 1 - (1 -EXP(-1 *[.$L64]*[.W$58]))" office:value-type="float" office:value="0.997569624822354" calcext:value-type="float">
            <text:p>0,99756962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-18</text:p>
          </table:table-cell>
          <table:table-cell table:number-columns-repeated="9"/>
          <table:table-cell table:style-name="ce2" table:formula="of:=1/[.N65]" office:value-type="float" office:value="0.0208333333333333" calcext:value-type="float">
            <text:p>0,0208333333</text:p>
          </table:table-cell>
          <table:table-cell office:value-type="float" office:value="2" calcext:value-type="float">
            <text:p>2</text:p>
          </table:table-cell>
          <table:table-cell table:formula="of:=[.M65]*24" office:value-type="float" office:value="48" calcext:value-type="float">
            <text:p>48</text:p>
          </table:table-cell>
          <table:table-cell table:style-name="ce2" table:formula="of:= 1 - (1 -EXP(-1 *[.$L65]*[.O$58]))" office:value-type="float" office:value="0.0000000118611201971319" calcext:value-type="float">
            <text:p>1,18611201971319E-008</text:p>
          </table:table-cell>
          <table:table-cell table:style-name="ce2" table:formula="of:= 1 - (1 -EXP(-1 *[.$L65]*[.P$58]))" office:value-type="float" office:value="0.000108908769855032" calcext:value-type="float">
            <text:p>0,0001089088</text:p>
          </table:table-cell>
          <table:table-cell table:style-name="ce2" table:formula="of:= 1 - (1 -EXP(-1 *[.$L65]*[.Q$58]))" office:value-type="float" office:value="0.161217644129777" calcext:value-type="float">
            <text:p>0,1612176441</text:p>
          </table:table-cell>
          <table:table-cell table:style-name="ce2" table:formula="of:= 1 - (1 -EXP(-1 *[.$L65]*[.R$58]))" office:value-type="float" office:value="0.401519170314166" calcext:value-type="float">
            <text:p>0,4015191703</text:p>
          </table:table-cell>
          <table:table-cell table:style-name="ce2" table:formula="of:= 1 - (1 -EXP(-1 *[.$L65]*[.S$58]))" office:value-type="float" office:value="0.83318464392833" calcext:value-type="float">
            <text:p>0,8331846439</text:p>
          </table:table-cell>
          <table:table-cell table:style-name="ce2" table:formula="of:= 1 - (1 -EXP(-1 *[.$L65]*[.T$58]))" office:value-type="float" office:value="0.912789485000976" calcext:value-type="float">
            <text:p>0,912789485</text:p>
          </table:table-cell>
          <table:table-cell table:style-name="ce2" table:formula="of:= 1 - (1 -EXP(-1 *[.$L65]*[.U$58]))" office:value-type="float" office:value="0.981915522790188" calcext:value-type="float">
            <text:p>0,9819155228</text:p>
          </table:table-cell>
          <table:table-cell table:style-name="ce2" table:formula="of:= 1 - (1 -EXP(-1 *[.$L65]*[.V$58]))" office:value-type="float" office:value="0.990916506467739" calcext:value-type="float">
            <text:p>0,9909165065</text:p>
          </table:table-cell>
          <table:table-cell table:style-name="ce2" table:formula="of:= 1 - (1 -EXP(-1 *[.$L65]*[.W$58]))" office:value-type="float" office:value="0.998176664299905" calcext:value-type="float">
            <text:p>0,99817666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-20</text:p>
          </table:table-cell>
          <table:table-cell table:number-columns-repeated="9"/>
          <table:table-cell table:style-name="ce2" table:formula="of:=1/[.N66]" office:value-type="float" office:value="0.0166666666666667" calcext:value-type="float">
            <text:p>0,0166666667</text:p>
          </table:table-cell>
          <table:table-cell office:value-type="float" office:value="2.5" calcext:value-type="float">
            <text:p>2,5</text:p>
          </table:table-cell>
          <table:table-cell table:formula="of:=[.M66]*24" office:value-type="float" office:value="60" calcext:value-type="float">
            <text:p>60</text:p>
          </table:table-cell>
          <table:table-cell table:style-name="ce2" table:formula="of:= 1 - (1 -EXP(-1 *[.$L66]*[.O$58]))" office:value-type="float" office:value="0.000000456352636790669" calcext:value-type="float">
            <text:p>4,56352636790669E-007</text:p>
          </table:table-cell>
          <table:table-cell table:style-name="ce2" table:formula="of:= 1 - (1 -EXP(-1 *[.$L66]*[.P$58]))" office:value-type="float" office:value="0.000675538775193885" calcext:value-type="float">
            <text:p>0,0006755388</text:p>
          </table:table-cell>
          <table:table-cell table:style-name="ce2" table:formula="of:= 1 - (1 -EXP(-1 *[.$L66]*[.Q$58]))" office:value-type="float" office:value="0.232236274729758" calcext:value-type="float">
            <text:p>0,2322362747</text:p>
          </table:table-cell>
          <table:table-cell table:style-name="ce2" table:formula="of:= 1 - (1 -EXP(-1 *[.$L66]*[.R$58]))" office:value-type="float" office:value="0.481908990090202" calcext:value-type="float">
            <text:p>0,4819089901</text:p>
          </table:table-cell>
          <table:table-cell table:style-name="ce2" table:formula="of:= 1 - (1 -EXP(-1 *[.$L66]*[.S$58]))" office:value-type="float" office:value="0.864157703184643" calcext:value-type="float">
            <text:p>0,8641577032</text:p>
          </table:table-cell>
          <table:table-cell table:style-name="ce2" table:formula="of:= 1 - (1 -EXP(-1 *[.$L66]*[.T$58]))" office:value-type="float" office:value="0.9296008300258" calcext:value-type="float">
            <text:p>0,92960083</text:p>
          </table:table-cell>
          <table:table-cell table:style-name="ce2" table:formula="of:= 1 - (1 -EXP(-1 *[.$L66]*[.U$58]))" office:value-type="float" office:value="0.98550606319837" calcext:value-type="float">
            <text:p>0,9855060632</text:p>
          </table:table-cell>
          <table:table-cell table:style-name="ce2" table:formula="of:= 1 - (1 -EXP(-1 *[.$L66]*[.V$58]))" office:value-type="float" office:value="0.992726580282004" calcext:value-type="float">
            <text:p>0,9927265803</text:p>
          </table:table-cell>
          <table:table-cell table:style-name="ce2" table:formula="of:= 1 - (1 -EXP(-1 *[.$L66]*[.W$58]))" office:value-type="float" office:value="0.998541065281506" calcext:value-type="float">
            <text:p>0,99854106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-23</text:p>
          </table:table-cell>
          <table:table-cell table:number-columns-repeated="9"/>
          <table:table-cell table:style-name="ce2" table:formula="of:=1/[.N67]" office:value-type="float" office:value="0.0138888888888889" calcext:value-type="float">
            <text:p>0,0138888889</text:p>
          </table:table-cell>
          <table:table-cell office:value-type="float" office:value="3" calcext:value-type="float">
            <text:p>3</text:p>
          </table:table-cell>
          <table:table-cell table:formula="of:=[.M67]*24" office:value-type="float" office:value="72" calcext:value-type="float">
            <text:p>72</text:p>
          </table:table-cell>
          <table:table-cell table:style-name="ce2" table:formula="of:= 1 - (1 -EXP(-1 *[.$L67]*[.O$58]))" office:value-type="float" office:value="0.00000520096347089716" calcext:value-type="float">
            <text:p>0,000005201</text:p>
          </table:table-cell>
          <table:table-cell table:style-name="ce2" table:formula="of:= 1 - (1 -EXP(-1 *[.$L67]*[.P$58]))" office:value-type="float" office:value="0.00228056209539218" calcext:value-type="float">
            <text:p>0,0022805621</text:p>
          </table:table-cell>
          <table:table-cell table:style-name="ce2" table:formula="of:= 1 - (1 -EXP(-1 *[.$L67]*[.Q$58]))" office:value-type="float" office:value="0.296215909471949" calcext:value-type="float">
            <text:p>0,2962159095</text:p>
          </table:table-cell>
          <table:table-cell table:style-name="ce2" table:formula="of:= 1 - (1 -EXP(-1 *[.$L67]*[.R$58]))" office:value-type="float" office:value="0.544257208929702" calcext:value-type="float">
            <text:p>0,5442572089</text:p>
          </table:table-cell>
          <table:table-cell table:style-name="ce2" table:formula="of:= 1 - (1 -EXP(-1 *[.$L67]*[.S$58]))" office:value-type="float" office:value="0.885443467139168" calcext:value-type="float">
            <text:p>0,8854434671</text:p>
          </table:table-cell>
          <table:table-cell table:style-name="ce2" table:formula="of:= 1 - (1 -EXP(-1 *[.$L67]*[.T$58]))" office:value-type="float" office:value="0.940980056717027" calcext:value-type="float">
            <text:p>0,9409800567</text:p>
          </table:table-cell>
          <table:table-cell table:style-name="ce2" table:formula="of:= 1 - (1 -EXP(-1 *[.$L67]*[.U$58]))" office:value-type="float" office:value="0.987907047965577" calcext:value-type="float">
            <text:p>0,987907048</text:p>
          </table:table-cell>
          <table:table-cell table:style-name="ce2" table:formula="of:= 1 - (1 -EXP(-1 *[.$L67]*[.V$58]))" office:value-type="float" office:value="0.993935132674967" calcext:value-type="float">
            <text:p>0,9939351327</text:p>
          </table:table-cell>
          <table:table-cell table:style-name="ce2" table:formula="of:= 1 - (1 -EXP(-1 *[.$L67]*[.W$58]))" office:value-type="float" office:value="0.998784073172152" calcext:value-type="float">
            <text:p>0,998784073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68]" office:value-type="float" office:value="0.0104166666666667" calcext:value-type="float">
            <text:p>0,0104166667</text:p>
          </table:table-cell>
          <table:table-cell office:value-type="float" office:value="4" calcext:value-type="float">
            <text:p>4</text:p>
          </table:table-cell>
          <table:table-cell table:formula="of:=[.M68]*24" office:value-type="float" office:value="96" calcext:value-type="float">
            <text:p>96</text:p>
          </table:table-cell>
          <table:table-cell table:style-name="ce2" table:formula="of:= 1 - (1 -EXP(-1 *[.$L68]*[.O$58]))" office:value-type="float" office:value="0.000108908769855032" calcext:value-type="float">
            <text:p>0,0001089088</text:p>
          </table:table-cell>
          <table:table-cell table:style-name="ce2" table:formula="of:= 1 - (1 -EXP(-1 *[.$L68]*[.P$58]))" office:value-type="float" office:value="0.0104359364627745" calcext:value-type="float">
            <text:p>0,0104359365</text:p>
          </table:table-cell>
          <table:table-cell table:style-name="ce2" table:formula="of:= 1 - (1 -EXP(-1 *[.$L68]*[.Q$58]))" office:value-type="float" office:value="0.401519170314166" calcext:value-type="float">
            <text:p>0,4015191703</text:p>
          </table:table-cell>
          <table:table-cell table:style-name="ce2" table:formula="of:= 1 - (1 -EXP(-1 *[.$L68]*[.R$58]))" office:value-type="float" office:value="0.633655403444306" calcext:value-type="float">
            <text:p>0,6336554034</text:p>
          </table:table-cell>
          <table:table-cell table:style-name="ce2" table:formula="of:= 1 - (1 -EXP(-1 *[.$L68]*[.S$58]))" office:value-type="float" office:value="0.912789485000967" calcext:value-type="float">
            <text:p>0,912789485</text:p>
          </table:table-cell>
          <table:table-cell table:style-name="ce2" table:formula="of:= 1 - (1 -EXP(-1 *[.$L68]*[.T$58]))" office:value-type="float" office:value="0.955400170086324" calcext:value-type="float">
            <text:p>0,9554001701</text:p>
          </table:table-cell>
          <table:table-cell table:style-name="ce2" table:formula="of:= 1 - (1 -EXP(-1 *[.$L68]*[.U$58]))" office:value-type="float" office:value="0.990916506467718" calcext:value-type="float">
            <text:p>0,9909165065</text:p>
          </table:table-cell>
          <table:table-cell table:style-name="ce2" table:formula="of:= 1 - (1 -EXP(-1 *[.$L68]*[.V$58]))" office:value-type="float" office:value="0.995447892392032" calcext:value-type="float">
            <text:p>0,9954478924</text:p>
          </table:table-cell>
          <table:table-cell table:style-name="ce2" table:formula="of:= 1 - (1 -EXP(-1 *[.$L68]*[.W$58]))" office:value-type="float" office:value="0.999087916201525" calcext:value-type="float">
            <text:p>0,9990879162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2" table:number-columns-repeated="9"/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11"/>
          <table:table-cell office:value-type="string" calcext:value-type="string">
            <text:p>Riesgo</text:p>
          </table:table-cell>
          <table:table-cell office:value-type="string" calcext:value-type="string">
            <text:p>Dias vv</text:p>
          </table:table-cell>
          <table:table-cell office:value-type="string" calcext:value-type="string">
            <text:p>SLA 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3" office:value-type="float" office:value="0.1" calcext:value-type="float" table:number-columns-spanned="1" table:number-rows-spanned="6">
            <text:p>0,1</text:p>
          </table:table-cell>
          <table:table-cell office:value-type="float" office:value="1" calcext:value-type="float">
            <text:p>1</text:p>
          </table:table-cell>
          <table:table-cell table:formula="of:=[.M73]*24" office:value-type="float" office:value="24" calcext:value-type="float">
            <text:p>24</text:p>
          </table:table-cell>
          <table:table-cell/>
          <table:table-cell office:value-type="string" calcext:value-type="string">
            <text:p>0.9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0.9999" calcext:value-type="float">
            <text:p>0,9999</text:p>
          </table:table-cell>
          <table:table-cell table:number-columns-repeated="6"/>
        </table:table-row>
        <table:table-row table:style-name="ro1">
          <table:table-cell table:number-columns-repeated="11"/>
          <table:covered-table-cell/>
          <table:table-cell office:value-type="float" office:value="1.5" calcext:value-type="float">
            <text:p>1,5</text:p>
          </table:table-cell>
          <table:table-cell table:formula="of:=[.M74]*24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1">
          <table:table-cell table:number-columns-repeated="11"/>
          <table:covered-table-cell/>
          <table:table-cell office:value-type="float" office:value="2" calcext:value-type="float">
            <text:p>2</text:p>
          </table:table-cell>
          <table:table-cell table:formula="of:=[.M75]*24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11"/>
          <table:covered-table-cell/>
          <table:table-cell office:value-type="float" office:value="2.5" calcext:value-type="float">
            <text:p>2,5</text:p>
          </table:table-cell>
          <table:table-cell table:formula="of:=[.M76]*24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11"/>
          <table:covered-table-cell/>
          <table:table-cell office:value-type="float" office:value="3" calcext:value-type="float">
            <text:p>3</text:p>
          </table:table-cell>
          <table:table-cell table:formula="of:=[.M77]*24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11"/>
          <table:covered-table-cell/>
          <table:table-cell office:value-type="float" office:value="4" calcext:value-type="float">
            <text:p>4</text:p>
          </table:table-cell>
          <table:table-cell table:formula="of:=[.M78]*24" office:value-type="float" office:value="96" calcext:value-type="float">
            <text:p>96</text:p>
          </table:table-cell>
          <table:table-cell table:number-columns-repeated="12"/>
        </table:table-row>
      </table:table>
      <table:table table:name="Hoja2" table:style-name="ta1">
        <table:shapes>
          <draw:frame draw:z-index="0" draw:style-name="gr1" draw:text-style-name="P1" svg:width="15.998cm" svg:height="8.999cm" svg:x="20.288cm" svg:y="13.288cm">
            <draw:object draw:notify-on-update-of-ranges="Hoja2.C34:Hoja2.G34 Hoja2.B35:Hoja2.B35 Hoja2.C35:Hoja2.G35 Hoja2.B36:Hoja2.B36 Hoja2.C36:Hoja2.G36 Hoja2.B37:Hoja2.B37 Hoja2.C37:Hoja2.G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6.837cm" svg:height="18.737cm" svg:x="149.111cm" svg:y="18.62cm">
            <draw:object draw:notify-on-update-of-ranges="Hoja2.AZ58:Hoja2.BM58 Hoja2.AY59:Hoja2.AY59 Hoja2.AZ59:Hoja2.BM59 Hoja2.AY60:Hoja2.AY60 Hoja2.AZ60:Hoja2.BM60 Hoja2.AY61:Hoja2.AY61 Hoja2.AZ61:Hoja2.BM61 Hoja2.AY62:Hoja2.AY62 Hoja2.AZ62:Hoja2.BM62 Hoja2.AY63:Hoja2.AY63 Hoja2.AZ63:Hoja2.BM63 Hoja2.AY64:Hoja2.AY64 Hoja2.AZ64:Hoja2.BM64 Hoja2.AY65:Hoja2.AY65 Hoja2.AZ65:Hoja2.BM65 Hoja2.AY66:Hoja2.AY66 Hoja2.AZ66:Hoja2.BM66 Hoja2.AY67:Hoja2.AY67 Hoja2.AZ67:Hoja2.BM67 Hoja2.AY68:Hoja2.AY68 Hoja2.AZ68:Hoja2.BM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5" table:default-cell-style-name="Default"/>
        <table:table-row table:style-name="ro1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5" calcext:value-type="float" table:number-columns-spanned="15" table:number-rows-spanned="1">
            <text:p>0,995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/>
          <table:table-cell table:style-name="ce3" office:value-type="float" office:value="0.999" calcext:value-type="float" table:number-columns-spanned="6" table:number-rows-spanned="1">
            <text:p>0,999</text:p>
          </table:table-cell>
          <table:covered-table-cell table:number-columns-repeated="5"/>
          <table:table-cell table:number-columns-repeated="2"/>
          <table:table-cell table:style-name="ce3" office:value-type="float" office:value="0.9999" calcext:value-type="float" table:number-columns-spanned="6" table:number-rows-spanned="1">
            <text:p>0,9999</text:p>
          </table:table-cell>
          <table:covered-table-cell table:number-columns-repeated="5"/>
          <table:table-cell table:number-columns-repeated="2"/>
          <table:table-cell table:style-name="ce3" office:value-type="float" office:value="0.99999" calcext:value-type="float" table:number-columns-spanned="6" table:number-rows-spanned="1">
            <text:p>0,99999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disjoint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7"/>
          <table:table-cell table:style-name="ce3" office:value-type="float" office:value="0.999" calcext:value-type="float" table:number-columns-spanned="7" table:number-rows-spanned="1">
            <text:p>0,999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99" calcext:value-type="float">
            <text:p>0,999999</text:p>
          </table:table-cell>
          <table:table-cell table:number-columns-repeated="6"/>
          <table:table-cell office:value-type="string" calcext:value-type="string">
            <text:p>0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0-1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-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0-4</text:p>
          </table:table-cell>
          <table:table-cell table:number-columns-repeated="21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3]^[.BB5]" office:value-type="float" office:value="0.998001" calcext:value-type="float">
            <text:p>0,998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3]^[.BE5])*(1-[.$BA$3]^[.BF5]))" office:value-type="float" office:value="0.999992015986006" calcext:value-type="float">
            <text:p>0,999992016</text:p>
          </table:table-cell>
          <table:table-cell table:number-columns-repeated="3"/>
          <table:table-cell table:formula="of:=[.BD5]/[.BB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0-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0-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0-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0-12</text:p>
          </table:table-cell>
          <table:table-cell table:number-columns-repeated="21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3]^[.BB6]" office:value-type="float" office:value="0.997002999" calcext:value-type="float">
            <text:p>0,9970029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3]^[.BE6])*(1-[.$BA$3]^[.BF6]))" office:value-type="float" office:value="0.999988029966021" calcext:value-type="float">
            <text:p>0,99998803</text:p>
          </table:table-cell>
          <table:table-cell table:number-columns-repeated="3"/>
          <table:table-cell table:formula="of:=[.BD6]/[.BB6]" office:value-type="float" office:value="2.33333333333333" calcext:value-type="float">
            <text:p>2,33333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0-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0-1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0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0-17</text:p>
          </table:table-cell>
          <table:table-cell table:number-columns-repeated="21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3]^[.BB7]" office:value-type="float" office:value="0.996005996001" calcext:value-type="float">
            <text:p>0,9960059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3]^[.BE7])*(1-[.$BA$3]^[.BF7]))" office:value-type="float" office:value="0.999980069880125" calcext:value-type="float">
            <text:p>0,9999800699</text:p>
          </table:table-cell>
          <table:table-cell table:number-columns-repeated="3"/>
          <table:table-cell table:formula="of:=[.BD7]/[.BB7]"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2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0-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0-2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0-2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0-23</text:p>
          </table:table-cell>
          <table:table-cell table:number-columns-repeated="21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3]^[.BB8]" office:value-type="float" office:value="0.995009990004999" calcext:value-type="float">
            <text:p>0,9950099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3]^[.BE8])*(1-[.$BA$3]^[.BF8]))" office:value-type="float" office:value="0.999964179535779" calcext:value-type="float">
            <text:p>0,9999641795</text:p>
          </table:table-cell>
          <table:table-cell table:number-columns-repeated="3"/>
          <table:table-cell table:formula="of:=[.BD8]/[.BB8]"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0-2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0-1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string" calcext:value-type="string">
            <text:p>0-17</text:p>
          </table:table-cell>
          <table:table-cell office:value-type="float" office:value="12" calcext:value-type="float">
            <text:p>12</text:p>
          </table:table-cell>
          <table:table-cell table:number-columns-repeated="25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3]^[.BB9]" office:value-type="float" office:value="0.994014980014994" calcext:value-type="float">
            <text:p>0,9940149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3]^[.BE9])*(1-[.$BA$3]^[.BF9]))" office:value-type="float" office:value="0.999951293070957" calcext:value-type="float">
            <text:p>0,9999512931</text:p>
          </table:table-cell>
          <table:table-cell table:number-columns-repeated="3"/>
          <table:table-cell table:formula="of:=[.BD9]/[.BB9]" office:value-type="float" office:value="2.33333333333333" calcext:value-type="float">
            <text:p>2,3333333333</text:p>
          </table:table-cell>
          <table:table-cell table:number-columns-repeated="2"/>
        </table:table-row>
        <table:table-row table:style-name="ro1">
          <table:table-cell table:number-columns-repeated="62"/>
          <table:table-cell table:formula="of:=AVERAGE([.BK5:.BK9])" office:value-type="float" office:value="2.46333333333333" calcext:value-type="float">
            <text:p>2,4633333333</text:p>
          </table:table-cell>
          <table:table-cell table:number-columns-repeated="2"/>
        </table:table-row>
        <table:table-row table:style-name="ro1">
          <table:table-cell table:number-columns-repeated="52"/>
          <table:table-cell table:style-name="ce3" office:value-type="float" office:value="0.9999" calcext:value-type="float" table:number-columns-spanned="7" table:number-rows-spanned="1">
            <text:p>0,9999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30"/>
          <table:table-cell table:style-name="ce3" office:value-type="float" office:value="0.999" calcext:value-type="float" table:number-columns-spanned="15" table:number-rows-spanned="1">
            <text:p>0,999</text:p>
          </table:table-cell>
          <table:covered-table-cell table:number-columns-repeated="14"/>
          <table:table-cell table:number-columns-repeated="8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7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11]^[.BB13]" office:value-type="float" office:value="0.99980001" calcext:value-type="float">
            <text:p>0,99980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11]^[.BE13])*(1-[.$BA$11]^[.BF13]))" office:value-type="float" office:value="0.999999920015999" calcext:value-type="float">
            <text:p>0,99999992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11]^[.BB14]" office:value-type="float" office:value="0.999700029999" calcext:value-type="float">
            <text:p>0,9997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11]^[.BE14])*(1-[.$BA$11]^[.BF14]))" office:value-type="float" office:value="0.999999880029997" calcext:value-type="float">
            <text:p>0,99999988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11]^[.BB15]" office:value-type="float" office:value="0.999600059996" calcext:value-type="float">
            <text:p>0,99960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11]^[.BE15])*(1-[.$BA$11]^[.BF15]))" office:value-type="float" office:value="0.999999800069988" calcext:value-type="float">
            <text:p>0,9999998001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11]^[.BB16]" office:value-type="float" office:value="0.999500099990001" calcext:value-type="float">
            <text:p>0,99950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11]^[.BE16])*(1-[.$BA$11]^[.BF16]))" office:value-type="float" office:value="0.999999640179953" calcext:value-type="float">
            <text:p>0,9999996402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11]^[.BB17]" office:value-type="float" office:value="0.999400149980002" calcext:value-type="float">
            <text:p>0,999400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11]^[.BE17])*(1-[.$BA$11]^[.BF17]))" office:value-type="float" office:value="0.999999510293907" calcext:value-type="float">
            <text:p>0,999999510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0.999" calcext:value-type="float" table:number-columns-spanned="6" table:number-rows-spanned="1">
            <text:p>0,999</text:p>
          </table:table-cell>
          <table:covered-table-cell table:number-columns-repeated="5"/>
          <table:table-cell table:number-columns-repeated="2"/>
          <table:table-cell table:style-name="ce3" office:value-type="float" office:value="0.999" calcext:value-type="float" table:number-columns-spanned="6" table:number-rows-spanned="1">
            <text:p>0,999</text:p>
          </table:table-cell>
          <table:covered-table-cell table:number-columns-repeated="5"/>
          <table:table-cell table:number-columns-repeated="2"/>
          <table:table-cell table:style-name="ce3" office:value-type="float" office:value="0.999" calcext:value-type="float" table:number-columns-spanned="6" table:number-rows-spanned="1">
            <text:p>0,999</text:p>
          </table:table-cell>
          <table:covered-table-cell table:number-columns-repeated="5"/>
          <table:table-cell table:number-columns-repeated="7"/>
          <table:table-cell office:value-type="string" calcext:value-type="string">
            <text:p>0-2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99" calcext:value-type="float">
            <text:p>0,99999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table:formula="of:=[.C5]/[.$C5]" office:value-type="float" office:value="1" calcext:value-type="float">
            <text:p>1</text:p>
          </table:table-cell>
          <table:table-cell table:formula="of:=[.D5]/[.$C5]" office:value-type="float" office:value="1" calcext:value-type="float">
            <text:p>1</text:p>
          </table:table-cell>
          <table:table-cell table:formula="of:=[.E5]/[.$C5]" office:value-type="float" office:value="3" calcext:value-type="float">
            <text:p>3</text:p>
          </table:table-cell>
          <table:table-cell table:formula="of:=[.F5]/[.$C5]" office:value-type="float" office:value="3" calcext:value-type="float">
            <text:p>3</text:p>
          </table:table-cell>
          <table:table-cell table:formula="of:=[.G5]/[.$C5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-17</text:p>
          </table:table-cell>
          <table:table-cell table:formula="of:=[.K5]/[.$K5]" office:value-type="float" office:value="1" calcext:value-type="float">
            <text:p>1</text:p>
          </table:table-cell>
          <table:table-cell table:formula="of:=[.L5]/[.$K5]" office:value-type="float" office:value="1" calcext:value-type="float">
            <text:p>1</text:p>
          </table:table-cell>
          <table:table-cell table:formula="of:=[.M5]/[.$K5]" office:value-type="float" office:value="1" calcext:value-type="float">
            <text:p>1</text:p>
          </table:table-cell>
          <table:table-cell table:formula="of:=[.N5]/[.$K5]" office:value-type="float" office:value="2.4" calcext:value-type="float">
            <text:p>2,4</text:p>
          </table:table-cell>
          <table:table-cell table:formula="of:=[.O5]/[.$K5]" office:value-type="float" office:value="2.4" calcext:value-type="float">
            <text:p>2,4</text:p>
          </table:table-cell>
          <table:table-cell table:number-columns-repeated="2"/>
          <table:table-cell office:value-type="string" calcext:value-type="string">
            <text:p>0-2</text:p>
          </table:table-cell>
          <table:table-cell table:formula="of:=[.S5]/[.$S5]" office:value-type="float" office:value="1" calcext:value-type="float">
            <text:p>1</text:p>
          </table:table-cell>
          <table:table-cell table:formula="of:=[.T5]/[.$S5]" office:value-type="float" office:value="1" calcext:value-type="float">
            <text:p>1</text:p>
          </table:table-cell>
          <table:table-cell table:formula="of:=[.U5]/[.$S5]" office:value-type="float" office:value="1" calcext:value-type="float">
            <text:p>1</text:p>
          </table:table-cell>
          <table:table-cell table:formula="of:=[.V5]/[.$S5]" office:value-type="float" office:value="1" calcext:value-type="float">
            <text:p>1</text:p>
          </table:table-cell>
          <table:table-cell table:formula="of:=[.W5]/[.$S5]" office:value-type="float" office:value="3" calcext:value-type="float">
            <text:p>3</text:p>
          </table:table-cell>
          <table:table-cell table:formula="of:=[.X5]/[.$S5]"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table:formula="of:=[.C6]/[.$C6]" office:value-type="float" office:value="1" calcext:value-type="float">
            <text:p>1</text:p>
          </table:table-cell>
          <table:table-cell table:formula="of:=[.D6]/[.$C6]" office:value-type="float" office:value="1" calcext:value-type="float">
            <text:p>1</text:p>
          </table:table-cell>
          <table:table-cell table:formula="of:=[.E6]/[.$C6]" office:value-type="float" office:value="2.33333333333333" calcext:value-type="float">
            <text:p>2,3333333333</text:p>
          </table:table-cell>
          <table:table-cell table:formula="of:=[.F6]/[.$C6]" office:value-type="float" office:value="2.33333333333333" calcext:value-type="float">
            <text:p>2,3333333333</text:p>
          </table:table-cell>
          <table:table-cell table:formula="of:=[.G6]/[.$C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2</text:p>
          </table:table-cell>
          <table:table-cell table:formula="of:=[.K6]/[.$K6]" office:value-type="float" office:value="1" calcext:value-type="float">
            <text:p>1</text:p>
          </table:table-cell>
          <table:table-cell table:formula="of:=[.L6]/[.$K6]" office:value-type="float" office:value="1" calcext:value-type="float">
            <text:p>1</text:p>
          </table:table-cell>
          <table:table-cell table:formula="of:=[.M6]/[.$K6]" office:value-type="float" office:value="1" calcext:value-type="float">
            <text:p>1</text:p>
          </table:table-cell>
          <table:table-cell table:formula="of:=[.N6]/[.$K6]" office:value-type="float" office:value="3" calcext:value-type="float">
            <text:p>3</text:p>
          </table:table-cell>
          <table:table-cell table:formula="of:=[.O6]/[.$K6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-4</text:p>
          </table:table-cell>
          <table:table-cell table:formula="of:=[.S6]/[.$S6]" office:value-type="float" office:value="1" calcext:value-type="float">
            <text:p>1</text:p>
          </table:table-cell>
          <table:table-cell table:formula="of:=[.T6]/[.$S6]" office:value-type="float" office:value="1" calcext:value-type="float">
            <text:p>1</text:p>
          </table:table-cell>
          <table:table-cell table:formula="of:=[.U6]/[.$S6]" office:value-type="float" office:value="1" calcext:value-type="float">
            <text:p>1</text:p>
          </table:table-cell>
          <table:table-cell table:formula="of:=[.V6]/[.$S6]" office:value-type="float" office:value="1" calcext:value-type="float">
            <text:p>1</text:p>
          </table:table-cell>
          <table:table-cell table:formula="of:=[.W6]/[.$S6]" office:value-type="float" office:value="2.33333333333333" calcext:value-type="float">
            <text:p>2,3333333333</text:p>
          </table:table-cell>
          <table:table-cell table:formula="of:=[.X6]/[.$S6]" office:value-type="float" office:value="2.33333333333333" calcext:value-type="float">
            <text:p>2,333333333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0-12</text:p>
          </table:table-cell>
          <table:table-cell table:formula="of:=[.C7]/[.$C7]" office:value-type="float" office:value="1" calcext:value-type="float">
            <text:p>1</text:p>
          </table:table-cell>
          <table:table-cell table:formula="of:=[.D7]/[.$C7]" office:value-type="float" office:value="1" calcext:value-type="float">
            <text:p>1</text:p>
          </table:table-cell>
          <table:table-cell table:formula="of:=[.E7]/[.$C7]" office:value-type="float" office:value="2.25" calcext:value-type="float">
            <text:p>2,25</text:p>
          </table:table-cell>
          <table:table-cell table:formula="of:=[.F7]/[.$C7]" office:value-type="float" office:value="2.25" calcext:value-type="float">
            <text:p>2,25</text:p>
          </table:table-cell>
          <table:table-cell table:formula="of:=[.G7]/[.$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4</text:p>
          </table:table-cell>
          <table:table-cell table:formula="of:=[.K7]/[.$K7]" office:value-type="float" office:value="1" calcext:value-type="float">
            <text:p>1</text:p>
          </table:table-cell>
          <table:table-cell table:formula="of:=[.L7]/[.$K7]" office:value-type="float" office:value="1" calcext:value-type="float">
            <text:p>1</text:p>
          </table:table-cell>
          <table:table-cell table:formula="of:=[.M7]/[.$K7]" office:value-type="float" office:value="1" calcext:value-type="float">
            <text:p>1</text:p>
          </table:table-cell>
          <table:table-cell table:formula="of:=[.N7]/[.$K7]" office:value-type="float" office:value="2.33333333333333" calcext:value-type="float">
            <text:p>2,3333333333</text:p>
          </table:table-cell>
          <table:table-cell table:formula="of:=[.O7]/[.$K7]" office:value-type="float" office:value="2.33333333333333" calcext:value-type="float">
            <text:p>2,3333333333</text:p>
          </table:table-cell>
          <table:table-cell table:number-columns-repeated="2"/>
          <table:table-cell office:value-type="string" calcext:value-type="string">
            <text:p>0-12</text:p>
          </table:table-cell>
          <table:table-cell table:formula="of:=[.S7]/[.$S7]" office:value-type="float" office:value="1" calcext:value-type="float">
            <text:p>1</text:p>
          </table:table-cell>
          <table:table-cell table:formula="of:=[.T7]/[.$S7]" office:value-type="float" office:value="1" calcext:value-type="float">
            <text:p>1</text:p>
          </table:table-cell>
          <table:table-cell table:formula="of:=[.U7]/[.$S7]" office:value-type="float" office:value="1" calcext:value-type="float">
            <text:p>1</text:p>
          </table:table-cell>
          <table:table-cell table:formula="of:=[.V7]/[.$S7]" office:value-type="float" office:value="1" calcext:value-type="float">
            <text:p>1</text:p>
          </table:table-cell>
          <table:table-cell table:formula="of:=[.W7]/[.$S7]" office:value-type="float" office:value="2.25" calcext:value-type="float">
            <text:p>2,25</text:p>
          </table:table-cell>
          <table:table-cell table:formula="of:=[.X7]/[.$S7]" office:value-type="float" office:value="2.25" calcext:value-type="float">
            <text:p>2,25</text:p>
          </table:table-cell>
          <table:table-cell table:number-columns-repeated="6"/>
          <table:table-cell table:style-name="ce3" office:value-type="float" office:value="0.9995" calcext:value-type="float" table:number-columns-spanned="15" table:number-rows-spanned="1">
            <text:p>0,9995</text:p>
          </table:table-cell>
          <table:covered-table-cell table:number-columns-repeated="14"/>
          <table:table-cell table:number-columns-repeated="7"/>
          <table:table-cell table:style-name="ce3" office:value-type="float" office:value="0.9995" calcext:value-type="float" table:number-columns-spanned="7" table:number-rows-spanned="1">
            <text:p>0,9995</text:p>
          </table:table-cell>
          <table:covered-table-cell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0-23</text:p>
          </table:table-cell>
          <table:table-cell table:formula="of:=[.C8]/[.$C8]" office:value-type="float" office:value="1" calcext:value-type="float">
            <text:p>1</text:p>
          </table:table-cell>
          <table:table-cell table:formula="of:=[.D8]/[.$C8]" office:value-type="float" office:value="1" calcext:value-type="float">
            <text:p>1</text:p>
          </table:table-cell>
          <table:table-cell table:formula="of:=[.E8]/[.$C8]" office:value-type="float" office:value="2.33333333333333" calcext:value-type="float">
            <text:p>2,3333333333</text:p>
          </table:table-cell>
          <table:table-cell table:formula="of:=[.F8]/[.$C8]" office:value-type="float" office:value="2.33333333333333" calcext:value-type="float">
            <text:p>2,3333333333</text:p>
          </table:table-cell>
          <table:table-cell table:formula="of:=[.G8]/[.$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12</text:p>
          </table:table-cell>
          <table:table-cell table:formula="of:=[.K8]/[.$K8]" office:value-type="float" office:value="1" calcext:value-type="float">
            <text:p>1</text:p>
          </table:table-cell>
          <table:table-cell table:formula="of:=[.L8]/[.$K8]" office:value-type="float" office:value="1" calcext:value-type="float">
            <text:p>1</text:p>
          </table:table-cell>
          <table:table-cell table:formula="of:=[.M8]/[.$K8]" office:value-type="float" office:value="1" calcext:value-type="float">
            <text:p>1</text:p>
          </table:table-cell>
          <table:table-cell table:formula="of:=[.N8]/[.$K8]" office:value-type="float" office:value="2.25" calcext:value-type="float">
            <text:p>2,25</text:p>
          </table:table-cell>
          <table:table-cell table:formula="of:=[.O8]/[.$K8]" office:value-type="float" office:value="2.25" calcext:value-type="float">
            <text:p>2,25</text:p>
          </table:table-cell>
          <table:table-cell table:number-columns-repeated="2"/>
          <table:table-cell office:value-type="string" calcext:value-type="string">
            <text:p>0-23</text:p>
          </table:table-cell>
          <table:table-cell table:formula="of:=[.S8]/[.$S8]" office:value-type="float" office:value="1" calcext:value-type="float">
            <text:p>1</text:p>
          </table:table-cell>
          <table:table-cell table:formula="of:=[.T8]/[.$S8]" office:value-type="float" office:value="1" calcext:value-type="float">
            <text:p>1</text:p>
          </table:table-cell>
          <table:table-cell table:formula="of:=[.U8]/[.$S8]" office:value-type="float" office:value="1" calcext:value-type="float">
            <text:p>1</text:p>
          </table:table-cell>
          <table:table-cell table:formula="of:=[.V8]/[.$S8]" office:value-type="float" office:value="1" calcext:value-type="float">
            <text:p>1</text:p>
          </table:table-cell>
          <table:table-cell table:formula="of:=[.W8]/[.$S8]" office:value-type="float" office:value="2.33333333333333" calcext:value-type="float">
            <text:p>2,3333333333</text:p>
          </table:table-cell>
          <table:table-cell table:formula="of:=[.X8]/[.$S8]" office:value-type="float" office:value="2.33333333333333" calcext:value-type="float">
            <text:p>2,3333333333</text:p>
          </table:table-cell>
          <table:table-cell table:number-columns-repeated="7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8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-17</text:p>
          </table:table-cell>
          <table:table-cell table:formula="of:=[.C9]/[.$C9]" office:value-type="float" office:value="1" calcext:value-type="float">
            <text:p>1</text:p>
          </table:table-cell>
          <table:table-cell table:formula="of:=[.D9]/[.$C9]" office:value-type="float" office:value="1" calcext:value-type="float">
            <text:p>1</text:p>
          </table:table-cell>
          <table:table-cell table:formula="of:=[.E9]/[.$C9]" office:value-type="float" office:value="2.4" calcext:value-type="float">
            <text:p>2,4</text:p>
          </table:table-cell>
          <table:table-cell table:formula="of:=[.F9]/[.$C9]" office:value-type="float" office:value="2.4" calcext:value-type="float">
            <text:p>2,4</text:p>
          </table:table-cell>
          <table:table-cell table:formula="of:=[.G9]/[.$C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23</text:p>
          </table:table-cell>
          <table:table-cell table:formula="of:=[.K9]/[.$K9]" office:value-type="float" office:value="1" calcext:value-type="float">
            <text:p>1</text:p>
          </table:table-cell>
          <table:table-cell table:formula="of:=[.L9]/[.$K9]" office:value-type="float" office:value="1" calcext:value-type="float">
            <text:p>1</text:p>
          </table:table-cell>
          <table:table-cell table:formula="of:=[.M9]/[.$K9]" office:value-type="float" office:value="1" calcext:value-type="float">
            <text:p>1</text:p>
          </table:table-cell>
          <table:table-cell table:formula="of:=[.N9]/[.$K9]" office:value-type="float" office:value="2.33333333333333" calcext:value-type="float">
            <text:p>2,3333333333</text:p>
          </table:table-cell>
          <table:table-cell table:formula="of:=[.O9]/[.$K9]" office:value-type="float" office:value="2.33333333333333" calcext:value-type="float">
            <text:p>2,3333333333</text:p>
          </table:table-cell>
          <table:table-cell table:number-columns-repeated="2"/>
          <table:table-cell office:value-type="string" calcext:value-type="string">
            <text:p>0-17</text:p>
          </table:table-cell>
          <table:table-cell table:formula="of:=[.S9]/[.$S9]" office:value-type="float" office:value="1" calcext:value-type="float">
            <text:p>1</text:p>
          </table:table-cell>
          <table:table-cell table:formula="of:=[.T9]/[.$S9]" office:value-type="float" office:value="1" calcext:value-type="float">
            <text:p>1</text:p>
          </table:table-cell>
          <table:table-cell table:formula="of:=[.U9]/[.$S9]" office:value-type="float" office:value="1" calcext:value-type="float">
            <text:p>1</text:p>
          </table:table-cell>
          <table:table-cell table:formula="of:=[.V9]/[.$S9]" office:value-type="float" office:value="1" calcext:value-type="float">
            <text:p>1</text:p>
          </table:table-cell>
          <table:table-cell table:formula="of:=[.W9]/[.$S9]" office:value-type="float" office:value="2.4" calcext:value-type="float">
            <text:p>2,4</text:p>
          </table:table-cell>
          <table:table-cell table:formula="of:=[.X9]/[.$S9]" office:value-type="float" office:value="2.4" calcext:value-type="float">
            <text:p>2,4</text:p>
          </table:table-cell>
          <table:table-cell table:number-columns-repeated="6"/>
          <table:table-cell office:value-type="string" calcext:value-type="string">
            <text:p>0-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22]^[.BB24]" office:value-type="float" office:value="0.99900025" calcext:value-type="float">
            <text:p>0,999000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22]^[.BE24])*(1-[.$BA$22]^[.BF24]))" office:value-type="float" office:value="0.999998001999125" calcext:value-type="float">
            <text:p>0,999998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</text:p>
          </table:table-cell>
          <table:table-cell table:style-name="ce7" table:formula="of:=AVERAGE([.C20:.C24])" office:value-type="float" office:value="1" calcext:value-type="float">
            <text:p>1</text:p>
          </table:table-cell>
          <table:table-cell table:style-name="ce7" table:formula="of:=AVERAGE([.D20:.D24])" office:value-type="float" office:value="1" calcext:value-type="float">
            <text:p>1</text:p>
          </table:table-cell>
          <table:table-cell table:style-name="ce7" table:formula="of:=AVERAGE([.E20:.E24])" office:value-type="float" office:value="2.46333333333333" calcext:value-type="float">
            <text:p>2,4633333333</text:p>
          </table:table-cell>
          <table:table-cell table:style-name="ce7" table:formula="of:=AVERAGE([.F20:.F24])" office:value-type="float" office:value="2.46333333333333" calcext:value-type="float">
            <text:p>2,4633333333</text:p>
          </table:table-cell>
          <table:table-cell table:style-name="ce7" table:formula="of:=AVERAGE([.G20:.G24])"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PROM</text:p>
          </table:table-cell>
          <table:table-cell table:style-name="ce7" table:formula="of:=AVERAGE([.K20:.K24])" office:value-type="float" office:value="1" calcext:value-type="float">
            <text:p>1</text:p>
          </table:table-cell>
          <table:table-cell table:style-name="ce7" table:formula="of:=AVERAGE([.L20:.L24])" office:value-type="float" office:value="1" calcext:value-type="float">
            <text:p>1</text:p>
          </table:table-cell>
          <table:table-cell table:style-name="ce7" table:formula="of:=AVERAGE([.M20:.M24])" office:value-type="float" office:value="1" calcext:value-type="float">
            <text:p>1</text:p>
          </table:table-cell>
          <table:table-cell table:style-name="ce7" table:formula="of:=AVERAGE([.N20:.N24])" office:value-type="float" office:value="2.46333333333333" calcext:value-type="float">
            <text:p>2,4633333333</text:p>
          </table:table-cell>
          <table:table-cell table:style-name="ce7" table:formula="of:=AVERAGE([.O20:.O24])" office:value-type="float" office:value="2.46333333333333" calcext:value-type="float">
            <text:p>2,4633333333</text:p>
          </table:table-cell>
          <table:table-cell table:number-columns-repeated="2"/>
          <table:table-cell office:value-type="string" calcext:value-type="string">
            <text:p>PROM</text:p>
          </table:table-cell>
          <table:table-cell table:style-name="ce7" table:formula="of:=AVERAGE([.S20:.S24])" office:value-type="float" office:value="1" calcext:value-type="float">
            <text:p>1</text:p>
          </table:table-cell>
          <table:table-cell table:style-name="ce7" table:formula="of:=AVERAGE([.T20:.T24])" office:value-type="float" office:value="1" calcext:value-type="float">
            <text:p>1</text:p>
          </table:table-cell>
          <table:table-cell table:style-name="ce7" table:formula="of:=AVERAGE([.U20:.U24])" office:value-type="float" office:value="1" calcext:value-type="float">
            <text:p>1</text:p>
          </table:table-cell>
          <table:table-cell table:style-name="ce7" table:formula="of:=AVERAGE([.V20:.V24])" office:value-type="float" office:value="1" calcext:value-type="float">
            <text:p>1</text:p>
          </table:table-cell>
          <table:table-cell table:style-name="ce7" table:formula="of:=AVERAGE([.W20:.W24])" office:value-type="float" office:value="2.46333333333333" calcext:value-type="float">
            <text:p>2,4633333333</text:p>
          </table:table-cell>
          <table:table-cell table:style-name="ce7" table:formula="of:=AVERAGE([.X20:.X24])" office:value-type="float" office:value="2.46333333333333" calcext:value-type="float">
            <text:p>2,4633333333</text:p>
          </table:table-cell>
          <table:table-cell table:number-columns-repeated="6"/>
          <table:table-cell office:value-type="string" calcext:value-type="string">
            <text:p>0-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22]^[.BB25]" office:value-type="float" office:value="0.998500749875" calcext:value-type="float">
            <text:p>0,99850074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22]^[.BE25])*(1-[.$BA$22]^[.BF25]))" office:value-type="float" office:value="0.999997003747876" calcext:value-type="float">
            <text:p>0,9999970037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22]^[.BB26]" office:value-type="float" office:value="0.998001499500063" calcext:value-type="float">
            <text:p>0,998001499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22]^[.BE26])*(1-[.$BA$22]^[.BF26]))" office:value-type="float" office:value="0.999995008742504" calcext:value-type="float">
            <text:p>0,9999950087</text:p>
          </table:table-cell>
          <table:table-cell table:number-columns-repeated="6"/>
        </table:table-row>
        <table:table-row table:style-name="ro1">
          <table:table-cell table:number-columns-repeated="29"/>
          <table:table-cell table:style-name="ce8"/>
          <table:table-cell office:value-type="string" calcext:value-type="string">
            <text:p>0-1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22]^[.BB27]" office:value-type="float" office:value="0.997502498750313" calcext:value-type="float">
            <text:p>0,99750249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22]^[.BE27])*(1-[.$BA$22]^[.BF27]))" office:value-type="float" office:value="0.999991022470962" calcext:value-type="float">
            <text:p>0,9999910225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22]^[.BB28]" office:value-type="float" office:value="0.997003747500938" calcext:value-type="float">
            <text:p>0,997003747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22]^[.BE28])*(1-[.$BA$22]^[.BF28]))" office:value-type="float" office:value="0.999987786691874" calcext:value-type="float">
            <text:p>0,9999877867</text:p>
          </table:table-cell>
          <table:table-cell table:number-columns-repeated="6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" calcext:value-type="float" table:number-columns-spanned="15" table:number-rows-spanned="1">
            <text:p>0,9999</text:p>
          </table:table-cell>
          <table:covered-table-cell table:number-columns-repeated="14"/>
          <table:table-cell table:number-columns-repeated="7"/>
          <table:table-cell table:style-name="ce3" office:value-type="float" office:value="0.99995" calcext:value-type="float" table:number-columns-spanned="7" table:number-rows-spanned="1">
            <text:p>0,99995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8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23"/>
          <table:table-cell office:value-type="string" calcext:value-type="string">
            <text:p>0-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32]^[.BB34]" office:value-type="float" office:value="0.9999000025" calcext:value-type="float">
            <text:p>0,99990000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32]^[.BE34])*(1-[.$BA$32]^[.BF34]))" office:value-type="float" office:value="0.999999980002" calcext:value-type="float">
            <text:p>0,999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9" calcext:value-type="float">
            <text:p>0,999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2.46333333333333" calcext:value-type="float">
            <text:p>2,4633333333</text:p>
          </table:table-cell>
          <table:table-cell table:formula="of:=[.F25]" office:value-type="float" office:value="2.46333333333333" calcext:value-type="float">
            <text:p>2,4633333333</text:p>
          </table:table-cell>
          <table:table-cell table:number-columns-repeated="24"/>
          <table:table-cell office:value-type="string" calcext:value-type="string">
            <text:p>0-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32]^[.BB35]" office:value-type="float" office:value="0.999850007499875" calcext:value-type="float">
            <text:p>0,99985000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32]^[.BE35])*(1-[.$BA$32]^[.BF35]))" office:value-type="float" office:value="0.99999997000375" calcext:value-type="float">
            <text:p>0,999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99" calcext:value-type="float">
            <text:p>0,9999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  <table:table-cell table:formula="of:=[.M25]" office:value-type="float" office:value="1" calcext:value-type="float">
            <text:p>1</text:p>
          </table:table-cell>
          <table:table-cell table:formula="of:=[.N25]" office:value-type="float" office:value="2.46333333333333" calcext:value-type="float">
            <text:p>2,4633333333</text:p>
          </table:table-cell>
          <table:table-cell table:formula="of:=[.O25]" office:value-type="float" office:value="2.46333333333333" calcext:value-type="float">
            <text:p>2,4633333333</text:p>
          </table:table-cell>
          <table:table-cell table:number-columns-repeated="23"/>
          <table:table-cell office:value-type="string" calcext:value-type="string">
            <text:p>0-1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32]^[.BB36]" office:value-type="float" office:value="0.9998000149995" calcext:value-type="float">
            <text:p>0,9998000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32]^[.BE36])*(1-[.$BA$32]^[.BF36]))" office:value-type="float" office:value="0.999999950008749" calcext:value-type="float">
            <text:p>0,999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999" calcext:value-type="float">
            <text:p>0,99999</text:p>
          </table:table-cell>
          <table:table-cell table:formula="of:=[.S25]" office:value-type="float" office:value="1" calcext:value-type="float">
            <text:p>1</text:p>
          </table:table-cell>
          <table:table-cell table:formula="of:=[.T25]" office:value-type="float" office:value="1" calcext:value-type="float">
            <text:p>1</text:p>
          </table:table-cell>
          <table:table-cell table:formula="of:=[.U25]" office:value-type="float" office:value="1" calcext:value-type="float">
            <text:p>1</text:p>
          </table:table-cell>
          <table:table-cell table:formula="of:=[.V25]" office:value-type="float" office:value="1" calcext:value-type="float">
            <text:p>1</text:p>
          </table:table-cell>
          <table:table-cell table:formula="of:=[.W25]" office:value-type="float" office:value="2.46333333333333" calcext:value-type="float">
            <text:p>2,4633333333</text:p>
          </table:table-cell>
          <table:table-cell table:number-columns-repeated="23"/>
          <table:table-cell office:value-type="string" calcext:value-type="string">
            <text:p>0-17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32]^[.BB37]" office:value-type="float" office:value="0.999750024998751" calcext:value-type="float">
            <text:p>0,9997500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32]^[.BE37])*(1-[.$BA$32]^[.BF37]))" office:value-type="float" office:value="0.999999910022497" calcext:value-type="float">
            <text:p>0,99999991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32]^[.BB38]" office:value-type="float" office:value="0.999700037497501" calcext:value-type="float">
            <text:p>0,999700037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32]^[.BE38])*(1-[.$BA$32]^[.BF38]))" office:value-type="float" office:value="0.999999877536744" calcext:value-type="float">
            <text:p>0,9999998775</text:p>
          </table:table-cell>
          <table:table-cell table:number-columns-repeated="6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5" calcext:value-type="float" table:number-columns-spanned="15" table:number-rows-spanned="1">
            <text:p>0,99995</text:p>
          </table:table-cell>
          <table:covered-table-cell table:number-columns-repeated="14"/>
          <table:table-cell table:number-columns-repeated="7"/>
          <table:table-cell table:style-name="ce3" office:value-type="float" office:value="0.99999" calcext:value-type="float" table:number-columns-spanned="7" table:number-rows-spanned="1">
            <text:p>0,99999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8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42]^[.BB44]" office:value-type="float" office:value="0.9999800001" calcext:value-type="float">
            <text:p>0,9999800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42]^[.BE44])*(1-[.$BA$42]^[.BF44]))" office:value-type="float" office:value="0.999999999200016" calcext:value-type="float">
            <text:p>0,9999999992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42]^[.BB45]" office:value-type="float" office:value="0.999970000299999" calcext:value-type="float">
            <text:p>0,999970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42]^[.BE45])*(1-[.$BA$42]^[.BF45]))" office:value-type="float" office:value="0.99999999880003" calcext:value-type="float">
            <text:p>0,9999999988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42]^[.BB46]" office:value-type="float" office:value="0.999960000599996" calcext:value-type="float">
            <text:p>0,9999600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42]^[.BE46])*(1-[.$BA$42]^[.BF46]))" office:value-type="float" office:value="0.99999999800007" calcext:value-type="float">
            <text:p>0,999999998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42]^[.BB47]" office:value-type="float" office:value="0.99995000099999" calcext:value-type="float">
            <text:p>0,9999500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42]^[.BE47])*(1-[.$BA$42]^[.BF47]))" office:value-type="float" office:value="0.99999999640018" calcext:value-type="float">
            <text:p>0,9999999964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42]^[.BB48]" office:value-type="float" office:value="0.99994000149998" calcext:value-type="float">
            <text:p>0,99994000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42]^[.BE48])*(1-[.$BA$42]^[.BF48]))" office:value-type="float" office:value="0.999999995100294" calcext:value-type="float">
            <text:p>0,9999999951</text:p>
          </table:table-cell>
          <table:table-cell table:number-columns-repeated="6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9" calcext:value-type="float" table:number-columns-spanned="15" table:number-rows-spanned="1">
            <text:p>0,99999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1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6666666666667" calcext:value-type="float">
            <text:p>1,0666666667</text:p>
          </table:table-cell>
          <table:table-cell office:value-type="float" office:value="1.56" calcext:value-type="float">
            <text:p>1,56</text:p>
          </table:table-cell>
          <table:table-cell table:number-columns-repeated="9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6666666666667" calcext:value-type="float">
            <text:p>1,0666666667</text:p>
          </table:table-cell>
          <table:table-cell office:value-type="float" office:value="2.01666666666667" calcext:value-type="float">
            <text:p>2,0166666667</text:p>
          </table:table-cell>
          <table:table-cell office:value-type="float" office:value="2.11666666666667" calcext:value-type="float">
            <text:p>2,1166666667</text:p>
          </table:table-cell>
          <table:table-cell table:number-columns-repeated="7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6666666666667" calcext:value-type="float">
            <text:p>1,0666666667</text:p>
          </table:table-cell>
          <table:table-cell office:value-type="float" office:value="1.26666666666667" calcext:value-type="float">
            <text:p>1,2666666667</text:p>
          </table:table-cell>
          <table:table-cell table:number-columns-repeated="5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9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06666666666667" calcext:value-type="float">
            <text:p>1,0666666667</text:p>
          </table:table-cell>
          <table:table-cell office:value-type="float" office:value="1.68333333333333" calcext:value-type="float">
            <text:p>1,6833333333</text:p>
          </table:table-cell>
          <table:table-cell office:value-type="float" office:value="2.01666666666667" calcext:value-type="float">
            <text:p>2,0166666667</text:p>
          </table:table-cell>
          <table:table-cell table:number-columns-repeated="3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99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DS 0,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10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DS 0,9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9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DS 0,99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DS 0,9999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30"/>
          <table:table-cell table:style-name="ce3" office:value-type="float" office:value="0.995" calcext:value-type="float" table:number-columns-spanned="15" table:number-rows-spanned="1">
            <text:p>0,995</text:p>
          </table:table-cell>
          <table:covered-table-cell table:number-columns-repeated="14"/>
          <table:table-cell table:number-columns-repeated="5"/>
          <table:table-cell office:value-type="string" calcext:value-type="string">
            <text:p>DS 0,9999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number-columns-repeated="34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number-columns-repeated="34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34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number-columns-repeated="34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3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" calcext:value-type="float" table:number-columns-spanned="15" table:number-rows-spanned="1">
            <text:p>0,999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14]/[.$AF14]" office:value-type="float" office:value="1" calcext:value-type="float">
            <text:p>1</text:p>
          </table:table-cell>
          <table:table-cell table:formula="of:=[.AG14]/[.$AF14]" office:value-type="float" office:value="1" calcext:value-type="float">
            <text:p>1</text:p>
          </table:table-cell>
          <table:table-cell table:formula="of:=[.AH14]/[.$AF14]" office:value-type="float" office:value="1" calcext:value-type="float">
            <text:p>1</text:p>
          </table:table-cell>
          <table:table-cell table:formula="of:=[.AI14]/[.$AF14]" office:value-type="float" office:value="1" calcext:value-type="float">
            <text:p>1</text:p>
          </table:table-cell>
          <table:table-cell table:formula="of:=[.AJ14]/[.$AF14]" office:value-type="float" office:value="1" calcext:value-type="float">
            <text:p>1</text:p>
          </table:table-cell>
          <table:table-cell table:formula="of:=[.AK14]/[.$AF14]" office:value-type="float" office:value="3" calcext:value-type="float">
            <text:p>3</text:p>
          </table:table-cell>
          <table:table-cell table:formula="of:=[.AL14]/[.$AF14]" office:value-type="float" office:value="3" calcext:value-type="float">
            <text:p>3</text:p>
          </table:table-cell>
          <table:table-cell table:formula="of:=[.AM14]/[.$AF14]" office:value-type="float" office:value="3" calcext:value-type="float">
            <text:p>3</text:p>
          </table:table-cell>
          <table:table-cell table:formula="of:=[.AN14]/[.$AF14]" office:value-type="float" office:value="3" calcext:value-type="float">
            <text:p>3</text:p>
          </table:table-cell>
          <table:table-cell table:formula="of:=[.AO14]/[.$AF14]" office:value-type="float" office:value="3" calcext:value-type="float">
            <text:p>3</text:p>
          </table:table-cell>
          <table:table-cell table:formula="of:=[.AP14]/[.$AF14]" office:value-type="float" office:value="3" calcext:value-type="float">
            <text:p>3</text:p>
          </table:table-cell>
          <table:table-cell table:formula="of:=[.AQ14]/[.$AF14]" office:value-type="float" office:value="3" calcext:value-type="float">
            <text:p>3</text:p>
          </table:table-cell>
          <table:table-cell table:formula="of:=[.AR14]/[.$AF14]" office:value-type="float" office:value="3" calcext:value-type="float">
            <text:p>3</text:p>
          </table:table-cell>
          <table:table-cell table:formula="of:=[.AS14]/[.$AF14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15]/[.$AF15]" office:value-type="float" office:value="1" calcext:value-type="float">
            <text:p>1</text:p>
          </table:table-cell>
          <table:table-cell table:formula="of:=[.AG15]/[.$AF15]" office:value-type="float" office:value="1" calcext:value-type="float">
            <text:p>1</text:p>
          </table:table-cell>
          <table:table-cell table:formula="of:=[.AH15]/[.$AF15]" office:value-type="float" office:value="1" calcext:value-type="float">
            <text:p>1</text:p>
          </table:table-cell>
          <table:table-cell table:formula="of:=[.AI15]/[.$AF15]" office:value-type="float" office:value="1" calcext:value-type="float">
            <text:p>1</text:p>
          </table:table-cell>
          <table:table-cell table:formula="of:=[.AJ15]/[.$AF15]" office:value-type="float" office:value="1.66666666666667" calcext:value-type="float">
            <text:p>1,6666666667</text:p>
          </table:table-cell>
          <table:table-cell table:formula="of:=[.AK15]/[.$AF15]" office:value-type="float" office:value="2.33333333333333" calcext:value-type="float">
            <text:p>2,3333333333</text:p>
          </table:table-cell>
          <table:table-cell table:formula="of:=[.AL15]/[.$AF15]" office:value-type="float" office:value="2.33333333333333" calcext:value-type="float">
            <text:p>2,3333333333</text:p>
          </table:table-cell>
          <table:table-cell table:formula="of:=[.AM15]/[.$AF15]" office:value-type="float" office:value="2.33333333333333" calcext:value-type="float">
            <text:p>2,3333333333</text:p>
          </table:table-cell>
          <table:table-cell table:formula="of:=[.AN15]/[.$AF15]" office:value-type="float" office:value="2.33333333333333" calcext:value-type="float">
            <text:p>2,3333333333</text:p>
          </table:table-cell>
          <table:table-cell table:formula="of:=[.AO15]/[.$AF15]" office:value-type="float" office:value="2.33333333333333" calcext:value-type="float">
            <text:p>2,3333333333</text:p>
          </table:table-cell>
          <table:table-cell table:formula="of:=[.AP15]/[.$AF15]" office:value-type="float" office:value="2.33333333333333" calcext:value-type="float">
            <text:p>2,3333333333</text:p>
          </table:table-cell>
          <table:table-cell table:formula="of:=[.AQ15]/[.$AF15]" office:value-type="float" office:value="2.33333333333333" calcext:value-type="float">
            <text:p>2,3333333333</text:p>
          </table:table-cell>
          <table:table-cell table:formula="of:=[.AR15]/[.$AF15]" office:value-type="float" office:value="2.33333333333333" calcext:value-type="float">
            <text:p>2,3333333333</text:p>
          </table:table-cell>
          <table:table-cell table:formula="of:=[.AS15]/[.$AF15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16]/[.$AF16]" office:value-type="float" office:value="1" calcext:value-type="float">
            <text:p>1</text:p>
          </table:table-cell>
          <table:table-cell table:formula="of:=[.AG16]/[.$AF16]" office:value-type="float" office:value="1" calcext:value-type="float">
            <text:p>1</text:p>
          </table:table-cell>
          <table:table-cell table:formula="of:=[.AH16]/[.$AF16]" office:value-type="float" office:value="1" calcext:value-type="float">
            <text:p>1</text:p>
          </table:table-cell>
          <table:table-cell table:formula="of:=[.AI16]/[.$AF16]" office:value-type="float" office:value="1" calcext:value-type="float">
            <text:p>1</text:p>
          </table:table-cell>
          <table:table-cell table:formula="of:=[.AJ16]/[.$AF16]" office:value-type="float" office:value="1.5" calcext:value-type="float">
            <text:p>1,5</text:p>
          </table:table-cell>
          <table:table-cell table:formula="of:=[.AK16]/[.$AF16]" office:value-type="float" office:value="2.25" calcext:value-type="float">
            <text:p>2,25</text:p>
          </table:table-cell>
          <table:table-cell table:formula="of:=[.AL16]/[.$AF16]" office:value-type="float" office:value="2.25" calcext:value-type="float">
            <text:p>2,25</text:p>
          </table:table-cell>
          <table:table-cell table:formula="of:=[.AM16]/[.$AF16]" office:value-type="float" office:value="2.25" calcext:value-type="float">
            <text:p>2,25</text:p>
          </table:table-cell>
          <table:table-cell table:formula="of:=[.AN16]/[.$AF16]" office:value-type="float" office:value="2.25" calcext:value-type="float">
            <text:p>2,25</text:p>
          </table:table-cell>
          <table:table-cell table:formula="of:=[.AO16]/[.$AF16]" office:value-type="float" office:value="2.25" calcext:value-type="float">
            <text:p>2,25</text:p>
          </table:table-cell>
          <table:table-cell table:formula="of:=[.AP16]/[.$AF16]" office:value-type="float" office:value="2.25" calcext:value-type="float">
            <text:p>2,25</text:p>
          </table:table-cell>
          <table:table-cell table:formula="of:=[.AQ16]/[.$AF16]" office:value-type="float" office:value="2.25" calcext:value-type="float">
            <text:p>2,25</text:p>
          </table:table-cell>
          <table:table-cell table:formula="of:=[.AR16]/[.$AF16]" office:value-type="float" office:value="2.25" calcext:value-type="float">
            <text:p>2,25</text:p>
          </table:table-cell>
          <table:table-cell table:formula="of:=[.AS16]/[.$AF16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17]/[.$AF17]" office:value-type="float" office:value="1" calcext:value-type="float">
            <text:p>1</text:p>
          </table:table-cell>
          <table:table-cell table:formula="of:=[.AG17]/[.$AF17]" office:value-type="float" office:value="1" calcext:value-type="float">
            <text:p>1</text:p>
          </table:table-cell>
          <table:table-cell table:formula="of:=[.AH17]/[.$AF17]" office:value-type="float" office:value="1" calcext:value-type="float">
            <text:p>1</text:p>
          </table:table-cell>
          <table:table-cell table:formula="of:=[.AI17]/[.$AF17]" office:value-type="float" office:value="1" calcext:value-type="float">
            <text:p>1</text:p>
          </table:table-cell>
          <table:table-cell table:formula="of:=[.AJ17]/[.$AF17]" office:value-type="float" office:value="1.8" calcext:value-type="float">
            <text:p>1,8</text:p>
          </table:table-cell>
          <table:table-cell table:formula="of:=[.AK17]/[.$AF17]" office:value-type="float" office:value="2.4" calcext:value-type="float">
            <text:p>2,4</text:p>
          </table:table-cell>
          <table:table-cell table:formula="of:=[.AL17]/[.$AF17]" office:value-type="float" office:value="2.4" calcext:value-type="float">
            <text:p>2,4</text:p>
          </table:table-cell>
          <table:table-cell table:formula="of:=[.AM17]/[.$AF17]" office:value-type="float" office:value="2.4" calcext:value-type="float">
            <text:p>2,4</text:p>
          </table:table-cell>
          <table:table-cell table:formula="of:=[.AN17]/[.$AF17]" office:value-type="float" office:value="2.4" calcext:value-type="float">
            <text:p>2,4</text:p>
          </table:table-cell>
          <table:table-cell table:formula="of:=[.AO17]/[.$AF17]" office:value-type="float" office:value="2.4" calcext:value-type="float">
            <text:p>2,4</text:p>
          </table:table-cell>
          <table:table-cell table:formula="of:=[.AP17]/[.$AF17]" office:value-type="float" office:value="2.4" calcext:value-type="float">
            <text:p>2,4</text:p>
          </table:table-cell>
          <table:table-cell table:formula="of:=[.AQ17]/[.$AF17]" office:value-type="float" office:value="2.4" calcext:value-type="float">
            <text:p>2,4</text:p>
          </table:table-cell>
          <table:table-cell table:formula="of:=[.AR17]/[.$AF17]" office:value-type="float" office:value="2.4" calcext:value-type="float">
            <text:p>2,4</text:p>
          </table:table-cell>
          <table:table-cell table:formula="of:=[.AS17]/[.$AF17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18]/[.$AF18]" office:value-type="float" office:value="1" calcext:value-type="float">
            <text:p>1</text:p>
          </table:table-cell>
          <table:table-cell table:formula="of:=[.AG18]/[.$AF18]" office:value-type="float" office:value="1" calcext:value-type="float">
            <text:p>1</text:p>
          </table:table-cell>
          <table:table-cell table:formula="of:=[.AH18]/[.$AF18]" office:value-type="float" office:value="1" calcext:value-type="float">
            <text:p>1</text:p>
          </table:table-cell>
          <table:table-cell table:formula="of:=[.AI18]/[.$AF18]" office:value-type="float" office:value="1.33333333333333" calcext:value-type="float">
            <text:p>1,3333333333</text:p>
          </table:table-cell>
          <table:table-cell table:formula="of:=[.AJ18]/[.$AF18]" office:value-type="float" office:value="1.83333333333333" calcext:value-type="float">
            <text:p>1,8333333333</text:p>
          </table:table-cell>
          <table:table-cell table:formula="of:=[.AK18]/[.$AF18]" office:value-type="float" office:value="2.33333333333333" calcext:value-type="float">
            <text:p>2,3333333333</text:p>
          </table:table-cell>
          <table:table-cell table:formula="of:=[.AL18]/[.$AF18]" office:value-type="float" office:value="2.33333333333333" calcext:value-type="float">
            <text:p>2,3333333333</text:p>
          </table:table-cell>
          <table:table-cell table:formula="of:=[.AM18]/[.$AF18]" office:value-type="float" office:value="2.33333333333333" calcext:value-type="float">
            <text:p>2,3333333333</text:p>
          </table:table-cell>
          <table:table-cell table:formula="of:=[.AN18]/[.$AF18]" office:value-type="float" office:value="2.33333333333333" calcext:value-type="float">
            <text:p>2,3333333333</text:p>
          </table:table-cell>
          <table:table-cell table:formula="of:=[.AO18]/[.$AF18]" office:value-type="float" office:value="2.33333333333333" calcext:value-type="float">
            <text:p>2,3333333333</text:p>
          </table:table-cell>
          <table:table-cell table:formula="of:=[.AP18]/[.$AF18]" office:value-type="float" office:value="2.33333333333333" calcext:value-type="float">
            <text:p>2,3333333333</text:p>
          </table:table-cell>
          <table:table-cell table:formula="of:=[.AQ18]/[.$AF18]" office:value-type="float" office:value="2.33333333333333" calcext:value-type="float">
            <text:p>2,3333333333</text:p>
          </table:table-cell>
          <table:table-cell table:formula="of:=[.AR18]/[.$AF18]" office:value-type="float" office:value="2.33333333333333" calcext:value-type="float">
            <text:p>2,3333333333</text:p>
          </table:table-cell>
          <table:table-cell table:formula="of:=[.AS18]/[.$AF18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80:.AF84])" office:value-type="float" office:value="1" calcext:value-type="float">
            <text:p>1</text:p>
          </table:table-cell>
          <table:table-cell table:formula="of:=AVERAGE([.AG80:.AG84])" office:value-type="float" office:value="1" calcext:value-type="float">
            <text:p>1</text:p>
          </table:table-cell>
          <table:table-cell table:formula="of:=AVERAGE([.AH80:.AH84])" office:value-type="float" office:value="1" calcext:value-type="float">
            <text:p>1</text:p>
          </table:table-cell>
          <table:table-cell table:formula="of:=AVERAGE([.AI80:.AI84])" office:value-type="float" office:value="1.06666666666667" calcext:value-type="float">
            <text:p>1,0666666667</text:p>
          </table:table-cell>
          <table:table-cell table:formula="of:=AVERAGE([.AJ80:.AJ84])" office:value-type="float" office:value="1.56" calcext:value-type="float">
            <text:p>1,56</text:p>
          </table:table-cell>
          <table:table-cell table:formula="of:=AVERAGE([.AK80:.AK84])" office:value-type="float" office:value="2.46333333333333" calcext:value-type="float">
            <text:p>2,4633333333</text:p>
          </table:table-cell>
          <table:table-cell table:formula="of:=AVERAGE([.AL80:.AL84])" office:value-type="float" office:value="2.46333333333333" calcext:value-type="float">
            <text:p>2,4633333333</text:p>
          </table:table-cell>
          <table:table-cell table:formula="of:=AVERAGE([.AM80:.AM84])" office:value-type="float" office:value="2.46333333333333" calcext:value-type="float">
            <text:p>2,4633333333</text:p>
          </table:table-cell>
          <table:table-cell table:formula="of:=AVERAGE([.AN80:.AN84])" office:value-type="float" office:value="2.46333333333333" calcext:value-type="float">
            <text:p>2,4633333333</text:p>
          </table:table-cell>
          <table:table-cell table:formula="of:=AVERAGE([.AO80:.AO84])" office:value-type="float" office:value="2.46333333333333" calcext:value-type="float">
            <text:p>2,4633333333</text:p>
          </table:table-cell>
          <table:table-cell table:formula="of:=AVERAGE([.AP80:.AP84])" office:value-type="float" office:value="2.46333333333333" calcext:value-type="float">
            <text:p>2,4633333333</text:p>
          </table:table-cell>
          <table:table-cell table:formula="of:=AVERAGE([.AQ80:.AQ84])" office:value-type="float" office:value="2.46333333333333" calcext:value-type="float">
            <text:p>2,4633333333</text:p>
          </table:table-cell>
          <table:table-cell table:formula="of:=AVERAGE([.AR80:.AR84])" office:value-type="float" office:value="2.46333333333333" calcext:value-type="float">
            <text:p>2,4633333333</text:p>
          </table:table-cell>
          <table:table-cell table:formula="of:=AVERAGE([.AS80:.AS84])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5" calcext:value-type="float" table:number-columns-spanned="15" table:number-rows-spanned="1">
            <text:p>0,9995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24]/[.$AF24]" office:value-type="float" office:value="1" calcext:value-type="float">
            <text:p>1</text:p>
          </table:table-cell>
          <table:table-cell table:formula="of:=[.AG24]/[.$AF24]" office:value-type="float" office:value="1" calcext:value-type="float">
            <text:p>1</text:p>
          </table:table-cell>
          <table:table-cell table:formula="of:=[.AH24]/[.$AF24]" office:value-type="float" office:value="1" calcext:value-type="float">
            <text:p>1</text:p>
          </table:table-cell>
          <table:table-cell table:formula="of:=[.AI24]/[.$AF24]" office:value-type="float" office:value="1" calcext:value-type="float">
            <text:p>1</text:p>
          </table:table-cell>
          <table:table-cell table:formula="of:=[.AJ24]/[.$AF24]" office:value-type="float" office:value="1" calcext:value-type="float">
            <text:p>1</text:p>
          </table:table-cell>
          <table:table-cell table:formula="of:=[.AK24]/[.$AF24]" office:value-type="float" office:value="2" calcext:value-type="float">
            <text:p>2</text:p>
          </table:table-cell>
          <table:table-cell table:formula="of:=[.AL24]/[.$AF24]" office:value-type="float" office:value="2" calcext:value-type="float">
            <text:p>2</text:p>
          </table:table-cell>
          <table:table-cell table:formula="of:=[.AM24]/[.$AF24]" office:value-type="float" office:value="3" calcext:value-type="float">
            <text:p>3</text:p>
          </table:table-cell>
          <table:table-cell table:formula="of:=[.AN24]/[.$AF24]" office:value-type="float" office:value="3" calcext:value-type="float">
            <text:p>3</text:p>
          </table:table-cell>
          <table:table-cell table:formula="of:=[.AO24]/[.$AF24]" office:value-type="float" office:value="3" calcext:value-type="float">
            <text:p>3</text:p>
          </table:table-cell>
          <table:table-cell table:formula="of:=[.AP24]/[.$AF24]" office:value-type="float" office:value="3" calcext:value-type="float">
            <text:p>3</text:p>
          </table:table-cell>
          <table:table-cell table:formula="of:=[.AQ24]/[.$AF24]" office:value-type="float" office:value="3" calcext:value-type="float">
            <text:p>3</text:p>
          </table:table-cell>
          <table:table-cell table:formula="of:=[.AR24]/[.$AF24]" office:value-type="float" office:value="3" calcext:value-type="float">
            <text:p>3</text:p>
          </table:table-cell>
          <table:table-cell table:formula="of:=[.AS24]/[.$AF24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25]/[.$AF25]" office:value-type="float" office:value="1" calcext:value-type="float">
            <text:p>1</text:p>
          </table:table-cell>
          <table:table-cell table:formula="of:=[.AG25]/[.$AF25]" office:value-type="float" office:value="1" calcext:value-type="float">
            <text:p>1</text:p>
          </table:table-cell>
          <table:table-cell table:formula="of:=[.AH25]/[.$AF25]" office:value-type="float" office:value="1" calcext:value-type="float">
            <text:p>1</text:p>
          </table:table-cell>
          <table:table-cell table:formula="of:=[.AI25]/[.$AF25]" office:value-type="float" office:value="1" calcext:value-type="float">
            <text:p>1</text:p>
          </table:table-cell>
          <table:table-cell table:formula="of:=[.AJ25]/[.$AF25]" office:value-type="float" office:value="1" calcext:value-type="float">
            <text:p>1</text:p>
          </table:table-cell>
          <table:table-cell table:formula="of:=[.AK25]/[.$AF25]" office:value-type="float" office:value="2.33333333333333" calcext:value-type="float">
            <text:p>2,3333333333</text:p>
          </table:table-cell>
          <table:table-cell table:formula="of:=[.AL25]/[.$AF25]" office:value-type="float" office:value="2.33333333333333" calcext:value-type="float">
            <text:p>2,3333333333</text:p>
          </table:table-cell>
          <table:table-cell table:formula="of:=[.AM25]/[.$AF25]" office:value-type="float" office:value="2.33333333333333" calcext:value-type="float">
            <text:p>2,3333333333</text:p>
          </table:table-cell>
          <table:table-cell table:formula="of:=[.AN25]/[.$AF25]" office:value-type="float" office:value="2.33333333333333" calcext:value-type="float">
            <text:p>2,3333333333</text:p>
          </table:table-cell>
          <table:table-cell table:formula="of:=[.AO25]/[.$AF25]" office:value-type="float" office:value="2.33333333333333" calcext:value-type="float">
            <text:p>2,3333333333</text:p>
          </table:table-cell>
          <table:table-cell table:formula="of:=[.AP25]/[.$AF25]" office:value-type="float" office:value="2.33333333333333" calcext:value-type="float">
            <text:p>2,3333333333</text:p>
          </table:table-cell>
          <table:table-cell table:formula="of:=[.AQ25]/[.$AF25]" office:value-type="float" office:value="2.33333333333333" calcext:value-type="float">
            <text:p>2,3333333333</text:p>
          </table:table-cell>
          <table:table-cell table:formula="of:=[.AR25]/[.$AF25]" office:value-type="float" office:value="2.33333333333333" calcext:value-type="float">
            <text:p>2,3333333333</text:p>
          </table:table-cell>
          <table:table-cell table:formula="of:=[.AS25]/[.$AF25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26]/[.$AF26]" office:value-type="float" office:value="1" calcext:value-type="float">
            <text:p>1</text:p>
          </table:table-cell>
          <table:table-cell table:formula="of:=[.AG26]/[.$AF26]" office:value-type="float" office:value="1" calcext:value-type="float">
            <text:p>1</text:p>
          </table:table-cell>
          <table:table-cell table:formula="of:=[.AH26]/[.$AF26]" office:value-type="float" office:value="1" calcext:value-type="float">
            <text:p>1</text:p>
          </table:table-cell>
          <table:table-cell table:formula="of:=[.AI26]/[.$AF26]" office:value-type="float" office:value="1" calcext:value-type="float">
            <text:p>1</text:p>
          </table:table-cell>
          <table:table-cell table:formula="of:=[.AJ26]/[.$AF26]" office:value-type="float" office:value="1" calcext:value-type="float">
            <text:p>1</text:p>
          </table:table-cell>
          <table:table-cell table:formula="of:=[.AK26]/[.$AF26]" office:value-type="float" office:value="1.75" calcext:value-type="float">
            <text:p>1,75</text:p>
          </table:table-cell>
          <table:table-cell table:formula="of:=[.AL26]/[.$AF26]" office:value-type="float" office:value="2.25" calcext:value-type="float">
            <text:p>2,25</text:p>
          </table:table-cell>
          <table:table-cell table:formula="of:=[.AM26]/[.$AF26]" office:value-type="float" office:value="2.25" calcext:value-type="float">
            <text:p>2,25</text:p>
          </table:table-cell>
          <table:table-cell table:formula="of:=[.AN26]/[.$AF26]" office:value-type="float" office:value="2.25" calcext:value-type="float">
            <text:p>2,25</text:p>
          </table:table-cell>
          <table:table-cell table:formula="of:=[.AO26]/[.$AF26]" office:value-type="float" office:value="2.25" calcext:value-type="float">
            <text:p>2,25</text:p>
          </table:table-cell>
          <table:table-cell table:formula="of:=[.AP26]/[.$AF26]" office:value-type="float" office:value="2.25" calcext:value-type="float">
            <text:p>2,25</text:p>
          </table:table-cell>
          <table:table-cell table:formula="of:=[.AQ26]/[.$AF26]" office:value-type="float" office:value="2.25" calcext:value-type="float">
            <text:p>2,25</text:p>
          </table:table-cell>
          <table:table-cell table:formula="of:=[.AR26]/[.$AF26]" office:value-type="float" office:value="2.25" calcext:value-type="float">
            <text:p>2,25</text:p>
          </table:table-cell>
          <table:table-cell table:formula="of:=[.AS26]/[.$AF26]" office:value-type="float" office:value="2.25" calcext:value-type="float">
            <text:p>2,25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27]/[.$AF27]" office:value-type="float" office:value="1" calcext:value-type="float">
            <text:p>1</text:p>
          </table:table-cell>
          <table:table-cell table:formula="of:=[.AG27]/[.$AF27]" office:value-type="float" office:value="1" calcext:value-type="float">
            <text:p>1</text:p>
          </table:table-cell>
          <table:table-cell table:formula="of:=[.AH27]/[.$AF27]" office:value-type="float" office:value="1" calcext:value-type="float">
            <text:p>1</text:p>
          </table:table-cell>
          <table:table-cell table:formula="of:=[.AI27]/[.$AF27]" office:value-type="float" office:value="1" calcext:value-type="float">
            <text:p>1</text:p>
          </table:table-cell>
          <table:table-cell table:formula="of:=[.AJ27]/[.$AF27]" office:value-type="float" office:value="1" calcext:value-type="float">
            <text:p>1</text:p>
          </table:table-cell>
          <table:table-cell table:formula="of:=[.AK27]/[.$AF27]" office:value-type="float" office:value="2" calcext:value-type="float">
            <text:p>2</text:p>
          </table:table-cell>
          <table:table-cell table:formula="of:=[.AL27]/[.$AF27]" office:value-type="float" office:value="2" calcext:value-type="float">
            <text:p>2</text:p>
          </table:table-cell>
          <table:table-cell table:formula="of:=[.AM27]/[.$AF27]" office:value-type="float" office:value="2.4" calcext:value-type="float">
            <text:p>2,4</text:p>
          </table:table-cell>
          <table:table-cell table:formula="of:=[.AN27]/[.$AF27]" office:value-type="float" office:value="2.4" calcext:value-type="float">
            <text:p>2,4</text:p>
          </table:table-cell>
          <table:table-cell table:formula="of:=[.AO27]/[.$AF27]" office:value-type="float" office:value="2.4" calcext:value-type="float">
            <text:p>2,4</text:p>
          </table:table-cell>
          <table:table-cell table:formula="of:=[.AP27]/[.$AF27]" office:value-type="float" office:value="2.4" calcext:value-type="float">
            <text:p>2,4</text:p>
          </table:table-cell>
          <table:table-cell table:formula="of:=[.AQ27]/[.$AF27]" office:value-type="float" office:value="2.4" calcext:value-type="float">
            <text:p>2,4</text:p>
          </table:table-cell>
          <table:table-cell table:formula="of:=[.AR27]/[.$AF27]" office:value-type="float" office:value="2.4" calcext:value-type="float">
            <text:p>2,4</text:p>
          </table:table-cell>
          <table:table-cell table:formula="of:=[.AS27]/[.$AF27]" office:value-type="float" office:value="2.4" calcext:value-type="float">
            <text:p>2,4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28]/[.$AF28]" office:value-type="float" office:value="1" calcext:value-type="float">
            <text:p>1</text:p>
          </table:table-cell>
          <table:table-cell table:formula="of:=[.AG28]/[.$AF28]" office:value-type="float" office:value="1" calcext:value-type="float">
            <text:p>1</text:p>
          </table:table-cell>
          <table:table-cell table:formula="of:=[.AH28]/[.$AF28]" office:value-type="float" office:value="1" calcext:value-type="float">
            <text:p>1</text:p>
          </table:table-cell>
          <table:table-cell table:formula="of:=[.AI28]/[.$AF28]" office:value-type="float" office:value="1" calcext:value-type="float">
            <text:p>1</text:p>
          </table:table-cell>
          <table:table-cell table:formula="of:=[.AJ28]/[.$AF28]" office:value-type="float" office:value="1.33333333333333" calcext:value-type="float">
            <text:p>1,3333333333</text:p>
          </table:table-cell>
          <table:table-cell table:formula="of:=[.AK28]/[.$AF28]" office:value-type="float" office:value="2" calcext:value-type="float">
            <text:p>2</text:p>
          </table:table-cell>
          <table:table-cell table:formula="of:=[.AL28]/[.$AF28]" office:value-type="float" office:value="2" calcext:value-type="float">
            <text:p>2</text:p>
          </table:table-cell>
          <table:table-cell table:formula="of:=[.AM28]/[.$AF28]" office:value-type="float" office:value="2.33333333333333" calcext:value-type="float">
            <text:p>2,3333333333</text:p>
          </table:table-cell>
          <table:table-cell table:formula="of:=[.AN28]/[.$AF28]" office:value-type="float" office:value="2.33333333333333" calcext:value-type="float">
            <text:p>2,3333333333</text:p>
          </table:table-cell>
          <table:table-cell table:formula="of:=[.AO28]/[.$AF28]" office:value-type="float" office:value="2.33333333333333" calcext:value-type="float">
            <text:p>2,3333333333</text:p>
          </table:table-cell>
          <table:table-cell table:formula="of:=[.AP28]/[.$AF28]" office:value-type="float" office:value="2.33333333333333" calcext:value-type="float">
            <text:p>2,3333333333</text:p>
          </table:table-cell>
          <table:table-cell table:formula="of:=[.AQ28]/[.$AF28]" office:value-type="float" office:value="2.33333333333333" calcext:value-type="float">
            <text:p>2,3333333333</text:p>
          </table:table-cell>
          <table:table-cell table:formula="of:=[.AR28]/[.$AF28]" office:value-type="float" office:value="2.33333333333333" calcext:value-type="float">
            <text:p>2,3333333333</text:p>
          </table:table-cell>
          <table:table-cell table:formula="of:=[.AS28]/[.$AF28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90:.AF94])" office:value-type="float" office:value="1" calcext:value-type="float">
            <text:p>1</text:p>
          </table:table-cell>
          <table:table-cell table:formula="of:=AVERAGE([.AG90:.AG94])" office:value-type="float" office:value="1" calcext:value-type="float">
            <text:p>1</text:p>
          </table:table-cell>
          <table:table-cell table:formula="of:=AVERAGE([.AH90:.AH94])" office:value-type="float" office:value="1" calcext:value-type="float">
            <text:p>1</text:p>
          </table:table-cell>
          <table:table-cell table:formula="of:=AVERAGE([.AI90:.AI94])" office:value-type="float" office:value="1" calcext:value-type="float">
            <text:p>1</text:p>
          </table:table-cell>
          <table:table-cell table:formula="of:=AVERAGE([.AJ90:.AJ94])" office:value-type="float" office:value="1.06666666666667" calcext:value-type="float">
            <text:p>1,0666666667</text:p>
          </table:table-cell>
          <table:table-cell table:formula="of:=AVERAGE([.AK90:.AK94])" office:value-type="float" office:value="2.01666666666667" calcext:value-type="float">
            <text:p>2,0166666667</text:p>
          </table:table-cell>
          <table:table-cell table:formula="of:=AVERAGE([.AL90:.AL94])" office:value-type="float" office:value="2.11666666666667" calcext:value-type="float">
            <text:p>2,1166666667</text:p>
          </table:table-cell>
          <table:table-cell table:formula="of:=AVERAGE([.AM90:.AM94])" office:value-type="float" office:value="2.46333333333333" calcext:value-type="float">
            <text:p>2,4633333333</text:p>
          </table:table-cell>
          <table:table-cell table:formula="of:=AVERAGE([.AN90:.AN94])" office:value-type="float" office:value="2.46333333333333" calcext:value-type="float">
            <text:p>2,4633333333</text:p>
          </table:table-cell>
          <table:table-cell table:formula="of:=AVERAGE([.AO90:.AO94])" office:value-type="float" office:value="2.46333333333333" calcext:value-type="float">
            <text:p>2,4633333333</text:p>
          </table:table-cell>
          <table:table-cell table:formula="of:=AVERAGE([.AP90:.AP94])" office:value-type="float" office:value="2.46333333333333" calcext:value-type="float">
            <text:p>2,4633333333</text:p>
          </table:table-cell>
          <table:table-cell table:formula="of:=AVERAGE([.AQ90:.AQ94])" office:value-type="float" office:value="2.46333333333333" calcext:value-type="float">
            <text:p>2,4633333333</text:p>
          </table:table-cell>
          <table:table-cell table:formula="of:=AVERAGE([.AR90:.AR94])" office:value-type="float" office:value="2.46333333333333" calcext:value-type="float">
            <text:p>2,4633333333</text:p>
          </table:table-cell>
          <table:table-cell table:formula="of:=AVERAGE([.AS90:.AS94])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" calcext:value-type="float" table:number-columns-spanned="15" table:number-rows-spanned="1">
            <text:p>0,9999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34]/[.$AF34]" office:value-type="float" office:value="1" calcext:value-type="float">
            <text:p>1</text:p>
          </table:table-cell>
          <table:table-cell table:formula="of:=[.AG34]/[.$AF34]" office:value-type="float" office:value="1" calcext:value-type="float">
            <text:p>1</text:p>
          </table:table-cell>
          <table:table-cell table:formula="of:=[.AH34]/[.$AF34]" office:value-type="float" office:value="1" calcext:value-type="float">
            <text:p>1</text:p>
          </table:table-cell>
          <table:table-cell table:formula="of:=[.AI34]/[.$AF34]" office:value-type="float" office:value="1" calcext:value-type="float">
            <text:p>1</text:p>
          </table:table-cell>
          <table:table-cell table:formula="of:=[.AJ34]/[.$AF34]" office:value-type="float" office:value="1" calcext:value-type="float">
            <text:p>1</text:p>
          </table:table-cell>
          <table:table-cell table:formula="of:=[.AK34]/[.$AF34]" office:value-type="float" office:value="1" calcext:value-type="float">
            <text:p>1</text:p>
          </table:table-cell>
          <table:table-cell table:formula="of:=[.AL34]/[.$AF34]" office:value-type="float" office:value="1" calcext:value-type="float">
            <text:p>1</text:p>
          </table:table-cell>
          <table:table-cell table:formula="of:=[.AM34]/[.$AF34]" office:value-type="float" office:value="1" calcext:value-type="float">
            <text:p>1</text:p>
          </table:table-cell>
          <table:table-cell table:formula="of:=[.AN34]/[.$AF34]" office:value-type="float" office:value="1" calcext:value-type="float">
            <text:p>1</text:p>
          </table:table-cell>
          <table:table-cell table:formula="of:=[.AO34]/[.$AF34]" office:value-type="float" office:value="3" calcext:value-type="float">
            <text:p>3</text:p>
          </table:table-cell>
          <table:table-cell table:formula="of:=[.AP34]/[.$AF34]" office:value-type="float" office:value="3" calcext:value-type="float">
            <text:p>3</text:p>
          </table:table-cell>
          <table:table-cell table:formula="of:=[.AQ34]/[.$AF34]" office:value-type="float" office:value="3" calcext:value-type="float">
            <text:p>3</text:p>
          </table:table-cell>
          <table:table-cell table:formula="of:=[.AR34]/[.$AF34]" office:value-type="float" office:value="3" calcext:value-type="float">
            <text:p>3</text:p>
          </table:table-cell>
          <table:table-cell table:formula="of:=[.AS34]/[.$AF34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35]/[.$AF35]" office:value-type="float" office:value="1" calcext:value-type="float">
            <text:p>1</text:p>
          </table:table-cell>
          <table:table-cell table:formula="of:=[.AG35]/[.$AF35]" office:value-type="float" office:value="1" calcext:value-type="float">
            <text:p>1</text:p>
          </table:table-cell>
          <table:table-cell table:formula="of:=[.AH35]/[.$AF35]" office:value-type="float" office:value="1" calcext:value-type="float">
            <text:p>1</text:p>
          </table:table-cell>
          <table:table-cell table:formula="of:=[.AI35]/[.$AF35]" office:value-type="float" office:value="1" calcext:value-type="float">
            <text:p>1</text:p>
          </table:table-cell>
          <table:table-cell table:formula="of:=[.AJ35]/[.$AF35]" office:value-type="float" office:value="1" calcext:value-type="float">
            <text:p>1</text:p>
          </table:table-cell>
          <table:table-cell table:formula="of:=[.AK35]/[.$AF35]" office:value-type="float" office:value="1" calcext:value-type="float">
            <text:p>1</text:p>
          </table:table-cell>
          <table:table-cell table:formula="of:=[.AL35]/[.$AF35]" office:value-type="float" office:value="1" calcext:value-type="float">
            <text:p>1</text:p>
          </table:table-cell>
          <table:table-cell table:formula="of:=[.AM35]/[.$AF35]" office:value-type="float" office:value="1" calcext:value-type="float">
            <text:p>1</text:p>
          </table:table-cell>
          <table:table-cell table:formula="of:=[.AN35]/[.$AF35]" office:value-type="float" office:value="1" calcext:value-type="float">
            <text:p>1</text:p>
          </table:table-cell>
          <table:table-cell table:formula="of:=[.AO35]/[.$AF35]" office:value-type="float" office:value="2.33333333333333" calcext:value-type="float">
            <text:p>2,3333333333</text:p>
          </table:table-cell>
          <table:table-cell table:formula="of:=[.AP35]/[.$AF35]" office:value-type="float" office:value="2.33333333333333" calcext:value-type="float">
            <text:p>2,3333333333</text:p>
          </table:table-cell>
          <table:table-cell table:formula="of:=[.AQ35]/[.$AF35]" office:value-type="float" office:value="2.33333333333333" calcext:value-type="float">
            <text:p>2,3333333333</text:p>
          </table:table-cell>
          <table:table-cell table:formula="of:=[.AR35]/[.$AF35]" office:value-type="float" office:value="2.33333333333333" calcext:value-type="float">
            <text:p>2,3333333333</text:p>
          </table:table-cell>
          <table:table-cell table:formula="of:=[.AS35]/[.$AF35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36]/[.$AF36]" office:value-type="float" office:value="1" calcext:value-type="float">
            <text:p>1</text:p>
          </table:table-cell>
          <table:table-cell table:formula="of:=[.AG36]/[.$AF36]" office:value-type="float" office:value="1" calcext:value-type="float">
            <text:p>1</text:p>
          </table:table-cell>
          <table:table-cell table:formula="of:=[.AH36]/[.$AF36]" office:value-type="float" office:value="1" calcext:value-type="float">
            <text:p>1</text:p>
          </table:table-cell>
          <table:table-cell table:formula="of:=[.AI36]/[.$AF36]" office:value-type="float" office:value="1" calcext:value-type="float">
            <text:p>1</text:p>
          </table:table-cell>
          <table:table-cell table:formula="of:=[.AJ36]/[.$AF36]" office:value-type="float" office:value="1" calcext:value-type="float">
            <text:p>1</text:p>
          </table:table-cell>
          <table:table-cell table:formula="of:=[.AK36]/[.$AF36]" office:value-type="float" office:value="1" calcext:value-type="float">
            <text:p>1</text:p>
          </table:table-cell>
          <table:table-cell table:formula="of:=[.AL36]/[.$AF36]" office:value-type="float" office:value="1" calcext:value-type="float">
            <text:p>1</text:p>
          </table:table-cell>
          <table:table-cell table:formula="of:=[.AM36]/[.$AF36]" office:value-type="float" office:value="1" calcext:value-type="float">
            <text:p>1</text:p>
          </table:table-cell>
          <table:table-cell table:formula="of:=[.AN36]/[.$AF36]" office:value-type="float" office:value="1.5" calcext:value-type="float">
            <text:p>1,5</text:p>
          </table:table-cell>
          <table:table-cell table:formula="of:=[.AO36]/[.$AF36]" office:value-type="float" office:value="2.25" calcext:value-type="float">
            <text:p>2,25</text:p>
          </table:table-cell>
          <table:table-cell table:formula="of:=[.AP36]/[.$AF36]" office:value-type="float" office:value="2.25" calcext:value-type="float">
            <text:p>2,25</text:p>
          </table:table-cell>
          <table:table-cell table:formula="of:=[.AQ36]/[.$AF36]" office:value-type="float" office:value="2.25" calcext:value-type="float">
            <text:p>2,25</text:p>
          </table:table-cell>
          <table:table-cell table:formula="of:=[.AR36]/[.$AF36]" office:value-type="float" office:value="2.25" calcext:value-type="float">
            <text:p>2,25</text:p>
          </table:table-cell>
          <table:table-cell table:formula="of:=[.AS36]/[.$AF36]" office:value-type="float" office:value="2.25" calcext:value-type="float">
            <text:p>2,25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37]/[.$AF37]" office:value-type="float" office:value="1" calcext:value-type="float">
            <text:p>1</text:p>
          </table:table-cell>
          <table:table-cell table:formula="of:=[.AG37]/[.$AF37]" office:value-type="float" office:value="1" calcext:value-type="float">
            <text:p>1</text:p>
          </table:table-cell>
          <table:table-cell table:formula="of:=[.AH37]/[.$AF37]" office:value-type="float" office:value="1" calcext:value-type="float">
            <text:p>1</text:p>
          </table:table-cell>
          <table:table-cell table:formula="of:=[.AI37]/[.$AF37]" office:value-type="float" office:value="1" calcext:value-type="float">
            <text:p>1</text:p>
          </table:table-cell>
          <table:table-cell table:formula="of:=[.AJ37]/[.$AF37]" office:value-type="float" office:value="1" calcext:value-type="float">
            <text:p>1</text:p>
          </table:table-cell>
          <table:table-cell table:formula="of:=[.AK37]/[.$AF37]" office:value-type="float" office:value="1" calcext:value-type="float">
            <text:p>1</text:p>
          </table:table-cell>
          <table:table-cell table:formula="of:=[.AL37]/[.$AF37]" office:value-type="float" office:value="1" calcext:value-type="float">
            <text:p>1</text:p>
          </table:table-cell>
          <table:table-cell table:formula="of:=[.AM37]/[.$AF37]" office:value-type="float" office:value="1" calcext:value-type="float">
            <text:p>1</text:p>
          </table:table-cell>
          <table:table-cell table:formula="of:=[.AN37]/[.$AF37]" office:value-type="float" office:value="1" calcext:value-type="float">
            <text:p>1</text:p>
          </table:table-cell>
          <table:table-cell table:formula="of:=[.AO37]/[.$AF37]" office:value-type="float" office:value="2.4" calcext:value-type="float">
            <text:p>2,4</text:p>
          </table:table-cell>
          <table:table-cell table:formula="of:=[.AP37]/[.$AF37]" office:value-type="float" office:value="2.4" calcext:value-type="float">
            <text:p>2,4</text:p>
          </table:table-cell>
          <table:table-cell table:formula="of:=[.AQ37]/[.$AF37]" office:value-type="float" office:value="2.4" calcext:value-type="float">
            <text:p>2,4</text:p>
          </table:table-cell>
          <table:table-cell table:formula="of:=[.AR37]/[.$AF37]" office:value-type="float" office:value="2.4" calcext:value-type="float">
            <text:p>2,4</text:p>
          </table:table-cell>
          <table:table-cell table:formula="of:=[.AS37]/[.$AF37]" office:value-type="float" office:value="2.4" calcext:value-type="float">
            <text:p>2,4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38]/[.$AF38]" office:value-type="float" office:value="1" calcext:value-type="float">
            <text:p>1</text:p>
          </table:table-cell>
          <table:table-cell table:formula="of:=[.AG38]/[.$AF38]" office:value-type="float" office:value="1" calcext:value-type="float">
            <text:p>1</text:p>
          </table:table-cell>
          <table:table-cell table:formula="of:=[.AH38]/[.$AF38]" office:value-type="float" office:value="1" calcext:value-type="float">
            <text:p>1</text:p>
          </table:table-cell>
          <table:table-cell table:formula="of:=[.AI38]/[.$AF38]" office:value-type="float" office:value="1" calcext:value-type="float">
            <text:p>1</text:p>
          </table:table-cell>
          <table:table-cell table:formula="of:=[.AJ38]/[.$AF38]" office:value-type="float" office:value="1" calcext:value-type="float">
            <text:p>1</text:p>
          </table:table-cell>
          <table:table-cell table:formula="of:=[.AK38]/[.$AF38]" office:value-type="float" office:value="1" calcext:value-type="float">
            <text:p>1</text:p>
          </table:table-cell>
          <table:table-cell table:formula="of:=[.AL38]/[.$AF38]" office:value-type="float" office:value="1" calcext:value-type="float">
            <text:p>1</text:p>
          </table:table-cell>
          <table:table-cell table:formula="of:=[.AM38]/[.$AF38]" office:value-type="float" office:value="1.33333333333333" calcext:value-type="float">
            <text:p>1,3333333333</text:p>
          </table:table-cell>
          <table:table-cell table:formula="of:=[.AN38]/[.$AF38]" office:value-type="float" office:value="1.83333333333333" calcext:value-type="float">
            <text:p>1,8333333333</text:p>
          </table:table-cell>
          <table:table-cell table:formula="of:=[.AO38]/[.$AF38]" office:value-type="float" office:value="2.33333333333333" calcext:value-type="float">
            <text:p>2,3333333333</text:p>
          </table:table-cell>
          <table:table-cell table:formula="of:=[.AP38]/[.$AF38]" office:value-type="float" office:value="2.33333333333333" calcext:value-type="float">
            <text:p>2,3333333333</text:p>
          </table:table-cell>
          <table:table-cell table:formula="of:=[.AQ38]/[.$AF38]" office:value-type="float" office:value="2.33333333333333" calcext:value-type="float">
            <text:p>2,3333333333</text:p>
          </table:table-cell>
          <table:table-cell table:formula="of:=[.AR38]/[.$AF38]" office:value-type="float" office:value="2.33333333333333" calcext:value-type="float">
            <text:p>2,3333333333</text:p>
          </table:table-cell>
          <table:table-cell table:formula="of:=[.AS38]/[.$AF38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100:.AF104])" office:value-type="float" office:value="1" calcext:value-type="float">
            <text:p>1</text:p>
          </table:table-cell>
          <table:table-cell table:formula="of:=AVERAGE([.AG100:.AG104])" office:value-type="float" office:value="1" calcext:value-type="float">
            <text:p>1</text:p>
          </table:table-cell>
          <table:table-cell table:formula="of:=AVERAGE([.AH100:.AH104])" office:value-type="float" office:value="1" calcext:value-type="float">
            <text:p>1</text:p>
          </table:table-cell>
          <table:table-cell table:formula="of:=AVERAGE([.AI100:.AI104])" office:value-type="float" office:value="1" calcext:value-type="float">
            <text:p>1</text:p>
          </table:table-cell>
          <table:table-cell table:formula="of:=AVERAGE([.AJ100:.AJ104])" office:value-type="float" office:value="1" calcext:value-type="float">
            <text:p>1</text:p>
          </table:table-cell>
          <table:table-cell table:formula="of:=AVERAGE([.AK100:.AK104])" office:value-type="float" office:value="1" calcext:value-type="float">
            <text:p>1</text:p>
          </table:table-cell>
          <table:table-cell table:formula="of:=AVERAGE([.AL100:.AL104])" office:value-type="float" office:value="1" calcext:value-type="float">
            <text:p>1</text:p>
          </table:table-cell>
          <table:table-cell table:formula="of:=AVERAGE([.AM100:.AM104])" office:value-type="float" office:value="1.06666666666667" calcext:value-type="float">
            <text:p>1,0666666667</text:p>
          </table:table-cell>
          <table:table-cell table:formula="of:=AVERAGE([.AN100:.AN104])" office:value-type="float" office:value="1.26666666666667" calcext:value-type="float">
            <text:p>1,2666666667</text:p>
          </table:table-cell>
          <table:table-cell table:formula="of:=AVERAGE([.AO100:.AO104])" office:value-type="float" office:value="2.46333333333333" calcext:value-type="float">
            <text:p>2,4633333333</text:p>
          </table:table-cell>
          <table:table-cell table:formula="of:=AVERAGE([.AP100:.AP104])" office:value-type="float" office:value="2.46333333333333" calcext:value-type="float">
            <text:p>2,4633333333</text:p>
          </table:table-cell>
          <table:table-cell table:formula="of:=AVERAGE([.AQ100:.AQ104])" office:value-type="float" office:value="2.46333333333333" calcext:value-type="float">
            <text:p>2,4633333333</text:p>
          </table:table-cell>
          <table:table-cell table:formula="of:=AVERAGE([.AR100:.AR104])" office:value-type="float" office:value="2.46333333333333" calcext:value-type="float">
            <text:p>2,4633333333</text:p>
          </table:table-cell>
          <table:table-cell table:formula="of:=AVERAGE([.AS100:.AS104])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5" calcext:value-type="float" table:number-columns-spanned="15" table:number-rows-spanned="1">
            <text:p>0,99995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44]/[.$AF44]" office:value-type="float" office:value="1" calcext:value-type="float">
            <text:p>1</text:p>
          </table:table-cell>
          <table:table-cell table:formula="of:=[.AG44]/[.$AF44]" office:value-type="float" office:value="1" calcext:value-type="float">
            <text:p>1</text:p>
          </table:table-cell>
          <table:table-cell table:formula="of:=[.AH44]/[.$AF44]" office:value-type="float" office:value="1" calcext:value-type="float">
            <text:p>1</text:p>
          </table:table-cell>
          <table:table-cell table:formula="of:=[.AI44]/[.$AF44]" office:value-type="float" office:value="1" calcext:value-type="float">
            <text:p>1</text:p>
          </table:table-cell>
          <table:table-cell table:formula="of:=[.AJ44]/[.$AF44]" office:value-type="float" office:value="1" calcext:value-type="float">
            <text:p>1</text:p>
          </table:table-cell>
          <table:table-cell table:formula="of:=[.AK44]/[.$AF44]" office:value-type="float" office:value="1" calcext:value-type="float">
            <text:p>1</text:p>
          </table:table-cell>
          <table:table-cell table:formula="of:=[.AL44]/[.$AF44]" office:value-type="float" office:value="1" calcext:value-type="float">
            <text:p>1</text:p>
          </table:table-cell>
          <table:table-cell table:formula="of:=[.AM44]/[.$AF44]" office:value-type="float" office:value="1" calcext:value-type="float">
            <text:p>1</text:p>
          </table:table-cell>
          <table:table-cell table:formula="of:=[.AN44]/[.$AF44]" office:value-type="float" office:value="1" calcext:value-type="float">
            <text:p>1</text:p>
          </table:table-cell>
          <table:table-cell table:formula="of:=[.AO44]/[.$AF44]" office:value-type="float" office:value="1" calcext:value-type="float">
            <text:p>1</text:p>
          </table:table-cell>
          <table:table-cell table:formula="of:=[.AP44]/[.$AF44]" office:value-type="float" office:value="2" calcext:value-type="float">
            <text:p>2</text:p>
          </table:table-cell>
          <table:table-cell table:formula="of:=[.AQ44]/[.$AF44]" office:value-type="float" office:value="3" calcext:value-type="float">
            <text:p>3</text:p>
          </table:table-cell>
          <table:table-cell table:formula="of:=[.AR44]/[.$AF44]" office:value-type="float" office:value="3" calcext:value-type="float">
            <text:p>3</text:p>
          </table:table-cell>
          <table:table-cell table:formula="of:=[.AS44]/[.$AF44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45]/[.$AF45]" office:value-type="float" office:value="1" calcext:value-type="float">
            <text:p>1</text:p>
          </table:table-cell>
          <table:table-cell table:formula="of:=[.AG45]/[.$AF45]" office:value-type="float" office:value="1" calcext:value-type="float">
            <text:p>1</text:p>
          </table:table-cell>
          <table:table-cell table:formula="of:=[.AH45]/[.$AF45]" office:value-type="float" office:value="1" calcext:value-type="float">
            <text:p>1</text:p>
          </table:table-cell>
          <table:table-cell table:formula="of:=[.AI45]/[.$AF45]" office:value-type="float" office:value="1" calcext:value-type="float">
            <text:p>1</text:p>
          </table:table-cell>
          <table:table-cell table:formula="of:=[.AJ45]/[.$AF45]" office:value-type="float" office:value="1" calcext:value-type="float">
            <text:p>1</text:p>
          </table:table-cell>
          <table:table-cell table:formula="of:=[.AK45]/[.$AF45]" office:value-type="float" office:value="1" calcext:value-type="float">
            <text:p>1</text:p>
          </table:table-cell>
          <table:table-cell table:formula="of:=[.AL45]/[.$AF45]" office:value-type="float" office:value="1" calcext:value-type="float">
            <text:p>1</text:p>
          </table:table-cell>
          <table:table-cell table:formula="of:=[.AM45]/[.$AF45]" office:value-type="float" office:value="1" calcext:value-type="float">
            <text:p>1</text:p>
          </table:table-cell>
          <table:table-cell table:formula="of:=[.AN45]/[.$AF45]" office:value-type="float" office:value="1" calcext:value-type="float">
            <text:p>1</text:p>
          </table:table-cell>
          <table:table-cell table:formula="of:=[.AO45]/[.$AF45]" office:value-type="float" office:value="1.66666666666667" calcext:value-type="float">
            <text:p>1,6666666667</text:p>
          </table:table-cell>
          <table:table-cell table:formula="of:=[.AP45]/[.$AF45]" office:value-type="float" office:value="2.33333333333333" calcext:value-type="float">
            <text:p>2,3333333333</text:p>
          </table:table-cell>
          <table:table-cell table:formula="of:=[.AQ45]/[.$AF45]" office:value-type="float" office:value="2.33333333333333" calcext:value-type="float">
            <text:p>2,3333333333</text:p>
          </table:table-cell>
          <table:table-cell table:formula="of:=[.AR45]/[.$AF45]" office:value-type="float" office:value="2.33333333333333" calcext:value-type="float">
            <text:p>2,3333333333</text:p>
          </table:table-cell>
          <table:table-cell table:formula="of:=[.AS45]/[.$AF45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46]/[.$AF46]" office:value-type="float" office:value="1" calcext:value-type="float">
            <text:p>1</text:p>
          </table:table-cell>
          <table:table-cell table:formula="of:=[.AG46]/[.$AF46]" office:value-type="float" office:value="1" calcext:value-type="float">
            <text:p>1</text:p>
          </table:table-cell>
          <table:table-cell table:formula="of:=[.AH46]/[.$AF46]" office:value-type="float" office:value="1" calcext:value-type="float">
            <text:p>1</text:p>
          </table:table-cell>
          <table:table-cell table:formula="of:=[.AI46]/[.$AF46]" office:value-type="float" office:value="1" calcext:value-type="float">
            <text:p>1</text:p>
          </table:table-cell>
          <table:table-cell table:formula="of:=[.AJ46]/[.$AF46]" office:value-type="float" office:value="1" calcext:value-type="float">
            <text:p>1</text:p>
          </table:table-cell>
          <table:table-cell table:formula="of:=[.AK46]/[.$AF46]" office:value-type="float" office:value="1" calcext:value-type="float">
            <text:p>1</text:p>
          </table:table-cell>
          <table:table-cell table:formula="of:=[.AL46]/[.$AF46]" office:value-type="float" office:value="1" calcext:value-type="float">
            <text:p>1</text:p>
          </table:table-cell>
          <table:table-cell table:formula="of:=[.AM46]/[.$AF46]" office:value-type="float" office:value="1" calcext:value-type="float">
            <text:p>1</text:p>
          </table:table-cell>
          <table:table-cell table:formula="of:=[.AN46]/[.$AF46]" office:value-type="float" office:value="1" calcext:value-type="float">
            <text:p>1</text:p>
          </table:table-cell>
          <table:table-cell table:formula="of:=[.AO46]/[.$AF46]" office:value-type="float" office:value="1.75" calcext:value-type="float">
            <text:p>1,75</text:p>
          </table:table-cell>
          <table:table-cell table:formula="of:=[.AP46]/[.$AF46]" office:value-type="float" office:value="1.75" calcext:value-type="float">
            <text:p>1,75</text:p>
          </table:table-cell>
          <table:table-cell table:formula="of:=[.AQ46]/[.$AF46]" office:value-type="float" office:value="2.25" calcext:value-type="float">
            <text:p>2,25</text:p>
          </table:table-cell>
          <table:table-cell table:formula="of:=[.AR46]/[.$AF46]" office:value-type="float" office:value="2.25" calcext:value-type="float">
            <text:p>2,25</text:p>
          </table:table-cell>
          <table:table-cell table:formula="of:=[.AS46]/[.$AF46]" office:value-type="float" office:value="2.25" calcext:value-type="float">
            <text:p>2,25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47]/[.$AF47]" office:value-type="float" office:value="1" calcext:value-type="float">
            <text:p>1</text:p>
          </table:table-cell>
          <table:table-cell table:formula="of:=[.AG47]/[.$AF47]" office:value-type="float" office:value="1" calcext:value-type="float">
            <text:p>1</text:p>
          </table:table-cell>
          <table:table-cell table:formula="of:=[.AH47]/[.$AF47]" office:value-type="float" office:value="1" calcext:value-type="float">
            <text:p>1</text:p>
          </table:table-cell>
          <table:table-cell table:formula="of:=[.AI47]/[.$AF47]" office:value-type="float" office:value="1" calcext:value-type="float">
            <text:p>1</text:p>
          </table:table-cell>
          <table:table-cell table:formula="of:=[.AJ47]/[.$AF47]" office:value-type="float" office:value="1" calcext:value-type="float">
            <text:p>1</text:p>
          </table:table-cell>
          <table:table-cell table:formula="of:=[.AK47]/[.$AF47]" office:value-type="float" office:value="1" calcext:value-type="float">
            <text:p>1</text:p>
          </table:table-cell>
          <table:table-cell table:formula="of:=[.AL47]/[.$AF47]" office:value-type="float" office:value="1" calcext:value-type="float">
            <text:p>1</text:p>
          </table:table-cell>
          <table:table-cell table:formula="of:=[.AM47]/[.$AF47]" office:value-type="float" office:value="1" calcext:value-type="float">
            <text:p>1</text:p>
          </table:table-cell>
          <table:table-cell table:formula="of:=[.AN47]/[.$AF47]" office:value-type="float" office:value="1" calcext:value-type="float">
            <text:p>1</text:p>
          </table:table-cell>
          <table:table-cell table:formula="of:=[.AO47]/[.$AF47]" office:value-type="float" office:value="2" calcext:value-type="float">
            <text:p>2</text:p>
          </table:table-cell>
          <table:table-cell table:formula="of:=[.AP47]/[.$AF47]" office:value-type="float" office:value="2" calcext:value-type="float">
            <text:p>2</text:p>
          </table:table-cell>
          <table:table-cell table:formula="of:=[.AQ47]/[.$AF47]" office:value-type="float" office:value="2.4" calcext:value-type="float">
            <text:p>2,4</text:p>
          </table:table-cell>
          <table:table-cell table:formula="of:=[.AR47]/[.$AF47]" office:value-type="float" office:value="2.4" calcext:value-type="float">
            <text:p>2,4</text:p>
          </table:table-cell>
          <table:table-cell table:formula="of:=[.AS47]/[.$AF47]" office:value-type="float" office:value="2.4" calcext:value-type="float">
            <text:p>2,4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48]/[.$AF48]" office:value-type="float" office:value="1" calcext:value-type="float">
            <text:p>1</text:p>
          </table:table-cell>
          <table:table-cell table:formula="of:=[.AG48]/[.$AF48]" office:value-type="float" office:value="1" calcext:value-type="float">
            <text:p>1</text:p>
          </table:table-cell>
          <table:table-cell table:formula="of:=[.AH48]/[.$AF48]" office:value-type="float" office:value="1" calcext:value-type="float">
            <text:p>1</text:p>
          </table:table-cell>
          <table:table-cell table:formula="of:=[.AI48]/[.$AF48]" office:value-type="float" office:value="1" calcext:value-type="float">
            <text:p>1</text:p>
          </table:table-cell>
          <table:table-cell table:formula="of:=[.AJ48]/[.$AF48]" office:value-type="float" office:value="1" calcext:value-type="float">
            <text:p>1</text:p>
          </table:table-cell>
          <table:table-cell table:formula="of:=[.AK48]/[.$AF48]" office:value-type="float" office:value="1" calcext:value-type="float">
            <text:p>1</text:p>
          </table:table-cell>
          <table:table-cell table:formula="of:=[.AL48]/[.$AF48]" office:value-type="float" office:value="1" calcext:value-type="float">
            <text:p>1</text:p>
          </table:table-cell>
          <table:table-cell table:formula="of:=[.AM48]/[.$AF48]" office:value-type="float" office:value="1" calcext:value-type="float">
            <text:p>1</text:p>
          </table:table-cell>
          <table:table-cell table:formula="of:=[.AN48]/[.$AF48]" office:value-type="float" office:value="1.33333333333333" calcext:value-type="float">
            <text:p>1,3333333333</text:p>
          </table:table-cell>
          <table:table-cell table:formula="of:=[.AO48]/[.$AF48]" office:value-type="float" office:value="2" calcext:value-type="float">
            <text:p>2</text:p>
          </table:table-cell>
          <table:table-cell table:formula="of:=[.AP48]/[.$AF48]" office:value-type="float" office:value="2" calcext:value-type="float">
            <text:p>2</text:p>
          </table:table-cell>
          <table:table-cell table:formula="of:=[.AQ48]/[.$AF48]" office:value-type="float" office:value="2.33333333333333" calcext:value-type="float">
            <text:p>2,3333333333</text:p>
          </table:table-cell>
          <table:table-cell table:formula="of:=[.AR48]/[.$AF48]" office:value-type="float" office:value="2.33333333333333" calcext:value-type="float">
            <text:p>2,3333333333</text:p>
          </table:table-cell>
          <table:table-cell table:formula="of:=[.AS48]/[.$AF48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110:.AF114])" office:value-type="float" office:value="1" calcext:value-type="float">
            <text:p>1</text:p>
          </table:table-cell>
          <table:table-cell table:formula="of:=AVERAGE([.AG110:.AG114])" office:value-type="float" office:value="1" calcext:value-type="float">
            <text:p>1</text:p>
          </table:table-cell>
          <table:table-cell table:formula="of:=AVERAGE([.AH110:.AH114])" office:value-type="float" office:value="1" calcext:value-type="float">
            <text:p>1</text:p>
          </table:table-cell>
          <table:table-cell table:formula="of:=AVERAGE([.AI110:.AI114])" office:value-type="float" office:value="1" calcext:value-type="float">
            <text:p>1</text:p>
          </table:table-cell>
          <table:table-cell table:formula="of:=AVERAGE([.AJ110:.AJ114])" office:value-type="float" office:value="1" calcext:value-type="float">
            <text:p>1</text:p>
          </table:table-cell>
          <table:table-cell table:formula="of:=AVERAGE([.AK110:.AK114])" office:value-type="float" office:value="1" calcext:value-type="float">
            <text:p>1</text:p>
          </table:table-cell>
          <table:table-cell table:formula="of:=AVERAGE([.AL110:.AL114])" office:value-type="float" office:value="1" calcext:value-type="float">
            <text:p>1</text:p>
          </table:table-cell>
          <table:table-cell table:formula="of:=AVERAGE([.AM110:.AM114])" office:value-type="float" office:value="1" calcext:value-type="float">
            <text:p>1</text:p>
          </table:table-cell>
          <table:table-cell table:formula="of:=AVERAGE([.AN110:.AN114])" office:value-type="float" office:value="1.06666666666667" calcext:value-type="float">
            <text:p>1,0666666667</text:p>
          </table:table-cell>
          <table:table-cell table:formula="of:=AVERAGE([.AO110:.AO114])" office:value-type="float" office:value="1.68333333333333" calcext:value-type="float">
            <text:p>1,6833333333</text:p>
          </table:table-cell>
          <table:table-cell table:formula="of:=AVERAGE([.AP110:.AP114])" office:value-type="float" office:value="2.01666666666667" calcext:value-type="float">
            <text:p>2,0166666667</text:p>
          </table:table-cell>
          <table:table-cell table:formula="of:=AVERAGE([.AQ110:.AQ114])" office:value-type="float" office:value="2.46333333333333" calcext:value-type="float">
            <text:p>2,4633333333</text:p>
          </table:table-cell>
          <table:table-cell table:formula="of:=AVERAGE([.AR110:.AR114])" office:value-type="float" office:value="2.46333333333333" calcext:value-type="float">
            <text:p>2,4633333333</text:p>
          </table:table-cell>
          <table:table-cell table:formula="of:=AVERAGE([.AS110:.AS114])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9" calcext:value-type="float" table:number-columns-spanned="15" table:number-rows-spanned="1">
            <text:p>0,99999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54]/[.$AF54]" office:value-type="float" office:value="1" calcext:value-type="float">
            <text:p>1</text:p>
          </table:table-cell>
          <table:table-cell table:formula="of:=[.AG54]/[.$AF54]" office:value-type="float" office:value="1" calcext:value-type="float">
            <text:p>1</text:p>
          </table:table-cell>
          <table:table-cell table:formula="of:=[.AH54]/[.$AF54]" office:value-type="float" office:value="1" calcext:value-type="float">
            <text:p>1</text:p>
          </table:table-cell>
          <table:table-cell table:formula="of:=[.AI54]/[.$AF54]" office:value-type="float" office:value="1" calcext:value-type="float">
            <text:p>1</text:p>
          </table:table-cell>
          <table:table-cell table:formula="of:=[.AJ54]/[.$AF54]" office:value-type="float" office:value="1" calcext:value-type="float">
            <text:p>1</text:p>
          </table:table-cell>
          <table:table-cell table:formula="of:=[.AK54]/[.$AF54]" office:value-type="float" office:value="1" calcext:value-type="float">
            <text:p>1</text:p>
          </table:table-cell>
          <table:table-cell table:formula="of:=[.AL54]/[.$AF54]" office:value-type="float" office:value="1" calcext:value-type="float">
            <text:p>1</text:p>
          </table:table-cell>
          <table:table-cell table:formula="of:=[.AM54]/[.$AF54]" office:value-type="float" office:value="1" calcext:value-type="float">
            <text:p>1</text:p>
          </table:table-cell>
          <table:table-cell table:formula="of:=[.AN54]/[.$AF54]" office:value-type="float" office:value="1" calcext:value-type="float">
            <text:p>1</text:p>
          </table:table-cell>
          <table:table-cell table:formula="of:=[.AO54]/[.$AF54]" office:value-type="float" office:value="1" calcext:value-type="float">
            <text:p>1</text:p>
          </table:table-cell>
          <table:table-cell table:formula="of:=[.AP54]/[.$AF54]" office:value-type="float" office:value="1" calcext:value-type="float">
            <text:p>1</text:p>
          </table:table-cell>
          <table:table-cell table:formula="of:=[.AQ54]/[.$AF54]" office:value-type="float" office:value="1" calcext:value-type="float">
            <text:p>1</text:p>
          </table:table-cell>
          <table:table-cell table:formula="of:=[.AR54]/[.$AF54]" office:value-type="float" office:value="1" calcext:value-type="float">
            <text:p>1</text:p>
          </table:table-cell>
          <table:table-cell table:formula="of:=[.AS54]/[.$AF54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55]/[.$AF55]" office:value-type="float" office:value="1" calcext:value-type="float">
            <text:p>1</text:p>
          </table:table-cell>
          <table:table-cell table:formula="of:=[.AG55]/[.$AF55]" office:value-type="float" office:value="1" calcext:value-type="float">
            <text:p>1</text:p>
          </table:table-cell>
          <table:table-cell table:formula="of:=[.AH55]/[.$AF55]" office:value-type="float" office:value="1" calcext:value-type="float">
            <text:p>1</text:p>
          </table:table-cell>
          <table:table-cell table:formula="of:=[.AI55]/[.$AF55]" office:value-type="float" office:value="1" calcext:value-type="float">
            <text:p>1</text:p>
          </table:table-cell>
          <table:table-cell table:formula="of:=[.AJ55]/[.$AF55]" office:value-type="float" office:value="1" calcext:value-type="float">
            <text:p>1</text:p>
          </table:table-cell>
          <table:table-cell table:formula="of:=[.AK55]/[.$AF55]" office:value-type="float" office:value="1" calcext:value-type="float">
            <text:p>1</text:p>
          </table:table-cell>
          <table:table-cell table:formula="of:=[.AL55]/[.$AF55]" office:value-type="float" office:value="1" calcext:value-type="float">
            <text:p>1</text:p>
          </table:table-cell>
          <table:table-cell table:formula="of:=[.AM55]/[.$AF55]" office:value-type="float" office:value="1" calcext:value-type="float">
            <text:p>1</text:p>
          </table:table-cell>
          <table:table-cell table:formula="of:=[.AN55]/[.$AF55]" office:value-type="float" office:value="1" calcext:value-type="float">
            <text:p>1</text:p>
          </table:table-cell>
          <table:table-cell table:formula="of:=[.AO55]/[.$AF55]" office:value-type="float" office:value="1" calcext:value-type="float">
            <text:p>1</text:p>
          </table:table-cell>
          <table:table-cell table:formula="of:=[.AP55]/[.$AF55]" office:value-type="float" office:value="1" calcext:value-type="float">
            <text:p>1</text:p>
          </table:table-cell>
          <table:table-cell table:formula="of:=[.AQ55]/[.$AF55]" office:value-type="float" office:value="1" calcext:value-type="float">
            <text:p>1</text:p>
          </table:table-cell>
          <table:table-cell table:formula="of:=[.AR55]/[.$AF55]" office:value-type="float" office:value="1.66666666666667" calcext:value-type="float">
            <text:p>1,6666666667</text:p>
          </table:table-cell>
          <table:table-cell table:formula="of:=[.AS55]/[.$AF55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56]/[.$AF56]" office:value-type="float" office:value="1" calcext:value-type="float">
            <text:p>1</text:p>
          </table:table-cell>
          <table:table-cell table:formula="of:=[.AG56]/[.$AF56]" office:value-type="float" office:value="1" calcext:value-type="float">
            <text:p>1</text:p>
          </table:table-cell>
          <table:table-cell table:formula="of:=[.AH56]/[.$AF56]" office:value-type="float" office:value="1" calcext:value-type="float">
            <text:p>1</text:p>
          </table:table-cell>
          <table:table-cell table:formula="of:=[.AI56]/[.$AF56]" office:value-type="float" office:value="1" calcext:value-type="float">
            <text:p>1</text:p>
          </table:table-cell>
          <table:table-cell table:formula="of:=[.AJ56]/[.$AF56]" office:value-type="float" office:value="1" calcext:value-type="float">
            <text:p>1</text:p>
          </table:table-cell>
          <table:table-cell table:formula="of:=[.AK56]/[.$AF56]" office:value-type="float" office:value="1" calcext:value-type="float">
            <text:p>1</text:p>
          </table:table-cell>
          <table:table-cell table:formula="of:=[.AL56]/[.$AF56]" office:value-type="float" office:value="1" calcext:value-type="float">
            <text:p>1</text:p>
          </table:table-cell>
          <table:table-cell table:formula="of:=[.AM56]/[.$AF56]" office:value-type="float" office:value="1" calcext:value-type="float">
            <text:p>1</text:p>
          </table:table-cell>
          <table:table-cell table:formula="of:=[.AN56]/[.$AF56]" office:value-type="float" office:value="1" calcext:value-type="float">
            <text:p>1</text:p>
          </table:table-cell>
          <table:table-cell table:formula="of:=[.AO56]/[.$AF56]" office:value-type="float" office:value="1" calcext:value-type="float">
            <text:p>1</text:p>
          </table:table-cell>
          <table:table-cell table:formula="of:=[.AP56]/[.$AF56]" office:value-type="float" office:value="1" calcext:value-type="float">
            <text:p>1</text:p>
          </table:table-cell>
          <table:table-cell table:formula="of:=[.AQ56]/[.$AF56]" office:value-type="float" office:value="1" calcext:value-type="float">
            <text:p>1</text:p>
          </table:table-cell>
          <table:table-cell table:formula="of:=[.AR56]/[.$AF56]" office:value-type="float" office:value="1.5" calcext:value-type="float">
            <text:p>1,5</text:p>
          </table:table-cell>
          <table:table-cell table:formula="of:=[.AS56]/[.$AF56]" office:value-type="float" office:value="2.25" calcext:value-type="float">
            <text:p>2,25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57]/[.$AF57]" office:value-type="float" office:value="1" calcext:value-type="float">
            <text:p>1</text:p>
          </table:table-cell>
          <table:table-cell table:formula="of:=[.AG57]/[.$AF57]" office:value-type="float" office:value="1" calcext:value-type="float">
            <text:p>1</text:p>
          </table:table-cell>
          <table:table-cell table:formula="of:=[.AH57]/[.$AF57]" office:value-type="float" office:value="1" calcext:value-type="float">
            <text:p>1</text:p>
          </table:table-cell>
          <table:table-cell table:formula="of:=[.AI57]/[.$AF57]" office:value-type="float" office:value="1" calcext:value-type="float">
            <text:p>1</text:p>
          </table:table-cell>
          <table:table-cell table:formula="of:=[.AJ57]/[.$AF57]" office:value-type="float" office:value="1" calcext:value-type="float">
            <text:p>1</text:p>
          </table:table-cell>
          <table:table-cell table:formula="of:=[.AK57]/[.$AF57]" office:value-type="float" office:value="1" calcext:value-type="float">
            <text:p>1</text:p>
          </table:table-cell>
          <table:table-cell table:formula="of:=[.AL57]/[.$AF57]" office:value-type="float" office:value="1" calcext:value-type="float">
            <text:p>1</text:p>
          </table:table-cell>
          <table:table-cell table:formula="of:=[.AM57]/[.$AF57]" office:value-type="float" office:value="1" calcext:value-type="float">
            <text:p>1</text:p>
          </table:table-cell>
          <table:table-cell table:formula="of:=[.AN57]/[.$AF57]" office:value-type="float" office:value="1" calcext:value-type="float">
            <text:p>1</text:p>
          </table:table-cell>
          <table:table-cell table:formula="of:=[.AO57]/[.$AF57]" office:value-type="float" office:value="1" calcext:value-type="float">
            <text:p>1</text:p>
          </table:table-cell>
          <table:table-cell table:formula="of:=[.AP57]/[.$AF57]" office:value-type="float" office:value="1" calcext:value-type="float">
            <text:p>1</text:p>
          </table:table-cell>
          <table:table-cell table:formula="of:=[.AQ57]/[.$AF57]" office:value-type="float" office:value="1" calcext:value-type="float">
            <text:p>1</text:p>
          </table:table-cell>
          <table:table-cell table:formula="of:=[.AR57]/[.$AF57]" office:value-type="float" office:value="1.8" calcext:value-type="float">
            <text:p>1,8</text:p>
          </table:table-cell>
          <table:table-cell table:formula="of:=[.AS57]/[.$AF57]" office:value-type="float" office:value="2.4" calcext:value-type="float">
            <text:p>2,4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58]/[.$AF58]" office:value-type="float" office:value="1" calcext:value-type="float">
            <text:p>1</text:p>
          </table:table-cell>
          <table:table-cell table:formula="of:=[.AG58]/[.$AF58]" office:value-type="float" office:value="1" calcext:value-type="float">
            <text:p>1</text:p>
          </table:table-cell>
          <table:table-cell table:formula="of:=[.AH58]/[.$AF58]" office:value-type="float" office:value="1" calcext:value-type="float">
            <text:p>1</text:p>
          </table:table-cell>
          <table:table-cell table:formula="of:=[.AI58]/[.$AF58]" office:value-type="float" office:value="1" calcext:value-type="float">
            <text:p>1</text:p>
          </table:table-cell>
          <table:table-cell table:formula="of:=[.AJ58]/[.$AF58]" office:value-type="float" office:value="1" calcext:value-type="float">
            <text:p>1</text:p>
          </table:table-cell>
          <table:table-cell table:formula="of:=[.AK58]/[.$AF58]" office:value-type="float" office:value="1" calcext:value-type="float">
            <text:p>1</text:p>
          </table:table-cell>
          <table:table-cell table:formula="of:=[.AL58]/[.$AF58]" office:value-type="float" office:value="1" calcext:value-type="float">
            <text:p>1</text:p>
          </table:table-cell>
          <table:table-cell table:formula="of:=[.AM58]/[.$AF58]" office:value-type="float" office:value="1" calcext:value-type="float">
            <text:p>1</text:p>
          </table:table-cell>
          <table:table-cell table:formula="of:=[.AN58]/[.$AF58]" office:value-type="float" office:value="1" calcext:value-type="float">
            <text:p>1</text:p>
          </table:table-cell>
          <table:table-cell table:formula="of:=[.AO58]/[.$AF58]" office:value-type="float" office:value="1" calcext:value-type="float">
            <text:p>1</text:p>
          </table:table-cell>
          <table:table-cell table:formula="of:=[.AP58]/[.$AF58]" office:value-type="float" office:value="1" calcext:value-type="float">
            <text:p>1</text:p>
          </table:table-cell>
          <table:table-cell table:formula="of:=[.AQ58]/[.$AF58]" office:value-type="float" office:value="1" calcext:value-type="float">
            <text:p>1</text:p>
          </table:table-cell>
          <table:table-cell table:formula="of:=[.AR58]/[.$AF58]" office:value-type="float" office:value="1.83333333333333" calcext:value-type="float">
            <text:p>1,8333333333</text:p>
          </table:table-cell>
          <table:table-cell table:formula="of:=[.AS58]/[.$AF58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120:.AF124])" office:value-type="float" office:value="1" calcext:value-type="float">
            <text:p>1</text:p>
          </table:table-cell>
          <table:table-cell table:formula="of:=AVERAGE([.AG120:.AG124])" office:value-type="float" office:value="1" calcext:value-type="float">
            <text:p>1</text:p>
          </table:table-cell>
          <table:table-cell table:formula="of:=AVERAGE([.AH120:.AH124])" office:value-type="float" office:value="1" calcext:value-type="float">
            <text:p>1</text:p>
          </table:table-cell>
          <table:table-cell table:formula="of:=AVERAGE([.AI120:.AI124])" office:value-type="float" office:value="1" calcext:value-type="float">
            <text:p>1</text:p>
          </table:table-cell>
          <table:table-cell table:formula="of:=AVERAGE([.AJ120:.AJ124])" office:value-type="float" office:value="1" calcext:value-type="float">
            <text:p>1</text:p>
          </table:table-cell>
          <table:table-cell table:formula="of:=AVERAGE([.AK120:.AK124])" office:value-type="float" office:value="1" calcext:value-type="float">
            <text:p>1</text:p>
          </table:table-cell>
          <table:table-cell table:formula="of:=AVERAGE([.AL120:.AL124])" office:value-type="float" office:value="1" calcext:value-type="float">
            <text:p>1</text:p>
          </table:table-cell>
          <table:table-cell table:formula="of:=AVERAGE([.AM120:.AM124])" office:value-type="float" office:value="1" calcext:value-type="float">
            <text:p>1</text:p>
          </table:table-cell>
          <table:table-cell table:formula="of:=AVERAGE([.AN120:.AN124])" office:value-type="float" office:value="1" calcext:value-type="float">
            <text:p>1</text:p>
          </table:table-cell>
          <table:table-cell table:formula="of:=AVERAGE([.AO120:.AO124])" office:value-type="float" office:value="1" calcext:value-type="float">
            <text:p>1</text:p>
          </table:table-cell>
          <table:table-cell table:formula="of:=AVERAGE([.AP120:.AP124])" office:value-type="float" office:value="1" calcext:value-type="float">
            <text:p>1</text:p>
          </table:table-cell>
          <table:table-cell table:formula="of:=AVERAGE([.AQ120:.AQ124])" office:value-type="float" office:value="1" calcext:value-type="float">
            <text:p>1</text:p>
          </table:table-cell>
          <table:table-cell table:formula="of:=AVERAGE([.AR120:.AR124])" office:value-type="float" office:value="1.56" calcext:value-type="float">
            <text:p>1,56</text:p>
          </table:table-cell>
          <table:table-cell table:formula="of:=AVERAGE([.AS120:.AS124])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table:style-name="ce3" table:number-columns-spanned="15" table:number-rows-spanned="1"/>
          <table:covered-table-cell table:number-columns-repeated="14"/>
          <table:table-cell table:number-columns-repeated="20"/>
        </table:table-row>
        <table:table-row table:style-name="ro1" table:number-rows-repeated="5">
          <table:table-cell table:number-columns-repeated="65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0.999" calcext:value-type="float">
            <text:p>0,999</text:p>
          </table:table-cell>
          <table:table-cell/>
          <table:table-cell office:value-type="float" office:value="0.9995" calcext:value-type="float">
            <text:p>0,9995</text:p>
          </table:table-cell>
          <table:table-cell/>
          <table:table-cell office:value-type="float" office:value="0.9999" calcext:value-type="float">
            <text:p>0,9999</text:p>
          </table:table-cell>
          <table:table-cell/>
          <table:table-cell office:value-type="float" office:value="0.99995" calcext:value-type="float">
            <text:p>0,99995</text:p>
          </table:table-cell>
          <table:table-cell/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" calcext:value-type="float">
            <text:p>0,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85]" office:value-type="float" office:value="1.06666666666667" calcext:value-type="float">
            <text:p>1,0666666667</text:p>
          </table:table-cell>
          <table:table-cell table:formula="of:=[.AJ85]" office:value-type="float" office:value="1.56" calcext:value-type="float">
            <text:p>1,56</text:p>
          </table:table-cell>
          <table:table-cell table:formula="of:=[.AK85]" office:value-type="float" office:value="2.46333333333333" calcext:value-type="float">
            <text:p>2,4633333333</text:p>
          </table:table-cell>
          <table:table-cell table:formula="of:=[.AL85]" office:value-type="float" office:value="2.46333333333333" calcext:value-type="float">
            <text:p>2,4633333333</text:p>
          </table:table-cell>
          <table:table-cell table:formula="of:=[.AM85]" office:value-type="float" office:value="2.46333333333333" calcext:value-type="float">
            <text:p>2,4633333333</text:p>
          </table:table-cell>
          <table:table-cell table:formula="of:=[.AN85]" office:value-type="float" office:value="2.46333333333333" calcext:value-type="float">
            <text:p>2,4633333333</text:p>
          </table:table-cell>
          <table:table-cell table:formula="of:=[.AO85]" office:value-type="float" office:value="2.46333333333333" calcext:value-type="float">
            <text:p>2,4633333333</text:p>
          </table:table-cell>
          <table:table-cell table:formula="of:=[.AP85]" office:value-type="float" office:value="2.46333333333333" calcext:value-type="float">
            <text:p>2,4633333333</text:p>
          </table:table-cell>
          <table:table-cell table:formula="of:=[.AQ85]" office:value-type="float" office:value="2.46333333333333" calcext:value-type="float">
            <text:p>2,4633333333</text:p>
          </table:table-cell>
          <table:table-cell table:formula="of:=[.AR85]" office:value-type="float" office:value="2.46333333333333" calcext:value-type="float">
            <text:p>2,4633333333</text:p>
          </table:table-cell>
          <table:table-cell table:formula="of:=[.AS85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5" calcext:value-type="float">
            <text:p>0,99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95]" office:value-type="float" office:value="1" calcext:value-type="float">
            <text:p>1</text:p>
          </table:table-cell>
          <table:table-cell table:formula="of:=[.AJ95]" office:value-type="float" office:value="1.06666666666667" calcext:value-type="float">
            <text:p>1,0666666667</text:p>
          </table:table-cell>
          <table:table-cell table:formula="of:=[.AK95]" office:value-type="float" office:value="2.01666666666667" calcext:value-type="float">
            <text:p>2,0166666667</text:p>
          </table:table-cell>
          <table:table-cell table:formula="of:=[.AL95]" office:value-type="float" office:value="2.11666666666667" calcext:value-type="float">
            <text:p>2,1166666667</text:p>
          </table:table-cell>
          <table:table-cell table:formula="of:=[.AM95]" office:value-type="float" office:value="2.46333333333333" calcext:value-type="float">
            <text:p>2,4633333333</text:p>
          </table:table-cell>
          <table:table-cell table:formula="of:=[.AN95]" office:value-type="float" office:value="2.46333333333333" calcext:value-type="float">
            <text:p>2,4633333333</text:p>
          </table:table-cell>
          <table:table-cell table:formula="of:=[.AO95]" office:value-type="float" office:value="2.46333333333333" calcext:value-type="float">
            <text:p>2,4633333333</text:p>
          </table:table-cell>
          <table:table-cell table:formula="of:=[.AP95]" office:value-type="float" office:value="2.46333333333333" calcext:value-type="float">
            <text:p>2,4633333333</text:p>
          </table:table-cell>
          <table:table-cell table:formula="of:=[.AQ95]" office:value-type="float" office:value="2.46333333333333" calcext:value-type="float">
            <text:p>2,4633333333</text:p>
          </table:table-cell>
          <table:table-cell table:formula="of:=[.AR95]" office:value-type="float" office:value="2.46333333333333" calcext:value-type="float">
            <text:p>2,4633333333</text:p>
          </table:table-cell>
          <table:table-cell table:formula="of:=[.AS95]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9" calcext:value-type="float">
            <text:p>0,9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105]" office:value-type="float" office:value="1" calcext:value-type="float">
            <text:p>1</text:p>
          </table:table-cell>
          <table:table-cell table:formula="of:=[.AJ105]" office:value-type="float" office:value="1" calcext:value-type="float">
            <text:p>1</text:p>
          </table:table-cell>
          <table:table-cell table:formula="of:=[.AK105]" office:value-type="float" office:value="1" calcext:value-type="float">
            <text:p>1</text:p>
          </table:table-cell>
          <table:table-cell table:formula="of:=[.AL105]" office:value-type="float" office:value="1" calcext:value-type="float">
            <text:p>1</text:p>
          </table:table-cell>
          <table:table-cell table:formula="of:=[.AM105]" office:value-type="float" office:value="1.06666666666667" calcext:value-type="float">
            <text:p>1,0666666667</text:p>
          </table:table-cell>
          <table:table-cell table:formula="of:=[.AN105]" office:value-type="float" office:value="1.26666666666667" calcext:value-type="float">
            <text:p>1,2666666667</text:p>
          </table:table-cell>
          <table:table-cell table:formula="of:=[.AO105]" office:value-type="float" office:value="2.46333333333333" calcext:value-type="float">
            <text:p>2,4633333333</text:p>
          </table:table-cell>
          <table:table-cell table:formula="of:=[.AP105]" office:value-type="float" office:value="2.46333333333333" calcext:value-type="float">
            <text:p>2,4633333333</text:p>
          </table:table-cell>
          <table:table-cell table:formula="of:=[.AQ105]" office:value-type="float" office:value="2.46333333333333" calcext:value-type="float">
            <text:p>2,4633333333</text:p>
          </table:table-cell>
          <table:table-cell table:formula="of:=[.AR105]" office:value-type="float" office:value="2.46333333333333" calcext:value-type="float">
            <text:p>2,4633333333</text:p>
          </table:table-cell>
          <table:table-cell table:formula="of:=[.AS105]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95" calcext:value-type="float">
            <text:p>0,999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115]" office:value-type="float" office:value="1" calcext:value-type="float">
            <text:p>1</text:p>
          </table:table-cell>
          <table:table-cell table:formula="of:=[.AJ115]" office:value-type="float" office:value="1" calcext:value-type="float">
            <text:p>1</text:p>
          </table:table-cell>
          <table:table-cell table:formula="of:=[.AK115]" office:value-type="float" office:value="1" calcext:value-type="float">
            <text:p>1</text:p>
          </table:table-cell>
          <table:table-cell table:formula="of:=[.AL115]" office:value-type="float" office:value="1" calcext:value-type="float">
            <text:p>1</text:p>
          </table:table-cell>
          <table:table-cell table:formula="of:=[.AM115]" office:value-type="float" office:value="1" calcext:value-type="float">
            <text:p>1</text:p>
          </table:table-cell>
          <table:table-cell table:formula="of:=[.AN115]" office:value-type="float" office:value="1.06666666666667" calcext:value-type="float">
            <text:p>1,0666666667</text:p>
          </table:table-cell>
          <table:table-cell table:formula="of:=[.AO115]" office:value-type="float" office:value="1.68333333333333" calcext:value-type="float">
            <text:p>1,6833333333</text:p>
          </table:table-cell>
          <table:table-cell table:formula="of:=[.AP115]" office:value-type="float" office:value="2.01666666666667" calcext:value-type="float">
            <text:p>2,0166666667</text:p>
          </table:table-cell>
          <table:table-cell table:formula="of:=[.AQ115]" office:value-type="float" office:value="2.46333333333333" calcext:value-type="float">
            <text:p>2,4633333333</text:p>
          </table:table-cell>
          <table:table-cell table:formula="of:=[.AR115]" office:value-type="float" office:value="2.46333333333333" calcext:value-type="float">
            <text:p>2,4633333333</text:p>
          </table:table-cell>
          <table:table-cell table:formula="of:=[.AS115]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99" calcext:value-type="float">
            <text:p>0,99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125]" office:value-type="float" office:value="1" calcext:value-type="float">
            <text:p>1</text:p>
          </table:table-cell>
          <table:table-cell table:formula="of:=[.AJ125]" office:value-type="float" office:value="1" calcext:value-type="float">
            <text:p>1</text:p>
          </table:table-cell>
          <table:table-cell table:formula="of:=[.AK125]" office:value-type="float" office:value="1" calcext:value-type="float">
            <text:p>1</text:p>
          </table:table-cell>
          <table:table-cell table:formula="of:=[.AL125]" office:value-type="float" office:value="1" calcext:value-type="float">
            <text:p>1</text:p>
          </table:table-cell>
          <table:table-cell table:formula="of:=[.AM125]" office:value-type="float" office:value="1" calcext:value-type="float">
            <text:p>1</text:p>
          </table:table-cell>
          <table:table-cell table:formula="of:=[.AN125]" office:value-type="float" office:value="1" calcext:value-type="float">
            <text:p>1</text:p>
          </table:table-cell>
          <table:table-cell table:formula="of:=[.AO125]" office:value-type="float" office:value="1" calcext:value-type="float">
            <text:p>1</text:p>
          </table:table-cell>
          <table:table-cell table:formula="of:=[.AP125]" office:value-type="float" office:value="1" calcext:value-type="float">
            <text:p>1</text:p>
          </table:table-cell>
          <table:table-cell table:formula="of:=[.AQ125]" office:value-type="float" office:value="1" calcext:value-type="float">
            <text:p>1</text:p>
          </table:table-cell>
          <table:table-cell table:formula="of:=[.AR125]" office:value-type="float" office:value="1.56" calcext:value-type="float">
            <text:p>1,56</text:p>
          </table:table-cell>
          <table:table-cell table:formula="of:=[.AS125]" office:value-type="float" office:value="2.46333333333333" calcext:value-type="float">
            <text:p>2,4633333333</text:p>
          </table:table-cell>
          <table:table-cell table:number-columns-repeated="20"/>
        </table:table-row>
      </table:table>
      <table:table table:name="Hoja4" table:style-name="ta2">
        <table:table-column table:style-name="co1" table:number-columns-repeated="3" table:default-cell-style-name="Default"/>
        <table:table-column table:style-name="co1" table:number-columns-repeated="3" table:default-cell-style-name="ce9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 table:number-rows-repeated="8">
          <table:table-cell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number-columns-repeated="2"/>
          <table:table-cell table:style-name="ce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32.5" calcext:value-type="float">
            <text:p>332,5</text:p>
          </table:table-cell>
          <table:table-cell office:value-type="string" calcext:value-type="string">
            <text:p>0.00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0" office:value-type="string" calcext:value-type="string">
            <text:p>11/02/2016</text:p>
          </table:table-cell>
          <table:table-cell office:value-type="string" calcext:value-type="string">
            <text:p><text:a xlink:href="https://inetserv.visa.com.ar/visahome/#" xlink:type="simple">OPTICA MOLINARI </text:a></text:p>
          </table:table-cell>
          <table:table-cell office:value-type="float" office:value="23231844" calcext:value-type="float">
            <text:p>23231844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37.49" calcext:value-type="float">
            <text:p>437,49</text:p>
          </table:table-cell>
          <table:table-cell table:style-name="ce9" table:formula="of:=[.H10]/[.G10]" office:value-type="float" office:value="145.83" calcext:value-type="float">
            <text:p>145,8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24/06/2016</text:p>
          </table:table-cell>
          <table:table-cell office:value-type="string" calcext:value-type="string">
            <text:p><text:a xlink:href="https://inetserv.visa.com.ar/visahome/#" xlink:type="simple">GARBARINO SUC CORDOBA CENTRO </text:a></text:p>
          </table:table-cell>
          <table:table-cell office:value-type="float" office:value="20252857" calcext:value-type="float">
            <text:p>2025285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83" calcext:value-type="float">
            <text:p>183</text:p>
          </table:table-cell>
          <table:table-cell table:style-name="ce9" table:formula="of:=[.H11]/[.G11]" office:value-type="float" office:value="91.5" calcext:value-type="float">
            <text:p>91,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30/06/2016</text:p>
          </table:table-cell>
          <table:table-cell office:value-type="string" calcext:value-type="string">
            <text:p><text:a xlink:href="https://inetserv.visa.com.ar/visahome/#" xlink:type="simple">PASAJES UTE - ANDESMAR </text:a></text:p>
          </table:table-cell>
          <table:table-cell office:value-type="float" office:value="44936559" calcext:value-type="float">
            <text:p>44936559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74.66" calcext:value-type="float">
            <text:p>474,66</text:p>
          </table:table-cell>
          <table:table-cell table:style-name="ce9" table:formula="of:=[.H12]/[.G12]" office:value-type="float" office:value="237.33" calcext:value-type="float">
            <text:p>237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office:value-type="string" calcext:value-type="string">
            <text:p>28/07/2016</text:p>
          </table:table-cell>
          <table:table-cell office:value-type="string" calcext:value-type="string">
            <text:p><text:a xlink:href="https://inetserv.visa.com.ar/visahome/#" xlink:type="simple">OPTICA MOLINARI </text:a></text:p>
          </table:table-cell>
          <table:table-cell office:value-type="float" office:value="23231843" calcext:value-type="float">
            <text:p>23231843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99.94" calcext:value-type="float">
            <text:p>599,94</text:p>
          </table:table-cell>
          <table:table-cell table:style-name="ce9" table:formula="of:=[.H13]/[.G13]" office:value-type="float" office:value="66.66" calcext:value-type="float">
            <text:p>66,6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16/09/2016</text:p>
          </table:table-cell>
          <table:table-cell office:value-type="string" calcext:value-type="string">
            <text:p><text:a xlink:href="https://inetserv.visa.com.ar/visahome/#" xlink:type="simple">MAIN CABLE SA </text:a></text:p>
          </table:table-cell>
          <table:table-cell office:value-type="float" office:value="30595169" calcext:value-type="float">
            <text:p>30595169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48" calcext:value-type="float">
            <text:p>148</text:p>
          </table:table-cell>
          <table:table-cell table:style-name="ce9" table:formula="of:=[.H14]/[.G14]" office:value-type="float" office:value="148" calcext:value-type="float">
            <text:p>14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22/09/2016</text:p>
          </table:table-cell>
          <table:table-cell office:value-type="string" calcext:value-type="string">
            <text:p><text:a xlink:href="https://inetserv.visa.com.ar/visahome/#" xlink:type="simple">MAIN CABLE SA </text:a></text:p>
          </table:table-cell>
          <table:table-cell office:value-type="float" office:value="30595170" calcext:value-type="float">
            <text:p>3059517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60" calcext:value-type="float">
            <text:p>160</text:p>
          </table:table-cell>
          <table:table-cell table:style-name="ce9" table:formula="of:=[.H15]/[.G15]"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30/09/2016</text:p>
          </table:table-cell>
          <table:table-cell office:value-type="string" calcext:value-type="string">
            <text:p><text:a xlink:href="https://inetserv.visa.com.ar/visahome/#" xlink:type="simple">ANIMAL SHOP </text:a></text:p>
          </table:table-cell>
          <table:table-cell office:value-type="float" office:value="50433061" calcext:value-type="float">
            <text:p>50433061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66.66" calcext:value-type="float">
            <text:p>566,66</text:p>
          </table:table-cell>
          <table:table-cell table:style-name="ce9" table:formula="of:=[.H16]/[.G16]" office:value-type="float" office:value="283.33" calcext:value-type="float">
            <text:p>283,3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6/10/2016</text:p>
          </table:table-cell>
          <table:table-cell office:value-type="string" calcext:value-type="string">
            <text:p><text:a xlink:href="https://inetserv.visa.com.ar/visahome/#" xlink:type="simple">CABLEVISION SA </text:a></text:p>
          </table:table-cell>
          <table:table-cell office:value-type="float" office:value="14520665" calcext:value-type="float">
            <text:p>1452066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49.98" calcext:value-type="float">
            <text:p>449,98</text:p>
          </table:table-cell>
          <table:table-cell table:style-name="ce9" table:formula="of:=[.H17]/[.G17]" office:value-type="float" office:value="224.99" calcext:value-type="float">
            <text:p>224,99</text:p>
          </table:table-cell>
          <table:table-cell table:number-columns-repeated="4"/>
          <table:table-cell office:value-type="string" calcext:value-type="string">
            <text:p>70D </text:p>
          </table:table-cell>
          <table:table-cell office:value-type="float" office:value="720" calcext:value-type="float">
            <text:p>720</text:p>
          </table:table-cell>
          <table:table-cell table:formula="of:=[.O17]*18" office:value-type="float" office:value="12960" calcext:value-type="float">
            <text:p>12960</text:p>
          </table:table-cell>
          <table:table-cell table:formula="of:=[.P17]*1.5" office:value-type="float" office:value="19440" calcext:value-type="float">
            <text:p>19440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13/10/2016</text:p>
          </table:table-cell>
          <table:table-cell office:value-type="string" calcext:value-type="string">
            <text:p><text:a xlink:href="https://inetserv.visa.com.ar/visahome/#" xlink:type="simple">FIAT LOS GRANADEROS </text:a></text:p>
          </table:table-cell>
          <table:table-cell office:value-type="float" office:value="4421459" calcext:value-type="float">
            <text:p>4421459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66.65" calcext:value-type="float">
            <text:p>666,65</text:p>
          </table:table-cell>
          <table:table-cell table:style-name="ce9" table:formula="of:=[.H18]/[.G18]" office:value-type="float" office:value="133.33" calcext:value-type="float">
            <text:p>133,33</text:p>
          </table:table-cell>
          <table:table-cell table:number-columns-repeated="4"/>
          <table:table-cell office:value-type="string" calcext:value-type="string">
            <text:p>50mm</text:p>
          </table:table-cell>
          <table:table-cell office:value-type="float" office:value="270" calcext:value-type="float">
            <text:p>270</text:p>
          </table:table-cell>
          <table:table-cell table:formula="of:=[.O18]*18" office:value-type="float" office:value="4860" calcext:value-type="float">
            <text:p>4860</text:p>
          </table:table-cell>
          <table:table-cell table:formula="of:=[.P18]*1.5" office:value-type="float" office:value="7290" calcext:value-type="float">
            <text:p>729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formula="of:=SUM([.I10:.I18])" office:value-type="float" office:value="1490.97" calcext:value-type="float">
            <text:p>1490,97</text:p>
          </table:table-cell>
          <table:table-cell table:number-columns-repeated="6"/>
          <table:table-cell table:formula="of:=[.P18]+[.P17]" office:value-type="float" office:value="17820" calcext:value-type="float">
            <text:p>17820</text:p>
          </table:table-cell>
          <table:table-cell table:formula="of:=[.Q18]+[.Q17]" office:value-type="float" office:value="26730" calcext:value-type="float">
            <text:p>26730</text:p>
          </table:table-cell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number-columns-repeated="2"/>
          <table:table-cell table:style-name="ce10" office:value-type="string" calcext:value-type="string">
            <text:p>09/03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3" calcext:value-type="float">
            <text:p>28554403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1.96" calcext:value-type="float">
            <text:p>111,96</text:p>
          </table:table-cell>
          <table:table-cell table:style-name="ce9" table:formula="of:=[.H30]/[.G30]" office:value-type="float" office:value="27.99" calcext:value-type="float">
            <text:p>27,9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9/03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4" calcext:value-type="float">
            <text:p>28554404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1.32" calcext:value-type="float">
            <text:p>151,32</text:p>
          </table:table-cell>
          <table:table-cell table:style-name="ce9" table:formula="of:=[.H31]/[.G31]" office:value-type="float" office:value="37.83" calcext:value-type="float">
            <text:p>37,8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17/05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90" calcext:value-type="float">
            <text:p>26854890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62.48" calcext:value-type="float">
            <text:p>462,48</text:p>
          </table:table-cell>
          <table:table-cell table:style-name="ce9" table:formula="of:=[.H32]/[.G32]" office:value-type="float" office:value="77.08" calcext:value-type="float">
            <text:p>77,0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2/06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5" calcext:value-type="float">
            <text:p>2855440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73.56" calcext:value-type="float">
            <text:p>273,56</text:p>
          </table:table-cell>
          <table:table-cell table:style-name="ce9" table:formula="of:=[.H33]/[.G33]" office:value-type="float" office:value="39.08" calcext:value-type="float">
            <text:p>39,0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2/06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6" calcext:value-type="float">
            <text:p>2855440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50" calcext:value-type="float">
            <text:p>350</text:p>
          </table:table-cell>
          <table:table-cell table:style-name="ce9" table:formula="of:=[.H34]/[.G34]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2/06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7" calcext:value-type="float">
            <text:p>2855440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98.56" calcext:value-type="float">
            <text:p>1498,56</text:p>
          </table:table-cell>
          <table:table-cell table:style-name="ce9" table:formula="of:=[.H35]/[.G35]" office:value-type="float" office:value="214.08" calcext:value-type="float">
            <text:p>214,0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3/06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92" calcext:value-type="float">
            <text:p>2685489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24.83" calcext:value-type="float">
            <text:p>324,83</text:p>
          </table:table-cell>
          <table:table-cell table:style-name="ce9" table:formula="of:=[.H36]/[.G36]" office:value-type="float" office:value="324.83" calcext:value-type="float">
            <text:p>324,8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26/09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8" calcext:value-type="float">
            <text:p>2685488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32.64" calcext:value-type="float">
            <text:p>332,64</text:p>
          </table:table-cell>
          <table:table-cell table:style-name="ce9" table:formula="of:=[.H37]/[.G37]" office:value-type="float" office:value="83.16" calcext:value-type="float">
            <text:p>83,1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27/09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5" calcext:value-type="float">
            <text:p>26854885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3.92" calcext:value-type="float">
            <text:p>283,92</text:p>
          </table:table-cell>
          <table:table-cell table:style-name="ce9" table:formula="of:=[.H38]/[.G38]" office:value-type="float" office:value="70.98" calcext:value-type="float">
            <text:p>70,9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office:value-type="string" calcext:value-type="string">
            <text:p>27/09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91" calcext:value-type="float">
            <text:p>26854891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72.64" calcext:value-type="float">
            <text:p>672,64</text:p>
          </table:table-cell>
          <table:table-cell table:style-name="ce9" table:formula="of:=[.H39]/[.G39]" office:value-type="float" office:value="168.16" calcext:value-type="float">
            <text:p>168,1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6/10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4" calcext:value-type="float">
            <text:p>2685488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38.66" calcext:value-type="float">
            <text:p>138,66</text:p>
          </table:table-cell>
          <table:table-cell table:style-name="ce9" table:formula="of:=[.H40]/[.G40]" office:value-type="float" office:value="69.33" calcext:value-type="float">
            <text:p>69,3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6/10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6" calcext:value-type="float">
            <text:p>2685488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83.98" calcext:value-type="float">
            <text:p>283,98</text:p>
          </table:table-cell>
          <table:table-cell table:style-name="ce9" table:formula="of:=[.H41]/[.G41]" office:value-type="float" office:value="141.99" calcext:value-type="float">
            <text:p>141,9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6/10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9" calcext:value-type="float">
            <text:p>26854889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49.98" calcext:value-type="float">
            <text:p>449,98</text:p>
          </table:table-cell>
          <table:table-cell table:style-name="ce9" table:formula="of:=[.H42]/[.G42]" office:value-type="float" office:value="224.99" calcext:value-type="float">
            <text:p>224,9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12/10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7" calcext:value-type="float">
            <text:p>2685488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96.65" calcext:value-type="float">
            <text:p>396,65</text:p>
          </table:table-cell>
          <table:table-cell table:style-name="ce9" table:formula="of:=[.H43]/[.G43]" office:value-type="float" office:value="79.33" calcext:value-type="float">
            <text:p>79,3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formula="of:=SUM([.I30:.I43])" office:value-type="float" office:value="1608.83" calcext:value-type="float">
            <text:p>1608,83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  <table:table-cell table:formula="of:=[.I44]+[.I19]" office:value-type="float" office:value="3099.8" calcext:value-type="float">
            <text:p>3099,8</text:p>
          </table:table-cell>
          <table:table-cell table:number-columns-repeated="6"/>
        </table:table-row>
      </table:table>
      <table:table table:name="Hoja3" table:style-name="ta1">
        <table:table-column table:style-name="co1" table:number-columns-repeated="17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5" table:number-rows-spanned="1">
            <text:p>hetero</text:p>
          </table:table-cell>
          <table:covered-table-cell table:number-columns-repeated="14"/>
        </table:table-row>
        <table:table-row table:style-name="ro1"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 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3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5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3" table:number-columns-spanned="15" table:number-rows-spanned="1"/>
          <table:covered-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formula="of:=[.D9]/[.$D9]" office:value-type="float" office:value="1" calcext:value-type="float">
            <text:p>1</text:p>
          </table:table-cell>
          <table:table-cell table:formula="of:=[.E9]/[.$D9]" office:value-type="float" office:value="1" calcext:value-type="float">
            <text:p>1</text:p>
          </table:table-cell>
          <table:table-cell table:formula="of:=[.F9]/[.$D9]" office:value-type="float" office:value="1" calcext:value-type="float">
            <text:p>1</text:p>
          </table:table-cell>
          <table:table-cell table:formula="of:=[.G9]/[.$D9]" office:value-type="float" office:value="1" calcext:value-type="float">
            <text:p>1</text:p>
          </table:table-cell>
          <table:table-cell table:formula="of:=[.H9]/[.$D9]" office:value-type="float" office:value="1" calcext:value-type="float">
            <text:p>1</text:p>
          </table:table-cell>
          <table:table-cell table:formula="of:=[.I9]/[.$D9]" office:value-type="float" office:value="1" calcext:value-type="float">
            <text:p>1</text:p>
          </table:table-cell>
          <table:table-cell table:formula="of:=[.J9]/[.$D9]" office:value-type="float" office:value="1" calcext:value-type="float">
            <text:p>1</text:p>
          </table:table-cell>
          <table:table-cell table:formula="of:=[.K9]/[.$D9]" office:value-type="float" office:value="1" calcext:value-type="float">
            <text:p>1</text:p>
          </table:table-cell>
          <table:table-cell table:formula="of:=[.L9]/[.$D9]" office:value-type="float" office:value="1" calcext:value-type="float">
            <text:p>1</text:p>
          </table:table-cell>
          <table:table-cell table:formula="of:=[.M9]/[.$D9]" office:value-type="float" office:value="1" calcext:value-type="float">
            <text:p>1</text:p>
          </table:table-cell>
          <table:table-cell table:formula="of:=[.N9]/[.$D9]" office:value-type="float" office:value="3" calcext:value-type="float">
            <text:p>3</text:p>
          </table:table-cell>
          <table:table-cell table:formula="of:=[.O9]/[.$D9]" office:value-type="float" office:value="3" calcext:value-type="float">
            <text:p>3</text:p>
          </table:table-cell>
          <table:table-cell table:formula="of:=[.P9]/[.$D9]" office:value-type="float" office:value="3" calcext:value-type="float">
            <text:p>3</text:p>
          </table:table-cell>
          <table:table-cell table:formula="of:=[.Q9]/[.$D9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0]/[.$D10]" office:value-type="float" office:value="1" calcext:value-type="float">
            <text:p>1</text:p>
          </table:table-cell>
          <table:table-cell table:formula="of:=[.E10]/[.$D10]" office:value-type="float" office:value="1" calcext:value-type="float">
            <text:p>1</text:p>
          </table:table-cell>
          <table:table-cell table:formula="of:=[.F10]/[.$D10]" office:value-type="float" office:value="1" calcext:value-type="float">
            <text:p>1</text:p>
          </table:table-cell>
          <table:table-cell table:formula="of:=[.G10]/[.$D10]" office:value-type="float" office:value="1" calcext:value-type="float">
            <text:p>1</text:p>
          </table:table-cell>
          <table:table-cell table:formula="of:=[.H10]/[.$D10]" office:value-type="float" office:value="1" calcext:value-type="float">
            <text:p>1</text:p>
          </table:table-cell>
          <table:table-cell table:formula="of:=[.I10]/[.$D10]" office:value-type="float" office:value="1" calcext:value-type="float">
            <text:p>1</text:p>
          </table:table-cell>
          <table:table-cell table:formula="of:=[.J10]/[.$D10]" office:value-type="float" office:value="1" calcext:value-type="float">
            <text:p>1</text:p>
          </table:table-cell>
          <table:table-cell table:formula="of:=[.K10]/[.$D10]" office:value-type="float" office:value="1" calcext:value-type="float">
            <text:p>1</text:p>
          </table:table-cell>
          <table:table-cell table:formula="of:=[.L10]/[.$D10]" office:value-type="float" office:value="1" calcext:value-type="float">
            <text:p>1</text:p>
          </table:table-cell>
          <table:table-cell table:formula="of:=[.M10]/[.$D10]" office:value-type="float" office:value="3" calcext:value-type="float">
            <text:p>3</text:p>
          </table:table-cell>
          <table:table-cell table:formula="of:=[.N10]/[.$D10]" office:value-type="float" office:value="3" calcext:value-type="float">
            <text:p>3</text:p>
          </table:table-cell>
          <table:table-cell table:formula="of:=[.O10]/[.$D10]" office:value-type="float" office:value="3" calcext:value-type="float">
            <text:p>3</text:p>
          </table:table-cell>
          <table:table-cell table:formula="of:=[.P10]/[.$D10]" office:value-type="float" office:value="3" calcext:value-type="float">
            <text:p>3</text:p>
          </table:table-cell>
          <table:table-cell table:formula="of:=[.Q10]/[.$D10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1]/[.$D11]" office:value-type="float" office:value="1" calcext:value-type="float">
            <text:p>1</text:p>
          </table:table-cell>
          <table:table-cell table:formula="of:=[.E11]/[.$D11]" office:value-type="float" office:value="1" calcext:value-type="float">
            <text:p>1</text:p>
          </table:table-cell>
          <table:table-cell table:formula="of:=[.F11]/[.$D11]" office:value-type="float" office:value="1" calcext:value-type="float">
            <text:p>1</text:p>
          </table:table-cell>
          <table:table-cell table:formula="of:=[.G11]/[.$D11]" office:value-type="float" office:value="1" calcext:value-type="float">
            <text:p>1</text:p>
          </table:table-cell>
          <table:table-cell table:formula="of:=[.H11]/[.$D11]" office:value-type="float" office:value="1" calcext:value-type="float">
            <text:p>1</text:p>
          </table:table-cell>
          <table:table-cell table:formula="of:=[.I11]/[.$D11]" office:value-type="float" office:value="1" calcext:value-type="float">
            <text:p>1</text:p>
          </table:table-cell>
          <table:table-cell table:formula="of:=[.J11]/[.$D11]" office:value-type="float" office:value="1" calcext:value-type="float">
            <text:p>1</text:p>
          </table:table-cell>
          <table:table-cell table:formula="of:=[.K11]/[.$D11]" office:value-type="float" office:value="1" calcext:value-type="float">
            <text:p>1</text:p>
          </table:table-cell>
          <table:table-cell table:formula="of:=[.L11]/[.$D11]" office:value-type="float" office:value="1" calcext:value-type="float">
            <text:p>1</text:p>
          </table:table-cell>
          <table:table-cell table:formula="of:=[.M11]/[.$D11]" office:value-type="float" office:value="2" calcext:value-type="float">
            <text:p>2</text:p>
          </table:table-cell>
          <table:table-cell table:formula="of:=[.N11]/[.$D11]" office:value-type="float" office:value="2" calcext:value-type="float">
            <text:p>2</text:p>
          </table:table-cell>
          <table:table-cell table:formula="of:=[.O11]/[.$D11]" office:value-type="float" office:value="2" calcext:value-type="float">
            <text:p>2</text:p>
          </table:table-cell>
          <table:table-cell table:formula="of:=[.P11]/[.$D11]" office:value-type="float" office:value="2" calcext:value-type="float">
            <text:p>2</text:p>
          </table:table-cell>
          <table:table-cell table:formula="of:=[.Q11]/[.$D11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12]/[.$D12]" office:value-type="float" office:value="1" calcext:value-type="float">
            <text:p>1</text:p>
          </table:table-cell>
          <table:table-cell table:formula="of:=[.E12]/[.$D12]" office:value-type="float" office:value="1" calcext:value-type="float">
            <text:p>1</text:p>
          </table:table-cell>
          <table:table-cell table:formula="of:=[.F12]/[.$D12]" office:value-type="float" office:value="1" calcext:value-type="float">
            <text:p>1</text:p>
          </table:table-cell>
          <table:table-cell table:formula="of:=[.G12]/[.$D12]" office:value-type="float" office:value="1" calcext:value-type="float">
            <text:p>1</text:p>
          </table:table-cell>
          <table:table-cell table:formula="of:=[.H12]/[.$D12]" office:value-type="float" office:value="1" calcext:value-type="float">
            <text:p>1</text:p>
          </table:table-cell>
          <table:table-cell table:formula="of:=[.I12]/[.$D12]" office:value-type="float" office:value="1" calcext:value-type="float">
            <text:p>1</text:p>
          </table:table-cell>
          <table:table-cell table:formula="of:=[.J12]/[.$D12]" office:value-type="float" office:value="1" calcext:value-type="float">
            <text:p>1</text:p>
          </table:table-cell>
          <table:table-cell table:formula="of:=[.K12]/[.$D12]" office:value-type="float" office:value="1" calcext:value-type="float">
            <text:p>1</text:p>
          </table:table-cell>
          <table:table-cell table:formula="of:=[.L12]/[.$D12]" office:value-type="float" office:value="2" calcext:value-type="float">
            <text:p>2</text:p>
          </table:table-cell>
          <table:table-cell table:formula="of:=[.M12]/[.$D12]" office:value-type="float" office:value="2.33333333333333" calcext:value-type="float">
            <text:p>2,3333333333</text:p>
          </table:table-cell>
          <table:table-cell table:formula="of:=[.N12]/[.$D12]" office:value-type="float" office:value="2.33333333333333" calcext:value-type="float">
            <text:p>2,3333333333</text:p>
          </table:table-cell>
          <table:table-cell table:formula="of:=[.O12]/[.$D12]" office:value-type="float" office:value="2.33333333333333" calcext:value-type="float">
            <text:p>2,3333333333</text:p>
          </table:table-cell>
          <table:table-cell table:formula="of:=[.P12]/[.$D12]" office:value-type="float" office:value="2.33333333333333" calcext:value-type="float">
            <text:p>2,3333333333</text:p>
          </table:table-cell>
          <table:table-cell table:formula="of:=[.Q12]/[.$D12]" office:value-type="float" office:value="2.33333333333333" calcext:value-type="float">
            <text:p>2,3333333333</text:p>
          </table:table-cell>
        </table:table-row>
        <table:table-row table:style-name="ro1">
          <table:table-cell table:number-columns-repeated="3"/>
          <table:table-cell table:formula="of:=[.D13]/[.$D13]" office:value-type="float" office:value="1" calcext:value-type="float">
            <text:p>1</text:p>
          </table:table-cell>
          <table:table-cell table:formula="of:=[.E13]/[.$D13]" office:value-type="float" office:value="1" calcext:value-type="float">
            <text:p>1</text:p>
          </table:table-cell>
          <table:table-cell table:formula="of:=[.F13]/[.$D13]" office:value-type="float" office:value="1" calcext:value-type="float">
            <text:p>1</text:p>
          </table:table-cell>
          <table:table-cell table:formula="of:=[.G13]/[.$D13]" office:value-type="float" office:value="1" calcext:value-type="float">
            <text:p>1</text:p>
          </table:table-cell>
          <table:table-cell table:formula="of:=[.H13]/[.$D13]" office:value-type="float" office:value="2" calcext:value-type="float">
            <text:p>2</text:p>
          </table:table-cell>
          <table:table-cell table:formula="of:=[.I13]/[.$D13]" office:value-type="float" office:value="2" calcext:value-type="float">
            <text:p>2</text:p>
          </table:table-cell>
          <table:table-cell table:formula="of:=[.J13]/[.$D13]" office:value-type="float" office:value="2" calcext:value-type="float">
            <text:p>2</text:p>
          </table:table-cell>
          <table:table-cell table:formula="of:=[.K13]/[.$D13]" office:value-type="float" office:value="2" calcext:value-type="float">
            <text:p>2</text:p>
          </table:table-cell>
          <table:table-cell table:formula="of:=[.L13]/[.$D13]" office:value-type="float" office:value="2" calcext:value-type="float">
            <text:p>2</text:p>
          </table:table-cell>
          <table:table-cell table:formula="of:=[.M13]/[.$D13]" office:value-type="float" office:value="3" calcext:value-type="float">
            <text:p>3</text:p>
          </table:table-cell>
          <table:table-cell table:formula="of:=[.N13]/[.$D13]" office:value-type="float" office:value="3" calcext:value-type="float">
            <text:p>3</text:p>
          </table:table-cell>
          <table:table-cell table:formula="of:=[.O13]/[.$D13]" office:value-type="float" office:value="3" calcext:value-type="float">
            <text:p>3</text:p>
          </table:table-cell>
          <table:table-cell table:formula="of:=[.P13]/[.$D13]" office:value-type="float" office:value="3" calcext:value-type="float">
            <text:p>3</text:p>
          </table:table-cell>
          <table:table-cell table:formula="of:=[.Q13]/[.$D13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4]/[.$D14]" office:value-type="float" office:value="1" calcext:value-type="float">
            <text:p>1</text:p>
          </table:table-cell>
          <table:table-cell table:formula="of:=[.E14]/[.$D14]" office:value-type="float" office:value="1" calcext:value-type="float">
            <text:p>1</text:p>
          </table:table-cell>
          <table:table-cell table:formula="of:=[.F14]/[.$D14]" office:value-type="float" office:value="1" calcext:value-type="float">
            <text:p>1</text:p>
          </table:table-cell>
          <table:table-cell table:formula="of:=[.G14]/[.$D14]" office:value-type="float" office:value="3" calcext:value-type="float">
            <text:p>3</text:p>
          </table:table-cell>
          <table:table-cell table:formula="of:=[.H14]/[.$D14]" office:value-type="float" office:value="3" calcext:value-type="float">
            <text:p>3</text:p>
          </table:table-cell>
          <table:table-cell table:formula="of:=[.I14]/[.$D14]" office:value-type="float" office:value="3" calcext:value-type="float">
            <text:p>3</text:p>
          </table:table-cell>
          <table:table-cell table:formula="of:=[.J14]/[.$D14]" office:value-type="float" office:value="3" calcext:value-type="float">
            <text:p>3</text:p>
          </table:table-cell>
          <table:table-cell table:formula="of:=[.K14]/[.$D14]" office:value-type="float" office:value="3" calcext:value-type="float">
            <text:p>3</text:p>
          </table:table-cell>
          <table:table-cell table:formula="of:=[.L14]/[.$D14]" office:value-type="float" office:value="3" calcext:value-type="float">
            <text:p>3</text:p>
          </table:table-cell>
          <table:table-cell table:formula="of:=[.M14]/[.$D14]" office:value-type="float" office:value="2" calcext:value-type="float">
            <text:p>2</text:p>
          </table:table-cell>
          <table:table-cell table:formula="of:=[.N14]/[.$D14]" office:value-type="float" office:value="2" calcext:value-type="float">
            <text:p>2</text:p>
          </table:table-cell>
          <table:table-cell table:formula="of:=[.O14]/[.$D14]" office:value-type="float" office:value="2" calcext:value-type="float">
            <text:p>2</text:p>
          </table:table-cell>
          <table:table-cell table:formula="of:=[.P14]/[.$D14]" office:value-type="float" office:value="2" calcext:value-type="float">
            <text:p>2</text:p>
          </table:table-cell>
          <table:table-cell table:formula="of:=[.Q14]/[.$D14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5]/[.$D15]" office:value-type="float" office:value="1" calcext:value-type="float">
            <text:p>1</text:p>
          </table:table-cell>
          <table:table-cell table:formula="of:=[.E15]/[.$D15]" office:value-type="float" office:value="1" calcext:value-type="float">
            <text:p>1</text:p>
          </table:table-cell>
          <table:table-cell table:formula="of:=[.F15]/[.$D15]" office:value-type="float" office:value="1" calcext:value-type="float">
            <text:p>1</text:p>
          </table:table-cell>
          <table:table-cell table:formula="of:=[.G15]/[.$D15]" office:value-type="float" office:value="1.33333333333333" calcext:value-type="float">
            <text:p>1,3333333333</text:p>
          </table:table-cell>
          <table:table-cell table:formula="of:=[.H15]/[.$D15]" office:value-type="float" office:value="1.33333333333333" calcext:value-type="float">
            <text:p>1,3333333333</text:p>
          </table:table-cell>
          <table:table-cell table:formula="of:=[.I15]/[.$D15]" office:value-type="float" office:value="1.33333333333333" calcext:value-type="float">
            <text:p>1,3333333333</text:p>
          </table:table-cell>
          <table:table-cell table:formula="of:=[.J15]/[.$D15]" office:value-type="float" office:value="1.33333333333333" calcext:value-type="float">
            <text:p>1,3333333333</text:p>
          </table:table-cell>
          <table:table-cell table:formula="of:=[.K15]/[.$D15]" office:value-type="float" office:value="1.33333333333333" calcext:value-type="float">
            <text:p>1,3333333333</text:p>
          </table:table-cell>
          <table:table-cell table:formula="of:=[.L15]/[.$D15]" office:value-type="float" office:value="2.33333333333333" calcext:value-type="float">
            <text:p>2,3333333333</text:p>
          </table:table-cell>
          <table:table-cell table:formula="of:=[.M15]/[.$D15]" office:value-type="float" office:value="2.33333333333333" calcext:value-type="float">
            <text:p>2,3333333333</text:p>
          </table:table-cell>
          <table:table-cell table:formula="of:=[.N15]/[.$D15]" office:value-type="float" office:value="2.33333333333333" calcext:value-type="float">
            <text:p>2,3333333333</text:p>
          </table:table-cell>
          <table:table-cell table:formula="of:=[.O15]/[.$D15]" office:value-type="float" office:value="2.33333333333333" calcext:value-type="float">
            <text:p>2,3333333333</text:p>
          </table:table-cell>
          <table:table-cell table:formula="of:=[.P15]/[.$D15]" office:value-type="float" office:value="2.33333333333333" calcext:value-type="float">
            <text:p>2,3333333333</text:p>
          </table:table-cell>
          <table:table-cell table:formula="of:=[.Q15]/[.$D15]" office:value-type="float" office:value="2.33333333333333" calcext:value-type="float">
            <text:p>2,3333333333</text:p>
          </table:table-cell>
        </table:table-row>
        <table:table-row table:style-name="ro1">
          <table:table-cell table:number-columns-repeated="3"/>
          <table:table-cell table:formula="of:=[.D16]/[.$D16]" office:value-type="float" office:value="1" calcext:value-type="float">
            <text:p>1</text:p>
          </table:table-cell>
          <table:table-cell table:formula="of:=[.E16]/[.$D16]" office:value-type="float" office:value="1" calcext:value-type="float">
            <text:p>1</text:p>
          </table:table-cell>
          <table:table-cell table:formula="of:=[.F16]/[.$D16]" office:value-type="float" office:value="1" calcext:value-type="float">
            <text:p>1</text:p>
          </table:table-cell>
          <table:table-cell table:formula="of:=[.G16]/[.$D16]" office:value-type="float" office:value="1.5" calcext:value-type="float">
            <text:p>1,5</text:p>
          </table:table-cell>
          <table:table-cell table:formula="of:=[.H16]/[.$D16]" office:value-type="float" office:value="1.5" calcext:value-type="float">
            <text:p>1,5</text:p>
          </table:table-cell>
          <table:table-cell table:formula="of:=[.I16]/[.$D16]" office:value-type="float" office:value="1.5" calcext:value-type="float">
            <text:p>1,5</text:p>
          </table:table-cell>
          <table:table-cell table:formula="of:=[.J16]/[.$D16]" office:value-type="float" office:value="1.5" calcext:value-type="float">
            <text:p>1,5</text:p>
          </table:table-cell>
          <table:table-cell table:formula="of:=[.K16]/[.$D16]" office:value-type="float" office:value="1.5" calcext:value-type="float">
            <text:p>1,5</text:p>
          </table:table-cell>
          <table:table-cell table:formula="of:=[.L16]/[.$D16]" office:value-type="float" office:value="1.5" calcext:value-type="float">
            <text:p>1,5</text:p>
          </table:table-cell>
          <table:table-cell table:formula="of:=[.M16]/[.$D16]" office:value-type="float" office:value="2" calcext:value-type="float">
            <text:p>2</text:p>
          </table:table-cell>
          <table:table-cell table:formula="of:=[.N16]/[.$D16]" office:value-type="float" office:value="2" calcext:value-type="float">
            <text:p>2</text:p>
          </table:table-cell>
          <table:table-cell table:formula="of:=[.O16]/[.$D16]" office:value-type="float" office:value="2" calcext:value-type="float">
            <text:p>2</text:p>
          </table:table-cell>
          <table:table-cell table:formula="of:=[.P16]/[.$D16]" office:value-type="float" office:value="2" calcext:value-type="float">
            <text:p>2</text:p>
          </table:table-cell>
          <table:table-cell table:formula="of:=[.Q16]/[.$D16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7]/[.$D17]" office:value-type="float" office:value="1" calcext:value-type="float">
            <text:p>1</text:p>
          </table:table-cell>
          <table:table-cell table:formula="of:=[.E17]/[.$D17]" office:value-type="float" office:value="1" calcext:value-type="float">
            <text:p>1</text:p>
          </table:table-cell>
          <table:table-cell table:formula="of:=[.F17]/[.$D17]" office:value-type="float" office:value="1" calcext:value-type="float">
            <text:p>1</text:p>
          </table:table-cell>
          <table:table-cell table:formula="of:=[.G17]/[.$D17]" office:value-type="float" office:value="1.33333333333333" calcext:value-type="float">
            <text:p>1,3333333333</text:p>
          </table:table-cell>
          <table:table-cell table:formula="of:=[.H17]/[.$D17]" office:value-type="float" office:value="1.33333333333333" calcext:value-type="float">
            <text:p>1,3333333333</text:p>
          </table:table-cell>
          <table:table-cell table:formula="of:=[.I17]/[.$D17]" office:value-type="float" office:value="1.33333333333333" calcext:value-type="float">
            <text:p>1,3333333333</text:p>
          </table:table-cell>
          <table:table-cell table:formula="of:=[.J17]/[.$D17]" office:value-type="float" office:value="1.33333333333333" calcext:value-type="float">
            <text:p>1,3333333333</text:p>
          </table:table-cell>
          <table:table-cell table:formula="of:=[.K17]/[.$D17]" office:value-type="float" office:value="1.33333333333333" calcext:value-type="float">
            <text:p>1,3333333333</text:p>
          </table:table-cell>
          <table:table-cell table:formula="of:=[.L17]/[.$D17]" office:value-type="float" office:value="1.66666666666667" calcext:value-type="float">
            <text:p>1,6666666667</text:p>
          </table:table-cell>
          <table:table-cell table:formula="of:=[.M17]/[.$D17]" office:value-type="float" office:value="2.66666666666667" calcext:value-type="float">
            <text:p>2,6666666667</text:p>
          </table:table-cell>
          <table:table-cell table:formula="of:=[.N17]/[.$D17]" office:value-type="float" office:value="2.66666666666667" calcext:value-type="float">
            <text:p>2,6666666667</text:p>
          </table:table-cell>
          <table:table-cell table:formula="of:=[.O17]/[.$D17]" office:value-type="float" office:value="2.66666666666667" calcext:value-type="float">
            <text:p>2,6666666667</text:p>
          </table:table-cell>
          <table:table-cell table:formula="of:=[.P17]/[.$D17]" office:value-type="float" office:value="2.66666666666667" calcext:value-type="float">
            <text:p>2,6666666667</text:p>
          </table:table-cell>
          <table:table-cell table:formula="of:=[.Q17]/[.$D17]" office:value-type="float" office:value="2.66666666666667" calcext:value-type="float">
            <text:p>2,6666666667</text:p>
          </table:table-cell>
        </table:table-row>
        <table:table-row table:style-name="ro1">
          <table:table-cell table:number-columns-repeated="3"/>
          <table:table-cell table:formula="of:=[.D18]/[.$D18]" office:value-type="float" office:value="1" calcext:value-type="float">
            <text:p>1</text:p>
          </table:table-cell>
          <table:table-cell table:formula="of:=[.E18]/[.$D18]" office:value-type="float" office:value="1" calcext:value-type="float">
            <text:p>1</text:p>
          </table:table-cell>
          <table:table-cell table:formula="of:=[.F18]/[.$D18]" office:value-type="float" office:value="1" calcext:value-type="float">
            <text:p>1</text:p>
          </table:table-cell>
          <table:table-cell table:formula="of:=[.G18]/[.$D18]" office:value-type="float" office:value="1.5" calcext:value-type="float">
            <text:p>1,5</text:p>
          </table:table-cell>
          <table:table-cell table:formula="of:=[.H18]/[.$D18]" office:value-type="float" office:value="1.5" calcext:value-type="float">
            <text:p>1,5</text:p>
          </table:table-cell>
          <table:table-cell table:formula="of:=[.I18]/[.$D18]" office:value-type="float" office:value="2.5" calcext:value-type="float">
            <text:p>2,5</text:p>
          </table:table-cell>
          <table:table-cell table:formula="of:=[.J18]/[.$D18]" office:value-type="float" office:value="2.5" calcext:value-type="float">
            <text:p>2,5</text:p>
          </table:table-cell>
          <table:table-cell table:formula="of:=[.K18]/[.$D18]" office:value-type="float" office:value="2.5" calcext:value-type="float">
            <text:p>2,5</text:p>
          </table:table-cell>
          <table:table-cell table:formula="of:=[.L18]/[.$D18]" office:value-type="float" office:value="2.5" calcext:value-type="float">
            <text:p>2,5</text:p>
          </table:table-cell>
          <table:table-cell table:formula="of:=[.M18]/[.$D18]" office:value-type="float" office:value="3" calcext:value-type="float">
            <text:p>3</text:p>
          </table:table-cell>
          <table:table-cell table:formula="of:=[.N18]/[.$D18]" office:value-type="float" office:value="3" calcext:value-type="float">
            <text:p>3</text:p>
          </table:table-cell>
          <table:table-cell table:formula="of:=[.O18]/[.$D18]" office:value-type="float" office:value="3" calcext:value-type="float">
            <text:p>3</text:p>
          </table:table-cell>
          <table:table-cell table:formula="of:=[.P18]/[.$D18]" office:value-type="float" office:value="3" calcext:value-type="float">
            <text:p>3</text:p>
          </table:table-cell>
          <table:table-cell table:formula="of:=[.Q18]/[.$D18]" office:value-type="float" office:value="3.5" calcext:value-type="float">
            <text:p>3,5</text:p>
          </table:table-cell>
        </table:table-row>
        <table:table-row table:style-name="ro1">
          <table:table-cell table:number-columns-repeated="3"/>
          <table:table-cell table:formula="of:=[.D19]/[.$D19]" office:value-type="float" office:value="1" calcext:value-type="float">
            <text:p>1</text:p>
          </table:table-cell>
          <table:table-cell table:formula="of:=[.E19]/[.$D19]" office:value-type="float" office:value="1" calcext:value-type="float">
            <text:p>1</text:p>
          </table:table-cell>
          <table:table-cell table:formula="of:=[.F19]/[.$D19]" office:value-type="float" office:value="1" calcext:value-type="float">
            <text:p>1</text:p>
          </table:table-cell>
          <table:table-cell table:formula="of:=[.G19]/[.$D19]" office:value-type="float" office:value="1.33333333333333" calcext:value-type="float">
            <text:p>1,3333333333</text:p>
          </table:table-cell>
          <table:table-cell table:formula="of:=[.H19]/[.$D19]" office:value-type="float" office:value="1.33333333333333" calcext:value-type="float">
            <text:p>1,3333333333</text:p>
          </table:table-cell>
          <table:table-cell table:formula="of:=[.I19]/[.$D19]" office:value-type="float" office:value="2" calcext:value-type="float">
            <text:p>2</text:p>
          </table:table-cell>
          <table:table-cell table:formula="of:=[.J19]/[.$D19]" office:value-type="float" office:value="2" calcext:value-type="float">
            <text:p>2</text:p>
          </table:table-cell>
          <table:table-cell table:formula="of:=[.K19]/[.$D19]" office:value-type="float" office:value="2" calcext:value-type="float">
            <text:p>2</text:p>
          </table:table-cell>
          <table:table-cell table:formula="of:=[.L19]/[.$D19]" office:value-type="float" office:value="2" calcext:value-type="float">
            <text:p>2</text:p>
          </table:table-cell>
          <table:table-cell table:formula="of:=[.M19]/[.$D19]" office:value-type="float" office:value="2.33333333333333" calcext:value-type="float">
            <text:p>2,3333333333</text:p>
          </table:table-cell>
          <table:table-cell table:formula="of:=[.N19]/[.$D19]" office:value-type="float" office:value="2.33333333333333" calcext:value-type="float">
            <text:p>2,3333333333</text:p>
          </table:table-cell>
          <table:table-cell table:formula="of:=[.O19]/[.$D19]" office:value-type="float" office:value="2.33333333333333" calcext:value-type="float">
            <text:p>2,3333333333</text:p>
          </table:table-cell>
          <table:table-cell table:formula="of:=[.P19]/[.$D19]" office:value-type="float" office:value="2.33333333333333" calcext:value-type="float">
            <text:p>2,3333333333</text:p>
          </table:table-cell>
          <table:table-cell table:formula="of:=[.Q19]/[.$D19]" office:value-type="float" office:value="2.33333333333333" calcext:value-type="float">
            <text:p>2,3333333333</text:p>
          </table:table-cell>
        </table:table-row>
        <table:table-row table:style-name="ro1">
          <table:table-cell table:number-columns-repeated="3"/>
          <table:table-cell table:formula="of:=[.D20]/[.$D20]" office:value-type="float" office:value="1" calcext:value-type="float">
            <text:p>1</text:p>
          </table:table-cell>
          <table:table-cell table:formula="of:=[.E20]/[.$D20]" office:value-type="float" office:value="1" calcext:value-type="float">
            <text:p>1</text:p>
          </table:table-cell>
          <table:table-cell table:formula="of:=[.F20]/[.$D20]" office:value-type="float" office:value="1" calcext:value-type="float">
            <text:p>1</text:p>
          </table:table-cell>
          <table:table-cell table:formula="of:=[.G20]/[.$D20]" office:value-type="float" office:value="1.25" calcext:value-type="float">
            <text:p>1,25</text:p>
          </table:table-cell>
          <table:table-cell table:formula="of:=[.H20]/[.$D20]" office:value-type="float" office:value="1.25" calcext:value-type="float">
            <text:p>1,25</text:p>
          </table:table-cell>
          <table:table-cell table:formula="of:=[.I20]/[.$D20]" office:value-type="float" office:value="1.25" calcext:value-type="float">
            <text:p>1,25</text:p>
          </table:table-cell>
          <table:table-cell table:formula="of:=[.J20]/[.$D20]" office:value-type="float" office:value="1.25" calcext:value-type="float">
            <text:p>1,25</text:p>
          </table:table-cell>
          <table:table-cell table:formula="of:=[.K20]/[.$D20]" office:value-type="float" office:value="1.25" calcext:value-type="float">
            <text:p>1,25</text:p>
          </table:table-cell>
          <table:table-cell table:formula="of:=[.L20]/[.$D20]" office:value-type="float" office:value="1.5" calcext:value-type="float">
            <text:p>1,5</text:p>
          </table:table-cell>
          <table:table-cell table:formula="of:=[.M20]/[.$D20]" office:value-type="float" office:value="2.25" calcext:value-type="float">
            <text:p>2,25</text:p>
          </table:table-cell>
          <table:table-cell table:formula="of:=[.N20]/[.$D20]" office:value-type="float" office:value="2.25" calcext:value-type="float">
            <text:p>2,25</text:p>
          </table:table-cell>
          <table:table-cell table:formula="of:=[.O20]/[.$D20]" office:value-type="float" office:value="2.25" calcext:value-type="float">
            <text:p>2,25</text:p>
          </table:table-cell>
          <table:table-cell table:formula="of:=[.P20]/[.$D20]" office:value-type="float" office:value="2.25" calcext:value-type="float">
            <text:p>2,25</text:p>
          </table:table-cell>
          <table:table-cell/>
        </table:table-row>
        <table:table-row table:style-name="ro1">
          <table:table-cell table:number-columns-repeated="3"/>
          <table:table-cell table:formula="of:=[.D21]/[.$D21]" office:value-type="float" office:value="1" calcext:value-type="float">
            <text:p>1</text:p>
          </table:table-cell>
          <table:table-cell table:formula="of:=[.E21]/[.$D21]" office:value-type="float" office:value="1" calcext:value-type="float">
            <text:p>1</text:p>
          </table:table-cell>
          <table:table-cell table:formula="of:=[.F21]/[.$D21]" office:value-type="float" office:value="1" calcext:value-type="float">
            <text:p>1</text:p>
          </table:table-cell>
          <table:table-cell table:formula="of:=[.G21]/[.$D21]" office:value-type="float" office:value="1.25" calcext:value-type="float">
            <text:p>1,25</text:p>
          </table:table-cell>
          <table:table-cell table:formula="of:=[.H21]/[.$D21]" office:value-type="float" office:value="1.25" calcext:value-type="float">
            <text:p>1,25</text:p>
          </table:table-cell>
          <table:table-cell table:formula="of:=[.I21]/[.$D21]" office:value-type="float" office:value="1.25" calcext:value-type="float">
            <text:p>1,25</text:p>
          </table:table-cell>
          <table:table-cell table:formula="of:=[.J21]/[.$D21]" office:value-type="float" office:value="1.25" calcext:value-type="float">
            <text:p>1,25</text:p>
          </table:table-cell>
          <table:table-cell table:formula="of:=[.K21]/[.$D21]" office:value-type="float" office:value="1.25" calcext:value-type="float">
            <text:p>1,25</text:p>
          </table:table-cell>
          <table:table-cell table:formula="of:=[.L21]/[.$D21]" office:value-type="float" office:value="1.5" calcext:value-type="float">
            <text:p>1,5</text:p>
          </table:table-cell>
          <table:table-cell table:formula="of:=[.M21]/[.$D21]" office:value-type="float" office:value="2.5" calcext:value-type="float">
            <text:p>2,5</text:p>
          </table:table-cell>
          <table:table-cell table:formula="of:=[.N21]/[.$D21]" office:value-type="float" office:value="2.5" calcext:value-type="float">
            <text:p>2,5</text:p>
          </table:table-cell>
          <table:table-cell table:formula="of:=[.O21]/[.$D21]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]/[.$D22]" office:value-type="float" office:value="1" calcext:value-type="float">
            <text:p>1</text:p>
          </table:table-cell>
          <table:table-cell table:formula="of:=[.E22]/[.$D22]" office:value-type="float" office:value="1" calcext:value-type="float">
            <text:p>1</text:p>
          </table:table-cell>
          <table:table-cell table:formula="of:=[.F22]/[.$D22]" office:value-type="float" office:value="1" calcext:value-type="float">
            <text:p>1</text:p>
          </table:table-cell>
          <table:table-cell table:formula="of:=[.G22]/[.$D22]" office:value-type="float" office:value="1.33333333333333" calcext:value-type="float">
            <text:p>1,3333333333</text:p>
          </table:table-cell>
          <table:table-cell table:formula="of:=[.H22]/[.$D22]" office:value-type="float" office:value="1.33333333333333" calcext:value-type="float">
            <text:p>1,3333333333</text:p>
          </table:table-cell>
          <table:table-cell table:formula="of:=[.I22]/[.$D22]" office:value-type="float" office:value="2.66666666666667" calcext:value-type="float">
            <text:p>2,6666666667</text:p>
          </table:table-cell>
          <table:table-cell table:formula="of:=[.J22]/[.$D22]" office:value-type="float" office:value="2.66666666666667" calcext:value-type="float">
            <text:p>2,6666666667</text:p>
          </table:table-cell>
          <table:table-cell table:formula="of:=[.K22]/[.$D22]" office:value-type="float" office:value="2.66666666666667" calcext:value-type="float">
            <text:p>2,6666666667</text:p>
          </table:table-cell>
          <table:table-cell table:formula="of:=[.L22]/[.$D22]" office:value-type="float" office:value="2.66666666666667" calcext:value-type="float">
            <text:p>2,6666666667</text:p>
          </table:table-cell>
          <table:table-cell table:formula="of:=[.M22]/[.$D22]" office:value-type="float" office:value="2.66666666666667" calcext:value-type="float">
            <text:p>2,6666666667</text:p>
          </table:table-cell>
          <table:table-cell table:formula="of:=[.N22]/[.$D22]" office:value-type="float" office:value="2.66666666666667" calcext:value-type="float">
            <text:p>2,6666666667</text:p>
          </table:table-cell>
          <table:table-cell table:formula="of:=[.O22]/[.$D22]" office:value-type="float" office:value="2.66666666666667" calcext:value-type="float">
            <text:p>2,6666666667</text:p>
          </table:table-cell>
          <table:table-cell table:formula="of:=[.P22]/[.$D22]" office:value-type="float" office:value="2.66666666666667" calcext:value-type="float">
            <text:p>2,6666666667</text:p>
          </table:table-cell>
          <table:table-cell/>
        </table:table-row>
        <table:table-row table:style-name="ro1">
          <table:table-cell table:number-columns-repeated="3"/>
          <table:table-cell table:formula="of:=[.D23]/[.$D23]" office:value-type="float" office:value="1" calcext:value-type="float">
            <text:p>1</text:p>
          </table:table-cell>
          <table:table-cell table:formula="of:=[.E23]/[.$D23]" office:value-type="float" office:value="1" calcext:value-type="float">
            <text:p>1</text:p>
          </table:table-cell>
          <table:table-cell table:formula="of:=[.F23]/[.$D23]" office:value-type="float" office:value="1.25" calcext:value-type="float">
            <text:p>1,25</text:p>
          </table:table-cell>
          <table:table-cell table:formula="of:=[.G23]/[.$D23]" office:value-type="float" office:value="1.75" calcext:value-type="float">
            <text:p>1,75</text:p>
          </table:table-cell>
          <table:table-cell table:formula="of:=[.H23]/[.$D23]" office:value-type="float" office:value="1.75" calcext:value-type="float">
            <text:p>1,75</text:p>
          </table:table-cell>
          <table:table-cell table:formula="of:=[.I23]/[.$D23]" office:value-type="float" office:value="2.25" calcext:value-type="float">
            <text:p>2,25</text:p>
          </table:table-cell>
          <table:table-cell table:formula="of:=[.J23]/[.$D23]" office:value-type="float" office:value="2.25" calcext:value-type="float">
            <text:p>2,25</text:p>
          </table:table-cell>
          <table:table-cell table:formula="of:=[.K23]/[.$D23]" office:value-type="float" office:value="2.25" calcext:value-type="float">
            <text:p>2,25</text:p>
          </table:table-cell>
          <table:table-cell table:formula="of:=[.L23]/[.$D23]" office:value-type="float" office:value="2.5" calcext:value-type="float">
            <text:p>2,5</text:p>
          </table:table-cell>
          <table:table-cell table:formula="of:=[.M23]/[.$D23]" office:value-type="float" office:value="3" calcext:value-type="float">
            <text:p>3</text:p>
          </table:table-cell>
          <table:table-cell table:formula="of:=[.N23]/[.$D2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]/[.$D24]" office:value-type="float" office:value="1" calcext:value-type="float">
            <text:p>1</text:p>
          </table:table-cell>
          <table:table-cell table:formula="of:=[.E24]/[.$D24]" office:value-type="float" office:value="1" calcext:value-type="float">
            <text:p>1</text:p>
          </table:table-cell>
          <table:table-cell table:formula="of:=[.F24]/[.$D24]" office:value-type="float" office:value="1" calcext:value-type="float">
            <text:p>1</text:p>
          </table:table-cell>
          <table:table-cell table:formula="of:=[.G24]/[.$D24]" office:value-type="float" office:value="1.2" calcext:value-type="float">
            <text:p>1,2</text:p>
          </table:table-cell>
          <table:table-cell table:formula="of:=[.H24]/[.$D24]" office:value-type="float" office:value="1.2" calcext:value-type="float">
            <text:p>1,2</text:p>
          </table:table-cell>
          <table:table-cell table:formula="of:=[.I24]/[.$D24]" office:value-type="float" office:value="2" calcext:value-type="float">
            <text:p>2</text:p>
          </table:table-cell>
          <table:table-cell table:formula="of:=[.J24]/[.$D24]" office:value-type="float" office:value="2" calcext:value-type="float">
            <text:p>2</text:p>
          </table:table-cell>
          <table:table-cell table:formula="of:=[.K24]/[.$D24]" office:value-type="float" office:value="2" calcext:value-type="float">
            <text:p>2</text:p>
          </table:table-cell>
          <table:table-cell table:formula="of:=[.L24]/[.$D24]" office:value-type="float" office:value="2" calcext:value-type="float">
            <text:p>2</text:p>
          </table:table-cell>
          <table:table-cell table:formula="of:=[.M24]/[.$D24]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5]/[.$D25]" office:value-type="float" office:value="1" calcext:value-type="float">
            <text:p>1</text:p>
          </table:table-cell>
          <table:table-cell table:formula="of:=[.E25]/[.$D25]" office:value-type="float" office:value="1" calcext:value-type="float">
            <text:p>1</text:p>
          </table:table-cell>
          <table:table-cell table:formula="of:=[.F25]/[.$D25]" office:value-type="float" office:value="1.2" calcext:value-type="float">
            <text:p>1,2</text:p>
          </table:table-cell>
          <table:table-cell table:formula="of:=[.G25]/[.$D25]" office:value-type="float" office:value="1.4" calcext:value-type="float">
            <text:p>1,4</text:p>
          </table:table-cell>
          <table:table-cell table:formula="of:=[.H25]/[.$D25]" office:value-type="float" office:value="1.4" calcext:value-type="float">
            <text:p>1,4</text:p>
          </table:table-cell>
          <table:table-cell table:formula="of:=[.I25]/[.$D25]" office:value-type="float" office:value="2" calcext:value-type="float">
            <text:p>2</text:p>
          </table:table-cell>
          <table:table-cell table:formula="of:=[.J25]/[.$D25]" office:value-type="float" office:value="2" calcext:value-type="float">
            <text:p>2</text:p>
          </table:table-cell>
          <table:table-cell table:formula="of:=[.K25]/[.$D25]" office:value-type="float" office:value="2" calcext:value-type="float">
            <text:p>2</text:p>
          </table:table-cell>
          <table:table-cell table:formula="of:=[.L25]/[.$D25]" office:value-type="float" office:value="2" calcext:value-type="float">
            <text:p>2</text:p>
          </table:table-cell>
          <table:table-cell table:formula="of:=[.M25]/[.$D25]" office:value-type="float" office:value="2.4" calcext:value-type="float">
            <text:p>2,4</text:p>
          </table:table-cell>
          <table:table-cell table:formula="of:=[.N25]/[.$D25]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/[.$D26]" office:value-type="float" office:value="1" calcext:value-type="float">
            <text:p>1</text:p>
          </table:table-cell>
          <table:table-cell table:formula="of:=[.E26]/[.$D26]" office:value-type="float" office:value="1" calcext:value-type="float">
            <text:p>1</text:p>
          </table:table-cell>
          <table:table-cell table:formula="of:=[.F26]/[.$D26]" office:value-type="float" office:value="1.33333333333333" calcext:value-type="float">
            <text:p>1,3333333333</text:p>
          </table:table-cell>
          <table:table-cell table:formula="of:=[.G26]/[.$D26]" office:value-type="float" office:value="2" calcext:value-type="float">
            <text:p>2</text:p>
          </table:table-cell>
          <table:table-cell table:formula="of:=[.H26]/[.$D26]" office:value-type="float" office:value="2" calcext:value-type="float">
            <text:p>2</text:p>
          </table:table-cell>
          <table:table-cell table:formula="of:=[.I26]/[.$D26]" office:value-type="float" office:value="3" calcext:value-type="float">
            <text:p>3</text:p>
          </table:table-cell>
          <table:table-cell table:formula="of:=[.J26]/[.$D26]" office:value-type="float" office:value="3" calcext:value-type="float">
            <text:p>3</text:p>
          </table:table-cell>
          <table:table-cell table:formula="of:=[.K26]/[.$D26]" office:value-type="float" office:value="3" calcext:value-type="float">
            <text:p>3</text:p>
          </table:table-cell>
          <table:table-cell table:formula="of:=[.L26]/[.$D26]" office:value-type="float" office:value="3" calcext:value-type="float">
            <text:p>3</text:p>
          </table:table-cell>
          <table:table-cell table:formula="of:=[.M26]/[.$D26]" office:value-type="float" office:value="3.33333333333333" calcext:value-type="float">
            <text:p>3,3333333333</text:p>
          </table:table-cell>
          <table:table-cell table:formula="of:=[.N26]/[.$D26]" office:value-type="float" office:value="3.33333333333333" calcext:value-type="float">
            <text:p>3,3333333333</text:p>
          </table:table-cell>
          <table:table-cell table:formula="of:=[.O26]/[.$D26]" office:value-type="float" office:value="3.66666666666667" calcext:value-type="float">
            <text:p>3,6666666667</text:p>
          </table:table-cell>
          <table:table-cell table:formula="of:=[.P26]/[.$D26]" office:value-type="float" office:value="3.66666666666667" calcext:value-type="float">
            <text:p>3,6666666667</text:p>
          </table:table-cell>
          <table:table-cell/>
        </table:table-row>
        <table:table-row table:style-name="ro1">
          <table:table-cell table:number-columns-repeated="3"/>
          <table:table-cell table:formula="of:=[.D27]/[.$D27]" office:value-type="float" office:value="1" calcext:value-type="float">
            <text:p>1</text:p>
          </table:table-cell>
          <table:table-cell table:formula="of:=[.E27]/[.$D27]" office:value-type="float" office:value="1" calcext:value-type="float">
            <text:p>1</text:p>
          </table:table-cell>
          <table:table-cell table:formula="of:=[.F27]/[.$D27]" office:value-type="float" office:value="1" calcext:value-type="float">
            <text:p>1</text:p>
          </table:table-cell>
          <table:table-cell table:formula="of:=[.G27]/[.$D27]" office:value-type="float" office:value="1.25" calcext:value-type="float">
            <text:p>1,25</text:p>
          </table:table-cell>
          <table:table-cell table:formula="of:=[.H27]/[.$D27]" office:value-type="float" office:value="1.25" calcext:value-type="float">
            <text:p>1,25</text:p>
          </table:table-cell>
          <table:table-cell table:formula="of:=[.I27]/[.$D27]" office:value-type="float" office:value="2" calcext:value-type="float">
            <text:p>2</text:p>
          </table:table-cell>
          <table:table-cell table:formula="of:=[.J27]/[.$D27]" office:value-type="float" office:value="2" calcext:value-type="float">
            <text:p>2</text:p>
          </table:table-cell>
          <table:table-cell table:formula="of:=[.K27]/[.$D27]" office:value-type="float" office:value="2" calcext:value-type="float">
            <text:p>2</text:p>
          </table:table-cell>
          <table:table-cell table:formula="of:=[.L27]/[.$D27]" office:value-type="float" office:value="2" calcext:value-type="float">
            <text:p>2</text:p>
          </table:table-cell>
          <table:table-cell table:formula="of:=[.M27]/[.$D27]" office:value-type="float" office:value="2.5" calcext:value-type="float">
            <text:p>2,5</text:p>
          </table:table-cell>
          <table:table-cell table:formula="of:=[.N27]/[.$D27]" office:value-type="float" office:value="2.5" calcext:value-type="float">
            <text:p>2,5</text:p>
          </table:table-cell>
          <table:table-cell table:formula="of:=[.O27]/[.$D27]" office:value-type="float" office:value="2.75" calcext:value-type="float">
            <text:p>2,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]/[.$D28]" office:value-type="float" office:value="1" calcext:value-type="float">
            <text:p>1</text:p>
          </table:table-cell>
          <table:table-cell table:formula="of:=[.E28]/[.$D28]" office:value-type="float" office:value="1" calcext:value-type="float">
            <text:p>1</text:p>
          </table:table-cell>
          <table:table-cell table:formula="of:=[.F28]/[.$D28]" office:value-type="float" office:value="1" calcext:value-type="float">
            <text:p>1</text:p>
          </table:table-cell>
          <table:table-cell table:formula="of:=[.G28]/[.$D28]" office:value-type="float" office:value="1.2" calcext:value-type="float">
            <text:p>1,2</text:p>
          </table:table-cell>
          <table:table-cell table:formula="of:=[.H28]/[.$D28]" office:value-type="float" office:value="1.2" calcext:value-type="float">
            <text:p>1,2</text:p>
          </table:table-cell>
          <table:table-cell table:formula="of:=[.I28]/[.$D28]" office:value-type="float" office:value="2.2" calcext:value-type="float">
            <text:p>2,2</text:p>
          </table:table-cell>
          <table:table-cell table:formula="of:=[.J28]/[.$D28]" office:value-type="float" office:value="2.2" calcext:value-type="float">
            <text:p>2,2</text:p>
          </table:table-cell>
          <table:table-cell table:formula="of:=[.K28]/[.$D28]" office:value-type="float" office:value="2.2" calcext:value-type="float">
            <text:p>2,2</text:p>
          </table:table-cell>
          <table:table-cell table:formula="of:=[.L28]/[.$D28]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29]/[.$D29]" office:value-type="float" office:value="1" calcext:value-type="float">
            <text:p>1</text:p>
          </table:table-cell>
          <table:table-cell table:formula="of:=[.E29]/[.$D29]" office:value-type="float" office:value="1" calcext:value-type="float">
            <text:p>1</text:p>
          </table:table-cell>
          <table:table-cell table:formula="of:=[.F29]/[.$D29]" office:value-type="float" office:value="1.2" calcext:value-type="float">
            <text:p>1,2</text:p>
          </table:table-cell>
          <table:table-cell table:formula="of:=[.G29]/[.$D29]" office:value-type="float" office:value="1.4" calcext:value-type="float">
            <text:p>1,4</text:p>
          </table:table-cell>
          <table:table-cell table:formula="of:=[.H29]/[.$D29]" office:value-type="float" office:value="1.4" calcext:value-type="float">
            <text:p>1,4</text:p>
          </table:table-cell>
          <table:table-cell table:formula="of:=[.I29]/[.$D29]" office:value-type="float" office:value="2.2" calcext:value-type="float">
            <text:p>2,2</text:p>
          </table:table-cell>
          <table:table-cell table:formula="of:=[.J29]/[.$D29]" office:value-type="float" office:value="2.2" calcext:value-type="float">
            <text:p>2,2</text:p>
          </table:table-cell>
          <table:table-cell table:formula="of:=[.K29]/[.$D29]" office:value-type="float" office:value="2.2" calcext:value-type="float">
            <text:p>2,2</text:p>
          </table:table-cell>
          <table:table-cell table:formula="of:=[.L29]/[.$D29]" office:value-type="float" office:value="2.2" calcext:value-type="float">
            <text:p>2,2</text:p>
          </table:table-cell>
          <table:table-cell table:formula="of:=[.M29]/[.$D29]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0]/[.$D30]" office:value-type="float" office:value="1" calcext:value-type="float">
            <text:p>1</text:p>
          </table:table-cell>
          <table:table-cell table:formula="of:=[.E30]/[.$D30]" office:value-type="float" office:value="1" calcext:value-type="float">
            <text:p>1</text:p>
          </table:table-cell>
          <table:table-cell table:formula="of:=[.F30]/[.$D30]" office:value-type="float" office:value="1" calcext:value-type="float">
            <text:p>1</text:p>
          </table:table-cell>
          <table:table-cell table:formula="of:=[.G30]/[.$D30]" office:value-type="float" office:value="1.16666666666667" calcext:value-type="float">
            <text:p>1,1666666667</text:p>
          </table:table-cell>
          <table:table-cell table:formula="of:=[.H30]/[.$D30]" office:value-type="float" office:value="1.16666666666667" calcext:value-type="float">
            <text:p>1,1666666667</text:p>
          </table:table-cell>
          <table:table-cell table:formula="of:=[.I30]/[.$D30]" office:value-type="float" office:value="2.16666666666667" calcext:value-type="float">
            <text:p>2,1666666667</text:p>
          </table:table-cell>
          <table:table-cell table:formula="of:=[.J30]/[.$D30]" office:value-type="float" office:value="2.16666666666667" calcext:value-type="float">
            <text:p>2,1666666667</text:p>
          </table:table-cell>
          <table:table-cell table:formula="of:=[.K30]/[.$D30]" office:value-type="float" office:value="2.16666666666667" calcext:value-type="float">
            <text:p>2,1666666667</text:p>
          </table:table-cell>
          <table:table-cell table:formula="of:=[.L30]/[.$D30]" office:value-type="float" office:value="2.33333333333333" calcext:value-type="float">
            <text:p>2,3333333333</text:p>
          </table:table-cell>
          <table:table-cell table:formula="of:=[.M30]/[.$D30]" office:value-type="float" office:value="2.33333333333333" calcext:value-type="float">
            <text:p>2,3333333333</text:p>
          </table:table-cell>
          <table:table-cell table:formula="of:=[.N30]/[.$D30]" office:value-type="float" office:value="2.66666666666667" calcext:value-type="float">
            <text:p>2,6666666667</text:p>
          </table:table-cell>
          <table:table-cell table:formula="of:=[.O30]/[.$D30]" office:value-type="float" office:value="2.66666666666667" calcext:value-type="float">
            <text:p>2,6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]/[.$D31]" office:value-type="float" office:value="1" calcext:value-type="float">
            <text:p>1</text:p>
          </table:table-cell>
          <table:table-cell table:formula="of:=[.E31]/[.$D31]" office:value-type="float" office:value="1" calcext:value-type="float">
            <text:p>1</text:p>
          </table:table-cell>
          <table:table-cell table:formula="of:=[.F31]/[.$D31]" office:value-type="float" office:value="1.16666666666667" calcext:value-type="float">
            <text:p>1,1666666667</text:p>
          </table:table-cell>
          <table:table-cell table:formula="of:=[.G31]/[.$D31]" office:value-type="float" office:value="1.33333333333333" calcext:value-type="float">
            <text:p>1,3333333333</text:p>
          </table:table-cell>
          <table:table-cell table:formula="of:=[.H31]/[.$D31]" office:value-type="float" office:value="1.33333333333333" calcext:value-type="float">
            <text:p>1,3333333333</text:p>
          </table:table-cell>
          <table:table-cell table:formula="of:=[.I31]/[.$D31]" office:value-type="float" office:value="2.33333333333333" calcext:value-type="float">
            <text:p>2,3333333333</text:p>
          </table:table-cell>
          <table:table-cell table:formula="of:=[.J31]/[.$D31]" office:value-type="float" office:value="2.33333333333333" calcext:value-type="float">
            <text:p>2,3333333333</text:p>
          </table:table-cell>
          <table:table-cell table:formula="of:=[.K31]/[.$D31]" office:value-type="float" office:value="2.33333333333333" calcext:value-type="float">
            <text:p>2,3333333333</text:p>
          </table:table-cell>
          <table:table-cell table:formula="of:=[.L31]/[.$D31]" office:value-type="float" office:value="2.33333333333333" calcext:value-type="float">
            <text:p>2,3333333333</text:p>
          </table:table-cell>
          <table:table-cell table:formula="of:=[.M31]/[.$D31]" office:value-type="float" office:value="2.33333333333333" calcext:value-type="float">
            <text:p>2,3333333333</text:p>
          </table:table-cell>
          <table:table-cell table:formula="of:=[.N31]/[.$D31]" office:value-type="float" office:value="2.83333333333333" calcext:value-type="float">
            <text:p>2,833333333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formula="of:=AVERAGE([.D37:.D59])" office:value-type="float" office:value="1" calcext:value-type="float">
            <text:p>1</text:p>
          </table:table-cell>
          <table:table-cell table:formula="of:=AVERAGE([.E37:.E59])" office:value-type="float" office:value="1" calcext:value-type="float">
            <text:p>1</text:p>
          </table:table-cell>
          <table:table-cell table:formula="of:=AVERAGE([.F37:.F59])" office:value-type="float" office:value="1.05" calcext:value-type="float">
            <text:p>1,05</text:p>
          </table:table-cell>
          <table:table-cell table:formula="of:=AVERAGE([.G37:.G59])" office:value-type="float" office:value="1.37101449275362" calcext:value-type="float">
            <text:p>1,3710144928</text:p>
          </table:table-cell>
          <table:table-cell table:formula="of:=AVERAGE([.H37:.H59])" office:value-type="float" office:value="1.41449275362319" calcext:value-type="float">
            <text:p>1,4144927536</text:p>
          </table:table-cell>
          <table:table-cell table:formula="of:=AVERAGE([.I37:.I59])" office:value-type="float" office:value="1.86884057971015" calcext:value-type="float">
            <text:p>1,8688405797</text:p>
          </table:table-cell>
          <table:table-cell table:formula="of:=AVERAGE([.J37:.J59])" office:value-type="float" office:value="1.86884057971015" calcext:value-type="float">
            <text:p>1,8688405797</text:p>
          </table:table-cell>
          <table:table-cell table:formula="of:=AVERAGE([.K37:.K59])" office:value-type="float" office:value="1.86884057971015" calcext:value-type="float">
            <text:p>1,8688405797</text:p>
          </table:table-cell>
          <table:table-cell table:formula="of:=AVERAGE([.L37:.L59])" office:value-type="float" office:value="2.01884057971015" calcext:value-type="float">
            <text:p>2,0188405797</text:p>
          </table:table-cell>
          <table:table-cell table:formula="of:=AVERAGE([.M37:.M59])" office:value-type="float" office:value="2.43560606060606" calcext:value-type="float">
            <text:p>2,4356060606</text:p>
          </table:table-cell>
          <table:table-cell table:formula="of:=AVERAGE([.N37:.N59])" office:value-type="float" office:value="2.60083333333333" calcext:value-type="float">
            <text:p>2,6008333333</text:p>
          </table:table-cell>
          <table:table-cell table:formula="of:=AVERAGE([.O37:.O59])" office:value-type="float" office:value="2.59803921568627" calcext:value-type="float">
            <text:p>2,5980392157</text:p>
          </table:table-cell>
          <table:table-cell table:formula="of:=AVERAGE([.P37:.P59])" office:value-type="float" office:value="2.58928571428571" calcext:value-type="float">
            <text:p>2,5892857143</text:p>
          </table:table-cell>
          <table:table-cell table:formula="of:=AVERAGE([.Q37:.Q59])" office:value-type="float" office:value="2.74242424242424" calcext:value-type="float">
            <text:p>2,74242424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3" table:number-columns-spanned="15" table:number-rows-spanned="1"/>
          <table:covered-table-cell table:number-columns-repeated="14"/>
        </table:table-row>
      </table:table>
      <table:table table:name="Hoja5" table:style-name="ta1">
        <table:shapes>
          <draw:frame draw:z-index="0" draw:style-name="gr1" draw:text-style-name="P1" svg:width="49.897cm" svg:height="8.999cm" svg:x="12.883cm" svg:y="18.124cm">
            <draw:object draw:notify-on-update-of-ranges="Hoja5.V17:Hoja5.AI17 Hoja5.U7:Hoja5.U7 Hoja5.V35:Hoja5.AI35 Hoja5.E7:Hoja5.E7 Hoja5.F35:Hoja5.S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 table:number-rows-repeated="6">
          <table:table-cell table:number-columns-repeated="71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5" table:number-rows-spanned="4">
            <text:p>METODO HEURISTICO</text:p>
          </table:table-cell>
          <table:covered-table-cell table:number-columns-repeated="14" table:style-name="ce11"/>
          <table:table-cell/>
          <table:table-cell table:style-name="ce3" office:value-type="string" calcext:value-type="string" table:number-columns-spanned="15" table:number-rows-spanned="4">
            <text:p>METODO MIXtO</text:p>
          </table:table-cell>
          <table:covered-table-cell table:number-columns-repeated="14"/>
          <table:table-cell table:number-columns-repeated="3"/>
          <table:table-cell table:style-name="ce3" office:value-type="string" calcext:value-type="string" table:number-columns-spanned="15" table:number-rows-spanned="4">
            <text:p>METODO ILP</text:p>
          </table:table-cell>
          <table:covered-table-cell table:number-columns-repeated="14"/>
          <table:table-cell table:number-columns-repeated="18"/>
        </table:table-row>
        <table:table-row table:style-name="ro1">
          <table:table-cell table:number-columns-repeated="4"/>
          <table:covered-table-cell table:number-columns-repeated="15" table:style-name="ce11"/>
          <table:table-cell/>
          <table:covered-table-cell table:number-columns-repeated="15"/>
          <table:table-cell table:number-columns-repeated="3"/>
          <table:covered-table-cell table:number-columns-repeated="15"/>
          <table:table-cell table:number-columns-repeated="18"/>
        </table:table-row>
        <table:table-row table:style-name="ro1">
          <table:table-cell table:number-columns-repeated="4"/>
          <table:covered-table-cell table:number-columns-repeated="15" table:style-name="ce11"/>
          <table:table-cell/>
          <table:covered-table-cell table:number-columns-repeated="15"/>
          <table:table-cell table:number-columns-repeated="3"/>
          <table:covered-table-cell table:number-columns-repeated="15"/>
          <table:table-cell table:number-columns-repeated="18"/>
        </table:table-row>
        <table:table-row table:style-name="ro1">
          <table:table-cell table:number-columns-repeated="4"/>
          <table:covered-table-cell table:number-columns-repeated="15" table:style-name="ce11"/>
          <table:table-cell/>
          <table:covered-table-cell table:number-columns-repeated="15"/>
          <table:table-cell table:number-columns-repeated="3"/>
          <table:covered-table-cell table:number-columns-repeated="15"/>
          <table:table-cell table:number-columns-repeated="18"/>
        </table:table-row>
        <table:table-row table:style-name="ro1" table:number-rows-repeated="5">
          <table:table-cell table:number-columns-repeated="7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0">
            <text:p>DEPTH = 1</text:p>
          </table:table-cell>
          <table:table-cell/>
          <table:table-cell table:style-name="ce3" office:value-type="string" calcext:value-type="string" table:number-columns-spanned="15" table:number-rows-spanned="1">
            <text:p>Hetero</text:p>
          </table:table-cell>
          <table:covered-table-cell table:number-columns-repeated="14"/>
          <table:table-cell table:number-columns-repeated="52"/>
        </table:table-row>
        <table:table-row table:style-name="ro1">
          <table:table-cell table:number-columns-repeated="2"/>
          <table:covered-table-cell/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2</text:p>
          </table:table-cell>
          <table:table-cell office:value-type="float" office:value="0.000157594680786133" calcext:value-type="float">
            <text:p>0,0001575947</text:p>
          </table:table-cell>
          <table:table-cell table:style-name="ce14" office:value-type="float" office:value="0.0000977516174316406" calcext:value-type="float">
            <text:p>9,78E-005</text:p>
          </table:table-cell>
          <table:table-cell table:style-name="ce14" office:value-type="float" office:value="0.0000829696655273438" calcext:value-type="float">
            <text:p>8,30E-005</text:p>
          </table:table-cell>
          <table:table-cell table:style-name="ce14" office:value-type="float" office:value="0.0000770092010498047" calcext:value-type="float">
            <text:p>7,70E-005</text:p>
          </table:table-cell>
          <table:table-cell table:style-name="ce14" office:value-type="float" office:value="0.0000753402709960937" calcext:value-type="float">
            <text:p>7,53E-005</text:p>
          </table:table-cell>
          <table:table-cell table:style-name="ce14" office:value-type="float" office:value="0.0000743865966796875" calcext:value-type="float">
            <text:p>7,44E-005</text:p>
          </table:table-cell>
          <table:table-cell table:style-name="ce14" office:value-type="float" office:value="0.0000736713409423828" calcext:value-type="float">
            <text:p>7,37E-005</text:p>
          </table:table-cell>
          <table:table-cell table:style-name="ce14" office:value-type="float" office:value="0.0000729560852050781" calcext:value-type="float">
            <text:p>7,30E-005</text:p>
          </table:table-cell>
          <table:table-cell table:style-name="ce14" office:value-type="float" office:value="0.0000720024108886719" calcext:value-type="float">
            <text:p>7,20E-005</text:p>
          </table:table-cell>
          <table:table-cell office:value-type="float" office:value="0.112059831619263" calcext:value-type="float">
            <text:p>0,1120598316</text:p>
          </table:table-cell>
          <table:table-cell office:value-type="float" office:value="0.118224620819092" calcext:value-type="float">
            <text:p>0,1182246208</text:p>
          </table:table-cell>
          <table:table-cell office:value-type="float" office:value="0.123076915740967" calcext:value-type="float">
            <text:p>0,1230769157</text:p>
          </table:table-cell>
          <table:table-cell office:value-type="float" office:value="0.102060556411743" calcext:value-type="float">
            <text:p>0,1020605564</text:p>
          </table:table-cell>
          <table:table-cell office:value-type="float" office:value="0.101387500762939" calcext:value-type="float">
            <text:p>0,1013875008</text:p>
          </table:table-cell>
          <table:table-cell/>
          <table:table-cell table:style-name="ce12" office:value-type="string" calcext:value-type="string">
            <text:p>0-2</text:p>
          </table:table-cell>
          <table:table-cell office:value-type="float" office:value="0.00025486946105957" calcext:value-type="float">
            <text:p>0,0002548695</text:p>
          </table:table-cell>
          <table:table-cell office:value-type="float" office:value="0.000177860260009766" calcext:value-type="float">
            <text:p>0,0001778603</text:p>
          </table:table-cell>
          <table:table-cell office:value-type="float" office:value="0.000149011611938477" calcext:value-type="float">
            <text:p>0,0001490116</text:p>
          </table:table-cell>
          <table:table-cell office:value-type="float" office:value="0.000123977661132813" calcext:value-type="float">
            <text:p>0,0001239777</text:p>
          </table:table-cell>
          <table:table-cell office:value-type="float" office:value="0.000140666961669922" calcext:value-type="float">
            <text:p>0,000140667</text:p>
          </table:table-cell>
          <table:table-cell office:value-type="float" office:value="0.0000994205474853516" calcext:value-type="float">
            <text:p>9,94205474853516E-005</text:p>
          </table:table-cell>
          <table:table-cell office:value-type="float" office:value="0.0000894069671630859" calcext:value-type="float">
            <text:p>0,000089407</text:p>
          </table:table-cell>
          <table:table-cell office:value-type="float" office:value="0.000087738037109375" calcext:value-type="float">
            <text:p>0,000087738</text:p>
          </table:table-cell>
          <table:table-cell office:value-type="float" office:value="0.0000889301300048828" calcext:value-type="float">
            <text:p>8,89301300048828E-005</text:p>
          </table:table-cell>
          <table:table-cell office:value-type="float" office:value="0.0825991630554199" calcext:value-type="float">
            <text:p>0,0825991631</text:p>
          </table:table-cell>
          <table:table-cell office:value-type="float" office:value="0.0753524303436279" calcext:value-type="float">
            <text:p>0,0753524303</text:p>
          </table:table-cell>
          <table:table-cell office:value-type="float" office:value="0.0921807289123535" calcext:value-type="float">
            <text:p>0,0921807289</text:p>
          </table:table-cell>
          <table:table-cell office:value-type="float" office:value="0.0759720802307129" calcext:value-type="float">
            <text:p>0,0759720802</text:p>
          </table:table-cell>
          <table:table-cell office:value-type="float" office:value="0.0793581008911133" calcext:value-type="float">
            <text:p>0,0793581009</text:p>
          </table:table-cell>
          <table:table-cell table:number-columns-repeated="3"/>
          <table:table-cell table:style-name="ce12" office:value-type="string" calcext:value-type="string">
            <text:p>0-2</text:p>
          </table:table-cell>
          <table:table-cell office:value-type="float" office:value="14.2137553691864" calcext:value-type="float">
            <text:p>14,2137553692</text:p>
          </table:table-cell>
          <table:table-cell office:value-type="float" office:value="14.8039224147797" calcext:value-type="float">
            <text:p>14,8039224148</text:p>
          </table:table-cell>
          <table:table-cell office:value-type="float" office:value="14.6053829193115" calcext:value-type="float">
            <text:p>14,6053829193</text:p>
          </table:table-cell>
          <table:table-cell office:value-type="float" office:value="14.5449295043945" calcext:value-type="float">
            <text:p>14,5449295044</text:p>
          </table:table-cell>
          <table:table-cell office:value-type="float" office:value="14.706417798996" calcext:value-type="float">
            <text:p>14,706417799</text:p>
          </table:table-cell>
          <table:table-cell office:value-type="float" office:value="15.0576367378235" calcext:value-type="float">
            <text:p>15,0576367378</text:p>
          </table:table-cell>
          <table:table-cell office:value-type="float" office:value="14.1943602561951" calcext:value-type="float">
            <text:p>14,1943602562</text:p>
          </table:table-cell>
          <table:table-cell office:value-type="float" office:value="14.5602650642395" calcext:value-type="float">
            <text:p>14,5602650642</text:p>
          </table:table-cell>
          <table:table-cell office:value-type="float" office:value="14.427383184433" calcext:value-type="float">
            <text:p>14,4273831844</text:p>
          </table:table-cell>
          <table:table-cell office:value-type="float" office:value="17.2739717960358" calcext:value-type="float">
            <text:p>17,273971796</text:p>
          </table:table-cell>
          <table:table-cell office:value-type="float" office:value="15.7372040748596" calcext:value-type="float">
            <text:p>15,7372040749</text:p>
          </table:table-cell>
          <table:table-cell office:value-type="float" office:value="19.867015838623" calcext:value-type="float">
            <text:p>19,8670158386</text:p>
          </table:table-cell>
          <table:table-cell office:value-type="float" office:value="16.8768627643585" calcext:value-type="float">
            <text:p>16,8768627644</text:p>
          </table:table-cell>
          <table:table-cell office:value-type="float" office:value="23.8492383956909" calcext:value-type="float">
            <text:p>23,8492383957</text:p>
          </table:table-cell>
          <table:table-cell table:number-columns-repeated="3"/>
          <table:table-cell table:style-name="ce12" office:value-type="string" calcext:value-type="string">
            <text:p>1-2</text:p>
          </table:table-cell>
          <table:table-cell office:value-type="float" office:value="14.2137553691864" calcext:value-type="float">
            <text:p>14,2137553692</text:p>
          </table:table-cell>
          <table:table-cell office:value-type="float" office:value="14.8039224147797" calcext:value-type="float">
            <text:p>14,8039224148</text:p>
          </table:table-cell>
          <table:table-cell office:value-type="float" office:value="14.6053829193115" calcext:value-type="float">
            <text:p>14,6053829193</text:p>
          </table:table-cell>
          <table:table-cell office:value-type="float" office:value="14.5449295043945" calcext:value-type="float">
            <text:p>14,5449295044</text:p>
          </table:table-cell>
          <table:table-cell office:value-type="float" office:value="14.706417798996" calcext:value-type="float">
            <text:p>14,706417799</text:p>
          </table:table-cell>
          <table:table-cell office:value-type="float" office:value="15.0576367378235" calcext:value-type="float">
            <text:p>15,0576367378</text:p>
          </table:table-cell>
          <table:table-cell office:value-type="float" office:value="14.1943602561951" calcext:value-type="float">
            <text:p>14,1943602562</text:p>
          </table:table-cell>
          <table:table-cell office:value-type="float" office:value="14.5602650642395" calcext:value-type="float">
            <text:p>14,5602650642</text:p>
          </table:table-cell>
          <table:table-cell office:value-type="float" office:value="14.427383184433" calcext:value-type="float">
            <text:p>14,4273831844</text:p>
          </table:table-cell>
          <table:table-cell office:value-type="float" office:value="17.2739717960358" calcext:value-type="float">
            <text:p>17,273971796</text:p>
          </table:table-cell>
          <table:table-cell office:value-type="float" office:value="15.7372040748596" calcext:value-type="float">
            <text:p>15,7372040749</text:p>
          </table:table-cell>
          <table:table-cell office:value-type="float" office:value="19.867015838623" calcext:value-type="float">
            <text:p>19,8670158386</text:p>
          </table:table-cell>
          <table:table-cell office:value-type="float" office:value="16.8768627643585" calcext:value-type="float">
            <text:p>16,8768627644</text:p>
          </table:table-cell>
          <table:table-cell office:value-type="float" office:value="23.8492383956909" calcext:value-type="float">
            <text:p>23,8492383957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4</text:p>
          </table:table-cell>
          <table:table-cell office:value-type="float" office:value="0.000235319137573242" calcext:value-type="float">
            <text:p>0,0002353191</text:p>
          </table:table-cell>
          <table:table-cell office:value-type="float" office:value="0.000167369842529297" calcext:value-type="float">
            <text:p>0,0001673698</text:p>
          </table:table-cell>
          <table:table-cell office:value-type="float" office:value="0.000162601470947266" calcext:value-type="float">
            <text:p>0,0001626015</text:p>
          </table:table-cell>
          <table:table-cell office:value-type="float" office:value="0.000175714492797852" calcext:value-type="float">
            <text:p>0,0001757145</text:p>
          </table:table-cell>
          <table:table-cell office:value-type="float" office:value="0.000159502029418945" calcext:value-type="float">
            <text:p>0,000159502</text:p>
          </table:table-cell>
          <table:table-cell office:value-type="float" office:value="0.000156402587890625" calcext:value-type="float">
            <text:p>0,0001564026</text:p>
          </table:table-cell>
          <table:table-cell table:number-columns-repeated="2" office:value-type="float" office:value="0.000155210494995117" calcext:value-type="float">
            <text:p>0,0001552105</text:p>
          </table:table-cell>
          <table:table-cell office:value-type="float" office:value="0.437436819076538" calcext:value-type="float">
            <text:p>0,4374368191</text:p>
          </table:table-cell>
          <table:table-cell office:value-type="float" office:value="0.363748788833618" calcext:value-type="float">
            <text:p>0,3637487888</text:p>
          </table:table-cell>
          <table:table-cell office:value-type="float" office:value="0.372042179107666" calcext:value-type="float">
            <text:p>0,3720421791</text:p>
          </table:table-cell>
          <table:table-cell office:value-type="float" office:value="0.342747688293457" calcext:value-type="float">
            <text:p>0,3427476883</text:p>
          </table:table-cell>
          <table:table-cell office:value-type="float" office:value="0.392947912216186" calcext:value-type="float">
            <text:p>0,3929479122</text:p>
          </table:table-cell>
          <table:table-cell office:value-type="float" office:value="0.364678382873535" calcext:value-type="float">
            <text:p>0,3646783829</text:p>
          </table:table-cell>
          <table:table-cell/>
          <table:table-cell table:style-name="ce12" office:value-type="string" calcext:value-type="string">
            <text:p>0-4</text:p>
          </table:table-cell>
          <table:table-cell office:value-type="float" office:value="0.000160932540893555" calcext:value-type="float">
            <text:p>0,0001609325</text:p>
          </table:table-cell>
          <table:table-cell office:value-type="float" office:value="0.000101804733276367" calcext:value-type="float">
            <text:p>0,0001018047</text:p>
          </table:table-cell>
          <table:table-cell office:value-type="float" office:value="0.0000975131988525391" calcext:value-type="float">
            <text:p>9,75131988525391E-005</text:p>
          </table:table-cell>
          <table:table-cell office:value-type="float" office:value="0.0000941753387451172" calcext:value-type="float">
            <text:p>9,41753387451172E-005</text:p>
          </table:table-cell>
          <table:table-cell office:value-type="float" office:value="0.0000927448272705078" calcext:value-type="float">
            <text:p>9,27448272705078E-005</text:p>
          </table:table-cell>
          <table:table-cell office:value-type="float" office:value="0.0000913143157958984" calcext:value-type="float">
            <text:p>9,13143157958984E-005</text:p>
          </table:table-cell>
          <table:table-cell office:value-type="float" office:value="0.0000896453857421875" calcext:value-type="float">
            <text:p>8,96453857421875E-005</text:p>
          </table:table-cell>
          <table:table-cell office:value-type="float" office:value="0.0000879764556884766" calcext:value-type="float">
            <text:p>8,79764556884766E-005</text:p>
          </table:table-cell>
          <table:table-cell office:value-type="float" office:value="0.120648145675659" calcext:value-type="float">
            <text:p>0,1206481457</text:p>
          </table:table-cell>
          <table:table-cell office:value-type="float" office:value="0.142086505889893" calcext:value-type="float">
            <text:p>0,1420865059</text:p>
          </table:table-cell>
          <table:table-cell office:value-type="float" office:value="0.11653470993042" calcext:value-type="float">
            <text:p>0,1165347099</text:p>
          </table:table-cell>
          <table:table-cell office:value-type="float" office:value="0.135907888412476" calcext:value-type="float">
            <text:p>0,1359078884</text:p>
          </table:table-cell>
          <table:table-cell office:value-type="float" office:value="0.123251676559448" calcext:value-type="float">
            <text:p>0,1232516766</text:p>
          </table:table-cell>
          <table:table-cell office:value-type="float" office:value="0.121430158615112" calcext:value-type="float">
            <text:p>0,1214301586</text:p>
          </table:table-cell>
          <table:table-cell table:number-columns-repeated="3"/>
          <table:table-cell table:style-name="ce12" office:value-type="string" calcext:value-type="string">
            <text:p>0-4</text:p>
          </table:table-cell>
          <table:table-cell office:value-type="float" office:value="14.0052130222321" calcext:value-type="float">
            <text:p>14,0052130222</text:p>
          </table:table-cell>
          <table:table-cell office:value-type="float" office:value="14.5974028110504" calcext:value-type="float">
            <text:p>14,5974028111</text:p>
          </table:table-cell>
          <table:table-cell office:value-type="float" office:value="15.8946967124939" calcext:value-type="float">
            <text:p>15,8946967125</text:p>
          </table:table-cell>
          <table:table-cell office:value-type="float" office:value="17.320986032486" calcext:value-type="float">
            <text:p>17,3209860325</text:p>
          </table:table-cell>
          <table:table-cell office:value-type="float" office:value="15.985869884491" calcext:value-type="float">
            <text:p>15,9858698845</text:p>
          </table:table-cell>
          <table:table-cell office:value-type="float" office:value="16.3567957878113" calcext:value-type="float">
            <text:p>16,3567957878</text:p>
          </table:table-cell>
          <table:table-cell office:value-type="float" office:value="16.5096342563629" calcext:value-type="float">
            <text:p>16,5096342564</text:p>
          </table:table-cell>
          <table:table-cell office:value-type="float" office:value="16.8562912940979" calcext:value-type="float">
            <text:p>16,8562912941</text:p>
          </table:table-cell>
          <table:table-cell office:value-type="float" office:value="17.5278670787811" calcext:value-type="float">
            <text:p>17,5278670788</text:p>
          </table:table-cell>
          <table:table-cell office:value-type="float" office:value="19.849454164505" calcext:value-type="float">
            <text:p>19,8494541645</text:p>
          </table:table-cell>
          <table:table-cell office:value-type="float" office:value="19.6238884925842" calcext:value-type="float">
            <text:p>19,6238884926</text:p>
          </table:table-cell>
          <table:table-cell office:value-type="float" office:value="18.0793030261993" calcext:value-type="float">
            <text:p>18,0793030262</text:p>
          </table:table-cell>
          <table:table-cell office:value-type="float" office:value="17.5006973743439" calcext:value-type="float">
            <text:p>17,5006973743</text:p>
          </table:table-cell>
          <table:table-cell office:value-type="float" office:value="16.8125982284546" calcext:value-type="float">
            <text:p>16,8125982285</text:p>
          </table:table-cell>
          <table:table-cell table:number-columns-repeated="3"/>
          <table:table-cell table:style-name="ce12" office:value-type="string" calcext:value-type="string">
            <text:p>1-5</text:p>
          </table:table-cell>
          <table:table-cell office:value-type="float" office:value="14.0052130222321" calcext:value-type="float">
            <text:p>14,0052130222</text:p>
          </table:table-cell>
          <table:table-cell office:value-type="float" office:value="14.5974028110504" calcext:value-type="float">
            <text:p>14,5974028111</text:p>
          </table:table-cell>
          <table:table-cell office:value-type="float" office:value="15.8946967124939" calcext:value-type="float">
            <text:p>15,8946967125</text:p>
          </table:table-cell>
          <table:table-cell office:value-type="float" office:value="17.320986032486" calcext:value-type="float">
            <text:p>17,3209860325</text:p>
          </table:table-cell>
          <table:table-cell office:value-type="float" office:value="15.985869884491" calcext:value-type="float">
            <text:p>15,9858698845</text:p>
          </table:table-cell>
          <table:table-cell office:value-type="float" office:value="16.3567957878113" calcext:value-type="float">
            <text:p>16,3567957878</text:p>
          </table:table-cell>
          <table:table-cell office:value-type="float" office:value="16.5096342563629" calcext:value-type="float">
            <text:p>16,5096342564</text:p>
          </table:table-cell>
          <table:table-cell office:value-type="float" office:value="16.8562912940979" calcext:value-type="float">
            <text:p>16,8562912941</text:p>
          </table:table-cell>
          <table:table-cell office:value-type="float" office:value="17.5278670787811" calcext:value-type="float">
            <text:p>17,5278670788</text:p>
          </table:table-cell>
          <table:table-cell office:value-type="float" office:value="19.849454164505" calcext:value-type="float">
            <text:p>19,8494541645</text:p>
          </table:table-cell>
          <table:table-cell office:value-type="float" office:value="19.6238884925842" calcext:value-type="float">
            <text:p>19,6238884926</text:p>
          </table:table-cell>
          <table:table-cell office:value-type="float" office:value="18.0793030261993" calcext:value-type="float">
            <text:p>18,0793030262</text:p>
          </table:table-cell>
          <table:table-cell office:value-type="float" office:value="17.5006973743439" calcext:value-type="float">
            <text:p>17,5006973743</text:p>
          </table:table-cell>
          <table:table-cell office:value-type="float" office:value="16.8125982284546" calcext:value-type="float">
            <text:p>16,8125982285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12</text:p>
          </table:table-cell>
          <table:table-cell office:value-type="float" office:value="0.000181198120117188" calcext:value-type="float">
            <text:p>0,0001811981</text:p>
          </table:table-cell>
          <table:table-cell office:value-type="float" office:value="0.000124692916870117" calcext:value-type="float">
            <text:p>0,0001246929</text:p>
          </table:table-cell>
          <table:table-cell office:value-type="float" office:value="0.000118255615234375" calcext:value-type="float">
            <text:p>0,0001182556</text:p>
          </table:table-cell>
          <table:table-cell office:value-type="float" office:value="0.00340867042541504" calcext:value-type="float">
            <text:p>0,0034086704</text:p>
          </table:table-cell>
          <table:table-cell office:value-type="float" office:value="0.00355005264282227" calcext:value-type="float">
            <text:p>0,0035500526</text:p>
          </table:table-cell>
          <table:table-cell office:value-type="float" office:value="0.00335597991943359" calcext:value-type="float">
            <text:p>0,0033559799</text:p>
          </table:table-cell>
          <table:table-cell office:value-type="float" office:value="0.00326251983642578" calcext:value-type="float">
            <text:p>0,0032625198</text:p>
          </table:table-cell>
          <table:table-cell office:value-type="float" office:value="0.00323796272277832" calcext:value-type="float">
            <text:p>0,0032379627</text:p>
          </table:table-cell>
          <table:table-cell office:value-type="float" office:value="2.52105450630188" calcext:value-type="float">
            <text:p>2,5210545063</text:p>
          </table:table-cell>
          <table:table-cell office:value-type="float" office:value="2.80380582809448" calcext:value-type="float">
            <text:p>2,8038058281</text:p>
          </table:table-cell>
          <table:table-cell office:value-type="float" office:value="2.48471665382385" calcext:value-type="float">
            <text:p>2,4847166538</text:p>
          </table:table-cell>
          <table:table-cell office:value-type="float" office:value="2.48683857917786" calcext:value-type="float">
            <text:p>2,4868385792</text:p>
          </table:table-cell>
          <table:table-cell office:value-type="float" office:value="2.46765303611755" calcext:value-type="float">
            <text:p>2,4676530361</text:p>
          </table:table-cell>
          <table:table-cell office:value-type="float" office:value="2.46029782295227" calcext:value-type="float">
            <text:p>2,460297823</text:p>
          </table:table-cell>
          <table:table-cell/>
          <table:table-cell table:style-name="ce12" office:value-type="string" calcext:value-type="string">
            <text:p>0-12</text:p>
          </table:table-cell>
          <table:table-cell office:value-type="float" office:value="0.000177145004272461" calcext:value-type="float">
            <text:p>0,000177145</text:p>
          </table:table-cell>
          <table:table-cell office:value-type="float" office:value="0.000118732452392578" calcext:value-type="float">
            <text:p>0,0001187325</text:p>
          </table:table-cell>
          <table:table-cell office:value-type="float" office:value="0.000113487243652344" calcext:value-type="float">
            <text:p>0,0001134872</text:p>
          </table:table-cell>
          <table:table-cell office:value-type="float" office:value="0.00263142585754395" calcext:value-type="float">
            <text:p>0,0026314259</text:p>
          </table:table-cell>
          <table:table-cell office:value-type="float" office:value="0.00307083129882813" calcext:value-type="float">
            <text:p>0,0030708313</text:p>
          </table:table-cell>
          <table:table-cell office:value-type="float" office:value="0.00324034690856934" calcext:value-type="float">
            <text:p>0,0032403469</text:p>
          </table:table-cell>
          <table:table-cell office:value-type="float" office:value="0.00224995613098145" calcext:value-type="float">
            <text:p>0,0022499561</text:p>
          </table:table-cell>
          <table:table-cell office:value-type="float" office:value="0.00189304351806641" calcext:value-type="float">
            <text:p>0,0018930435</text:p>
          </table:table-cell>
          <table:table-cell office:value-type="float" office:value="0.30216383934021" calcext:value-type="float">
            <text:p>0,3021638393</text:p>
          </table:table-cell>
          <table:table-cell office:value-type="float" office:value="0.286704540252686" calcext:value-type="float">
            <text:p>0,2867045403</text:p>
          </table:table-cell>
          <table:table-cell office:value-type="float" office:value="0.29576587677002" calcext:value-type="float">
            <text:p>0,2957658768</text:p>
          </table:table-cell>
          <table:table-cell office:value-type="float" office:value="0.286624908447266" calcext:value-type="float">
            <text:p>0,2866249084</text:p>
          </table:table-cell>
          <table:table-cell office:value-type="float" office:value="0.288833141326904" calcext:value-type="float">
            <text:p>0,2888331413</text:p>
          </table:table-cell>
          <table:table-cell office:value-type="float" office:value="0.308067798614502" calcext:value-type="float">
            <text:p>0,3080677986</text:p>
          </table:table-cell>
          <table:table-cell table:number-columns-repeated="3"/>
          <table:table-cell table:style-name="ce12" office:value-type="string" calcext:value-type="string">
            <text:p>0-12</text:p>
          </table:table-cell>
          <table:table-cell office:value-type="float" office:value="14.1973905563355" calcext:value-type="float">
            <text:p>14,1973905563</text:p>
          </table:table-cell>
          <table:table-cell office:value-type="float" office:value="15.4369676113129" calcext:value-type="float">
            <text:p>15,4369676113</text:p>
          </table:table-cell>
          <table:table-cell office:value-type="float" office:value="15.7472245693207" calcext:value-type="float">
            <text:p>15,7472245693</text:p>
          </table:table-cell>
          <table:table-cell office:value-type="float" office:value="17.0216226577759" calcext:value-type="float">
            <text:p>17,0216226578</text:p>
          </table:table-cell>
          <table:table-cell office:value-type="float" office:value="15.8687570095062" calcext:value-type="float">
            <text:p>15,8687570095</text:p>
          </table:table-cell>
          <table:table-cell office:value-type="float" office:value="15.7114598751068" calcext:value-type="float">
            <text:p>15,7114598751</text:p>
          </table:table-cell>
          <table:table-cell office:value-type="float" office:value="15.8169705867767" calcext:value-type="float">
            <text:p>15,8169705868</text:p>
          </table:table-cell>
          <table:table-cell office:value-type="float" office:value="15.8207476139069" calcext:value-type="float">
            <text:p>15,8207476139</text:p>
          </table:table-cell>
          <table:table-cell office:value-type="float" office:value="17.6686275005341" calcext:value-type="float">
            <text:p>17,6686275005</text:p>
          </table:table-cell>
          <table:table-cell office:value-type="float" office:value="23.1111776828766" calcext:value-type="float">
            <text:p>23,1111776829</text:p>
          </table:table-cell>
          <table:table-cell office:value-type="float" office:value="23.0233039855957" calcext:value-type="float">
            <text:p>23,0233039856</text:p>
          </table:table-cell>
          <table:table-cell office:value-type="float" office:value="28.2117345333099" calcext:value-type="float">
            <text:p>28,2117345333</text:p>
          </table:table-cell>
          <table:table-cell office:value-type="float" office:value="20.8053336143494" calcext:value-type="float">
            <text:p>20,8053336143</text:p>
          </table:table-cell>
          <table:table-cell office:value-type="float" office:value="33.6643712520599" calcext:value-type="float">
            <text:p>33,6643712521</text:p>
          </table:table-cell>
          <table:table-cell table:number-columns-repeated="3"/>
          <table:table-cell table:style-name="ce12" office:value-type="string" calcext:value-type="string">
            <text:p>1-11</text:p>
          </table:table-cell>
          <table:table-cell office:value-type="float" office:value="14.1973905563355" calcext:value-type="float">
            <text:p>14,1973905563</text:p>
          </table:table-cell>
          <table:table-cell office:value-type="float" office:value="15.4369676113129" calcext:value-type="float">
            <text:p>15,4369676113</text:p>
          </table:table-cell>
          <table:table-cell office:value-type="float" office:value="15.7472245693207" calcext:value-type="float">
            <text:p>15,7472245693</text:p>
          </table:table-cell>
          <table:table-cell office:value-type="float" office:value="17.0216226577759" calcext:value-type="float">
            <text:p>17,0216226578</text:p>
          </table:table-cell>
          <table:table-cell office:value-type="float" office:value="15.8687570095062" calcext:value-type="float">
            <text:p>15,8687570095</text:p>
          </table:table-cell>
          <table:table-cell office:value-type="float" office:value="15.7114598751068" calcext:value-type="float">
            <text:p>15,7114598751</text:p>
          </table:table-cell>
          <table:table-cell office:value-type="float" office:value="15.8169705867767" calcext:value-type="float">
            <text:p>15,8169705868</text:p>
          </table:table-cell>
          <table:table-cell office:value-type="float" office:value="15.8207476139069" calcext:value-type="float">
            <text:p>15,8207476139</text:p>
          </table:table-cell>
          <table:table-cell office:value-type="float" office:value="17.6686275005341" calcext:value-type="float">
            <text:p>17,6686275005</text:p>
          </table:table-cell>
          <table:table-cell office:value-type="float" office:value="23.1111776828766" calcext:value-type="float">
            <text:p>23,1111776829</text:p>
          </table:table-cell>
          <table:table-cell office:value-type="float" office:value="23.0233039855957" calcext:value-type="float">
            <text:p>23,0233039856</text:p>
          </table:table-cell>
          <table:table-cell office:value-type="float" office:value="28.2117345333099" calcext:value-type="float">
            <text:p>28,2117345333</text:p>
          </table:table-cell>
          <table:table-cell office:value-type="float" office:value="20.8053336143494" calcext:value-type="float">
            <text:p>20,8053336143</text:p>
          </table:table-cell>
          <table:table-cell office:value-type="float" office:value="33.6643712520599" calcext:value-type="float">
            <text:p>33,6643712521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17</text:p>
          </table:table-cell>
          <table:table-cell office:value-type="float" office:value="0.000226736068725586" calcext:value-type="float">
            <text:p>0,0002267361</text:p>
          </table:table-cell>
          <table:table-cell office:value-type="float" office:value="0.000202178955078125" calcext:value-type="float">
            <text:p>0,000202179</text:p>
          </table:table-cell>
          <table:table-cell office:value-type="float" office:value="0.00141811370849609" calcext:value-type="float">
            <text:p>0,0014181137</text:p>
          </table:table-cell>
          <table:table-cell office:value-type="float" office:value="0.02591872215271" calcext:value-type="float">
            <text:p>0,0259187222</text:p>
          </table:table-cell>
          <table:table-cell office:value-type="float" office:value="0.0197515487670898" calcext:value-type="float">
            <text:p>0,0197515488</text:p>
          </table:table-cell>
          <table:table-cell office:value-type="float" office:value="5.53366637229919" calcext:value-type="float">
            <text:p>5,5336663723</text:p>
          </table:table-cell>
          <table:table-cell office:value-type="float" office:value="6.21521949768066" calcext:value-type="float">
            <text:p>6,2152194977</text:p>
          </table:table-cell>
          <table:table-cell office:value-type="float" office:value="6.43339395523071" calcext:value-type="float">
            <text:p>6,4333939552</text:p>
          </table:table-cell>
          <table:table-cell office:value-type="float" office:value="6.03692746162415" calcext:value-type="float">
            <text:p>6,0369274616</text:p>
          </table:table-cell>
          <table:table-cell office:value-type="float" office:value="6.17613077163696" calcext:value-type="float">
            <text:p>6,1761307716</text:p>
          </table:table-cell>
          <table:table-cell office:value-type="float" office:value="6.42717742919922" calcext:value-type="float">
            <text:p>6,4271774292</text:p>
          </table:table-cell>
          <table:table-cell office:value-type="float" office:value="6.31690692901611" calcext:value-type="float">
            <text:p>6,316906929</text:p>
          </table:table-cell>
          <table:table-cell office:value-type="float" office:value="6.3369996547699" calcext:value-type="float">
            <text:p>6,3369996548</text:p>
          </table:table-cell>
          <table:table-cell office:value-type="float" office:value="6.50705242156982" calcext:value-type="float">
            <text:p>6,5070524216</text:p>
          </table:table-cell>
          <table:table-cell/>
          <table:table-cell table:style-name="ce12" office:value-type="string" calcext:value-type="string">
            <text:p>0-17</text:p>
          </table:table-cell>
          <table:table-cell office:value-type="float" office:value="0.000194072723388672" calcext:value-type="float">
            <text:p>0,0001940727</text:p>
          </table:table-cell>
          <table:table-cell office:value-type="float" office:value="0.000130176544189453" calcext:value-type="float">
            <text:p>0,0001301765</text:p>
          </table:table-cell>
          <table:table-cell office:value-type="float" office:value="0.00125789642333984" calcext:value-type="float">
            <text:p>0,0012578964</text:p>
          </table:table-cell>
          <table:table-cell office:value-type="float" office:value="0.0244624614715576" calcext:value-type="float">
            <text:p>0,0244624615</text:p>
          </table:table-cell>
          <table:table-cell office:value-type="float" office:value="0.0188910961151123" calcext:value-type="float">
            <text:p>0,0188910961</text:p>
          </table:table-cell>
          <table:table-cell office:value-type="float" office:value="0.43843936920166" calcext:value-type="float">
            <text:p>0,4384393692</text:p>
          </table:table-cell>
          <table:table-cell office:value-type="float" office:value="0.438912391662598" calcext:value-type="float">
            <text:p>0,4389123917</text:p>
          </table:table-cell>
          <table:table-cell office:value-type="float" office:value="0.399811029434204" calcext:value-type="float">
            <text:p>0,3998110294</text:p>
          </table:table-cell>
          <table:table-cell office:value-type="float" office:value="0.41013765335083" calcext:value-type="float">
            <text:p>0,4101376534</text:p>
          </table:table-cell>
          <table:table-cell office:value-type="float" office:value="0.422947406768799" calcext:value-type="float">
            <text:p>0,4229474068</text:p>
          </table:table-cell>
          <table:table-cell office:value-type="float" office:value="0.398329496383667" calcext:value-type="float">
            <text:p>0,3983294964</text:p>
          </table:table-cell>
          <table:table-cell office:value-type="float" office:value="0.388046503067017" calcext:value-type="float">
            <text:p>0,3880465031</text:p>
          </table:table-cell>
          <table:table-cell office:value-type="float" office:value="0.392524719238281" calcext:value-type="float">
            <text:p>0,3925247192</text:p>
          </table:table-cell>
          <table:table-cell office:value-type="float" office:value="0.412513256072998" calcext:value-type="float">
            <text:p>0,4125132561</text:p>
          </table:table-cell>
          <table:table-cell table:number-columns-repeated="3"/>
          <table:table-cell table:style-name="ce12" office:value-type="string" calcext:value-type="string">
            <text:p>0-17</text:p>
          </table:table-cell>
          <table:table-cell office:value-type="float" office:value="14.6355590820313" calcext:value-type="float">
            <text:p>14,635559082</text:p>
          </table:table-cell>
          <table:table-cell office:value-type="float" office:value="16.4769723415375" calcext:value-type="float">
            <text:p>16,4769723415</text:p>
          </table:table-cell>
          <table:table-cell office:value-type="float" office:value="22.8856325149536" calcext:value-type="float">
            <text:p>22,885632515</text:p>
          </table:table-cell>
          <table:table-cell office:value-type="float" office:value="33.0201478004456" calcext:value-type="float">
            <text:p>33,0201478004</text:p>
          </table:table-cell>
          <table:table-cell office:value-type="float" office:value="17.0419156551361" calcext:value-type="float">
            <text:p>17,0419156551</text:p>
          </table:table-cell>
          <table:table-cell office:value-type="float" office:value="20.0295729637146" calcext:value-type="float">
            <text:p>20,0295729637</text:p>
          </table:table-cell>
          <table:table-cell office:value-type="float" office:value="19.7689673900604" calcext:value-type="float">
            <text:p>19,7689673901</text:p>
          </table:table-cell>
          <table:table-cell office:value-type="float" office:value="19.0465910434723" calcext:value-type="float">
            <text:p>19,0465910435</text:p>
          </table:table-cell>
          <table:table-cell office:value-type="float" office:value="34.3634145259857" calcext:value-type="float">
            <text:p>34,363414526</text:p>
          </table:table-cell>
          <table:table-cell office:value-type="float" office:value="47.4464864730835" calcext:value-type="float">
            <text:p>47,4464864731</text:p>
          </table:table-cell>
          <table:table-cell office:value-type="float" office:value="27.2537603378296" calcext:value-type="float">
            <text:p>27,2537603378</text:p>
          </table:table-cell>
          <table:table-cell office:value-type="float" office:value="70.3576567173004" calcext:value-type="float">
            <text:p>70,3576567173</text:p>
          </table:table-cell>
          <table:table-cell office:value-type="float" office:value="43.8249523639679" calcext:value-type="float">
            <text:p>43,824952364</text:p>
          </table:table-cell>
          <table:table-cell office:value-type="float" office:value="97.3479804992676" calcext:value-type="float">
            <text:p>97,3479804993</text:p>
          </table:table-cell>
          <table:table-cell table:number-columns-repeated="3"/>
          <table:table-cell table:style-name="ce12" office:value-type="string" calcext:value-type="string">
            <text:p>1-15</text:p>
          </table:table-cell>
          <table:table-cell office:value-type="float" office:value="14.6355590820313" calcext:value-type="float">
            <text:p>14,635559082</text:p>
          </table:table-cell>
          <table:table-cell office:value-type="float" office:value="16.4769723415375" calcext:value-type="float">
            <text:p>16,4769723415</text:p>
          </table:table-cell>
          <table:table-cell office:value-type="float" office:value="22.8856325149536" calcext:value-type="float">
            <text:p>22,885632515</text:p>
          </table:table-cell>
          <table:table-cell office:value-type="float" office:value="33.0201478004456" calcext:value-type="float">
            <text:p>33,0201478004</text:p>
          </table:table-cell>
          <table:table-cell office:value-type="float" office:value="17.0419156551361" calcext:value-type="float">
            <text:p>17,0419156551</text:p>
          </table:table-cell>
          <table:table-cell office:value-type="float" office:value="20.0295729637146" calcext:value-type="float">
            <text:p>20,0295729637</text:p>
          </table:table-cell>
          <table:table-cell office:value-type="float" office:value="19.7689673900604" calcext:value-type="float">
            <text:p>19,7689673901</text:p>
          </table:table-cell>
          <table:table-cell office:value-type="float" office:value="19.0465910434723" calcext:value-type="float">
            <text:p>19,0465910435</text:p>
          </table:table-cell>
          <table:table-cell office:value-type="float" office:value="34.3634145259857" calcext:value-type="float">
            <text:p>34,363414526</text:p>
          </table:table-cell>
          <table:table-cell office:value-type="float" office:value="47.4464864730835" calcext:value-type="float">
            <text:p>47,4464864731</text:p>
          </table:table-cell>
          <table:table-cell office:value-type="float" office:value="27.2537603378296" calcext:value-type="float">
            <text:p>27,2537603378</text:p>
          </table:table-cell>
          <table:table-cell office:value-type="float" office:value="70.3576567173004" calcext:value-type="float">
            <text:p>70,3576567173</text:p>
          </table:table-cell>
          <table:table-cell office:value-type="float" office:value="43.8249523639679" calcext:value-type="float">
            <text:p>43,824952364</text:p>
          </table:table-cell>
          <table:table-cell office:value-type="float" office:value="97.3479804992676" calcext:value-type="float">
            <text:p>97,3479804993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23</text:p>
          </table:table-cell>
          <table:table-cell office:value-type="float" office:value="0.00027775764465332" calcext:value-type="float">
            <text:p>0,0002777576</text:p>
          </table:table-cell>
          <table:table-cell office:value-type="float" office:value="0.00019073486328125" calcext:value-type="float">
            <text:p>0,0001907349</text:p>
          </table:table-cell>
          <table:table-cell office:value-type="float" office:value="0.00179266929626465" calcext:value-type="float">
            <text:p>0,0017926693</text:p>
          </table:table-cell>
          <table:table-cell office:value-type="float" office:value="0.0447344779968262" calcext:value-type="float">
            <text:p>0,044734478</text:p>
          </table:table-cell>
          <table:table-cell office:value-type="float" office:value="0.0402498245239258" calcext:value-type="float">
            <text:p>0,0402498245</text:p>
          </table:table-cell>
          <table:table-cell office:value-type="float" office:value="7.14552783966064" calcext:value-type="float">
            <text:p>7,1455278397</text:p>
          </table:table-cell>
          <table:table-cell office:value-type="float" office:value="7.18164539337158" calcext:value-type="float">
            <text:p>7,1816453934</text:p>
          </table:table-cell>
          <table:table-cell office:value-type="float" office:value="6.72649002075195" calcext:value-type="float">
            <text:p>6,7264900208</text:p>
          </table:table-cell>
          <table:table-cell office:value-type="float" office:value="6.8485791683197" calcext:value-type="float">
            <text:p>6,8485791683</text:p>
          </table:table-cell>
          <table:table-cell office:value-type="float" office:value="7.06115651130676" calcext:value-type="float">
            <text:p>7,0611565113</text:p>
          </table:table-cell>
          <table:table-cell office:value-type="float" office:value="6.86109638214111" calcext:value-type="float">
            <text:p>6,8610963821</text:p>
          </table:table-cell>
          <table:table-cell office:value-type="float" office:value="7.03600192070007" calcext:value-type="float">
            <text:p>7,0360019207</text:p>
          </table:table-cell>
          <table:table-cell office:value-type="float" office:value="6.84697151184082" calcext:value-type="float">
            <text:p>6,8469715118</text:p>
          </table:table-cell>
          <table:table-cell office:value-type="float" office:value="7.04206109046936" calcext:value-type="float">
            <text:p>7,0420610905</text:p>
          </table:table-cell>
          <table:table-cell/>
          <table:table-cell table:style-name="ce12" office:value-type="string" calcext:value-type="string">
            <text:p>0-23</text:p>
          </table:table-cell>
          <table:table-cell office:value-type="float" office:value="0.000181674957275391" calcext:value-type="float">
            <text:p>0,000181675</text:p>
          </table:table-cell>
          <table:table-cell office:value-type="float" office:value="0.000121593475341797" calcext:value-type="float">
            <text:p>0,0001215935</text:p>
          </table:table-cell>
          <table:table-cell office:value-type="float" office:value="0.00132608413696289" calcext:value-type="float">
            <text:p>0,0013260841</text:p>
          </table:table-cell>
          <table:table-cell office:value-type="float" office:value="0.0391669273376465" calcext:value-type="float">
            <text:p>0,0391669273</text:p>
          </table:table-cell>
          <table:table-cell office:value-type="float" office:value="0.0379669666290283" calcext:value-type="float">
            <text:p>0,0379669666</text:p>
          </table:table-cell>
          <table:table-cell office:value-type="float" office:value="0.410030364990234" calcext:value-type="float">
            <text:p>0,410030365</text:p>
          </table:table-cell>
          <table:table-cell office:value-type="float" office:value="0.393345832824707" calcext:value-type="float">
            <text:p>0,3933458328</text:p>
          </table:table-cell>
          <table:table-cell office:value-type="float" office:value="0.385367155075073" calcext:value-type="float">
            <text:p>0,3853671551</text:p>
          </table:table-cell>
          <table:table-cell office:value-type="float" office:value="0.397160768508911" calcext:value-type="float">
            <text:p>0,3971607685</text:p>
          </table:table-cell>
          <table:table-cell office:value-type="float" office:value="0.41148829460144" calcext:value-type="float">
            <text:p>0,4114882946</text:p>
          </table:table-cell>
          <table:table-cell office:value-type="float" office:value="0.408195018768311" calcext:value-type="float">
            <text:p>0,4081950188</text:p>
          </table:table-cell>
          <table:table-cell office:value-type="float" office:value="0.39854884147644" calcext:value-type="float">
            <text:p>0,3985488415</text:p>
          </table:table-cell>
          <table:table-cell office:value-type="float" office:value="0.385694980621338" calcext:value-type="float">
            <text:p>0,3856949806</text:p>
          </table:table-cell>
          <table:table-cell office:value-type="float" office:value="0.398851156234741" calcext:value-type="float">
            <text:p>0,3988511562</text:p>
          </table:table-cell>
          <table:table-cell table:number-columns-repeated="3"/>
          <table:table-cell table:style-name="ce12" office:value-type="string" calcext:value-type="string">
            <text:p>0-23</text:p>
          </table:table-cell>
          <table:table-cell office:value-type="float" office:value="15.0368378162384" calcext:value-type="float">
            <text:p>15,0368378162</text:p>
          </table:table-cell>
          <table:table-cell office:value-type="float" office:value="18.395409822464" calcext:value-type="float">
            <text:p>18,3954098225</text:p>
          </table:table-cell>
          <table:table-cell office:value-type="float" office:value="22.8075261116028" calcext:value-type="float">
            <text:p>22,8075261116</text:p>
          </table:table-cell>
          <table:table-cell office:value-type="float" office:value="31.7934679985046" calcext:value-type="float">
            <text:p>31,7934679985</text:p>
          </table:table-cell>
          <table:table-cell office:value-type="float" office:value="18.0665121078491" calcext:value-type="float">
            <text:p>18,0665121078</text:p>
          </table:table-cell>
          <table:table-cell office:value-type="float" office:value="28.6384418010712" calcext:value-type="float">
            <text:p>28,6384418011</text:p>
          </table:table-cell>
          <table:table-cell office:value-type="float" office:value="17.988299369812" calcext:value-type="float">
            <text:p>17,9882993698</text:p>
          </table:table-cell>
          <table:table-cell office:value-type="float" office:value="24.4140882492065" calcext:value-type="float">
            <text:p>24,4140882492</text:p>
          </table:table-cell>
          <table:table-cell office:value-type="float" office:value="41.1993322372437" calcext:value-type="float">
            <text:p>41,1993322372</text:p>
          </table:table-cell>
          <table:table-cell office:value-type="float" office:value="82.2473635673523" calcext:value-type="float">
            <text:p>82,2473635674</text:p>
          </table:table-cell>
          <table:table-cell office:value-type="float" office:value="54.4022154808044" calcext:value-type="float">
            <text:p>54,4022154808</text:p>
          </table:table-cell>
          <table:table-cell office:value-type="float" office:value="63.3362674713135" calcext:value-type="float">
            <text:p>63,3362674713</text:p>
          </table:table-cell>
          <table:table-cell office:value-type="float" office:value="54.6854968070984" calcext:value-type="float">
            <text:p>54,6854968071</text:p>
          </table:table-cell>
          <table:table-cell office:value-type="float" office:value="247.843997240067" calcext:value-type="float">
            <text:p>247,8439972401</text:p>
          </table:table-cell>
          <table:table-cell table:number-columns-repeated="3"/>
          <table:table-cell table:style-name="ce12" office:value-type="string" calcext:value-type="string">
            <text:p>1-21</text:p>
          </table:table-cell>
          <table:table-cell office:value-type="float" office:value="15.0368378162384" calcext:value-type="float">
            <text:p>15,0368378162</text:p>
          </table:table-cell>
          <table:table-cell office:value-type="float" office:value="18.395409822464" calcext:value-type="float">
            <text:p>18,3954098225</text:p>
          </table:table-cell>
          <table:table-cell office:value-type="float" office:value="22.8075261116028" calcext:value-type="float">
            <text:p>22,8075261116</text:p>
          </table:table-cell>
          <table:table-cell office:value-type="float" office:value="31.7934679985046" calcext:value-type="float">
            <text:p>31,7934679985</text:p>
          </table:table-cell>
          <table:table-cell office:value-type="float" office:value="18.0665121078491" calcext:value-type="float">
            <text:p>18,0665121078</text:p>
          </table:table-cell>
          <table:table-cell office:value-type="float" office:value="28.6384418010712" calcext:value-type="float">
            <text:p>28,6384418011</text:p>
          </table:table-cell>
          <table:table-cell office:value-type="float" office:value="17.988299369812" calcext:value-type="float">
            <text:p>17,9882993698</text:p>
          </table:table-cell>
          <table:table-cell office:value-type="float" office:value="24.4140882492065" calcext:value-type="float">
            <text:p>24,4140882492</text:p>
          </table:table-cell>
          <table:table-cell office:value-type="float" office:value="41.1993322372437" calcext:value-type="float">
            <text:p>41,1993322372</text:p>
          </table:table-cell>
          <table:table-cell office:value-type="float" office:value="82.2473635673523" calcext:value-type="float">
            <text:p>82,2473635674</text:p>
          </table:table-cell>
          <table:table-cell office:value-type="float" office:value="54.4022154808044" calcext:value-type="float">
            <text:p>54,4022154808</text:p>
          </table:table-cell>
          <table:table-cell office:value-type="float" office:value="63.3362674713135" calcext:value-type="float">
            <text:p>63,3362674713</text:p>
          </table:table-cell>
          <table:table-cell office:value-type="float" office:value="54.6854968070984" calcext:value-type="float">
            <text:p>54,6854968071</text:p>
          </table:table-cell>
          <table:table-cell office:value-type="float" office:value="247.843997240067" calcext:value-type="float">
            <text:p>247,8439972401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3" office:value-type="string" calcext:value-type="string">
            <text:p>9-2</text:p>
          </table:table-cell>
          <table:table-cell office:value-type="float" office:value="0.000185251235961914" calcext:value-type="float">
            <text:p>0,0001852512</text:p>
          </table:table-cell>
          <table:table-cell office:value-type="float" office:value="0.000125646591186523" calcext:value-type="float">
            <text:p>0,0001256466</text:p>
          </table:table-cell>
          <table:table-cell office:value-type="float" office:value="0.000115633010864258" calcext:value-type="float">
            <text:p>0,000115633</text:p>
          </table:table-cell>
          <table:table-cell office:value-type="float" office:value="0.000113248825073242" calcext:value-type="float">
            <text:p>0,0001132488</text:p>
          </table:table-cell>
          <table:table-cell office:value-type="float" office:value="0.000110864639282227" calcext:value-type="float">
            <text:p>0,0001108646</text:p>
          </table:table-cell>
          <table:table-cell office:value-type="float" office:value="0.000110387802124023" calcext:value-type="float">
            <text:p>0,0001103878</text:p>
          </table:table-cell>
          <table:table-cell table:number-columns-repeated="2" office:value-type="float" office:value="0.000106573104858398" calcext:value-type="float">
            <text:p>0,0001065731</text:p>
          </table:table-cell>
          <table:table-cell office:value-type="float" office:value="0.000104904174804688" calcext:value-type="float">
            <text:p>0,0001049042</text:p>
          </table:table-cell>
          <table:table-cell office:value-type="float" office:value="4.81173706054688" calcext:value-type="float">
            <text:p>4,8117370605</text:p>
          </table:table-cell>
          <table:table-cell office:value-type="float" office:value="4.54420828819275" calcext:value-type="float">
            <text:p>4,5442082882</text:p>
          </table:table-cell>
          <table:table-cell office:value-type="float" office:value="4.5853853225708" calcext:value-type="float">
            <text:p>4,5853853226</text:p>
          </table:table-cell>
          <table:table-cell office:value-type="float" office:value="4.65829634666443" calcext:value-type="float">
            <text:p>4,6582963467</text:p>
          </table:table-cell>
          <table:table-cell office:value-type="float" office:value="4.9036602973938" calcext:value-type="float">
            <text:p>4,9036602974</text:p>
          </table:table-cell>
          <table:table-cell/>
          <table:table-cell table:style-name="ce13" office:value-type="string" calcext:value-type="string">
            <text:p>9-2</text:p>
          </table:table-cell>
          <table:table-cell office:value-type="float" office:value="0.000167131423950195" calcext:value-type="float">
            <text:p>0,0001671314</text:p>
          </table:table-cell>
          <table:table-cell office:value-type="float" office:value="0.000122547149658203" calcext:value-type="float">
            <text:p>0,0001225471</text:p>
          </table:table-cell>
          <table:table-cell office:value-type="float" office:value="0.000103235244750977" calcext:value-type="float">
            <text:p>0,0001032352</text:p>
          </table:table-cell>
          <table:table-cell office:value-type="float" office:value="0.0000982284545898438" calcext:value-type="float">
            <text:p>9,82284545898438E-005</text:p>
          </table:table-cell>
          <table:table-cell office:value-type="float" office:value="0.0000970363616943359" calcext:value-type="float">
            <text:p>9,70363616943359E-005</text:p>
          </table:table-cell>
          <table:table-cell table:number-columns-repeated="2" office:value-type="float" office:value="0.0000946521759033203" calcext:value-type="float">
            <text:p>9,46521759033203E-005</text:p>
          </table:table-cell>
          <table:table-cell office:value-type="float" office:value="0.0000944137573242188" calcext:value-type="float">
            <text:p>9,44137573242188E-005</text:p>
          </table:table-cell>
          <table:table-cell office:value-type="float" office:value="0.0000927448272705078" calcext:value-type="float">
            <text:p>9,27448272705078E-005</text:p>
          </table:table-cell>
          <table:table-cell office:value-type="float" office:value="0.474477052688599" calcext:value-type="float">
            <text:p>0,4744770527</text:p>
          </table:table-cell>
          <table:table-cell office:value-type="float" office:value="0.482205152511597" calcext:value-type="float">
            <text:p>0,4822051525</text:p>
          </table:table-cell>
          <table:table-cell office:value-type="float" office:value="0.510890960693359" calcext:value-type="float">
            <text:p>0,5108909607</text:p>
          </table:table-cell>
          <table:table-cell office:value-type="float" office:value="0.470705509185791" calcext:value-type="float">
            <text:p>0,4707055092</text:p>
          </table:table-cell>
          <table:table-cell office:value-type="float" office:value="0.461831331253052" calcext:value-type="float">
            <text:p>0,4618313313</text:p>
          </table:table-cell>
          <table:table-cell table:number-columns-repeated="3"/>
          <table:table-cell table:style-name="ce13" office:value-type="string" calcext:value-type="string">
            <text:p>9-2</text:p>
          </table:table-cell>
          <table:table-cell office:value-type="float" office:value="15.117383480072" calcext:value-type="float">
            <text:p>15,1173834801</text:p>
          </table:table-cell>
          <table:table-cell office:value-type="float" office:value="18.5045990943909" calcext:value-type="float">
            <text:p>18,5045990944</text:p>
          </table:table-cell>
          <table:table-cell office:value-type="float" office:value="18.2414929866791" calcext:value-type="float">
            <text:p>18,2414929867</text:p>
          </table:table-cell>
          <table:table-cell office:value-type="float" office:value="17.201080083847" calcext:value-type="float">
            <text:p>17,2010800838</text:p>
          </table:table-cell>
          <table:table-cell office:value-type="float" office:value="20.5749473571777" calcext:value-type="float">
            <text:p>20,5749473572</text:p>
          </table:table-cell>
          <table:table-cell office:value-type="float" office:value="17.8343777656555" calcext:value-type="float">
            <text:p>17,8343777657</text:p>
          </table:table-cell>
          <table:table-cell office:value-type="float" office:value="17.9160504341126" calcext:value-type="float">
            <text:p>17,9160504341</text:p>
          </table:table-cell>
          <table:table-cell office:value-type="float" office:value="17.542911529541" calcext:value-type="float">
            <text:p>17,5429115295</text:p>
          </table:table-cell>
          <table:table-cell office:value-type="float" office:value="18.8072564601898" calcext:value-type="float">
            <text:p>18,8072564602</text:p>
          </table:table-cell>
          <table:table-cell office:value-type="float" office:value="24.0417947769165" calcext:value-type="float">
            <text:p>24,0417947769</text:p>
          </table:table-cell>
          <table:table-cell office:value-type="float" office:value="21.750307559967" calcext:value-type="float">
            <text:p>21,75030756</text:p>
          </table:table-cell>
          <table:table-cell office:value-type="float" office:value="21.4333109855652" calcext:value-type="float">
            <text:p>21,4333109856</text:p>
          </table:table-cell>
          <table:table-cell office:value-type="float" office:value="21.5737113952637" calcext:value-type="float">
            <text:p>21,5737113953</text:p>
          </table:table-cell>
          <table:table-cell office:value-type="float" office:value="23.8341908454895" calcext:value-type="float">
            <text:p>23,8341908455</text:p>
          </table:table-cell>
          <table:table-cell table:number-columns-repeated="3"/>
          <table:table-cell table:style-name="ce13" office:value-type="string" calcext:value-type="string">
            <text:p>7-1</text:p>
          </table:table-cell>
          <table:table-cell office:value-type="float" office:value="15.117383480072" calcext:value-type="float">
            <text:p>15,1173834801</text:p>
          </table:table-cell>
          <table:table-cell office:value-type="float" office:value="18.5045990943909" calcext:value-type="float">
            <text:p>18,5045990944</text:p>
          </table:table-cell>
          <table:table-cell office:value-type="float" office:value="18.2414929866791" calcext:value-type="float">
            <text:p>18,2414929867</text:p>
          </table:table-cell>
          <table:table-cell office:value-type="float" office:value="17.201080083847" calcext:value-type="float">
            <text:p>17,2010800838</text:p>
          </table:table-cell>
          <table:table-cell office:value-type="float" office:value="20.5749473571777" calcext:value-type="float">
            <text:p>20,5749473572</text:p>
          </table:table-cell>
          <table:table-cell office:value-type="float" office:value="17.8343777656555" calcext:value-type="float">
            <text:p>17,8343777657</text:p>
          </table:table-cell>
          <table:table-cell office:value-type="float" office:value="17.9160504341126" calcext:value-type="float">
            <text:p>17,9160504341</text:p>
          </table:table-cell>
          <table:table-cell office:value-type="float" office:value="17.542911529541" calcext:value-type="float">
            <text:p>17,5429115295</text:p>
          </table:table-cell>
          <table:table-cell office:value-type="float" office:value="18.8072564601898" calcext:value-type="float">
            <text:p>18,8072564602</text:p>
          </table:table-cell>
          <table:table-cell office:value-type="float" office:value="24.0417947769165" calcext:value-type="float">
            <text:p>24,0417947769</text:p>
          </table:table-cell>
          <table:table-cell office:value-type="float" office:value="21.750307559967" calcext:value-type="float">
            <text:p>21,75030756</text:p>
          </table:table-cell>
          <table:table-cell office:value-type="float" office:value="21.4333109855652" calcext:value-type="float">
            <text:p>21,4333109856</text:p>
          </table:table-cell>
          <table:table-cell office:value-type="float" office:value="21.5737113952637" calcext:value-type="float">
            <text:p>21,5737113953</text:p>
          </table:table-cell>
          <table:table-cell office:value-type="float" office:value="23.8341908454895" calcext:value-type="float">
            <text:p>23,8341908455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9-5</text:p>
          </table:table-cell>
          <table:table-cell office:value-type="float" office:value="0.000186681747436523" calcext:value-type="float">
            <text:p>0,0001866817</text:p>
          </table:table-cell>
          <table:table-cell office:value-type="float" office:value="0.000145912170410156" calcext:value-type="float">
            <text:p>0,0001459122</text:p>
          </table:table-cell>
          <table:table-cell office:value-type="float" office:value="0.000128030776977539" calcext:value-type="float">
            <text:p>0,0001280308</text:p>
          </table:table-cell>
          <table:table-cell office:value-type="float" office:value="0.000120878219604492" calcext:value-type="float">
            <text:p>0,0001208782</text:p>
          </table:table-cell>
          <table:table-cell office:value-type="float" office:value="0.000121831893920898" calcext:value-type="float">
            <text:p>0,0001218319</text:p>
          </table:table-cell>
          <table:table-cell office:value-type="float" office:value="0.000120401382446289" calcext:value-type="float">
            <text:p>0,0001204014</text:p>
          </table:table-cell>
          <table:table-cell office:value-type="float" office:value="0.000124931335449219" calcext:value-type="float">
            <text:p>0,0001249313</text:p>
          </table:table-cell>
          <table:table-cell office:value-type="float" office:value="0.000115871429443359" calcext:value-type="float">
            <text:p>0,0001158714</text:p>
          </table:table-cell>
          <table:table-cell office:value-type="float" office:value="0.00011897087097168" calcext:value-type="float">
            <text:p>0,0001189709</text:p>
          </table:table-cell>
          <table:table-cell office:value-type="float" office:value="20.8091313838959" calcext:value-type="float">
            <text:p>20,8091313839</text:p>
          </table:table-cell>
          <table:table-cell office:value-type="float" office:value="20.1386461257935" calcext:value-type="float">
            <text:p>20,1386461258</text:p>
          </table:table-cell>
          <table:table-cell office:value-type="float" office:value="20.0750162601471" calcext:value-type="float">
            <text:p>20,0750162601</text:p>
          </table:table-cell>
          <table:table-cell office:value-type="float" office:value="19.6596205234528" calcext:value-type="float">
            <text:p>19,6596205235</text:p>
          </table:table-cell>
          <table:table-cell office:value-type="float" office:value="19.5537815093994" calcext:value-type="float">
            <text:p>19,5537815094</text:p>
          </table:table-cell>
          <table:table-cell/>
          <table:table-cell table:style-name="ce12" office:value-type="string" calcext:value-type="string">
            <text:p>9-5</text:p>
          </table:table-cell>
          <table:table-cell office:value-type="float" office:value="0.000200271606445312" calcext:value-type="float">
            <text:p>0,0002002716</text:p>
          </table:table-cell>
          <table:table-cell office:value-type="float" office:value="0.00012969970703125" calcext:value-type="float">
            <text:p>0,0001296997</text:p>
          </table:table-cell>
          <table:table-cell office:value-type="float" office:value="0.000120639801025391" calcext:value-type="float">
            <text:p>0,0001206398</text:p>
          </table:table-cell>
          <table:table-cell office:value-type="float" office:value="0.000116348266601563" calcext:value-type="float">
            <text:p>0,0001163483</text:p>
          </table:table-cell>
          <table:table-cell office:value-type="float" office:value="0.000115871429443359" calcext:value-type="float">
            <text:p>0,0001158714</text:p>
          </table:table-cell>
          <table:table-cell office:value-type="float" office:value="0.000113964080810547" calcext:value-type="float">
            <text:p>0,0001139641</text:p>
          </table:table-cell>
          <table:table-cell office:value-type="float" office:value="0.000112533569335938" calcext:value-type="float">
            <text:p>0,0001125336</text:p>
          </table:table-cell>
          <table:table-cell office:value-type="float" office:value="0.000110626220703125" calcext:value-type="float">
            <text:p>0,0001106262</text:p>
          </table:table-cell>
          <table:table-cell office:value-type="float" office:value="0.000107765197753906" calcext:value-type="float">
            <text:p>0,0001077652</text:p>
          </table:table-cell>
          <table:table-cell office:value-type="float" office:value="1.0919291973114" calcext:value-type="float">
            <text:p>1,0919291973</text:p>
          </table:table-cell>
          <table:table-cell office:value-type="float" office:value="1.10934901237488" calcext:value-type="float">
            <text:p>1,1093490124</text:p>
          </table:table-cell>
          <table:table-cell office:value-type="float" office:value="1.05259656906128" calcext:value-type="float">
            <text:p>1,0525965691</text:p>
          </table:table-cell>
          <table:table-cell office:value-type="float" office:value="1.06755709648132" calcext:value-type="float">
            <text:p>1,0675570965</text:p>
          </table:table-cell>
          <table:table-cell office:value-type="float" office:value="0.996248006820679" calcext:value-type="float">
            <text:p>0,9962480068</text:p>
          </table:table-cell>
          <table:table-cell table:number-columns-repeated="3"/>
          <table:table-cell table:style-name="ce12" office:value-type="string" calcext:value-type="string">
            <text:p>9-5</text:p>
          </table:table-cell>
          <table:table-cell office:value-type="float" office:value="13.3001317977905" calcext:value-type="float">
            <text:p>13,3001317978</text:p>
          </table:table-cell>
          <table:table-cell office:value-type="float" office:value="14.7443494796753" calcext:value-type="float">
            <text:p>14,7443494797</text:p>
          </table:table-cell>
          <table:table-cell office:value-type="float" office:value="14.390248298645" calcext:value-type="float">
            <text:p>14,3902482986</text:p>
          </table:table-cell>
          <table:table-cell office:value-type="float" office:value="14.4284179210663" calcext:value-type="float">
            <text:p>14,4284179211</text:p>
          </table:table-cell>
          <table:table-cell office:value-type="float" office:value="14.4770483970642" calcext:value-type="float">
            <text:p>14,4770483971</text:p>
          </table:table-cell>
          <table:table-cell office:value-type="float" office:value="14.5513610839844" calcext:value-type="float">
            <text:p>14,551361084</text:p>
          </table:table-cell>
          <table:table-cell office:value-type="float" office:value="14.3657875061035" calcext:value-type="float">
            <text:p>14,3657875061</text:p>
          </table:table-cell>
          <table:table-cell office:value-type="float" office:value="14.5893442630768" calcext:value-type="float">
            <text:p>14,5893442631</text:p>
          </table:table-cell>
          <table:table-cell office:value-type="float" office:value="14.3411087989807" calcext:value-type="float">
            <text:p>14,341108799</text:p>
          </table:table-cell>
          <table:table-cell office:value-type="float" office:value="22.670912027359" calcext:value-type="float">
            <text:p>22,6709120274</text:p>
          </table:table-cell>
          <table:table-cell office:value-type="float" office:value="16.2783007621765" calcext:value-type="float">
            <text:p>16,2783007622</text:p>
          </table:table-cell>
          <table:table-cell office:value-type="float" office:value="18.1148662567139" calcext:value-type="float">
            <text:p>18,1148662567</text:p>
          </table:table-cell>
          <table:table-cell office:value-type="float" office:value="20.3890812397003" calcext:value-type="float">
            <text:p>20,3890812397</text:p>
          </table:table-cell>
          <table:table-cell office:value-type="float" office:value="18.9791834354401" calcext:value-type="float">
            <text:p>18,9791834354</text:p>
          </table:table-cell>
          <table:table-cell table:number-columns-repeated="3"/>
          <table:table-cell table:style-name="ce12" office:value-type="string" calcext:value-type="string">
            <text:p>7-3</text:p>
          </table:table-cell>
          <table:table-cell office:value-type="float" office:value="13.3001317977905" calcext:value-type="float">
            <text:p>13,3001317978</text:p>
          </table:table-cell>
          <table:table-cell office:value-type="float" office:value="14.7443494796753" calcext:value-type="float">
            <text:p>14,7443494797</text:p>
          </table:table-cell>
          <table:table-cell office:value-type="float" office:value="14.390248298645" calcext:value-type="float">
            <text:p>14,3902482986</text:p>
          </table:table-cell>
          <table:table-cell office:value-type="float" office:value="14.4284179210663" calcext:value-type="float">
            <text:p>14,4284179211</text:p>
          </table:table-cell>
          <table:table-cell office:value-type="float" office:value="14.4770483970642" calcext:value-type="float">
            <text:p>14,4770483971</text:p>
          </table:table-cell>
          <table:table-cell office:value-type="float" office:value="14.5513610839844" calcext:value-type="float">
            <text:p>14,551361084</text:p>
          </table:table-cell>
          <table:table-cell office:value-type="float" office:value="14.3657875061035" calcext:value-type="float">
            <text:p>14,3657875061</text:p>
          </table:table-cell>
          <table:table-cell office:value-type="float" office:value="14.5893442630768" calcext:value-type="float">
            <text:p>14,5893442631</text:p>
          </table:table-cell>
          <table:table-cell office:value-type="float" office:value="14.3411087989807" calcext:value-type="float">
            <text:p>14,341108799</text:p>
          </table:table-cell>
          <table:table-cell office:value-type="float" office:value="22.670912027359" calcext:value-type="float">
            <text:p>22,6709120274</text:p>
          </table:table-cell>
          <table:table-cell office:value-type="float" office:value="16.2783007621765" calcext:value-type="float">
            <text:p>16,2783007622</text:p>
          </table:table-cell>
          <table:table-cell office:value-type="float" office:value="18.1148662567139" calcext:value-type="float">
            <text:p>18,1148662567</text:p>
          </table:table-cell>
          <table:table-cell office:value-type="float" office:value="20.3890812397003" calcext:value-type="float">
            <text:p>20,3890812397</text:p>
          </table:table-cell>
          <table:table-cell office:value-type="float" office:value="18.9791834354401" calcext:value-type="float">
            <text:p>18,9791834354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9-20</text:p>
          </table:table-cell>
          <table:table-cell office:value-type="float" office:value="0.000299215316772461" calcext:value-type="float">
            <text:p>0,0002992153</text:p>
          </table:table-cell>
          <table:table-cell office:value-type="float" office:value="0.000156879425048828" calcext:value-type="float">
            <text:p>0,0001568794</text:p>
          </table:table-cell>
          <table:table-cell office:value-type="float" office:value="0.000931739807128906" calcext:value-type="float">
            <text:p>0,0009317398</text:p>
          </table:table-cell>
          <table:table-cell office:value-type="float" office:value="0.00137138366699219" calcext:value-type="float">
            <text:p>0,0013713837</text:p>
          </table:table-cell>
          <table:table-cell office:value-type="float" office:value="0.00132536888122559" calcext:value-type="float">
            <text:p>0,0013253689</text:p>
          </table:table-cell>
          <table:table-cell office:value-type="float" office:value="7.96927833557129" calcext:value-type="float">
            <text:p>7,9692783356</text:p>
          </table:table-cell>
          <table:table-cell office:value-type="float" office:value="7.32006764411926" calcext:value-type="float">
            <text:p>7,3200676441</text:p>
          </table:table-cell>
          <table:table-cell office:value-type="float" office:value="7.39966678619385" calcext:value-type="float">
            <text:p>7,3996667862</text:p>
          </table:table-cell>
          <table:table-cell office:value-type="float" office:value="7.07261562347412" calcext:value-type="float">
            <text:p>7,0726156235</text:p>
          </table:table-cell>
          <table:table-cell office:value-type="float" office:value="7.21177411079407" calcext:value-type="float">
            <text:p>7,2117741108</text:p>
          </table:table-cell>
          <table:table-cell office:value-type="float" office:value="7.23588800430298" calcext:value-type="float">
            <text:p>7,2358880043</text:p>
          </table:table-cell>
          <table:table-cell office:value-type="float" office:value="7.00598120689392" calcext:value-type="float">
            <text:p>7,0059812069</text:p>
          </table:table-cell>
          <table:table-cell office:value-type="float" office:value="6.9106297492981" calcext:value-type="float">
            <text:p>6,9106297493</text:p>
          </table:table-cell>
          <table:table-cell office:value-type="float" office:value="6.89997625350952" calcext:value-type="float">
            <text:p>6,8999762535</text:p>
          </table:table-cell>
          <table:table-cell/>
          <table:table-cell table:style-name="ce12" office:value-type="string" calcext:value-type="string">
            <text:p>9-20</text:p>
          </table:table-cell>
          <table:table-cell office:value-type="float" office:value="0.000180482864379883" calcext:value-type="float">
            <text:p>0,0001804829</text:p>
          </table:table-cell>
          <table:table-cell office:value-type="float" office:value="0.000119686126708984" calcext:value-type="float">
            <text:p>0,0001196861</text:p>
          </table:table-cell>
          <table:table-cell office:value-type="float" office:value="0.000934839248657227" calcext:value-type="float">
            <text:p>0,0009348392</text:p>
          </table:table-cell>
          <table:table-cell office:value-type="float" office:value="0.0016028881072998" calcext:value-type="float">
            <text:p>0,0016028881</text:p>
          </table:table-cell>
          <table:table-cell office:value-type="float" office:value="0.00170207023620605" calcext:value-type="float">
            <text:p>0,0017020702</text:p>
          </table:table-cell>
          <table:table-cell office:value-type="float" office:value="0.612187623977661" calcext:value-type="float">
            <text:p>0,612187624</text:p>
          </table:table-cell>
          <table:table-cell office:value-type="float" office:value="0.549509286880493" calcext:value-type="float">
            <text:p>0,5495092869</text:p>
          </table:table-cell>
          <table:table-cell office:value-type="float" office:value="0.581925868988037" calcext:value-type="float">
            <text:p>0,581925869</text:p>
          </table:table-cell>
          <table:table-cell office:value-type="float" office:value="0.556315183639526" calcext:value-type="float">
            <text:p>0,5563151836</text:p>
          </table:table-cell>
          <table:table-cell office:value-type="float" office:value="0.543309926986694" calcext:value-type="float">
            <text:p>0,543309927</text:p>
          </table:table-cell>
          <table:table-cell office:value-type="float" office:value="0.577295303344727" calcext:value-type="float">
            <text:p>0,5772953033</text:p>
          </table:table-cell>
          <table:table-cell office:value-type="float" office:value="0.584877729415894" calcext:value-type="float">
            <text:p>0,5848777294</text:p>
          </table:table-cell>
          <table:table-cell office:value-type="float" office:value="0.541927576065064" calcext:value-type="float">
            <text:p>0,5419275761</text:p>
          </table:table-cell>
          <table:table-cell office:value-type="float" office:value="0.57455849647522" calcext:value-type="float">
            <text:p>0,5745584965</text:p>
          </table:table-cell>
          <table:table-cell table:number-columns-repeated="3"/>
          <table:table-cell table:style-name="ce12" office:value-type="string" calcext:value-type="string">
            <text:p>9-20</text:p>
          </table:table-cell>
          <table:table-cell office:value-type="float" office:value="13.5316302776337" calcext:value-type="float">
            <text:p>13,5316302776</text:p>
          </table:table-cell>
          <table:table-cell office:value-type="float" office:value="15.5162544250488" calcext:value-type="float">
            <text:p>15,516254425</text:p>
          </table:table-cell>
          <table:table-cell office:value-type="float" office:value="15.3027102947235" calcext:value-type="float">
            <text:p>15,3027102947</text:p>
          </table:table-cell>
          <table:table-cell office:value-type="float" office:value="15.691602230072" calcext:value-type="float">
            <text:p>15,6916022301</text:p>
          </table:table-cell>
          <table:table-cell office:value-type="float" office:value="15.009782075882" calcext:value-type="float">
            <text:p>15,0097820759</text:p>
          </table:table-cell>
          <table:table-cell office:value-type="float" office:value="24.1937229633331" calcext:value-type="float">
            <text:p>24,1937229633</text:p>
          </table:table-cell>
          <table:table-cell office:value-type="float" office:value="16.5946304798126" calcext:value-type="float">
            <text:p>16,5946304798</text:p>
          </table:table-cell>
          <table:table-cell office:value-type="float" office:value="16.1132619380951" calcext:value-type="float">
            <text:p>16,1132619381</text:p>
          </table:table-cell>
          <table:table-cell office:value-type="float" office:value="26.5534145832062" calcext:value-type="float">
            <text:p>26,5534145832</text:p>
          </table:table-cell>
          <table:table-cell office:value-type="float" office:value="30.5490651130676" calcext:value-type="float">
            <text:p>30,5490651131</text:p>
          </table:table-cell>
          <table:table-cell office:value-type="float" office:value="19.3202972412109" calcext:value-type="float">
            <text:p>19,3202972412</text:p>
          </table:table-cell>
          <table:table-cell office:value-type="float" office:value="21.5280315876007" calcext:value-type="float">
            <text:p>21,5280315876</text:p>
          </table:table-cell>
          <table:table-cell office:value-type="float" office:value="37.4283437728882" calcext:value-type="float">
            <text:p>37,4283437729</text:p>
          </table:table-cell>
          <table:table-cell office:value-type="float" office:value="46.0334584712982" calcext:value-type="float">
            <text:p>46,0334584713</text:p>
          </table:table-cell>
          <table:table-cell table:number-columns-repeated="3"/>
          <table:table-cell table:style-name="ce12" office:value-type="string" calcext:value-type="string">
            <text:p>7-14</text:p>
          </table:table-cell>
          <table:table-cell office:value-type="float" office:value="13.5316302776337" calcext:value-type="float">
            <text:p>13,5316302776</text:p>
          </table:table-cell>
          <table:table-cell office:value-type="float" office:value="15.5162544250488" calcext:value-type="float">
            <text:p>15,516254425</text:p>
          </table:table-cell>
          <table:table-cell office:value-type="float" office:value="15.3027102947235" calcext:value-type="float">
            <text:p>15,3027102947</text:p>
          </table:table-cell>
          <table:table-cell office:value-type="float" office:value="15.691602230072" calcext:value-type="float">
            <text:p>15,6916022301</text:p>
          </table:table-cell>
          <table:table-cell office:value-type="float" office:value="15.009782075882" calcext:value-type="float">
            <text:p>15,0097820759</text:p>
          </table:table-cell>
          <table:table-cell office:value-type="float" office:value="24.1937229633331" calcext:value-type="float">
            <text:p>24,1937229633</text:p>
          </table:table-cell>
          <table:table-cell office:value-type="float" office:value="16.5946304798126" calcext:value-type="float">
            <text:p>16,5946304798</text:p>
          </table:table-cell>
          <table:table-cell office:value-type="float" office:value="16.1132619380951" calcext:value-type="float">
            <text:p>16,1132619381</text:p>
          </table:table-cell>
          <table:table-cell office:value-type="float" office:value="26.5534145832062" calcext:value-type="float">
            <text:p>26,5534145832</text:p>
          </table:table-cell>
          <table:table-cell office:value-type="float" office:value="30.5490651130676" calcext:value-type="float">
            <text:p>30,5490651131</text:p>
          </table:table-cell>
          <table:table-cell office:value-type="float" office:value="19.3202972412109" calcext:value-type="float">
            <text:p>19,3202972412</text:p>
          </table:table-cell>
          <table:table-cell office:value-type="float" office:value="21.5280315876007" calcext:value-type="float">
            <text:p>21,5280315876</text:p>
          </table:table-cell>
          <table:table-cell office:value-type="float" office:value="37.4283437728882" calcext:value-type="float">
            <text:p>37,4283437729</text:p>
          </table:table-cell>
          <table:table-cell office:value-type="float" office:value="46.0334584712982" calcext:value-type="float">
            <text:p>46,0334584713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3" office:value-type="string" calcext:value-type="string">
            <text:p>12 -2</text:p>
          </table:table-cell>
          <table:table-cell office:value-type="float" office:value="0.000166654586791992" calcext:value-type="float">
            <text:p>0,0001666546</text:p>
          </table:table-cell>
          <table:table-cell office:value-type="float" office:value="0.000107288360595703" calcext:value-type="float">
            <text:p>0,0001072884</text:p>
          </table:table-cell>
          <table:table-cell office:value-type="float" office:value="0.0000984668731689453" calcext:value-type="float">
            <text:p>9,84668731689453E-005</text:p>
          </table:table-cell>
          <table:table-cell office:value-type="float" office:value="0.0000972747802734375" calcext:value-type="float">
            <text:p>9,72747802734375E-005</text:p>
          </table:table-cell>
          <table:table-cell office:value-type="float" office:value="0.0000939369201660156" calcext:value-type="float">
            <text:p>9,39369201660156E-005</text:p>
          </table:table-cell>
          <table:table-cell office:value-type="float" office:value="0.0000936985015869141" calcext:value-type="float">
            <text:p>9,36985015869141E-005</text:p>
          </table:table-cell>
          <table:table-cell office:value-type="float" office:value="0.0000913143157958984" calcext:value-type="float">
            <text:p>9,13143157958984E-005</text:p>
          </table:table-cell>
          <table:table-cell office:value-type="float" office:value="0.000091552734375" calcext:value-type="float">
            <text:p>9,1552734375E-005</text:p>
          </table:table-cell>
          <table:table-cell office:value-type="float" office:value="0.000100135803222656" calcext:value-type="float">
            <text:p>0,0001001358</text:p>
          </table:table-cell>
          <table:table-cell office:value-type="float" office:value="4.45282506942749" calcext:value-type="float">
            <text:p>4,4528250694</text:p>
          </table:table-cell>
          <table:table-cell office:value-type="float" office:value="4.4513463973999" calcext:value-type="float">
            <text:p>4,4513463974</text:p>
          </table:table-cell>
          <table:table-cell office:value-type="float" office:value="4.35808324813843" calcext:value-type="float">
            <text:p>4,3580832481</text:p>
          </table:table-cell>
          <table:table-cell office:value-type="float" office:value="4.30956625938416" calcext:value-type="float">
            <text:p>4,3095662594</text:p>
          </table:table-cell>
          <table:table-cell office:value-type="float" office:value="4.31487607955933" calcext:value-type="float">
            <text:p>4,3148760796</text:p>
          </table:table-cell>
          <table:table-cell/>
          <table:table-cell table:style-name="ce13" office:value-type="string" calcext:value-type="string">
            <text:p>12 -2</text:p>
          </table:table-cell>
          <table:table-cell office:value-type="float" office:value="0.00021672248840332" calcext:value-type="float">
            <text:p>0,0002167225</text:p>
          </table:table-cell>
          <table:table-cell office:value-type="float" office:value="0.000153303146362305" calcext:value-type="float">
            <text:p>0,0001533031</text:p>
          </table:table-cell>
          <table:table-cell office:value-type="float" office:value="0.000136137008666992" calcext:value-type="float">
            <text:p>0,000136137</text:p>
          </table:table-cell>
          <table:table-cell office:value-type="float" office:value="0.000131130218505859" calcext:value-type="float">
            <text:p>0,0001311302</text:p>
          </table:table-cell>
          <table:table-cell office:value-type="float" office:value="0.000127553939819336" calcext:value-type="float">
            <text:p>0,0001275539</text:p>
          </table:table-cell>
          <table:table-cell office:value-type="float" office:value="0.000125646591186523" calcext:value-type="float">
            <text:p>0,0001256466</text:p>
          </table:table-cell>
          <table:table-cell office:value-type="float" office:value="0.000123500823974609" calcext:value-type="float">
            <text:p>0,0001235008</text:p>
          </table:table-cell>
          <table:table-cell office:value-type="float" office:value="0.000121593475341797" calcext:value-type="float">
            <text:p>0,0001215935</text:p>
          </table:table-cell>
          <table:table-cell office:value-type="float" office:value="0.000121355056762695" calcext:value-type="float">
            <text:p>0,0001213551</text:p>
          </table:table-cell>
          <table:table-cell office:value-type="float" office:value="0.507440328598022" calcext:value-type="float">
            <text:p>0,5074403286</text:p>
          </table:table-cell>
          <table:table-cell office:value-type="float" office:value="0.564763069152832" calcext:value-type="float">
            <text:p>0,5647630692</text:p>
          </table:table-cell>
          <table:table-cell office:value-type="float" office:value="0.533642530441284" calcext:value-type="float">
            <text:p>0,5336425304</text:p>
          </table:table-cell>
          <table:table-cell office:value-type="float" office:value="0.516855716705322" calcext:value-type="float">
            <text:p>0,5168557167</text:p>
          </table:table-cell>
          <table:table-cell office:value-type="float" office:value="0.525859594345093" calcext:value-type="float">
            <text:p>0,5258595943</text:p>
          </table:table-cell>
          <table:table-cell table:number-columns-repeated="3"/>
          <table:table-cell table:style-name="ce13" office:value-type="string" calcext:value-type="string">
            <text:p>12 -2</text:p>
          </table:table-cell>
          <table:table-cell office:value-type="float" office:value="13.9374675750732" calcext:value-type="float">
            <text:p>13,9374675751</text:p>
          </table:table-cell>
          <table:table-cell office:value-type="float" office:value="15.9435241222382" calcext:value-type="float">
            <text:p>15,9435241222</text:p>
          </table:table-cell>
          <table:table-cell office:value-type="float" office:value="15.7978744506836" calcext:value-type="float">
            <text:p>15,7978744507</text:p>
          </table:table-cell>
          <table:table-cell office:value-type="float" office:value="16.0098481178284" calcext:value-type="float">
            <text:p>16,0098481178</text:p>
          </table:table-cell>
          <table:table-cell office:value-type="float" office:value="16.1408801078796" calcext:value-type="float">
            <text:p>16,1408801079</text:p>
          </table:table-cell>
          <table:table-cell office:value-type="float" office:value="16.3293077945709" calcext:value-type="float">
            <text:p>16,3293077946</text:p>
          </table:table-cell>
          <table:table-cell office:value-type="float" office:value="16.2064909934998" calcext:value-type="float">
            <text:p>16,2064909935</text:p>
          </table:table-cell>
          <table:table-cell office:value-type="float" office:value="16.0760426521301" calcext:value-type="float">
            <text:p>16,0760426521</text:p>
          </table:table-cell>
          <table:table-cell office:value-type="float" office:value="16.0712714195251" calcext:value-type="float">
            <text:p>16,0712714195</text:p>
          </table:table-cell>
          <table:table-cell office:value-type="float" office:value="30.7831799983978" calcext:value-type="float">
            <text:p>30,7831799984</text:p>
          </table:table-cell>
          <table:table-cell office:value-type="float" office:value="18.0439360141754" calcext:value-type="float">
            <text:p>18,0439360142</text:p>
          </table:table-cell>
          <table:table-cell office:value-type="float" office:value="18.136415719986" calcext:value-type="float">
            <text:p>18,13641572</text:p>
          </table:table-cell>
          <table:table-cell office:value-type="float" office:value="19.6935746669769" calcext:value-type="float">
            <text:p>19,693574667</text:p>
          </table:table-cell>
          <table:table-cell office:value-type="float" office:value="32.2263391017914" calcext:value-type="float">
            <text:p>32,2263391018</text:p>
          </table:table-cell>
          <table:table-cell table:number-columns-repeated="3"/>
          <table:table-cell table:style-name="ce13" office:value-type="string" calcext:value-type="string">
            <text:p>6-12</text:p>
          </table:table-cell>
          <table:table-cell office:value-type="float" office:value="13.9374675750732" calcext:value-type="float">
            <text:p>13,9374675751</text:p>
          </table:table-cell>
          <table:table-cell office:value-type="float" office:value="15.9435241222382" calcext:value-type="float">
            <text:p>15,9435241222</text:p>
          </table:table-cell>
          <table:table-cell office:value-type="float" office:value="15.7978744506836" calcext:value-type="float">
            <text:p>15,7978744507</text:p>
          </table:table-cell>
          <table:table-cell office:value-type="float" office:value="16.0098481178284" calcext:value-type="float">
            <text:p>16,0098481178</text:p>
          </table:table-cell>
          <table:table-cell office:value-type="float" office:value="16.1408801078796" calcext:value-type="float">
            <text:p>16,1408801079</text:p>
          </table:table-cell>
          <table:table-cell office:value-type="float" office:value="16.3293077945709" calcext:value-type="float">
            <text:p>16,3293077946</text:p>
          </table:table-cell>
          <table:table-cell office:value-type="float" office:value="16.2064909934998" calcext:value-type="float">
            <text:p>16,2064909935</text:p>
          </table:table-cell>
          <table:table-cell office:value-type="float" office:value="16.0760426521301" calcext:value-type="float">
            <text:p>16,0760426521</text:p>
          </table:table-cell>
          <table:table-cell office:value-type="float" office:value="16.0712714195251" calcext:value-type="float">
            <text:p>16,0712714195</text:p>
          </table:table-cell>
          <table:table-cell office:value-type="float" office:value="30.7831799983978" calcext:value-type="float">
            <text:p>30,7831799984</text:p>
          </table:table-cell>
          <table:table-cell office:value-type="float" office:value="18.0439360141754" calcext:value-type="float">
            <text:p>18,0439360142</text:p>
          </table:table-cell>
          <table:table-cell office:value-type="float" office:value="18.136415719986" calcext:value-type="float">
            <text:p>18,13641572</text:p>
          </table:table-cell>
          <table:table-cell office:value-type="float" office:value="19.6935746669769" calcext:value-type="float">
            <text:p>19,693574667</text:p>
          </table:table-cell>
          <table:table-cell office:value-type="float" office:value="32.2263391017914" calcext:value-type="float">
            <text:p>32,2263391018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12 – 8</text:p>
          </table:table-cell>
          <table:table-cell office:value-type="float" office:value="0.000155210494995117" calcext:value-type="float">
            <text:p>0,0001552105</text:p>
          </table:table-cell>
          <table:table-cell office:value-type="float" office:value="0.000095367431640625" calcext:value-type="float">
            <text:p>9,5367431640625E-005</text:p>
          </table:table-cell>
          <table:table-cell office:value-type="float" office:value="0.0000886917114257813" calcext:value-type="float">
            <text:p>8,86917114257813E-005</text:p>
          </table:table-cell>
          <table:table-cell office:value-type="float" office:value="0.000107526779174805" calcext:value-type="float">
            <text:p>0,0001075268</text:p>
          </table:table-cell>
          <table:table-cell office:value-type="float" office:value="0.0000844001770019531" calcext:value-type="float">
            <text:p>8,44001770019531E-005</text:p>
          </table:table-cell>
          <table:table-cell office:value-type="float" office:value="0.0000834465026855469" calcext:value-type="float">
            <text:p>8,34465026855469E-005</text:p>
          </table:table-cell>
          <table:table-cell office:value-type="float" office:value="0.0000829696655273438" calcext:value-type="float">
            <text:p>8,29696655273438E-005</text:p>
          </table:table-cell>
          <table:table-cell office:value-type="float" office:value="0.0000813007354736328" calcext:value-type="float">
            <text:p>8,13007354736328E-005</text:p>
          </table:table-cell>
          <table:table-cell office:value-type="float" office:value="0.0000810623168945313" calcext:value-type="float">
            <text:p>8,10623168945313E-005</text:p>
          </table:table-cell>
          <table:table-cell office:value-type="float" office:value="6.65787267684937" calcext:value-type="float">
            <text:p>6,6578726768</text:p>
          </table:table-cell>
          <table:table-cell office:value-type="float" office:value="6.67464518547058" calcext:value-type="float">
            <text:p>6,6746451855</text:p>
          </table:table-cell>
          <table:table-cell office:value-type="float" office:value="6.56674695014954" calcext:value-type="float">
            <text:p>6,5667469501</text:p>
          </table:table-cell>
          <table:table-cell office:value-type="float" office:value="6.55400156974793" calcext:value-type="float">
            <text:p>6,5540015697</text:p>
          </table:table-cell>
          <table:table-cell office:value-type="float" office:value="6.52244925498962" calcext:value-type="float">
            <text:p>6,522449255</text:p>
          </table:table-cell>
          <table:table-cell/>
          <table:table-cell table:style-name="ce12" office:value-type="string" calcext:value-type="string">
            <text:p>12 – 8</text:p>
          </table:table-cell>
          <table:table-cell office:value-type="float" office:value="0.000184297561645508" calcext:value-type="float">
            <text:p>0,0001842976</text:p>
          </table:table-cell>
          <table:table-cell office:value-type="float" office:value="0.000104904174804688" calcext:value-type="float">
            <text:p>0,0001049042</text:p>
          </table:table-cell>
          <table:table-cell office:value-type="float" office:value="0.0000960826873779297" calcext:value-type="float">
            <text:p>9,60826873779297E-005</text:p>
          </table:table-cell>
          <table:table-cell office:value-type="float" office:value="0.0000941753387451172" calcext:value-type="float">
            <text:p>9,41753387451172E-005</text:p>
          </table:table-cell>
          <table:table-cell office:value-type="float" office:value="0.0000917911529541016" calcext:value-type="float">
            <text:p>9,17911529541016E-005</text:p>
          </table:table-cell>
          <table:table-cell office:value-type="float" office:value="0.0000901222229003906" calcext:value-type="float">
            <text:p>9,01222229003906E-005</text:p>
          </table:table-cell>
          <table:table-cell office:value-type="float" office:value="0.0000917911529541016" calcext:value-type="float">
            <text:p>9,17911529541016E-005</text:p>
          </table:table-cell>
          <table:table-cell office:value-type="float" office:value="0.000118255615234375" calcext:value-type="float">
            <text:p>0,0001182556</text:p>
          </table:table-cell>
          <table:table-cell office:value-type="float" office:value="0.0000898838043212891" calcext:value-type="float">
            <text:p>8,98838043212891E-005</text:p>
          </table:table-cell>
          <table:table-cell office:value-type="float" office:value="0.726346254348755" calcext:value-type="float">
            <text:p>0,7263462543</text:p>
          </table:table-cell>
          <table:table-cell office:value-type="float" office:value="0.718610048294067" calcext:value-type="float">
            <text:p>0,7186100483</text:p>
          </table:table-cell>
          <table:table-cell office:value-type="float" office:value="0.799979448318481" calcext:value-type="float">
            <text:p>0,7999794483</text:p>
          </table:table-cell>
          <table:table-cell office:value-type="float" office:value="0.750287055969238" calcext:value-type="float">
            <text:p>0,750287056</text:p>
          </table:table-cell>
          <table:table-cell office:value-type="float" office:value="0.758617639541626" calcext:value-type="float">
            <text:p>0,7586176395</text:p>
          </table:table-cell>
          <table:table-cell table:number-columns-repeated="3"/>
          <table:table-cell table:style-name="ce12" office:value-type="string" calcext:value-type="string">
            <text:p>12 – 8</text:p>
          </table:table-cell>
          <table:table-cell office:value-type="float" office:value="14.2054789066315" calcext:value-type="float">
            <text:p>14,2054789066</text:p>
          </table:table-cell>
          <table:table-cell office:value-type="float" office:value="14.8807833194733" calcext:value-type="float">
            <text:p>14,8807833195</text:p>
          </table:table-cell>
          <table:table-cell office:value-type="float" office:value="14.7570633888245" calcext:value-type="float">
            <text:p>14,7570633888</text:p>
          </table:table-cell>
          <table:table-cell office:value-type="float" office:value="15.2567224502563" calcext:value-type="float">
            <text:p>15,2567224503</text:p>
          </table:table-cell>
          <table:table-cell office:value-type="float" office:value="14.8604369163513" calcext:value-type="float">
            <text:p>14,8604369164</text:p>
          </table:table-cell>
          <table:table-cell office:value-type="float" office:value="15.1662223339081" calcext:value-type="float">
            <text:p>15,1662223339</text:p>
          </table:table-cell>
          <table:table-cell office:value-type="float" office:value="14.9661374092102" calcext:value-type="float">
            <text:p>14,9661374092</text:p>
          </table:table-cell>
          <table:table-cell office:value-type="float" office:value="14.7844259738922" calcext:value-type="float">
            <text:p>14,7844259739</text:p>
          </table:table-cell>
          <table:table-cell office:value-type="float" office:value="14.6833965778351" calcext:value-type="float">
            <text:p>14,6833965778</text:p>
          </table:table-cell>
          <table:table-cell office:value-type="float" office:value="20.7883870601654" calcext:value-type="float">
            <text:p>20,7883870602</text:p>
          </table:table-cell>
          <table:table-cell office:value-type="float" office:value="21.7468154430389" calcext:value-type="float">
            <text:p>21,746815443</text:p>
          </table:table-cell>
          <table:table-cell office:value-type="float" office:value="23.1559958457947" calcext:value-type="float">
            <text:p>23,1559958458</text:p>
          </table:table-cell>
          <table:table-cell office:value-type="float" office:value="18.5862672328949" calcext:value-type="float">
            <text:p>18,5862672329</text:p>
          </table:table-cell>
          <table:table-cell office:value-type="float" office:value="21.3446168899536" calcext:value-type="float">
            <text:p>21,34461689</text:p>
          </table:table-cell>
          <table:table-cell table:number-columns-repeated="3"/>
          <table:table-cell table:style-name="ce12" office:value-type="string" calcext:value-type="string">
            <text:p>6-4</text:p>
          </table:table-cell>
          <table:table-cell office:value-type="float" office:value="14.2054789066315" calcext:value-type="float">
            <text:p>14,2054789066</text:p>
          </table:table-cell>
          <table:table-cell office:value-type="float" office:value="14.8807833194733" calcext:value-type="float">
            <text:p>14,8807833195</text:p>
          </table:table-cell>
          <table:table-cell office:value-type="float" office:value="14.7570633888245" calcext:value-type="float">
            <text:p>14,7570633888</text:p>
          </table:table-cell>
          <table:table-cell office:value-type="float" office:value="15.2567224502563" calcext:value-type="float">
            <text:p>15,2567224503</text:p>
          </table:table-cell>
          <table:table-cell office:value-type="float" office:value="14.8604369163513" calcext:value-type="float">
            <text:p>14,8604369164</text:p>
          </table:table-cell>
          <table:table-cell office:value-type="float" office:value="15.1662223339081" calcext:value-type="float">
            <text:p>15,1662223339</text:p>
          </table:table-cell>
          <table:table-cell office:value-type="float" office:value="14.9661374092102" calcext:value-type="float">
            <text:p>14,9661374092</text:p>
          </table:table-cell>
          <table:table-cell office:value-type="float" office:value="14.7844259738922" calcext:value-type="float">
            <text:p>14,7844259739</text:p>
          </table:table-cell>
          <table:table-cell office:value-type="float" office:value="14.6833965778351" calcext:value-type="float">
            <text:p>14,6833965778</text:p>
          </table:table-cell>
          <table:table-cell office:value-type="float" office:value="20.7883870601654" calcext:value-type="float">
            <text:p>20,7883870602</text:p>
          </table:table-cell>
          <table:table-cell office:value-type="float" office:value="21.7468154430389" calcext:value-type="float">
            <text:p>21,746815443</text:p>
          </table:table-cell>
          <table:table-cell office:value-type="float" office:value="23.1559958457947" calcext:value-type="float">
            <text:p>23,1559958458</text:p>
          </table:table-cell>
          <table:table-cell office:value-type="float" office:value="18.5862672328949" calcext:value-type="float">
            <text:p>18,5862672329</text:p>
          </table:table-cell>
          <table:table-cell office:value-type="float" office:value="21.3446168899536" calcext:value-type="float">
            <text:p>21,34461689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12-20</text:p>
          </table:table-cell>
          <table:table-cell office:value-type="float" office:value="0.000200510025024414" calcext:value-type="float">
            <text:p>0,00020051</text:p>
          </table:table-cell>
          <table:table-cell office:value-type="float" office:value="0.000185012817382813" calcext:value-type="float">
            <text:p>0,0001850128</text:p>
          </table:table-cell>
          <table:table-cell office:value-type="float" office:value="0.000144004821777344" calcext:value-type="float">
            <text:p>0,0001440048</text:p>
          </table:table-cell>
          <table:table-cell office:value-type="float" office:value="0.000134944915771484" calcext:value-type="float">
            <text:p>0,0001349449</text:p>
          </table:table-cell>
          <table:table-cell office:value-type="float" office:value="0.000159740447998047" calcext:value-type="float">
            <text:p>0,0001597404</text:p>
          </table:table-cell>
          <table:table-cell office:value-type="float" office:value="7.04845762252808" calcext:value-type="float">
            <text:p>7,0484576225</text:p>
          </table:table-cell>
          <table:table-cell office:value-type="float" office:value="6.80906176567078" calcext:value-type="float">
            <text:p>6,8090617657</text:p>
          </table:table-cell>
          <table:table-cell office:value-type="float" office:value="6.74620485305786" calcext:value-type="float">
            <text:p>6,7462048531</text:p>
          </table:table-cell>
          <table:table-cell office:value-type="float" office:value="6.53800964355469" calcext:value-type="float">
            <text:p>6,5380096436</text:p>
          </table:table-cell>
          <table:table-cell office:value-type="float" office:value="6.77529263496399" calcext:value-type="float">
            <text:p>6,775292635</text:p>
          </table:table-cell>
          <table:table-cell office:value-type="float" office:value="6.65393376350403" calcext:value-type="float">
            <text:p>6,6539337635</text:p>
          </table:table-cell>
          <table:table-cell office:value-type="float" office:value="6.72668290138245" calcext:value-type="float">
            <text:p>6,7266829014</text:p>
          </table:table-cell>
          <table:table-cell office:value-type="float" office:value="6.79764199256897" calcext:value-type="float">
            <text:p>6,7976419926</text:p>
          </table:table-cell>
          <table:table-cell office:value-type="float" office:value="6.76082348823547" calcext:value-type="float">
            <text:p>6,7608234882</text:p>
          </table:table-cell>
          <table:table-cell/>
          <table:table-cell table:style-name="ce12" office:value-type="string" calcext:value-type="string">
            <text:p>12-20</text:p>
          </table:table-cell>
          <table:table-cell office:value-type="float" office:value="0.000186681747436523" calcext:value-type="float">
            <text:p>0,0001866817</text:p>
          </table:table-cell>
          <table:table-cell office:value-type="float" office:value="0.000133275985717773" calcext:value-type="float">
            <text:p>0,000133276</text:p>
          </table:table-cell>
          <table:table-cell office:value-type="float" office:value="0.000115633010864258" calcext:value-type="float">
            <text:p>0,000115633</text:p>
          </table:table-cell>
          <table:table-cell office:value-type="float" office:value="0.000111103057861328" calcext:value-type="float">
            <text:p>0,0001111031</text:p>
          </table:table-cell>
          <table:table-cell office:value-type="float" office:value="0.000106573104858398" calcext:value-type="float">
            <text:p>0,0001065731</text:p>
          </table:table-cell>
          <table:table-cell office:value-type="float" office:value="0.573249101638794" calcext:value-type="float">
            <text:p>0,5732491016</text:p>
          </table:table-cell>
          <table:table-cell office:value-type="float" office:value="0.598015308380127" calcext:value-type="float">
            <text:p>0,5980153084</text:p>
          </table:table-cell>
          <table:table-cell office:value-type="float" office:value="0.657773017883301" calcext:value-type="float">
            <text:p>0,6577730179</text:p>
          </table:table-cell>
          <table:table-cell office:value-type="float" office:value="0.580328464508057" calcext:value-type="float">
            <text:p>0,5803284645</text:p>
          </table:table-cell>
          <table:table-cell office:value-type="float" office:value="0.68292236328125" calcext:value-type="float">
            <text:p>0,6829223633</text:p>
          </table:table-cell>
          <table:table-cell office:value-type="float" office:value="0.639604330062866" calcext:value-type="float">
            <text:p>0,6396043301</text:p>
          </table:table-cell>
          <table:table-cell office:value-type="float" office:value="0.613370418548584" calcext:value-type="float">
            <text:p>0,6133704185</text:p>
          </table:table-cell>
          <table:table-cell office:value-type="float" office:value="0.588758945465088" calcext:value-type="float">
            <text:p>0,5887589455</text:p>
          </table:table-cell>
          <table:table-cell office:value-type="float" office:value="0.626338958740234" calcext:value-type="float">
            <text:p>0,6263389587</text:p>
          </table:table-cell>
          <table:table-cell table:number-columns-repeated="3"/>
          <table:table-cell table:style-name="ce12" office:value-type="string" calcext:value-type="string">
            <text:p>12-20</text:p>
          </table:table-cell>
          <table:table-cell office:value-type="float" office:value="14.0949411392212" calcext:value-type="float">
            <text:p>14,0949411392</text:p>
          </table:table-cell>
          <table:table-cell office:value-type="float" office:value="16.7812292575836" calcext:value-type="float">
            <text:p>16,7812292576</text:p>
          </table:table-cell>
          <table:table-cell office:value-type="float" office:value="17.1361153125763" calcext:value-type="float">
            <text:p>17,1361153126</text:p>
          </table:table-cell>
          <table:table-cell office:value-type="float" office:value="17.5407989025116" calcext:value-type="float">
            <text:p>17,5407989025</text:p>
          </table:table-cell>
          <table:table-cell office:value-type="float" office:value="16.0172612667084" calcext:value-type="float">
            <text:p>16,0172612667</text:p>
          </table:table-cell>
          <table:table-cell office:value-type="float" office:value="20.875314950943" calcext:value-type="float">
            <text:p>20,8753149509</text:p>
          </table:table-cell>
          <table:table-cell office:value-type="float" office:value="16.2739934921265" calcext:value-type="float">
            <text:p>16,2739934921</text:p>
          </table:table-cell>
          <table:table-cell office:value-type="float" office:value="16.0203490257263" calcext:value-type="float">
            <text:p>16,0203490257</text:p>
          </table:table-cell>
          <table:table-cell office:value-type="float" office:value="18.7967774868011" calcext:value-type="float">
            <text:p>18,7967774868</text:p>
          </table:table-cell>
          <table:table-cell office:value-type="float" office:value="27.7033846378326" calcext:value-type="float">
            <text:p>27,7033846378</text:p>
          </table:table-cell>
          <table:table-cell office:value-type="float" office:value="16.9707119464874" calcext:value-type="float">
            <text:p>16,9707119465</text:p>
          </table:table-cell>
          <table:table-cell office:value-type="float" office:value="17.2397103309631" calcext:value-type="float">
            <text:p>17,239710331</text:p>
          </table:table-cell>
          <table:table-cell office:value-type="float" office:value="19.4103813171387" calcext:value-type="float">
            <text:p>19,4103813171</text:p>
          </table:table-cell>
          <table:table-cell office:value-type="float" office:value="59.3631725311279" calcext:value-type="float">
            <text:p>59,3631725311</text:p>
          </table:table-cell>
          <table:table-cell table:number-columns-repeated="3"/>
          <table:table-cell table:style-name="ce12" office:value-type="string" calcext:value-type="string">
            <text:p>6-23</text:p>
          </table:table-cell>
          <table:table-cell office:value-type="float" office:value="14.0949411392212" calcext:value-type="float">
            <text:p>14,0949411392</text:p>
          </table:table-cell>
          <table:table-cell office:value-type="float" office:value="16.7812292575836" calcext:value-type="float">
            <text:p>16,7812292576</text:p>
          </table:table-cell>
          <table:table-cell office:value-type="float" office:value="17.1361153125763" calcext:value-type="float">
            <text:p>17,1361153126</text:p>
          </table:table-cell>
          <table:table-cell office:value-type="float" office:value="17.5407989025116" calcext:value-type="float">
            <text:p>17,5407989025</text:p>
          </table:table-cell>
          <table:table-cell office:value-type="float" office:value="16.0172612667084" calcext:value-type="float">
            <text:p>16,0172612667</text:p>
          </table:table-cell>
          <table:table-cell office:value-type="float" office:value="20.875314950943" calcext:value-type="float">
            <text:p>20,8753149509</text:p>
          </table:table-cell>
          <table:table-cell office:value-type="float" office:value="16.2739934921265" calcext:value-type="float">
            <text:p>16,2739934921</text:p>
          </table:table-cell>
          <table:table-cell office:value-type="float" office:value="16.0203490257263" calcext:value-type="float">
            <text:p>16,0203490257</text:p>
          </table:table-cell>
          <table:table-cell office:value-type="float" office:value="18.7967774868011" calcext:value-type="float">
            <text:p>18,7967774868</text:p>
          </table:table-cell>
          <table:table-cell office:value-type="float" office:value="27.7033846378326" calcext:value-type="float">
            <text:p>27,7033846378</text:p>
          </table:table-cell>
          <table:table-cell office:value-type="float" office:value="16.9707119464874" calcext:value-type="float">
            <text:p>16,9707119465</text:p>
          </table:table-cell>
          <table:table-cell office:value-type="float" office:value="17.2397103309631" calcext:value-type="float">
            <text:p>17,239710331</text:p>
          </table:table-cell>
          <table:table-cell office:value-type="float" office:value="19.4103813171387" calcext:value-type="float">
            <text:p>19,4103813171</text:p>
          </table:table-cell>
          <table:table-cell office:value-type="float" office:value="59.3631725311279" calcext:value-type="float">
            <text:p>59,3631725311</text:p>
          </table:table-cell>
        </table:table-row>
        <table:table-row table:style-name="ro1">
          <table:table-cell table:number-columns-repeated="2"/>
          <table:covered-table-cell/>
          <table:table-cell table:number-columns-repeated="36"/>
          <table:table-cell table:formula="of:=AVERAGE([.AN18:.AN28])" office:value-type="float" office:value="14.2068899111314" calcext:value-type="float">
            <text:p>14,2068899111</text:p>
          </table:table-cell>
          <table:table-cell table:formula="of:=AVERAGE([.AO18:.AO28])" office:value-type="float" office:value="16.0074013363231" calcext:value-type="float">
            <text:p>16,0074013363</text:p>
          </table:table-cell>
          <table:table-cell table:formula="of:=AVERAGE([.AP18:.AP28])" office:value-type="float" office:value="17.0514515963468" calcext:value-type="float">
            <text:p>17,0514515963</text:p>
          </table:table-cell>
          <table:table-cell table:formula="of:=AVERAGE([.AQ18:.AQ28])" office:value-type="float" office:value="19.0754203362898" calcext:value-type="float">
            <text:p>19,0754203363</text:p>
          </table:table-cell>
          <table:table-cell table:formula="of:=AVERAGE([.AR18:.AR28])" office:value-type="float" office:value="16.2499844160947" calcext:value-type="float">
            <text:p>16,2499844161</text:p>
          </table:table-cell>
          <table:table-cell table:formula="of:=AVERAGE([.AS18:.AS28])" office:value-type="float" office:value="18.613110368902" calcext:value-type="float">
            <text:p>18,6131103689</text:p>
          </table:table-cell>
          <table:table-cell table:formula="of:=AVERAGE([.AT18:.AT28])" office:value-type="float" office:value="16.4183020158248" calcext:value-type="float">
            <text:p>16,4183020158</text:p>
          </table:table-cell>
          <table:table-cell table:formula="of:=AVERAGE([.AU18:.AU28])" office:value-type="float" office:value="16.893119877035" calcext:value-type="float">
            <text:p>16,893119877</text:p>
          </table:table-cell>
          <table:table-cell table:formula="of:=AVERAGE([.AV18:.AV28])" office:value-type="float" office:value="21.3127136230469" calcext:value-type="float">
            <text:p>21,312713623</text:p>
          </table:table-cell>
          <table:table-cell table:formula="of:=AVERAGE([.AW18:.AW28])" office:value-type="float" office:value="31.4968342997811" calcext:value-type="float">
            <text:p>31,4968342998</text:p>
          </table:table-cell>
          <table:table-cell table:formula="of:=AVERAGE([.AX18:.AX28])" office:value-type="float" office:value="23.1046128489754" calcext:value-type="float">
            <text:p>23,104612849</text:p>
          </table:table-cell>
          <table:table-cell table:formula="of:=AVERAGE([.AY18:.AY28])" office:value-type="float" office:value="29.0418462103063" calcext:value-type="float">
            <text:p>29,0418462103</text:p>
          </table:table-cell>
          <table:table-cell table:formula="of:=AVERAGE([.AZ18:.AZ28])" office:value-type="float" office:value="26.4340638680892" calcext:value-type="float">
            <text:p>26,4340638681</text:p>
          </table:table-cell>
          <table:table-cell table:formula="of:=AVERAGE([.BA18:.BA28])" office:value-type="float" office:value="56.4817406264218" calcext:value-type="float">
            <text:p>56,4817406264</text:p>
          </table:table-cell>
          <table:table-cell table:number-columns-repeated="1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58"/>
          <table:table-cell office:value-type="float" office:value="5" calcext:value-type="float">
            <text:p>5</text:p>
          </table:table-cell>
          <table:table-cell office:value-type="float" office:value="14.6355590820313" calcext:value-type="float">
            <text:p>14,635559082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table-cell table:number-columns-repeated="58"/>
          <table:table-cell office:value-type="float" office:value="5" calcext:value-type="float">
            <text:p>5</text:p>
          </table:table-cell>
          <table:table-cell office:value-type="float" office:value="16.4769723415375" calcext:value-type="float">
            <text:p>16,4769723415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table-cell table:number-columns-repeated="58"/>
          <table:table-cell office:value-type="float" office:value="6" calcext:value-type="float">
            <text:p>6</text:p>
          </table:table-cell>
          <table:table-cell office:value-type="float" office:value="22.8856325149536" calcext:value-type="float">
            <text:p>22,885632515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table-cell table:number-columns-repeated="36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3.0201478004456" calcext:value-type="float">
            <text:p>33,0201478004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table-cell table:number-columns-repeated="2"/>
          <table:table-cell table:formula="of:=AVERAGE([.F18:.F28])" office:value-type="float" office:value="0.000206557187167081" calcext:value-type="float">
            <text:p>0,0002065572</text:p>
          </table:table-cell>
          <table:table-cell table:style-name="ce14" table:formula="of:=AVERAGE([.G18:.G28])" office:value-type="float" office:value="0.000145348635586825" calcext:value-type="float">
            <text:p>1,45E-004</text:p>
          </table:table-cell>
          <table:table-cell table:style-name="ce14" table:formula="of:=AVERAGE([.H18:.H28])" office:value-type="float" office:value="0.000461925159801136" calcext:value-type="float">
            <text:p>4,62E-004</text:p>
          </table:table-cell>
          <table:table-cell table:style-name="ce14" table:formula="of:=AVERAGE([.I18:.I28])" office:value-type="float" office:value="0.00693271376869896" calcext:value-type="float">
            <text:p>6,93E-003</text:p>
          </table:table-cell>
          <table:table-cell table:style-name="ce14" table:formula="of:=AVERAGE([.J18:.J28])" office:value-type="float" office:value="0.00597112829034978" calcext:value-type="float">
            <text:p>5,97E-003</text:p>
          </table:table-cell>
          <table:table-cell table:style-name="ce14" table:formula="of:=AVERAGE([.K18:.K28])" office:value-type="float" office:value="2.51826589757746" calcext:value-type="float">
            <text:p>2,52E+000</text:p>
          </table:table-cell>
          <table:table-cell table:style-name="ce14" table:formula="of:=AVERAGE([.L18:.L28])" office:value-type="float" office:value="2.50271740826693" calcext:value-type="float">
            <text:p>2,50E+000</text:p>
          </table:table-cell>
          <table:table-cell table:style-name="ce14" table:formula="of:=AVERAGE([.M18:.M28])" office:value-type="float" office:value="2.48269245841286" calcext:value-type="float">
            <text:p>2,48E+000</text:p>
          </table:table-cell>
          <table:table-cell table:style-name="ce14" table:formula="of:=AVERAGE([.N18:.N28])" office:value-type="float" office:value="2.67773639072071" calcext:value-type="float">
            <text:p>2,68E+000</text:p>
          </table:table-cell>
          <table:table-cell table:formula="of:=AVERAGE([.O18:.O28])" office:value-type="float" office:value="6.11232133345171" calcext:value-type="float">
            <text:p>6,1123213335</text:p>
          </table:table-cell>
          <table:table-cell table:formula="of:=AVERAGE([.P18:.P28])" office:value-type="float" office:value="5.99653863906861" calcext:value-type="float">
            <text:p>5,9965386391</text:p>
          </table:table-cell>
          <table:table-cell table:formula="of:=AVERAGE([.Q18:.Q28])" office:value-type="float" office:value="5.96576981111006" calcext:value-type="float">
            <text:p>5,9657698111</text:p>
          </table:table-cell>
          <table:table-cell table:formula="of:=AVERAGE([.R18:.R28])" office:value-type="float" office:value="5.91239901022478" calcext:value-type="float">
            <text:p>5,9123990102</text:p>
          </table:table-cell>
          <table:table-cell table:formula="of:=AVERAGE([.S18:.S28])" office:value-type="float" office:value="5.94827673651955" calcext:value-type="float">
            <text:p>5,9482767365</text:p>
          </table:table-cell>
          <table:table-cell table:number-columns-repeated="2"/>
          <table:table-cell table:formula="of:=AVERAGE([.V18:.V28])" office:value-type="float" office:value="0.000191298398104581" calcext:value-type="float">
            <text:p>0,0001912984</text:p>
          </table:table-cell>
          <table:table-cell table:formula="of:=AVERAGE([.W18:.W28])" office:value-type="float" office:value="0.000128507614135742" calcext:value-type="float">
            <text:p>0,0001285076</text:p>
          </table:table-cell>
          <table:table-cell table:formula="of:=AVERAGE([.X18:.X28])" office:value-type="float" office:value="0.000404596328735351" calcext:value-type="float">
            <text:p>0,0004045963</text:p>
          </table:table-cell>
          <table:table-cell table:formula="of:=AVERAGE([.Y18:.Y28])" office:value-type="float" office:value="0.00623934919183904" calcext:value-type="float">
            <text:p>0,0062393492</text:p>
          </table:table-cell>
          <table:table-cell table:formula="of:=AVERAGE([.Z18:.Z28])" office:value-type="float" office:value="0.0056730183688077" calcext:value-type="float">
            <text:p>0,0056730184</text:p>
          </table:table-cell>
          <table:table-cell table:formula="of:=AVERAGE([.AA18:.AA28])" office:value-type="float" office:value="0.185251084241" calcext:value-type="float">
            <text:p>0,1852510842</text:p>
          </table:table-cell>
          <table:table-cell table:formula="of:=AVERAGE([.AB18:.AB28])" office:value-type="float" office:value="0.180239482359453" calcext:value-type="float">
            <text:p>0,1802394824</text:p>
          </table:table-cell>
          <table:table-cell table:formula="of:=AVERAGE([.AC18:.AC28])" office:value-type="float" office:value="0.184308247132735" calcext:value-type="float">
            <text:p>0,1843082471</text:p>
          </table:table-cell>
          <table:table-cell table:formula="of:=AVERAGE([.AD18:.AD28])" office:value-type="float" office:value="0.215204975821755" calcext:value-type="float">
            <text:p>0,2152049758</text:p>
          </table:table-cell>
          <table:table-cell table:formula="of:=AVERAGE([.AE18:.AE28])" office:value-type="float" office:value="0.488386457616633" calcext:value-type="float">
            <text:p>0,4883864576</text:p>
          </table:table-cell>
          <table:table-cell table:formula="of:=AVERAGE([.AF18:.AF28])" office:value-type="float" office:value="0.489636767994274" calcext:value-type="float">
            <text:p>0,489636768</text:p>
          </table:table-cell>
          <table:table-cell table:formula="of:=AVERAGE([.AG18:.AG28])" office:value-type="float" office:value="0.490606047890403" calcext:value-type="float">
            <text:p>0,4906060479</text:p>
          </table:table-cell>
          <table:table-cell table:formula="of:=AVERAGE([.AH18:.AH28])" office:value-type="float" office:value="0.472942590713501" calcext:value-type="float">
            <text:p>0,4729425907</text:p>
          </table:table-cell>
          <table:table-cell table:formula="of:=AVERAGE([.AI18:.AI28])" office:value-type="float" office:value="0.478515863418579" calcext:value-type="float">
            <text:p>0,4785158634</text:p>
          </table:table-cell>
          <table:table-cell table:number-columns-repeated="3"/>
          <table:table-cell table:style-name="ce12" office:value-type="string" calcext:value-type="string">
            <text:p>0-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7.0419156551361" calcext:value-type="float">
            <text:p>17,041915655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3"/>
          <table:table-cell table:style-name="ce12" office:value-type="string" calcext:value-type="string">
            <text:p>0-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0.0295729637146" calcext:value-type="float">
            <text:p>20,0295729637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0-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9.7689673900604" calcext:value-type="float">
            <text:p>19,7689673901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0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9.0465910434723" calcext:value-type="float">
            <text:p>19,0465910435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0-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4.3634145259857" calcext:value-type="float">
            <text:p>34,363414526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3" office:value-type="string" calcext:value-type="string">
            <text:p>9-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47.4464864730835" calcext:value-type="float">
            <text:p>47,4464864731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9-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7.2537603378296" calcext:value-type="float">
            <text:p>27,2537603378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9-2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70.3576567173004" calcext:value-type="float">
            <text:p>70,3576567173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3" office:value-type="string" calcext:value-type="string">
            <text:p>12 -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43.8249523639679" calcext:value-type="float">
            <text:p>43,824952364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12 – 8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None</text:p>
          </table:table-cell>
          <table:table-cell office:value-type="float" office:value="97.3479804992676" calcext:value-type="float">
            <text:p>97,3479804993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12-2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3"/>
          <table:table-cell table:number-columns-repeated="66"/>
        </table:table-row>
        <table:table-row table:style-name="ro1" table:number-rows-repeated="3">
          <table:table-cell table:number-columns-repeated="71"/>
        </table:table-row>
        <table:table-row table:style-name="ro1">
          <table:table-cell table:number-columns-repeated="39"/>
          <table:table-cell table:formula="of:=[.AN35]/[.$AN35]" office:value-type="float" office:value="1" calcext:value-type="float">
            <text:p>1</text:p>
          </table:table-cell>
          <table:table-cell table:formula="of:=[.AO35]/[.$AN35]" office:value-type="float" office:value="1" calcext:value-type="float">
            <text:p>1</text:p>
          </table:table-cell>
          <table:table-cell table:formula="of:=[.AP35]/[.$AN35]" office:value-type="float" office:value="1" calcext:value-type="float">
            <text:p>1</text:p>
          </table:table-cell>
          <table:table-cell table:formula="of:=[.AQ35]/[.$AN35]" office:value-type="float" office:value="1" calcext:value-type="float">
            <text:p>1</text:p>
          </table:table-cell>
          <table:table-cell table:formula="of:=[.AR35]/[.$AN35]" office:value-type="float" office:value="1" calcext:value-type="float">
            <text:p>1</text:p>
          </table:table-cell>
          <table:table-cell table:formula="of:=[.AS35]/[.$AN35]" office:value-type="float" office:value="1" calcext:value-type="float">
            <text:p>1</text:p>
          </table:table-cell>
          <table:table-cell table:formula="of:=[.AT35]/[.$AN35]" office:value-type="float" office:value="1" calcext:value-type="float">
            <text:p>1</text:p>
          </table:table-cell>
          <table:table-cell table:formula="of:=[.AU35]/[.$AN35]" office:value-type="float" office:value="1" calcext:value-type="float">
            <text:p>1</text:p>
          </table:table-cell>
          <table:table-cell table:formula="of:=[.AV35]/[.$AN35]" office:value-type="float" office:value="1" calcext:value-type="float">
            <text:p>1</text:p>
          </table:table-cell>
          <table:table-cell table:formula="of:=[.AW35]/[.$AN35]" office:value-type="float" office:value="3" calcext:value-type="float">
            <text:p>3</text:p>
          </table:table-cell>
          <table:table-cell table:formula="of:=[.AX35]/[.$AN35]" office:value-type="float" office:value="3" calcext:value-type="float">
            <text:p>3</text:p>
          </table:table-cell>
          <table:table-cell table:formula="of:=[.AY35]/[.$AN35]" office:value-type="float" office:value="3" calcext:value-type="float">
            <text:p>3</text:p>
          </table:table-cell>
          <table:table-cell table:formula="of:=[.AZ35]/[.$AN35]" office:value-type="float" office:value="3" calcext:value-type="float">
            <text:p>3</text:p>
          </table:table-cell>
          <table:table-cell table:formula="of:=[.BA35]/[.$AN35]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36]/[.$AN36]" office:value-type="float" office:value="1" calcext:value-type="float">
            <text:p>1</text:p>
          </table:table-cell>
          <table:table-cell table:formula="of:=[.AO36]/[.$AN36]" office:value-type="float" office:value="1" calcext:value-type="float">
            <text:p>1</text:p>
          </table:table-cell>
          <table:table-cell table:formula="of:=[.AP36]/[.$AN36]" office:value-type="float" office:value="1" calcext:value-type="float">
            <text:p>1</text:p>
          </table:table-cell>
          <table:table-cell table:formula="of:=[.AQ36]/[.$AN36]" office:value-type="float" office:value="1" calcext:value-type="float">
            <text:p>1</text:p>
          </table:table-cell>
          <table:table-cell table:formula="of:=[.AR36]/[.$AN36]" office:value-type="float" office:value="1" calcext:value-type="float">
            <text:p>1</text:p>
          </table:table-cell>
          <table:table-cell table:formula="of:=[.AS36]/[.$AN36]" office:value-type="float" office:value="1" calcext:value-type="float">
            <text:p>1</text:p>
          </table:table-cell>
          <table:table-cell table:formula="of:=[.AT36]/[.$AN36]" office:value-type="float" office:value="1" calcext:value-type="float">
            <text:p>1</text:p>
          </table:table-cell>
          <table:table-cell table:formula="of:=[.AU36]/[.$AN36]" office:value-type="float" office:value="1" calcext:value-type="float">
            <text:p>1</text:p>
          </table:table-cell>
          <table:table-cell table:formula="of:=[.AV36]/[.$AN36]" office:value-type="float" office:value="1.66666666666667" calcext:value-type="float">
            <text:p>1,6666666667</text:p>
          </table:table-cell>
          <table:table-cell table:formula="of:=[.AW36]/[.$AN36]" office:value-type="float" office:value="2.33333333333333" calcext:value-type="float">
            <text:p>2,3333333333</text:p>
          </table:table-cell>
          <table:table-cell table:formula="of:=[.AX36]/[.$AN36]" office:value-type="float" office:value="2.33333333333333" calcext:value-type="float">
            <text:p>2,3333333333</text:p>
          </table:table-cell>
          <table:table-cell table:formula="of:=[.AY36]/[.$AN36]" office:value-type="float" office:value="2.33333333333333" calcext:value-type="float">
            <text:p>2,3333333333</text:p>
          </table:table-cell>
          <table:table-cell table:formula="of:=[.AZ36]/[.$AN36]" office:value-type="float" office:value="2.33333333333333" calcext:value-type="float">
            <text:p>2,3333333333</text:p>
          </table:table-cell>
          <table:table-cell table:formula="of:=[.BA36]/[.$AN36]" office:value-type="float" office:value="2.33333333333333" calcext:value-type="float">
            <text:p>2,3333333333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37]/[.$AN37]" office:value-type="float" office:value="1" calcext:value-type="float">
            <text:p>1</text:p>
          </table:table-cell>
          <table:table-cell table:formula="of:=[.AO37]/[.$AN37]" office:value-type="float" office:value="1" calcext:value-type="float">
            <text:p>1</text:p>
          </table:table-cell>
          <table:table-cell table:formula="of:=[.AP37]/[.$AN37]" office:value-type="float" office:value="1" calcext:value-type="float">
            <text:p>1</text:p>
          </table:table-cell>
          <table:table-cell table:formula="of:=[.AQ37]/[.$AN37]" office:value-type="float" office:value="1.25" calcext:value-type="float">
            <text:p>1,25</text:p>
          </table:table-cell>
          <table:table-cell table:formula="of:=[.AR37]/[.$AN37]" office:value-type="float" office:value="1.25" calcext:value-type="float">
            <text:p>1,25</text:p>
          </table:table-cell>
          <table:table-cell table:formula="of:=[.AS37]/[.$AN37]" office:value-type="float" office:value="1.25" calcext:value-type="float">
            <text:p>1,25</text:p>
          </table:table-cell>
          <table:table-cell table:formula="of:=[.AT37]/[.$AN37]" office:value-type="float" office:value="1.25" calcext:value-type="float">
            <text:p>1,25</text:p>
          </table:table-cell>
          <table:table-cell table:formula="of:=[.AU37]/[.$AN37]" office:value-type="float" office:value="1.25" calcext:value-type="float">
            <text:p>1,25</text:p>
          </table:table-cell>
          <table:table-cell table:formula="of:=[.AV37]/[.$AN37]" office:value-type="float" office:value="1.5" calcext:value-type="float">
            <text:p>1,5</text:p>
          </table:table-cell>
          <table:table-cell table:formula="of:=[.AW37]/[.$AN37]" office:value-type="float" office:value="2" calcext:value-type="float">
            <text:p>2</text:p>
          </table:table-cell>
          <table:table-cell table:formula="of:=[.AX37]/[.$AN37]" office:value-type="float" office:value="2" calcext:value-type="float">
            <text:p>2</text:p>
          </table:table-cell>
          <table:table-cell table:formula="of:=[.AY37]/[.$AN37]" office:value-type="float" office:value="2" calcext:value-type="float">
            <text:p>2</text:p>
          </table:table-cell>
          <table:table-cell table:formula="of:=[.AZ37]/[.$AN37]" office:value-type="float" office:value="2" calcext:value-type="float">
            <text:p>2</text:p>
          </table:table-cell>
          <table:table-cell table:formula="of:=[.BA37]/[.$AN37]" office:value-type="float" office:value="2.25" calcext:value-type="float">
            <text:p>2,25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38]/[.$AN38]" office:value-type="float" office:value="1" calcext:value-type="float">
            <text:p>1</text:p>
          </table:table-cell>
          <table:table-cell table:formula="of:=[.AO38]/[.$AN38]" office:value-type="float" office:value="1" calcext:value-type="float">
            <text:p>1</text:p>
          </table:table-cell>
          <table:table-cell table:formula="of:=[.AP38]/[.$AN38]" office:value-type="float" office:value="1.2" calcext:value-type="float">
            <text:p>1,2</text:p>
          </table:table-cell>
          <table:table-cell table:formula="of:=[.AQ38]/[.$AN38]" office:value-type="float" office:value="1.4" calcext:value-type="float">
            <text:p>1,4</text:p>
          </table:table-cell>
          <table:table-cell table:formula="of:=[.AR38]/[.$AN38]" office:value-type="float" office:value="1.4" calcext:value-type="float">
            <text:p>1,4</text:p>
          </table:table-cell>
          <table:table-cell table:formula="of:=[.AS38]/[.$AN38]" office:value-type="float" office:value="1.8" calcext:value-type="float">
            <text:p>1,8</text:p>
          </table:table-cell>
          <table:table-cell table:formula="of:=[.AT38]/[.$AN38]" office:value-type="float" office:value="1.8" calcext:value-type="float">
            <text:p>1,8</text:p>
          </table:table-cell>
          <table:table-cell table:formula="of:=[.AU38]/[.$AN38]" office:value-type="float" office:value="1.8" calcext:value-type="float">
            <text:p>1,8</text:p>
          </table:table-cell>
          <table:table-cell table:formula="of:=[.AV38]/[.$AN38]" office:value-type="float" office:value="2" calcext:value-type="float">
            <text:p>2</text:p>
          </table:table-cell>
          <table:table-cell table:formula="of:=[.AW38]/[.$AN38]" office:value-type="float" office:value="2.2" calcext:value-type="float">
            <text:p>2,2</text:p>
          </table:table-cell>
          <table:table-cell table:formula="of:=[.AX38]/[.$AN38]" office:value-type="float" office:value="2.2" calcext:value-type="float">
            <text:p>2,2</text:p>
          </table:table-cell>
          <table:table-cell table:formula="of:=[.AY38]/[.$AN38]" office:value-type="float" office:value="2.4" calcext:value-type="float">
            <text:p>2,4</text:p>
          </table:table-cell>
          <table:table-cell table:formula="of:=[.AZ38]/[.$AN38]" office:value-type="float" office:value="2.4" calcext:value-type="float">
            <text:p>2,4</text:p>
          </table:table-cell>
          <table:table-cell table:number-columns-repeated="19"/>
        </table:table-row>
        <table:table-row table:style-name="ro1">
          <table:table-cell table:number-columns-repeated="39"/>
          <table:table-cell table:formula="of:=[.AN39]/[.$AN39]" office:value-type="float" office:value="1" calcext:value-type="float">
            <text:p>1</text:p>
          </table:table-cell>
          <table:table-cell table:formula="of:=[.AO39]/[.$AN39]" office:value-type="float" office:value="1" calcext:value-type="float">
            <text:p>1</text:p>
          </table:table-cell>
          <table:table-cell table:formula="of:=[.AP39]/[.$AN39]" office:value-type="float" office:value="1.16666666666667" calcext:value-type="float">
            <text:p>1,1666666667</text:p>
          </table:table-cell>
          <table:table-cell table:formula="of:=[.AQ39]/[.$AN39]" office:value-type="float" office:value="1.33333333333333" calcext:value-type="float">
            <text:p>1,3333333333</text:p>
          </table:table-cell>
          <table:table-cell table:formula="of:=[.AR39]/[.$AN39]" office:value-type="float" office:value="1.33333333333333" calcext:value-type="float">
            <text:p>1,3333333333</text:p>
          </table:table-cell>
          <table:table-cell table:formula="of:=[.AS39]/[.$AN39]" office:value-type="float" office:value="1.66666666666667" calcext:value-type="float">
            <text:p>1,6666666667</text:p>
          </table:table-cell>
          <table:table-cell table:formula="of:=[.AT39]/[.$AN39]" office:value-type="float" office:value="1.66666666666667" calcext:value-type="float">
            <text:p>1,6666666667</text:p>
          </table:table-cell>
          <table:table-cell table:formula="of:=[.AU39]/[.$AN39]" office:value-type="float" office:value="1.66666666666667" calcext:value-type="float">
            <text:p>1,6666666667</text:p>
          </table:table-cell>
          <table:table-cell table:formula="of:=[.AV39]/[.$AN39]" office:value-type="float" office:value="1.83333333333333" calcext:value-type="float">
            <text:p>1,8333333333</text:p>
          </table:table-cell>
          <table:table-cell table:formula="of:=[.AW39]/[.$AN39]" office:value-type="float" office:value="2.16666666666667" calcext:value-type="float">
            <text:p>2,1666666667</text:p>
          </table:table-cell>
          <table:table-cell table:formula="of:=[.AX39]/[.$AN39]" office:value-type="float" office:value="2.16666666666667" calcext:value-type="float">
            <text:p>2,1666666667</text:p>
          </table:table-cell>
          <table:table-cell table:formula="of:=[.AY39]/[.$AN39]" office:value-type="float" office:value="2.33333333333333" calcext:value-type="float">
            <text:p>2,3333333333</text:p>
          </table:table-cell>
          <table:table-cell table:formula="of:=[.AZ39]/[.$AN39]" office:value-type="float" office:value="2.33333333333333" calcext:value-type="float">
            <text:p>2,3333333333</text:p>
          </table:table-cell>
          <table:table-cell table:formula="of:=[.BA39]/[.$AN39]" office:value-type="float" office:value="2.83333333333333" calcext:value-type="float">
            <text:p>2,8333333333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0]/[.$AN40]" office:value-type="float" office:value="1" calcext:value-type="float">
            <text:p>1</text:p>
          </table:table-cell>
          <table:table-cell table:formula="of:=[.AO40]/[.$AN40]" office:value-type="float" office:value="1" calcext:value-type="float">
            <text:p>1</text:p>
          </table:table-cell>
          <table:table-cell table:formula="of:=[.AP40]/[.$AN40]" office:value-type="float" office:value="1" calcext:value-type="float">
            <text:p>1</text:p>
          </table:table-cell>
          <table:table-cell table:formula="of:=[.AQ40]/[.$AN40]" office:value-type="float" office:value="1" calcext:value-type="float">
            <text:p>1</text:p>
          </table:table-cell>
          <table:table-cell table:formula="of:=[.AR40]/[.$AN40]" office:value-type="float" office:value="1" calcext:value-type="float">
            <text:p>1</text:p>
          </table:table-cell>
          <table:table-cell table:formula="of:=[.AS40]/[.$AN40]" office:value-type="float" office:value="1" calcext:value-type="float">
            <text:p>1</text:p>
          </table:table-cell>
          <table:table-cell table:formula="of:=[.AT40]/[.$AN40]" office:value-type="float" office:value="1" calcext:value-type="float">
            <text:p>1</text:p>
          </table:table-cell>
          <table:table-cell table:formula="of:=[.AU40]/[.$AN40]" office:value-type="float" office:value="1" calcext:value-type="float">
            <text:p>1</text:p>
          </table:table-cell>
          <table:table-cell table:formula="of:=[.AV40]/[.$AN40]" office:value-type="float" office:value="1" calcext:value-type="float">
            <text:p>1</text:p>
          </table:table-cell>
          <table:table-cell table:formula="of:=[.AW40]/[.$AN40]" office:value-type="float" office:value="2" calcext:value-type="float">
            <text:p>2</text:p>
          </table:table-cell>
          <table:table-cell table:formula="of:=[.AX40]/[.$AN40]" office:value-type="float" office:value="2" calcext:value-type="float">
            <text:p>2</text:p>
          </table:table-cell>
          <table:table-cell table:formula="of:=[.AY40]/[.$AN40]" office:value-type="float" office:value="2" calcext:value-type="float">
            <text:p>2</text:p>
          </table:table-cell>
          <table:table-cell table:formula="of:=[.AZ40]/[.$AN40]" office:value-type="float" office:value="2" calcext:value-type="float">
            <text:p>2</text:p>
          </table:table-cell>
          <table:table-cell table:formula="of:=[.BA40]/[.$AN40]" office:value-type="float" office:value="2.33333333333333" calcext:value-type="float">
            <text:p>2,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3"/>
          <table:table-cell table:number-columns-repeated="34"/>
          <table:table-cell table:formula="of:=[.AN41]/[.$AN41]" office:value-type="float" office:value="1" calcext:value-type="float">
            <text:p>1</text:p>
          </table:table-cell>
          <table:table-cell table:formula="of:=[.AO41]/[.$AN41]" office:value-type="float" office:value="1" calcext:value-type="float">
            <text:p>1</text:p>
          </table:table-cell>
          <table:table-cell table:formula="of:=[.AP41]/[.$AN41]" office:value-type="float" office:value="1" calcext:value-type="float">
            <text:p>1</text:p>
          </table:table-cell>
          <table:table-cell table:formula="of:=[.AQ41]/[.$AN41]" office:value-type="float" office:value="1" calcext:value-type="float">
            <text:p>1</text:p>
          </table:table-cell>
          <table:table-cell table:formula="of:=[.AR41]/[.$AN41]" office:value-type="float" office:value="1" calcext:value-type="float">
            <text:p>1</text:p>
          </table:table-cell>
          <table:table-cell table:formula="of:=[.AS41]/[.$AN41]" office:value-type="float" office:value="1" calcext:value-type="float">
            <text:p>1</text:p>
          </table:table-cell>
          <table:table-cell table:formula="of:=[.AT41]/[.$AN41]" office:value-type="float" office:value="1" calcext:value-type="float">
            <text:p>1</text:p>
          </table:table-cell>
          <table:table-cell table:formula="of:=[.AU41]/[.$AN41]" office:value-type="float" office:value="1" calcext:value-type="float">
            <text:p>1</text:p>
          </table:table-cell>
          <table:table-cell table:formula="of:=[.AV41]/[.$AN41]" office:value-type="float" office:value="1" calcext:value-type="float">
            <text:p>1</text:p>
          </table:table-cell>
          <table:table-cell table:formula="of:=[.AW41]/[.$AN41]" office:value-type="float" office:value="2.5" calcext:value-type="float">
            <text:p>2,5</text:p>
          </table:table-cell>
          <table:table-cell table:formula="of:=[.AX41]/[.$AN41]" office:value-type="float" office:value="2.5" calcext:value-type="float">
            <text:p>2,5</text:p>
          </table:table-cell>
          <table:table-cell table:formula="of:=[.AY41]/[.$AN41]" office:value-type="float" office:value="2.5" calcext:value-type="float">
            <text:p>2,5</text:p>
          </table:table-cell>
          <table:table-cell table:formula="of:=[.AZ41]/[.$AN41]" office:value-type="float" office:value="2.5" calcext:value-type="float">
            <text:p>2,5</text:p>
          </table:table-cell>
          <table:table-cell table:formula="of:=[.BA41]/[.$AN41]" office:value-type="float" office:value="2.5" calcext:value-type="float">
            <text:p>2,5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2]/[.$AN42]" office:value-type="float" office:value="1" calcext:value-type="float">
            <text:p>1</text:p>
          </table:table-cell>
          <table:table-cell table:formula="of:=[.AO42]/[.$AN42]" office:value-type="float" office:value="1" calcext:value-type="float">
            <text:p>1</text:p>
          </table:table-cell>
          <table:table-cell table:formula="of:=[.AP42]/[.$AN42]" office:value-type="float" office:value="1" calcext:value-type="float">
            <text:p>1</text:p>
          </table:table-cell>
          <table:table-cell table:formula="of:=[.AQ42]/[.$AN42]" office:value-type="float" office:value="1" calcext:value-type="float">
            <text:p>1</text:p>
          </table:table-cell>
          <table:table-cell table:formula="of:=[.AR42]/[.$AN42]" office:value-type="float" office:value="1" calcext:value-type="float">
            <text:p>1</text:p>
          </table:table-cell>
          <table:table-cell table:formula="of:=[.AS42]/[.$AN42]" office:value-type="float" office:value="1.5" calcext:value-type="float">
            <text:p>1,5</text:p>
          </table:table-cell>
          <table:table-cell table:formula="of:=[.AT42]/[.$AN42]" office:value-type="float" office:value="1.5" calcext:value-type="float">
            <text:p>1,5</text:p>
          </table:table-cell>
          <table:table-cell table:formula="of:=[.AU42]/[.$AN42]" office:value-type="float" office:value="1.5" calcext:value-type="float">
            <text:p>1,5</text:p>
          </table:table-cell>
          <table:table-cell table:formula="of:=[.AV42]/[.$AN42]" office:value-type="float" office:value="1.5" calcext:value-type="float">
            <text:p>1,5</text:p>
          </table:table-cell>
          <table:table-cell table:formula="of:=[.AW42]/[.$AN42]" office:value-type="float" office:value="1.75" calcext:value-type="float">
            <text:p>1,75</text:p>
          </table:table-cell>
          <table:table-cell table:formula="of:=[.AX42]/[.$AN42]" office:value-type="float" office:value="1.75" calcext:value-type="float">
            <text:p>1,75</text:p>
          </table:table-cell>
          <table:table-cell table:formula="of:=[.AY42]/[.$AN42]" office:value-type="float" office:value="1.75" calcext:value-type="float">
            <text:p>1,75</text:p>
          </table:table-cell>
          <table:table-cell table:formula="of:=[.AZ42]/[.$AN42]" office:value-type="float" office:value="2" calcext:value-type="float">
            <text:p>2</text:p>
          </table:table-cell>
          <table:table-cell table:formula="of:=[.BA42]/[.$AN42]" office:value-type="float" office:value="2.25" calcext:value-type="float">
            <text:p>2,25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3]/[.$AN43]" office:value-type="float" office:value="1" calcext:value-type="float">
            <text:p>1</text:p>
          </table:table-cell>
          <table:table-cell table:formula="of:=[.AO43]/[.$AN43]" office:value-type="float" office:value="1" calcext:value-type="float">
            <text:p>1</text:p>
          </table:table-cell>
          <table:table-cell table:formula="of:=[.AP43]/[.$AN43]" office:value-type="float" office:value="1" calcext:value-type="float">
            <text:p>1</text:p>
          </table:table-cell>
          <table:table-cell table:formula="of:=[.AQ43]/[.$AN43]" office:value-type="float" office:value="1" calcext:value-type="float">
            <text:p>1</text:p>
          </table:table-cell>
          <table:table-cell table:formula="of:=[.AR43]/[.$AN43]" office:value-type="float" office:value="1" calcext:value-type="float">
            <text:p>1</text:p>
          </table:table-cell>
          <table:table-cell table:formula="of:=[.AS43]/[.$AN43]" office:value-type="float" office:value="1" calcext:value-type="float">
            <text:p>1</text:p>
          </table:table-cell>
          <table:table-cell table:formula="of:=[.AT43]/[.$AN43]" office:value-type="float" office:value="1" calcext:value-type="float">
            <text:p>1</text:p>
          </table:table-cell>
          <table:table-cell table:formula="of:=[.AU43]/[.$AN43]" office:value-type="float" office:value="1" calcext:value-type="float">
            <text:p>1</text:p>
          </table:table-cell>
          <table:table-cell table:formula="of:=[.AV43]/[.$AN43]" office:value-type="float" office:value="1" calcext:value-type="float">
            <text:p>1</text:p>
          </table:table-cell>
          <table:table-cell table:formula="of:=[.AW43]/[.$AN43]" office:value-type="float" office:value="1.75" calcext:value-type="float">
            <text:p>1,75</text:p>
          </table:table-cell>
          <table:table-cell table:formula="of:=[.AX43]/[.$AN43]" office:value-type="float" office:value="1.75" calcext:value-type="float">
            <text:p>1,75</text:p>
          </table:table-cell>
          <table:table-cell table:formula="of:=[.AY43]/[.$AN43]" office:value-type="float" office:value="1.75" calcext:value-type="float">
            <text:p>1,75</text:p>
          </table:table-cell>
          <table:table-cell table:formula="of:=[.AZ43]/[.$AN43]" office:value-type="float" office:value="1.75" calcext:value-type="float">
            <text:p>1,75</text:p>
          </table:table-cell>
          <table:table-cell table:formula="of:=[.BA43]/[.$AN43]" office:value-type="float" office:value="2.25" calcext:value-type="float">
            <text:p>2,25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4]/[.$AN44]" office:value-type="float" office:value="1" calcext:value-type="float">
            <text:p>1</text:p>
          </table:table-cell>
          <table:table-cell table:formula="of:=[.AO44]/[.$AN44]" office:value-type="float" office:value="1" calcext:value-type="float">
            <text:p>1</text:p>
          </table:table-cell>
          <table:table-cell table:formula="of:=[.AP44]/[.$AN44]" office:value-type="float" office:value="1" calcext:value-type="float">
            <text:p>1</text:p>
          </table:table-cell>
          <table:table-cell table:formula="of:=[.AQ44]/[.$AN44]" office:value-type="float" office:value="1" calcext:value-type="float">
            <text:p>1</text:p>
          </table:table-cell>
          <table:table-cell table:formula="of:=[.AR44]/[.$AN44]" office:value-type="float" office:value="1" calcext:value-type="float">
            <text:p>1</text:p>
          </table:table-cell>
          <table:table-cell table:formula="of:=[.AS44]/[.$AN44]" office:value-type="float" office:value="1" calcext:value-type="float">
            <text:p>1</text:p>
          </table:table-cell>
          <table:table-cell table:formula="of:=[.AT44]/[.$AN44]" office:value-type="float" office:value="1" calcext:value-type="float">
            <text:p>1</text:p>
          </table:table-cell>
          <table:table-cell table:formula="of:=[.AU44]/[.$AN44]" office:value-type="float" office:value="1" calcext:value-type="float">
            <text:p>1</text:p>
          </table:table-cell>
          <table:table-cell table:formula="of:=[.AV44]/[.$AN44]" office:value-type="float" office:value="1" calcext:value-type="float">
            <text:p>1</text:p>
          </table:table-cell>
          <table:table-cell table:formula="of:=[.AW44]/[.$AN44]" office:value-type="float" office:value="2" calcext:value-type="float">
            <text:p>2</text:p>
          </table:table-cell>
          <table:table-cell table:formula="of:=[.AX44]/[.$AN44]" office:value-type="float" office:value="2" calcext:value-type="float">
            <text:p>2</text:p>
          </table:table-cell>
          <table:table-cell table:formula="of:=[.AY44]/[.$AN44]" office:value-type="float" office:value="2" calcext:value-type="float">
            <text:p>2</text:p>
          </table:table-cell>
          <table:table-cell table:formula="of:=[.AZ44]/[.$AN44]" office:value-type="float" office:value="2" calcext:value-type="float">
            <text:p>2</text:p>
          </table:table-cell>
          <table:table-cell table:formula="of:=[.BA44]/[.$AN44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5]/[.$AN45]" office:value-type="float" office:value="1" calcext:value-type="float">
            <text:p>1</text:p>
          </table:table-cell>
          <table:table-cell table:formula="of:=[.AO45]/[.$AN45]" office:value-type="float" office:value="1" calcext:value-type="float">
            <text:p>1</text:p>
          </table:table-cell>
          <table:table-cell table:formula="of:=[.AP45]/[.$AN45]" office:value-type="float" office:value="1" calcext:value-type="float">
            <text:p>1</text:p>
          </table:table-cell>
          <table:table-cell table:formula="of:=[.AQ45]/[.$AN45]" office:value-type="float" office:value="1" calcext:value-type="float">
            <text:p>1</text:p>
          </table:table-cell>
          <table:table-cell table:formula="of:=[.AR45]/[.$AN45]" office:value-type="float" office:value="1" calcext:value-type="float">
            <text:p>1</text:p>
          </table:table-cell>
          <table:table-cell table:formula="of:=[.AS45]/[.$AN45]" office:value-type="float" office:value="1.66666666666667" calcext:value-type="float">
            <text:p>1,6666666667</text:p>
          </table:table-cell>
          <table:table-cell table:formula="of:=[.AT45]/[.$AN45]" office:value-type="float" office:value="1.66666666666667" calcext:value-type="float">
            <text:p>1,6666666667</text:p>
          </table:table-cell>
          <table:table-cell table:formula="of:=[.AU45]/[.$AN45]" office:value-type="float" office:value="1.66666666666667" calcext:value-type="float">
            <text:p>1,6666666667</text:p>
          </table:table-cell>
          <table:table-cell table:formula="of:=[.AV45]/[.$AN45]" office:value-type="float" office:value="1.66666666666667" calcext:value-type="float">
            <text:p>1,6666666667</text:p>
          </table:table-cell>
          <table:table-cell table:formula="of:=[.AW45]/[.$AN45]" office:value-type="float" office:value="2" calcext:value-type="float">
            <text:p>2</text:p>
          </table:table-cell>
          <table:table-cell table:formula="of:=[.AX45]/[.$AN45]" office:value-type="float" office:value="2" calcext:value-type="float">
            <text:p>2</text:p>
          </table:table-cell>
          <table:table-cell table:formula="of:=[.AY45]/[.$AN45]" office:value-type="float" office:value="2" calcext:value-type="float">
            <text:p>2</text:p>
          </table:table-cell>
          <table:table-cell table:formula="of:=[.AZ45]/[.$AN45]" office:value-type="float" office:value="2" calcext:value-type="float">
            <text:p>2</text:p>
          </table:table-cell>
          <table:table-cell table:formula="of:=[.BA45]/[.$AN45]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AVERAGE([.AN50:.AN60])" office:value-type="float" office:value="1" calcext:value-type="float">
            <text:p>1</text:p>
          </table:table-cell>
          <table:table-cell table:formula="of:=AVERAGE([.AO50:.AO60])" office:value-type="float" office:value="1" calcext:value-type="float">
            <text:p>1</text:p>
          </table:table-cell>
          <table:table-cell table:formula="of:=AVERAGE([.AP50:.AP60])" office:value-type="float" office:value="1.03333333333333" calcext:value-type="float">
            <text:p>1,0333333333</text:p>
          </table:table-cell>
          <table:table-cell table:formula="of:=AVERAGE([.AQ50:.AQ60])" office:value-type="float" office:value="1.08939393939394" calcext:value-type="float">
            <text:p>1,0893939394</text:p>
          </table:table-cell>
          <table:table-cell table:formula="of:=AVERAGE([.AR50:.AR60])" office:value-type="float" office:value="1.08939393939394" calcext:value-type="float">
            <text:p>1,0893939394</text:p>
          </table:table-cell>
          <table:table-cell table:formula="of:=AVERAGE([.AS50:.AS60])" office:value-type="float" office:value="1.26212121212121" calcext:value-type="float">
            <text:p>1,2621212121</text:p>
          </table:table-cell>
          <table:table-cell table:formula="of:=AVERAGE([.AT50:.AT60])" office:value-type="float" office:value="1.26212121212121" calcext:value-type="float">
            <text:p>1,2621212121</text:p>
          </table:table-cell>
          <table:table-cell table:formula="of:=AVERAGE([.AU50:.AU60])" office:value-type="float" office:value="1.26212121212121" calcext:value-type="float">
            <text:p>1,2621212121</text:p>
          </table:table-cell>
          <table:table-cell table:formula="of:=AVERAGE([.AV50:.AV60])" office:value-type="float" office:value="1.37878787878788" calcext:value-type="float">
            <text:p>1,3787878788</text:p>
          </table:table-cell>
          <table:table-cell table:formula="of:=AVERAGE([.AW50:.AW60])" office:value-type="float" office:value="2.15454545454545" calcext:value-type="float">
            <text:p>2,1545454545</text:p>
          </table:table-cell>
          <table:table-cell table:formula="of:=AVERAGE([.AX50:.AX60])" office:value-type="float" office:value="2.15454545454545" calcext:value-type="float">
            <text:p>2,1545454545</text:p>
          </table:table-cell>
          <table:table-cell table:formula="of:=AVERAGE([.AY50:.AY60])" office:value-type="float" office:value="2.18787878787879" calcext:value-type="float">
            <text:p>2,1878787879</text:p>
          </table:table-cell>
          <table:table-cell table:formula="of:=AVERAGE([.AZ50:.AZ60])" office:value-type="float" office:value="2.21060606060606" calcext:value-type="float">
            <text:p>2,2106060606</text:p>
          </table:table-cell>
          <table:table-cell table:formula="of:=AVERAGE([.BA50:.BA60])" office:value-type="float" office:value="2.475" calcext:value-type="float">
            <text:p>2,475</text:p>
          </table:table-cell>
          <table:table-cell table:number-columns-repeated="18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39"/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37101449275362" calcext:value-type="float">
            <text:p>1,3710144928</text:p>
          </table:table-cell>
          <table:table-cell office:value-type="float" office:value="1.41449275362319" calcext:value-type="float">
            <text:p>1,4144927536</text:p>
          </table:table-cell>
          <table:table-cell table:number-columns-repeated="3" office:value-type="float" office:value="1.86884057971015" calcext:value-type="float">
            <text:p>1,8688405797</text:p>
          </table:table-cell>
          <table:table-cell office:value-type="float" office:value="2.01884057971015" calcext:value-type="float">
            <text:p>2,0188405797</text:p>
          </table:table-cell>
          <table:table-cell office:value-type="float" office:value="2.43560606060606" calcext:value-type="float">
            <text:p>2,4356060606</text:p>
          </table:table-cell>
          <table:table-cell office:value-type="float" office:value="2.60083333333333" calcext:value-type="float">
            <text:p>2,6008333333</text:p>
          </table:table-cell>
          <table:table-cell office:value-type="float" office:value="2.59803921568627" calcext:value-type="float">
            <text:p>2,5980392157</text:p>
          </table:table-cell>
          <table:table-cell office:value-type="float" office:value="2.58928571428571" calcext:value-type="float">
            <text:p>2,5892857143</text:p>
          </table:table-cell>
          <table:table-cell office:value-type="float" office:value="2.74242424242424" calcext:value-type="float">
            <text:p>2,7424242424</text:p>
          </table:table-cell>
          <table:table-cell table:number-columns-repeated="18"/>
        </table:table-row>
        <table:table-row table:style-name="ro1" table:number-rows-repeated="8">
          <table:table-cell table:number-columns-repeated="7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0">
            <text:p>DEPTH = 1</text:p>
          </table:table-cell>
          <table:table-cell/>
          <table:table-cell table:style-name="ce3" office:value-type="string" calcext:value-type="string" table:number-columns-spanned="15" table:number-rows-spanned="1">
            <text:p>Hetero</text:p>
          </table:table-cell>
          <table:covered-table-cell table:number-columns-repeated="14"/>
          <table:table-cell table:number-columns-repeated="52"/>
        </table:table-row>
        <table:table-row table:style-name="ro1">
          <table:table-cell table:number-columns-repeated="2"/>
          <table:covered-table-cell/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2</text:p>
          </table:table-cell>
          <table:table-cell/>
          <table:table-cell table:style-name="ce14" table:number-columns-repeated="8"/>
          <table:table-cell table:number-columns-repeated="6"/>
          <table:table-cell table:style-name="ce12" office:value-type="string" calcext:value-type="string">
            <text:p>0-2</text:p>
          </table:table-cell>
          <table:table-cell office:value-type="float" office:value="0.000135660171508789" calcext:value-type="float">
            <text:p>0,0001356602</text:p>
          </table:table-cell>
          <table:table-cell office:value-type="float" office:value="0.0000791549682617187" calcext:value-type="float">
            <text:p>0,000079155</text:p>
          </table:table-cell>
          <table:table-cell office:value-type="float" office:value="0.0000751018524169922" calcext:value-type="float">
            <text:p>7,51018524169922E-005</text:p>
          </table:table-cell>
          <table:table-cell office:value-type="float" office:value="0.0000727176666259766" calcext:value-type="float">
            <text:p>7,27176666259766E-005</text:p>
          </table:table-cell>
          <table:table-cell office:value-type="float" office:value="0.0000703334808349609" calcext:value-type="float">
            <text:p>7,03334808349609E-005</text:p>
          </table:table-cell>
          <table:table-cell office:value-type="float" office:value="0.0000696182250976562" calcext:value-type="float">
            <text:p>6,96182250976562E-005</text:p>
          </table:table-cell>
          <table:table-cell table:number-columns-repeated="2" office:value-type="float" office:value="0.0000681877136230469" calcext:value-type="float">
            <text:p>6,81877136230469E-005</text:p>
          </table:table-cell>
          <table:table-cell office:value-type="float" office:value="0.0000674724578857422" calcext:value-type="float">
            <text:p>6,74724578857422E-005</text:p>
          </table:table-cell>
          <table:table-cell office:value-type="float" office:value="0.613349199295044" calcext:value-type="float">
            <text:p>0,6133491993</text:p>
          </table:table-cell>
          <table:table-cell office:value-type="float" office:value="0.713611841201782" calcext:value-type="float">
            <text:p>0,7136118412</text:p>
          </table:table-cell>
          <table:table-cell office:value-type="float" office:value="0.951096057891846" calcext:value-type="float">
            <text:p>0,9510960579</text:p>
          </table:table-cell>
          <table:table-cell office:value-type="float" office:value="0.786587715148926" calcext:value-type="float">
            <text:p>0,7865877151</text:p>
          </table:table-cell>
          <table:table-cell office:value-type="float" office:value="0.784955501556397" calcext:value-type="float">
            <text:p>0,7849555016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4</text:p>
          </table:table-cell>
          <table:table-cell table:number-columns-repeated="15"/>
          <table:table-cell table:style-name="ce12" office:value-type="string" calcext:value-type="string">
            <text:p>0-4</text:p>
          </table:table-cell>
          <table:table-cell office:value-type="float" office:value="0.000310182571411133" calcext:value-type="float">
            <text:p>0,0003101826</text:p>
          </table:table-cell>
          <table:table-cell office:value-type="float" office:value="0.000262022018432617" calcext:value-type="float">
            <text:p>0,000262022</text:p>
          </table:table-cell>
          <table:table-cell office:value-type="float" office:value="0.00021052360534668" calcext:value-type="float">
            <text:p>0,0002105236</text:p>
          </table:table-cell>
          <table:table-cell office:value-type="float" office:value="0.000249385833740234" calcext:value-type="float">
            <text:p>0,0002493858</text:p>
          </table:table-cell>
          <table:table-cell office:value-type="float" office:value="0.000225305557250977" calcext:value-type="float">
            <text:p>0,0002253056</text:p>
          </table:table-cell>
          <table:table-cell office:value-type="float" office:value="0.000267982482910156" calcext:value-type="float">
            <text:p>0,0002679825</text:p>
          </table:table-cell>
          <table:table-cell office:value-type="float" office:value="0.000197649002075195" calcext:value-type="float">
            <text:p>0,000197649</text:p>
          </table:table-cell>
          <table:table-cell office:value-type="float" office:value="0.000189065933227539" calcext:value-type="float">
            <text:p>0,0001890659</text:p>
          </table:table-cell>
          <table:table-cell office:value-type="float" office:value="1.083167552948" calcext:value-type="float">
            <text:p>1,0831675529</text:p>
          </table:table-cell>
          <table:table-cell office:value-type="float" office:value="1.05921840667725" calcext:value-type="float">
            <text:p>1,0592184067</text:p>
          </table:table-cell>
          <table:table-cell office:value-type="float" office:value="1.09622979164124" calcext:value-type="float">
            <text:p>1,0962297916</text:p>
          </table:table-cell>
          <table:table-cell office:value-type="float" office:value="1.0040774345398" calcext:value-type="float">
            <text:p>1,0040774345</text:p>
          </table:table-cell>
          <table:table-cell office:value-type="float" office:value="1.0692241191864" calcext:value-type="float">
            <text:p>1,0692241192</text:p>
          </table:table-cell>
          <table:table-cell office:value-type="float" office:value="1.07012557983398" calcext:value-type="float">
            <text:p>1,0701255798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12</text:p>
          </table:table-cell>
          <table:table-cell table:number-columns-repeated="15"/>
          <table:table-cell table:style-name="ce12" office:value-type="string" calcext:value-type="string">
            <text:p>0-12</text:p>
          </table:table-cell>
          <table:table-cell office:value-type="float" office:value="0.000382900238037109" calcext:value-type="float">
            <text:p>0,0003829002</text:p>
          </table:table-cell>
          <table:table-cell office:value-type="float" office:value="0.000244617462158203" calcext:value-type="float">
            <text:p>0,0002446175</text:p>
          </table:table-cell>
          <table:table-cell office:value-type="float" office:value="0.00022435188293457" calcext:value-type="float">
            <text:p>0,0002243519</text:p>
          </table:table-cell>
          <table:table-cell office:value-type="float" office:value="0.00698685646057129" calcext:value-type="float">
            <text:p>0,0069868565</text:p>
          </table:table-cell>
          <table:table-cell office:value-type="float" office:value="0.00487804412841797" calcext:value-type="float">
            <text:p>0,0048780441</text:p>
          </table:table-cell>
          <table:table-cell office:value-type="float" office:value="0.00476479530334473" calcext:value-type="float">
            <text:p>0,0047647953</text:p>
          </table:table-cell>
          <table:table-cell office:value-type="float" office:value="0.00476837158203125" calcext:value-type="float">
            <text:p>0,0047683716</text:p>
          </table:table-cell>
          <table:table-cell office:value-type="float" office:value="0.00402188301086426" calcext:value-type="float">
            <text:p>0,004021883</text:p>
          </table:table-cell>
          <table:table-cell office:value-type="float" office:value="10.3301012516022" calcext:value-type="float">
            <text:p>10,3301012516</text:p>
          </table:table-cell>
          <table:table-cell office:value-type="float" office:value="10.7515676021576" calcext:value-type="float">
            <text:p>10,7515676022</text:p>
          </table:table-cell>
          <table:table-cell office:value-type="float" office:value="10.2180147171021" calcext:value-type="float">
            <text:p>10,2180147171</text:p>
          </table:table-cell>
          <table:table-cell office:value-type="float" office:value="12.3932812213898" calcext:value-type="float">
            <text:p>12,3932812214</text:p>
          </table:table-cell>
          <table:table-cell office:value-type="float" office:value="10.5938427448273" calcext:value-type="float">
            <text:p>10,5938427448</text:p>
          </table:table-cell>
          <table:table-cell office:value-type="float" office:value="10.8749499320984" calcext:value-type="float">
            <text:p>10,8749499321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17</text:p>
          </table:table-cell>
          <table:table-cell table:number-columns-repeated="15"/>
          <table:table-cell table:style-name="ce12" office:value-type="string" calcext:value-type="string">
            <text:p>0-17</text:p>
          </table:table-cell>
          <table:table-cell office:value-type="float" office:value="0.000570774078369141" calcext:value-type="float">
            <text:p>0,0005707741</text:p>
          </table:table-cell>
          <table:table-cell office:value-type="float" office:value="0.00046992301940918" calcext:value-type="float">
            <text:p>0,000469923</text:p>
          </table:table-cell>
          <table:table-cell office:value-type="float" office:value="0.0046226978302002" calcext:value-type="float">
            <text:p>0,0046226978</text:p>
          </table:table-cell>
          <table:table-cell office:value-type="float" office:value="0.0408425331115723" calcext:value-type="float">
            <text:p>0,0408425331</text:p>
          </table:table-cell>
          <table:table-cell office:value-type="float" office:value="0.0178453922271729" calcext:value-type="float">
            <text:p>0,0178453922</text:p>
          </table:table-cell>
          <table:table-cell office:value-type="float" office:value="21.792450428009" calcext:value-type="float">
            <text:p>21,792450428</text:p>
          </table:table-cell>
          <table:table-cell office:value-type="float" office:value="21.0440487861633" calcext:value-type="float">
            <text:p>21,0440487862</text:p>
          </table:table-cell>
          <table:table-cell office:value-type="float" office:value="20.7550547122955" calcext:value-type="float">
            <text:p>20,7550547123</text:p>
          </table:table-cell>
          <table:table-cell office:value-type="float" office:value="22.0912079811096" calcext:value-type="float">
            <text:p>22,0912079811</text:p>
          </table:table-cell>
          <table:table-cell office:value-type="float" office:value="20.8268446922302" calcext:value-type="float">
            <text:p>20,8268446922</text:p>
          </table:table-cell>
          <table:table-cell office:value-type="float" office:value="21.0182926654816" calcext:value-type="float">
            <text:p>21,0182926655</text:p>
          </table:table-cell>
          <table:table-cell office:value-type="float" office:value="21.4533469676971" calcext:value-type="float">
            <text:p>21,4533469677</text:p>
          </table:table-cell>
          <table:table-cell office:value-type="float" office:value="21.7093825340271" calcext:value-type="float">
            <text:p>21,709382534</text:p>
          </table:table-cell>
          <table:table-cell office:value-type="float" office:value="21.1186172962189" calcext:value-type="float">
            <text:p>21,1186172962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23</text:p>
          </table:table-cell>
          <table:table-cell table:number-columns-repeated="15"/>
          <table:table-cell table:style-name="ce12" office:value-type="string" calcext:value-type="string">
            <text:p>0-23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3" office:value-type="string" calcext:value-type="string">
            <text:p>9-2</text:p>
          </table:table-cell>
          <table:table-cell table:number-columns-repeated="15"/>
          <table:table-cell table:style-name="ce13" office:value-type="string" calcext:value-type="string">
            <text:p>9-2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9-5</text:p>
          </table:table-cell>
          <table:table-cell table:number-columns-repeated="15"/>
          <table:table-cell table:style-name="ce12" office:value-type="string" calcext:value-type="string">
            <text:p>9-5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9-20</text:p>
          </table:table-cell>
          <table:table-cell table:number-columns-repeated="15"/>
          <table:table-cell table:style-name="ce12" office:value-type="string" calcext:value-type="string">
            <text:p>9-20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3" office:value-type="string" calcext:value-type="string">
            <text:p>12 -2</text:p>
          </table:table-cell>
          <table:table-cell table:number-columns-repeated="15"/>
          <table:table-cell table:style-name="ce13" office:value-type="string" calcext:value-type="string">
            <text:p>12 -2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12 – 8</text:p>
          </table:table-cell>
          <table:table-cell table:number-columns-repeated="15"/>
          <table:table-cell table:style-name="ce12" office:value-type="string" calcext:value-type="string">
            <text:p>12 – 8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12-20</text:p>
          </table:table-cell>
          <table:table-cell table:number-columns-repeated="15"/>
          <table:table-cell table:style-name="ce12" office:value-type="string" calcext:value-type="string">
            <text:p>12-20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2"/>
          <table:table-cell table:formula="of:=AVERAGE([.F74:.F84])" office:value-type="string" office:string-value="" calcext:value-type="error">
            <text:p>#DIV/0!</text:p>
          </table:table-cell>
          <table:table-cell table:style-name="ce14" table:formula="of:=AVERAGE([.G74:.G84])" office:value-type="string" office:string-value="" calcext:value-type="error">
            <text:p>#DIV/0!</text:p>
          </table:table-cell>
          <table:table-cell table:style-name="ce14" table:formula="of:=AVERAGE([.H74:.H84])" office:value-type="string" office:string-value="" calcext:value-type="error">
            <text:p>#DIV/0!</text:p>
          </table:table-cell>
          <table:table-cell table:style-name="ce14" table:formula="of:=AVERAGE([.I74:.I84])" office:value-type="string" office:string-value="" calcext:value-type="error">
            <text:p>#DIV/0!</text:p>
          </table:table-cell>
          <table:table-cell table:style-name="ce14" table:formula="of:=AVERAGE([.J74:.J84])" office:value-type="string" office:string-value="" calcext:value-type="error">
            <text:p>#DIV/0!</text:p>
          </table:table-cell>
          <table:table-cell table:style-name="ce14" table:formula="of:=AVERAGE([.K74:.K84])" office:value-type="string" office:string-value="" calcext:value-type="error">
            <text:p>#DIV/0!</text:p>
          </table:table-cell>
          <table:table-cell table:style-name="ce14" table:formula="of:=AVERAGE([.L74:.L84])" office:value-type="string" office:string-value="" calcext:value-type="error">
            <text:p>#DIV/0!</text:p>
          </table:table-cell>
          <table:table-cell table:style-name="ce14" table:formula="of:=AVERAGE([.M74:.M84])" office:value-type="string" office:string-value="" calcext:value-type="error">
            <text:p>#DIV/0!</text:p>
          </table:table-cell>
          <table:table-cell table:style-name="ce14" table:formula="of:=AVERAGE([.N74:.N84])" office:value-type="string" office:string-value="" calcext:value-type="error">
            <text:p>#DIV/0!</text:p>
          </table:table-cell>
          <table:table-cell table:formula="of:=AVERAGE([.O74:.O84])" office:value-type="string" office:string-value="" calcext:value-type="error">
            <text:p>#DIV/0!</text:p>
          </table:table-cell>
          <table:table-cell table:formula="of:=AVERAGE([.P74:.P84])" office:value-type="string" office:string-value="" calcext:value-type="error">
            <text:p>#DIV/0!</text:p>
          </table:table-cell>
          <table:table-cell table:formula="of:=AVERAGE([.Q74:.Q84])" office:value-type="string" office:string-value="" calcext:value-type="error">
            <text:p>#DIV/0!</text:p>
          </table:table-cell>
          <table:table-cell table:formula="of:=AVERAGE([.R74:.R84])" office:value-type="string" office:string-value="" calcext:value-type="error">
            <text:p>#DIV/0!</text:p>
          </table:table-cell>
          <table:table-cell table:formula="of:=AVERAGE([.S74:.S84])" office:value-type="string" office:string-value="" calcext:value-type="error">
            <text:p>#DIV/0!</text:p>
          </table:table-cell>
          <table:table-cell table:number-columns-repeated="2"/>
          <table:table-cell table:formula="of:=AVERAGE([.V74:.V84])" office:value-type="float" office:value="0.000349879264831543" calcext:value-type="float">
            <text:p>0,0003498793</text:p>
          </table:table-cell>
          <table:table-cell table:formula="of:=AVERAGE([.W74:.W84])" office:value-type="float" office:value="0.00026392936706543" calcext:value-type="float">
            <text:p>0,0002639294</text:p>
          </table:table-cell>
          <table:table-cell table:formula="of:=AVERAGE([.X74:.X84])" office:value-type="float" office:value="0.00128316879272461" calcext:value-type="float">
            <text:p>0,0012831688</text:p>
          </table:table-cell>
          <table:table-cell table:formula="of:=AVERAGE([.Y74:.Y84])" office:value-type="float" office:value="0.0120378732681275" calcext:value-type="float">
            <text:p>0,0120378733</text:p>
          </table:table-cell>
          <table:table-cell table:formula="of:=AVERAGE([.Z74:.Z84])" office:value-type="float" office:value="0.0057547688484192" calcext:value-type="float">
            <text:p>0,0057547688</text:p>
          </table:table-cell>
          <table:table-cell table:formula="of:=AVERAGE([.AA74:.AA84])" office:value-type="float" office:value="5.44938820600509" calcext:value-type="float">
            <text:p>5,449388206</text:p>
          </table:table-cell>
          <table:table-cell table:formula="of:=AVERAGE([.AB74:.AB84])" office:value-type="float" office:value="5.26227074861526" calcext:value-type="float">
            <text:p>5,2622707486</text:p>
          </table:table-cell>
          <table:table-cell table:formula="of:=AVERAGE([.AC74:.AC84])" office:value-type="float" office:value="5.1898334622383" calcext:value-type="float">
            <text:p>5,1898334622</text:p>
          </table:table-cell>
          <table:table-cell table:formula="of:=AVERAGE([.AD74:.AD84])" office:value-type="float" office:value="8.37613606452942" calcext:value-type="float">
            <text:p>8,3761360645</text:p>
          </table:table-cell>
          <table:table-cell table:formula="of:=AVERAGE([.AE74:.AE84])" office:value-type="float" office:value="8.31274497509002" calcext:value-type="float">
            <text:p>8,3127449751</text:p>
          </table:table-cell>
          <table:table-cell table:formula="of:=AVERAGE([.AF74:.AF84])" office:value-type="float" office:value="8.26153725385668" calcext:value-type="float">
            <text:p>8,2615372539</text:p>
          </table:table-cell>
          <table:table-cell table:formula="of:=AVERAGE([.AG74:.AG84])" office:value-type="float" office:value="8.95045042037964" calcext:value-type="float">
            <text:p>8,9504504204</text:p>
          </table:table-cell>
          <table:table-cell table:formula="of:=AVERAGE([.AH74:.AH84])" office:value-type="float" office:value="8.53975927829743" calcext:value-type="float">
            <text:p>8,5397592783</text:p>
          </table:table-cell>
          <table:table-cell table:formula="of:=AVERAGE([.AI74:.AI84])" office:value-type="float" office:value="8.46216207742692" calcext:value-type="float">
            <text:p>8,4621620774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0:29:13.7424684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uen </meta:initial-creator>
    <meta:creation-date>2016-10-11T12:25:51.489880922</meta:creation-date>
    <dc:date>2016-10-25T12:46:35.659538635</dc:date>
    <dc:creator>nehuen </dc:creator>
    <meta:editing-duration>P5DT3H43M31S</meta:editing-duration>
    <meta:editing-cycles>9</meta:editing-cycles>
    <meta:generator>LibreOffice/4.2.8.2$Linux_X86_64 LibreOffice_project/420m0$Build-2</meta:generator>
    <meta:document-statistic meta:table-count="5" meta:cell-count="45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.9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85cm" svg:height="9cm" xlink:href=".." xlink:type="simple" chart:class="chart:scatter" chart:style-name="ch1">
        <chart:legend chart:legend-position="end" svg:x="36.209cm" svg:y="4.201cm" style:legend-expansion="high" chart:style-name="ch2"/>
        <chart:plot-area chart:style-name="ch3" table:cell-range-address="Hoja1.C23:Hoja1.I24" svg:x="0.771cm" svg:y="0.18cm" svg:width="34.667cm" svg:height="8.64cm">
          <chartooo:coordinate-region svg:x="1.498cm" svg:y="0.379cm" svg:width="33.84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4:Hoja1.I24" chart:class="chart:scatter">
            <chart:domain table:cell-range-address="Hoja1.C23:Hoja1.I2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9">
                <text:p>0.9</text:p>
                <draw:g>
                  <svg:desc>Hoja1.C23:Hoja1.I23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5">
                <text:p>0.995</text:p>
              </table:table-cell>
              <table:table-cell office:value-type="float" office:value="0.999">
                <text:p>0.999</text:p>
              </table:table-cell>
              <table:table-cell office:value-type="float" office:value="0.9995">
                <text:p>0.9995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oja1.C24:Hoja1.I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4791666666667">
                <text:p>1.24791666666667</text:p>
              </table:table-cell>
              <table:table-cell office:value-type="float" office:value="1.66041666666667">
                <text:p>1.66041666666667</text:p>
              </table:table-cell>
              <table:table-cell office:value-type="float" office:value="1.66041666666667">
                <text:p>1.66041666666667</text:p>
              </table:table-cell>
              <table:table-cell office:value-type="float" office:value="2.61875">
                <text:p>2.6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line" chart:style-name="ch1">
        <chart:legend chart:legend-position="end" svg:x="13.438cm" svg:y="3.703cm" style:legend-expansion="high" chart:style-name="ch2"/>
        <chart:plot-area chart:style-name="ch3" table:cell-range-address="Hoja2.B34:Hoja2.G37" chart:data-source-has-labels="both" svg:x="0.319cm" svg:y="0.18cm" svg:width="12.8cm" svg:height="8.64cm">
          <chartooo:coordinate-region svg:x="1.046cm" svg:y="0.379cm" svg:width="11.463cm" svg:height="7.794cm"/>
          <chart:axis chart:dimension="x" chart:name="primary-x" chart:style-name="ch4" chartooo:axis-type="auto">
            <chartooo:date-scale/>
            <chart:categories table:cell-range-address="Hoja2.C34:Hoja2.G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C35:Hoja2.G35" chart:label-cell-address="Hoja2.B35:Hoja2.B35" chart:class="chart:line">
            <chart:data-point chart:repeated="5"/>
          </chart:series>
          <chart:series chart:style-name="ch7" chart:values-cell-range-address="Hoja2.C36:Hoja2.G36" chart:label-cell-address="Hoja2.B36:Hoja2.B36" chart:class="chart:line">
            <chart:data-point chart:repeated="5"/>
          </chart:series>
          <chart:series chart:style-name="ch8" chart:values-cell-range-address="Hoja2.C37:Hoja2.G37" chart:label-cell-address="Hoja2.B37:Hoja2.B3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9">
                <text:p>0</text:p>
                <draw:g>
                  <svg:desc>Hoja2.C34:Hoja2.G34</svg:desc>
                </draw:g>
              </table:table-cell>
              <table:table-cell office:value-type="float" office:value="0.99">
                <text:p>0</text:p>
              </table:table-cell>
              <table:table-cell office:value-type="float" office:value="0.999">
                <text:p>0</text:p>
              </table:table-cell>
              <table:table-cell office:value-type="float" office:value="0.9999">
                <text:p>0</text:p>
              </table:table-cell>
              <table:table-cell office:value-type="float" office:value="0.9999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0,999</text:p>
                <draw:g>
                  <svg:desc>Hoja2.B35:Hoja2.B35</svg:desc>
                </draw:g>
              </table:table-cell>
              <table:table-cell office:value-type="float" office:value="1">
                <text:p>1</text:p>
                <draw:g>
                  <svg:desc>Hoja2.C35:Hoja2.G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9999</text:p>
                <draw:g>
                  <svg:desc>Hoja2.B36:Hoja2.B36</svg:desc>
                </draw:g>
              </table:table-cell>
              <table:table-cell office:value-type="float" office:value="1">
                <text:p>1</text:p>
                <draw:g>
                  <svg:desc>Hoja2.C36:Hoja2.G3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0,99999</text:p>
                <draw:g>
                  <svg:desc>Hoja2.B37:Hoja2.B37</svg:desc>
                </draw:g>
              </table:table-cell>
              <table:table-cell office:value-type="float" office:value="1">
                <text:p>1</text:p>
                <draw:g>
                  <svg:desc>Hoja2.C37:Hoja2.G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6333333333333">
                <text:p>2.46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6.838cm" svg:height="18.738cm" xlink:href=".." xlink:type="simple" chart:class="chart:line" chart:style-name="ch1">
        <chart:legend chart:legend-position="end" svg:x="43.642cm" svg:y="6.829cm" style:legend-expansion="high" chart:style-name="ch2"/>
        <chart:plot-area chart:style-name="ch3" table:cell-range-address="Hoja2.AY58:Hoja2.BM68" chart:data-source-has-labels="both" svg:x="0.936cm" svg:y="0.374cm" svg:width="41.77cm" svg:height="17.99cm">
          <chartooo:coordinate-region svg:x="1.663cm" svg:y="0.574cm" svg:width="40.433cm" svg:height="17.143cm"/>
          <chart:axis chart:dimension="x" chart:name="primary-x" chart:style-name="ch4" chartooo:axis-type="auto">
            <chartooo:date-scale/>
            <chart:categories table:cell-range-address="Hoja2.AZ58:Hoja2.BM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AZ59:Hoja2.BM59" chart:label-cell-address="Hoja2.AY59:Hoja2.AY59" chart:class="chart:line">
            <chart:data-point chart:repeated="14"/>
          </chart:series>
          <chart:series chart:style-name="ch7" chart:values-cell-range-address="Hoja2.AZ60:Hoja2.BM60" chart:label-cell-address="Hoja2.AY60:Hoja2.AY60" chart:class="chart:line">
            <chart:data-point chart:repeated="14"/>
          </chart:series>
          <chart:series chart:style-name="ch8" chart:values-cell-range-address="Hoja2.AZ61:Hoja2.BM61" chart:label-cell-address="Hoja2.AY61:Hoja2.AY61" chart:class="chart:line">
            <chart:data-point chart:repeated="14"/>
          </chart:series>
          <chart:series chart:style-name="ch9" chart:values-cell-range-address="Hoja2.AZ62:Hoja2.BM62" chart:label-cell-address="Hoja2.AY62:Hoja2.AY62" chart:class="chart:line">
            <chart:data-point chart:repeated="14"/>
          </chart:series>
          <chart:series chart:style-name="ch10" chart:values-cell-range-address="Hoja2.AZ63:Hoja2.BM63" chart:label-cell-address="Hoja2.AY63:Hoja2.AY63" chart:class="chart:line">
            <chart:data-point chart:repeated="14"/>
          </chart:series>
          <chart:series chart:style-name="ch11" chart:values-cell-range-address="Hoja2.AZ64:Hoja2.BM64" chart:label-cell-address="Hoja2.AY64:Hoja2.AY64" chart:class="chart:line">
            <chart:data-point chart:repeated="14"/>
          </chart:series>
          <chart:series chart:style-name="ch12" chart:values-cell-range-address="Hoja2.AZ65:Hoja2.BM65" chart:label-cell-address="Hoja2.AY65:Hoja2.AY65" chart:class="chart:line">
            <chart:data-point chart:repeated="14"/>
          </chart:series>
          <chart:series chart:style-name="ch13" chart:values-cell-range-address="Hoja2.AZ66:Hoja2.BM66" chart:label-cell-address="Hoja2.AY66:Hoja2.AY66" chart:class="chart:line">
            <chart:data-point chart:repeated="14"/>
          </chart:series>
          <chart:series chart:style-name="ch14" chart:values-cell-range-address="Hoja2.AZ67:Hoja2.BM67" chart:label-cell-address="Hoja2.AY67:Hoja2.AY67" chart:class="chart:line">
            <chart:data-point chart:repeated="14"/>
          </chart:series>
          <chart:series chart:style-name="ch15" chart:values-cell-range-address="Hoja2.AZ68:Hoja2.BM68" chart:label-cell-address="Hoja2.AY68:Hoja2.AY68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9">
                <text:p>0</text:p>
                <draw:g>
                  <svg:desc>Hoja2.AZ58:Hoja2.BM58</svg:desc>
                </draw:g>
              </table:table-cell>
              <table:table-cell office:value-type="float" office:value="0.95">
                <text:p>0</text:p>
              </table:table-cell>
              <table:table-cell office:value-type="float" office:value="0.99">
                <text:p>0</text:p>
              </table:table-cell>
              <table:table-cell office:value-type="float" office:value="0.995">
                <text:p>0</text:p>
              </table:table-cell>
              <table:table-cell office:value-type="float" office:value="0.9975">
                <text:p>0</text:p>
              </table:table-cell>
              <table:table-cell office:value-type="float" office:value="0.999">
                <text:p>0</text:p>
              </table:table-cell>
              <table:table-cell office:value-type="float" office:value="0.99925">
                <text:p>0</text:p>
              </table:table-cell>
              <table:table-cell office:value-type="float" office:value="0.9995">
                <text:p>0</text:p>
              </table:table-cell>
              <table:table-cell office:value-type="float" office:value="0.99975">
                <text:p>0</text:p>
              </table:table-cell>
              <table:table-cell office:value-type="float" office:value="0.9999">
                <text:p>0</text:p>
              </table:table-cell>
              <table:table-cell office:value-type="float" office:value="0.999925">
                <text:p>0</text:p>
              </table:table-cell>
              <table:table-cell office:value-type="float" office:value="0.99995">
                <text:p>0</text:p>
              </table:table-cell>
              <table:table-cell office:value-type="float" office:value="0.999975">
                <text:p>0</text:p>
              </table:table-cell>
              <table:table-cell office:value-type="float" office:value="0.9999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LIN 0,999</text:p>
                <draw:g>
                  <svg:desc>Hoja2.AY59:Hoja2.AY59</svg:desc>
                </draw:g>
              </table:table-cell>
              <table:table-cell office:value-type="float" office:value="1">
                <text:p>1</text:p>
                <draw:g>
                  <svg:desc>Hoja2.AZ59:Hoja2.BM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56">
                <text:p>1.56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LIN 0,9995</text:p>
                <draw:g>
                  <svg:desc>Hoja2.AY60:Hoja2.AY60</svg:desc>
                </draw:g>
              </table:table-cell>
              <table:table-cell office:value-type="float" office:value="1">
                <text:p>1</text:p>
                <draw:g>
                  <svg:desc>Hoja2.AZ60:Hoja2.BM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2.11666666666667">
                <text:p>2.11666666666667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LIN 0,9999</text:p>
                <draw:g>
                  <svg:desc>Hoja2.AY61:Hoja2.AY61</svg:desc>
                </draw:g>
              </table:table-cell>
              <table:table-cell office:value-type="float" office:value="1">
                <text:p>1</text:p>
                <draw:g>
                  <svg:desc>Hoja2.AZ61:Hoja2.BM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LIN 0,99995</text:p>
                <draw:g>
                  <svg:desc>Hoja2.AY62:Hoja2.AY62</svg:desc>
                </draw:g>
              </table:table-cell>
              <table:table-cell office:value-type="float" office:value="1">
                <text:p>1</text:p>
                <draw:g>
                  <svg:desc>Hoja2.AZ62:Hoja2.BM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68333333333333">
                <text:p>1.68333333333333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LIN 0,99999</text:p>
                <draw:g>
                  <svg:desc>Hoja2.AY63:Hoja2.AY63</svg:desc>
                </draw:g>
              </table:table-cell>
              <table:table-cell office:value-type="float" office:value="1">
                <text:p>1</text:p>
                <draw:g>
                  <svg:desc>Hoja2.AZ63:Hoja2.BM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6">
                <text:p>1.56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</text:p>
                <draw:g>
                  <svg:desc>Hoja2.AY64:Hoja2.AY64</svg:desc>
                </draw:g>
              </table:table-cell>
              <table:table-cell office:value-type="float" office:value="1">
                <text:p>1</text:p>
                <draw:g>
                  <svg:desc>Hoja2.AZ64:Hoja2.BM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5</text:p>
                <draw:g>
                  <svg:desc>Hoja2.AY65:Hoja2.AY65</svg:desc>
                </draw:g>
              </table:table-cell>
              <table:table-cell office:value-type="float" office:value="1">
                <text:p>1</text:p>
                <draw:g>
                  <svg:desc>Hoja2.AZ65:Hoja2.BM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9</text:p>
                <draw:g>
                  <svg:desc>Hoja2.AY66:Hoja2.AY66</svg:desc>
                </draw:g>
              </table:table-cell>
              <table:table-cell office:value-type="float" office:value="1">
                <text:p>1</text:p>
                <draw:g>
                  <svg:desc>Hoja2.AZ66:Hoja2.BM6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95</text:p>
                <draw:g>
                  <svg:desc>Hoja2.AY67:Hoja2.AY67</svg:desc>
                </draw:g>
              </table:table-cell>
              <table:table-cell office:value-type="float" office:value="1">
                <text:p>1</text:p>
                <draw:g>
                  <svg:desc>Hoja2.AZ67:Hoja2.BM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99</text:p>
                <draw:g>
                  <svg:desc>Hoja2.AY68:Hoja2.AY68</svg:desc>
                </draw:g>
              </table:table-cell>
              <table:table-cell office:value-type="float" office:value="1">
                <text:p>1</text:p>
                <draw:g>
                  <svg:desc>Hoja2.AZ68:Hoja2.BM6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898cm" svg:height="9cm" xlink:href=".." xlink:type="simple" chart:class="chart:line" chart:style-name="ch1">
        <chart:legend chart:legend-position="end" svg:x="44.85cm" svg:y="3.952cm" style:legend-expansion="high" chart:style-name="ch2"/>
        <chart:plot-area chart:style-name="ch3" table:cell-range-address="Hoja5.V17:Hoja5.AI17 Hoja5.U7:Hoja5.U7 Hoja5.V35:Hoja5.AI35 Hoja5.E7:Hoja5.E7 Hoja5.F35:Hoja5.S35" chart:data-source-has-labels="both" svg:x="0.997cm" svg:y="0.18cm" svg:width="42.856cm" svg:height="8.64cm">
          <chartooo:coordinate-region svg:x="2.28cm" svg:y="0.38cm" svg:width="40.963cm" svg:height="7.793cm"/>
          <chart:axis chart:dimension="x" chart:name="primary-x" chart:style-name="ch4" chartooo:axis-type="auto">
            <chartooo:date-scale/>
            <chart:categories table:cell-range-address="Hoja5.V17:Hoja5.AI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V35:Hoja5.AI35" chart:label-cell-address="Hoja5.U7:Hoja5.U7" chart:class="chart:line">
            <chart:data-point chart:repeated="14"/>
          </chart:series>
          <chart:series chart:style-name="ch8" chart:values-cell-range-address="Hoja5.F35:Hoja5.S35" chart:label-cell-address="Hoja5.E7:Hoja5.E7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9">
                <text:p>0</text:p>
                <draw:g>
                  <svg:desc>Hoja5.V17:Hoja5.AI17</svg:desc>
                </draw:g>
              </table:table-cell>
              <table:table-cell office:value-type="float" office:value="0.95">
                <text:p>0</text:p>
              </table:table-cell>
              <table:table-cell office:value-type="float" office:value="0.99">
                <text:p>0</text:p>
              </table:table-cell>
              <table:table-cell office:value-type="float" office:value="0.995">
                <text:p>0</text:p>
              </table:table-cell>
              <table:table-cell office:value-type="float" office:value="0.9975">
                <text:p>0</text:p>
              </table:table-cell>
              <table:table-cell office:value-type="float" office:value="0.999">
                <text:p>0</text:p>
              </table:table-cell>
              <table:table-cell office:value-type="float" office:value="0.99925">
                <text:p>0</text:p>
              </table:table-cell>
              <table:table-cell office:value-type="float" office:value="0.9995">
                <text:p>0</text:p>
              </table:table-cell>
              <table:table-cell office:value-type="float" office:value="0.99975">
                <text:p>0</text:p>
              </table:table-cell>
              <table:table-cell office:value-type="float" office:value="0.9999">
                <text:p>0</text:p>
              </table:table-cell>
              <table:table-cell office:value-type="float" office:value="0.999925">
                <text:p>0</text:p>
              </table:table-cell>
              <table:table-cell office:value-type="float" office:value="0.99995">
                <text:p>0</text:p>
              </table:table-cell>
              <table:table-cell office:value-type="float" office:value="0.999975">
                <text:p>0</text:p>
              </table:table-cell>
              <table:table-cell office:value-type="float" office:value="0.9999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METODO MIXtO</text:p>
                <draw:g>
                  <svg:desc>Hoja5.U7:Hoja5.U7</svg:desc>
                </draw:g>
              </table:table-cell>
              <table:table-cell office:value-type="float" office:value="0.000191298398104581">
                <text:p>0.000191298398104581</text:p>
                <draw:g>
                  <svg:desc>Hoja5.V35:Hoja5.AI35</svg:desc>
                </draw:g>
              </table:table-cell>
              <table:table-cell office:value-type="float" office:value="0.000128507614135742">
                <text:p>0.000128507614135742</text:p>
              </table:table-cell>
              <table:table-cell office:value-type="float" office:value="0.000404596328735351">
                <text:p>0.000404596328735351</text:p>
              </table:table-cell>
              <table:table-cell office:value-type="float" office:value="0.00623934919183904">
                <text:p>0.00623934919183904</text:p>
              </table:table-cell>
              <table:table-cell office:value-type="float" office:value="0.0056730183688077">
                <text:p>0.0056730183688077</text:p>
              </table:table-cell>
              <table:table-cell office:value-type="float" office:value="0.185251084241">
                <text:p>0.185251084241</text:p>
              </table:table-cell>
              <table:table-cell office:value-type="float" office:value="0.180239482359453">
                <text:p>0.180239482359453</text:p>
              </table:table-cell>
              <table:table-cell office:value-type="float" office:value="0.184308247132735">
                <text:p>0.184308247132735</text:p>
              </table:table-cell>
              <table:table-cell office:value-type="float" office:value="0.215204975821755">
                <text:p>0.215204975821755</text:p>
              </table:table-cell>
              <table:table-cell office:value-type="float" office:value="0.488386457616633">
                <text:p>0.488386457616633</text:p>
              </table:table-cell>
              <table:table-cell office:value-type="float" office:value="0.489636767994274">
                <text:p>0.489636767994274</text:p>
              </table:table-cell>
              <table:table-cell office:value-type="float" office:value="0.490606047890403">
                <text:p>0.490606047890403</text:p>
              </table:table-cell>
              <table:table-cell office:value-type="float" office:value="0.472942590713501">
                <text:p>0.472942590713501</text:p>
              </table:table-cell>
              <table:table-cell office:value-type="float" office:value="0.478515863418579">
                <text:p>0.478515863418579</text:p>
              </table:table-cell>
            </table:table-row>
            <table:table-row>
              <table:table-cell office:value-type="string">
                <text:p>METODO HEURISTICO</text:p>
                <draw:g>
                  <svg:desc>Hoja5.E7:Hoja5.E7</svg:desc>
                </draw:g>
              </table:table-cell>
              <table:table-cell office:value-type="float" office:value="0.000206557187167081">
                <text:p>0.000206557187167081</text:p>
                <draw:g>
                  <svg:desc>Hoja5.F35:Hoja5.S35</svg:desc>
                </draw:g>
              </table:table-cell>
              <table:table-cell office:value-type="float" office:value="0.000145348635586825">
                <text:p>0.000145348635586825</text:p>
              </table:table-cell>
              <table:table-cell office:value-type="float" office:value="0.000461925159801136">
                <text:p>0.000461925159801136</text:p>
              </table:table-cell>
              <table:table-cell office:value-type="float" office:value="0.00693271376869895">
                <text:p>0.00693271376869895</text:p>
              </table:table-cell>
              <table:table-cell office:value-type="float" office:value="0.00597112829034979">
                <text:p>0.00597112829034979</text:p>
              </table:table-cell>
              <table:table-cell office:value-type="float" office:value="2.51826589757746">
                <text:p>2.51826589757746</text:p>
              </table:table-cell>
              <table:table-cell office:value-type="float" office:value="2.50271740826693">
                <text:p>2.50271740826693</text:p>
              </table:table-cell>
              <table:table-cell office:value-type="float" office:value="2.48269245841286">
                <text:p>2.48269245841286</text:p>
              </table:table-cell>
              <table:table-cell office:value-type="float" office:value="2.67773639072071">
                <text:p>2.67773639072071</text:p>
              </table:table-cell>
              <table:table-cell office:value-type="float" office:value="6.11232133345171">
                <text:p>6.11232133345171</text:p>
              </table:table-cell>
              <table:table-cell office:value-type="float" office:value="5.99653863906861">
                <text:p>5.99653863906861</text:p>
              </table:table-cell>
              <table:table-cell office:value-type="float" office:value="5.96576981111006">
                <text:p>5.96576981111006</text:p>
              </table:table-cell>
              <table:table-cell office:value-type="float" office:value="5.91239901022478">
                <text:p>5.91239901022478</text:p>
              </table:table-cell>
              <table:table-cell office:value-type="float" office:value="5.94827673651955">
                <text:p>5.94827673651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